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MergeSort-R</text:p>
          </table:table-cell>
          <table:table-cell office:value-type="string">
            <text:p>MergeSort-I</text:p>
          </table:table-cell>
          <table:table-cell office:value-type="string">
            <text:p>STL Sort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32">
            <text:p>0</text:p>
          </table:table-cell>
          <table:table-cell office:value-type="float" office:value="0.000248">
            <text:p>0</text:p>
          </table:table-cell>
          <table:table-cell office:value-type="float" office:value="0.000125">
            <text:p>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694">
            <text:p>0</text:p>
          </table:table-cell>
          <table:table-cell office:value-type="float" office:value="0.00053">
            <text:p>0</text:p>
          </table:table-cell>
          <table:table-cell office:value-type="float" office:value="0.000264">
            <text:p>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057">
            <text:p>0</text:p>
          </table:table-cell>
          <table:table-cell office:value-type="float" office:value="0.000821">
            <text:p>0</text:p>
          </table:table-cell>
          <table:table-cell office:value-type="float" office:value="0.000425">
            <text:p>0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1429">
            <text:p>0</text:p>
          </table:table-cell>
          <table:table-cell office:value-type="float" office:value="0.001132">
            <text:p>0</text:p>
          </table:table-cell>
          <table:table-cell office:value-type="float" office:value="0.000563">
            <text:p>0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817">
            <text:p>0</text:p>
          </table:table-cell>
          <table:table-cell office:value-type="float" office:value="0.001434">
            <text:p>0</text:p>
          </table:table-cell>
          <table:table-cell office:value-type="float" office:value="0.000719">
            <text:p>0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02236">
            <text:p>0</text:p>
          </table:table-cell>
          <table:table-cell office:value-type="float" office:value="0.001765">
            <text:p>0</text:p>
          </table:table-cell>
          <table:table-cell office:value-type="float" office:value="0.000881">
            <text:p>0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002657">
            <text:p>0</text:p>
          </table:table-cell>
          <table:table-cell office:value-type="float" office:value="0.002293">
            <text:p>0</text:p>
          </table:table-cell>
          <table:table-cell office:value-type="float" office:value="0.001047">
            <text:p>0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03042">
            <text:p>0</text:p>
          </table:table-cell>
          <table:table-cell office:value-type="float" office:value="0.00247">
            <text:p>0</text:p>
          </table:table-cell>
          <table:table-cell office:value-type="float" office:value="0.001207">
            <text:p>0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003437">
            <text:p>0</text:p>
          </table:table-cell>
          <table:table-cell office:value-type="float" office:value="0.002781">
            <text:p>0</text:p>
          </table:table-cell>
          <table:table-cell office:value-type="float" office:value="0.001382">
            <text:p>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52">
            <text:p>0</text:p>
          </table:table-cell>
          <table:table-cell office:value-type="float" office:value="0.003098">
            <text:p>0</text:p>
          </table:table-cell>
          <table:table-cell office:value-type="float" office:value="0.001547">
            <text:p>0</text:p>
          </table:table-cell>
          <table:table-cell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0.004327">
            <text:p>0</text:p>
          </table:table-cell>
          <table:table-cell office:value-type="float" office:value="0.00363">
            <text:p>0</text:p>
          </table:table-cell>
          <table:table-cell office:value-type="float" office:value="0.001721">
            <text:p>0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004765">
            <text:p>0</text:p>
          </table:table-cell>
          <table:table-cell office:value-type="float" office:value="0.003808">
            <text:p>0</text:p>
          </table:table-cell>
          <table:table-cell office:value-type="float" office:value="0.001881">
            <text:p>0</text:p>
          </table:table-cell>
          <table:table-cell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0.005167">
            <text:p>0.01</text:p>
          </table:table-cell>
          <table:table-cell office:value-type="float" office:value="0.004758">
            <text:p>0</text:p>
          </table:table-cell>
          <table:table-cell office:value-type="float" office:value="0.001558">
            <text:p>0</text:p>
          </table:table-cell>
          <table:table-cell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0.003087">
            <text:p>0</text:p>
          </table:table-cell>
          <table:table-cell office:value-type="float" office:value="0.002692">
            <text:p>0</text:p>
          </table:table-cell>
          <table:table-cell office:value-type="float" office:value="0.00123">
            <text:p>0</text:p>
          </table:table-cell>
          <table:table-cell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003277">
            <text:p>0</text:p>
          </table:table-cell>
          <table:table-cell office:value-type="float" office:value="0.002769">
            <text:p>0</text:p>
          </table:table-cell>
          <table:table-cell office:value-type="float" office:value="0.001313">
            <text:p>0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0.003484">
            <text:p>0</text:p>
          </table:table-cell>
          <table:table-cell office:value-type="float" office:value="0.002859">
            <text:p>0</text:p>
          </table:table-cell>
          <table:table-cell office:value-type="float" office:value="0.001409">
            <text:p>0</text:p>
          </table:table-cell>
          <table:table-cell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0.003701">
            <text:p>0</text:p>
          </table:table-cell>
          <table:table-cell office:value-type="float" office:value="0.003101">
            <text:p>0</text:p>
          </table:table-cell>
          <table:table-cell office:value-type="float" office:value="0.001505">
            <text:p>0</text:p>
          </table:table-cell>
          <table:table-cell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0.003952">
            <text:p>0</text:p>
          </table:table-cell>
          <table:table-cell office:value-type="float" office:value="0.003256">
            <text:p>0</text:p>
          </table:table-cell>
          <table:table-cell office:value-type="float" office:value="0.001615">
            <text:p>0</text:p>
          </table:table-cell>
          <table:table-cell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0.004251">
            <text:p>0</text:p>
          </table:table-cell>
          <table:table-cell office:value-type="float" office:value="0.003549">
            <text:p>0</text:p>
          </table:table-cell>
          <table:table-cell office:value-type="float" office:value="0.001709">
            <text:p>0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008745">
            <text:p>0.01</text:p>
          </table:table-cell>
          <table:table-cell office:value-type="float" office:value="0.00365">
            <text:p>0</text:p>
          </table:table-cell>
          <table:table-cell office:value-type="float" office:value="0.002552">
            <text:p>0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0.004743">
            <text:p>0</text:p>
          </table:table-cell>
          <table:table-cell office:value-type="float" office:value="0.004183">
            <text:p>0</text:p>
          </table:table-cell>
          <table:table-cell office:value-type="float" office:value="0.001895">
            <text:p>0</text:p>
          </table:table-cell>
          <table:table-cell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0.005629">
            <text:p>0.01</text:p>
          </table:table-cell>
          <table:table-cell office:value-type="float" office:value="0.004487">
            <text:p>0</text:p>
          </table:table-cell>
          <table:table-cell office:value-type="float" office:value="0.00202">
            <text:p>0</text:p>
          </table:table-cell>
          <table:table-cell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0.005216">
            <text:p>0.01</text:p>
          </table:table-cell>
          <table:table-cell office:value-type="float" office:value="0.004361">
            <text:p>0</text:p>
          </table:table-cell>
          <table:table-cell office:value-type="float" office:value="0.002107">
            <text:p>0</text:p>
          </table:table-cell>
          <table:table-cell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0.005474">
            <text:p>0.01</text:p>
          </table:table-cell>
          <table:table-cell office:value-type="float" office:value="0.004503">
            <text:p>0</text:p>
          </table:table-cell>
          <table:table-cell office:value-type="float" office:value="0.002196">
            <text:p>0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005729">
            <text:p>0.01</text:p>
          </table:table-cell>
          <table:table-cell office:value-type="float" office:value="0.005484">
            <text:p>0.01</text:p>
          </table:table-cell>
          <table:table-cell office:value-type="float" office:value="0.002313">
            <text:p>0</text:p>
          </table:table-cell>
          <table:table-cell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0.00627">
            <text:p>0.01</text:p>
          </table:table-cell>
          <table:table-cell office:value-type="float" office:value="0.006476">
            <text:p>0.01</text:p>
          </table:table-cell>
          <table:table-cell office:value-type="float" office:value="0.002408">
            <text:p>0</text:p>
          </table:table-cell>
          <table:table-cell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0.006892">
            <text:p>0.01</text:p>
          </table:table-cell>
          <table:table-cell office:value-type="float" office:value="0.005653">
            <text:p>0.01</text:p>
          </table:table-cell>
          <table:table-cell office:value-type="float" office:value="0.002505">
            <text:p>0</text:p>
          </table:table-cell>
          <table:table-cell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0.007123">
            <text:p>0.01</text:p>
          </table:table-cell>
          <table:table-cell office:value-type="float" office:value="0.006022">
            <text:p>0.01</text:p>
          </table:table-cell>
          <table:table-cell office:value-type="float" office:value="0.002607">
            <text:p>0</text:p>
          </table:table-cell>
          <table:table-cell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0.006656">
            <text:p>0.01</text:p>
          </table:table-cell>
          <table:table-cell office:value-type="float" office:value="0.00583">
            <text:p>0.01</text:p>
          </table:table-cell>
          <table:table-cell office:value-type="float" office:value="0.002686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006931">
            <text:p>0.01</text:p>
          </table:table-cell>
          <table:table-cell office:value-type="float" office:value="0.005949">
            <text:p>0.01</text:p>
          </table:table-cell>
          <table:table-cell office:value-type="float" office:value="0.00281">
            <text:p>0</text:p>
          </table:table-cell>
          <table:table-cell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0.007137">
            <text:p>0.01</text:p>
          </table:table-cell>
          <table:table-cell office:value-type="float" office:value="0.006104">
            <text:p>0.01</text:p>
          </table:table-cell>
          <table:table-cell office:value-type="float" office:value="0.002925">
            <text:p>0</text:p>
          </table:table-cell>
          <table:table-cell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0.007372">
            <text:p>0.01</text:p>
          </table:table-cell>
          <table:table-cell office:value-type="float" office:value="0.006126">
            <text:p>0.01</text:p>
          </table:table-cell>
          <table:table-cell office:value-type="float" office:value="0.003016">
            <text:p>0</text:p>
          </table:table-cell>
          <table:table-cell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0.007608">
            <text:p>0.01</text:p>
          </table:table-cell>
          <table:table-cell office:value-type="float" office:value="0.006371">
            <text:p>0.01</text:p>
          </table:table-cell>
          <table:table-cell office:value-type="float" office:value="0.003103">
            <text:p>0</text:p>
          </table:table-cell>
          <table:table-cell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0.007812">
            <text:p>0.01</text:p>
          </table:table-cell>
          <table:table-cell office:value-type="float" office:value="0.006558">
            <text:p>0.01</text:p>
          </table:table-cell>
          <table:table-cell office:value-type="float" office:value="0.003222">
            <text:p>0</text:p>
          </table:table-cell>
          <table:table-cell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008081">
            <text:p>0.01</text:p>
          </table:table-cell>
          <table:table-cell office:value-type="float" office:value="0.006875">
            <text:p>0.01</text:p>
          </table:table-cell>
          <table:table-cell office:value-type="float" office:value="0.003326">
            <text:p>0</text:p>
          </table:table-cell>
          <table:table-cell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0.008387">
            <text:p>0.01</text:p>
          </table:table-cell>
          <table:table-cell office:value-type="float" office:value="0.006971">
            <text:p>0.01</text:p>
          </table:table-cell>
          <table:table-cell office:value-type="float" office:value="0.003422">
            <text:p>0</text:p>
          </table:table-cell>
          <table:table-cell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0.008584">
            <text:p>0.01</text:p>
          </table:table-cell>
          <table:table-cell office:value-type="float" office:value="0.007539">
            <text:p>0.01</text:p>
          </table:table-cell>
          <table:table-cell office:value-type="float" office:value="0.00352">
            <text:p>0</text:p>
          </table:table-cell>
          <table:table-cell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0.008887">
            <text:p>0.01</text:p>
          </table:table-cell>
          <table:table-cell office:value-type="float" office:value="0.007574">
            <text:p>0.01</text:p>
          </table:table-cell>
          <table:table-cell office:value-type="float" office:value="0.003622">
            <text:p>0</text:p>
          </table:table-cell>
          <table:table-cell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0.009187">
            <text:p>0.01</text:p>
          </table:table-cell>
          <table:table-cell office:value-type="float" office:value="0.00767">
            <text:p>0.01</text:p>
          </table:table-cell>
          <table:table-cell office:value-type="float" office:value="0.003741">
            <text:p>0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009476">
            <text:p>0.01</text:p>
          </table:table-cell>
          <table:table-cell office:value-type="float" office:value="0.007775">
            <text:p>0.01</text:p>
          </table:table-cell>
          <table:table-cell office:value-type="float" office:value="0.003839">
            <text:p>0</text:p>
          </table:table-cell>
          <table:table-cell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0.009566">
            <text:p>0.01</text:p>
          </table:table-cell>
          <table:table-cell office:value-type="float" office:value="0.008897">
            <text:p>0.01</text:p>
          </table:table-cell>
          <table:table-cell office:value-type="float" office:value="0.00394">
            <text:p>0</text:p>
          </table:table-cell>
          <table:table-cell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0.009882">
            <text:p>0.01</text:p>
          </table:table-cell>
          <table:table-cell office:value-type="float" office:value="0.008956">
            <text:p>0.01</text:p>
          </table:table-cell>
          <table:table-cell office:value-type="float" office:value="0.004078">
            <text:p>0</text:p>
          </table:table-cell>
          <table:table-cell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0.010163">
            <text:p>0.01</text:p>
          </table:table-cell>
          <table:table-cell office:value-type="float" office:value="0.008993">
            <text:p>0.01</text:p>
          </table:table-cell>
          <table:table-cell office:value-type="float" office:value="0.004158">
            <text:p>0</text:p>
          </table:table-cell>
          <table:table-cell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0.01046">
            <text:p>0.01</text:p>
          </table:table-cell>
          <table:table-cell office:value-type="float" office:value="0.009092">
            <text:p>0.01</text:p>
          </table:table-cell>
          <table:table-cell office:value-type="float" office:value="0.00426">
            <text:p>0</text:p>
          </table:table-cell>
          <table:table-cell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010755">
            <text:p>0.01</text:p>
          </table:table-cell>
          <table:table-cell office:value-type="float" office:value="0.009183">
            <text:p>0.01</text:p>
          </table:table-cell>
          <table:table-cell office:value-type="float" office:value="0.004376">
            <text:p>0</text:p>
          </table:table-cell>
          <table:table-cell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0.011092">
            <text:p>0.01</text:p>
          </table:table-cell>
          <table:table-cell office:value-type="float" office:value="0.00928">
            <text:p>0.01</text:p>
          </table:table-cell>
          <table:table-cell office:value-type="float" office:value="0.004463">
            <text:p>0</text:p>
          </table:table-cell>
          <table:table-cell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0.0113">
            <text:p>0.01</text:p>
          </table:table-cell>
          <table:table-cell office:value-type="float" office:value="0.009374">
            <text:p>0.01</text:p>
          </table:table-cell>
          <table:table-cell office:value-type="float" office:value="0.004561">
            <text:p>0</text:p>
          </table:table-cell>
          <table:table-cell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0.011547">
            <text:p>0.01</text:p>
          </table:table-cell>
          <table:table-cell office:value-type="float" office:value="0.009493">
            <text:p>0.01</text:p>
          </table:table-cell>
          <table:table-cell office:value-type="float" office:value="0.004679">
            <text:p>0</text:p>
          </table:table-cell>
          <table:table-cell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0.011723">
            <text:p>0.01</text:p>
          </table:table-cell>
          <table:table-cell office:value-type="float" office:value="0.009596">
            <text:p>0.01</text:p>
          </table:table-cell>
          <table:table-cell office:value-type="float" office:value="0.004784">
            <text:p>0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11988">
            <text:p>0.01</text:p>
          </table:table-cell>
          <table:table-cell office:value-type="float" office:value="0.011698">
            <text:p>0.01</text:p>
          </table:table-cell>
          <table:table-cell office:value-type="float" office:value="0.004931">
            <text:p>0</text:p>
          </table:table-cell>
          <table:table-cell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0.012248">
            <text:p>0.01</text:p>
          </table:table-cell>
          <table:table-cell office:value-type="float" office:value="0.011788">
            <text:p>0.01</text:p>
          </table:table-cell>
          <table:table-cell office:value-type="float" office:value="0.00501">
            <text:p>0.01</text:p>
          </table:table-cell>
          <table:table-cell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0.01253">
            <text:p>0.01</text:p>
          </table:table-cell>
          <table:table-cell office:value-type="float" office:value="0.011979">
            <text:p>0.01</text:p>
          </table:table-cell>
          <table:table-cell office:value-type="float" office:value="0.005107">
            <text:p>0.01</text:p>
          </table:table-cell>
          <table:table-cell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0.012766">
            <text:p>0.01</text:p>
          </table:table-cell>
          <table:table-cell office:value-type="float" office:value="0.012037">
            <text:p>0.01</text:p>
          </table:table-cell>
          <table:table-cell office:value-type="float" office:value="0.005193">
            <text:p>0.01</text:p>
          </table:table-cell>
          <table:table-cell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0.01302">
            <text:p>0.01</text:p>
          </table:table-cell>
          <table:table-cell office:value-type="float" office:value="0.012188">
            <text:p>0.01</text:p>
          </table:table-cell>
          <table:table-cell office:value-type="float" office:value="0.005339">
            <text:p>0.01</text:p>
          </table:table-cell>
          <table:table-cell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0.013408">
            <text:p>0.01</text:p>
          </table:table-cell>
          <table:table-cell office:value-type="float" office:value="0.012338">
            <text:p>0.01</text:p>
          </table:table-cell>
          <table:table-cell office:value-type="float" office:value="0.005413">
            <text:p>0.01</text:p>
          </table:table-cell>
          <table:table-cell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0.013662">
            <text:p>0.01</text:p>
          </table:table-cell>
          <table:table-cell office:value-type="float" office:value="0.012275">
            <text:p>0.01</text:p>
          </table:table-cell>
          <table:table-cell office:value-type="float" office:value="0.005533">
            <text:p>0.01</text:p>
          </table:table-cell>
          <table:table-cell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0.013868">
            <text:p>0.01</text:p>
          </table:table-cell>
          <table:table-cell office:value-type="float" office:value="0.012323">
            <text:p>0.01</text:p>
          </table:table-cell>
          <table:table-cell office:value-type="float" office:value="0.005655">
            <text:p>0.01</text:p>
          </table:table-cell>
          <table:table-cell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0.014033">
            <text:p>0.01</text:p>
          </table:table-cell>
          <table:table-cell office:value-type="float" office:value="0.012611">
            <text:p>0.01</text:p>
          </table:table-cell>
          <table:table-cell office:value-type="float" office:value="0.005756">
            <text:p>0.01</text:p>
          </table:table-cell>
          <table:table-cell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0.014289">
            <text:p>0.01</text:p>
          </table:table-cell>
          <table:table-cell office:value-type="float" office:value="0.012642">
            <text:p>0.01</text:p>
          </table:table-cell>
          <table:table-cell office:value-type="float" office:value="0.005865">
            <text:p>0.01</text:p>
          </table:table-cell>
          <table:table-cell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0.014805">
            <text:p>0.01</text:p>
          </table:table-cell>
          <table:table-cell office:value-type="float" office:value="0.012765">
            <text:p>0.01</text:p>
          </table:table-cell>
          <table:table-cell office:value-type="float" office:value="0.005952">
            <text:p>0.01</text:p>
          </table:table-cell>
          <table:table-cell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0.014845">
            <text:p>0.01</text:p>
          </table:table-cell>
          <table:table-cell office:value-type="float" office:value="0.012814">
            <text:p>0.01</text:p>
          </table:table-cell>
          <table:table-cell office:value-type="float" office:value="0.006135">
            <text:p>0.01</text:p>
          </table:table-cell>
          <table:table-cell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0.015301">
            <text:p>0.02</text:p>
          </table:table-cell>
          <table:table-cell office:value-type="float" office:value="0.012876">
            <text:p>0.01</text:p>
          </table:table-cell>
          <table:table-cell office:value-type="float" office:value="0.006206">
            <text:p>0.01</text:p>
          </table:table-cell>
          <table:table-cell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0.015381">
            <text:p>0.02</text:p>
          </table:table-cell>
          <table:table-cell office:value-type="float" office:value="0.012992">
            <text:p>0.01</text:p>
          </table:table-cell>
          <table:table-cell office:value-type="float" office:value="0.006283">
            <text:p>0.01</text:p>
          </table:table-cell>
          <table:table-cell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0.015719">
            <text:p>0.02</text:p>
          </table:table-cell>
          <table:table-cell office:value-type="float" office:value="0.01311">
            <text:p>0.01</text:p>
          </table:table-cell>
          <table:table-cell office:value-type="float" office:value="0.006403">
            <text:p>0.01</text:p>
          </table:table-cell>
          <table:table-cell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0.015983">
            <text:p>0.02</text:p>
          </table:table-cell>
          <table:table-cell office:value-type="float" office:value="0.013112">
            <text:p>0.01</text:p>
          </table:table-cell>
          <table:table-cell office:value-type="float" office:value="0.006491">
            <text:p>0.01</text:p>
          </table:table-cell>
          <table:table-cell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0.016086">
            <text:p>0.02</text:p>
          </table:table-cell>
          <table:table-cell office:value-type="float" office:value="0.013646">
            <text:p>0.01</text:p>
          </table:table-cell>
          <table:table-cell office:value-type="float" office:value="0.006626">
            <text:p>0.01</text:p>
          </table:table-cell>
          <table:table-cell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0.01629">
            <text:p>0.02</text:p>
          </table:table-cell>
          <table:table-cell office:value-type="float" office:value="0.013752">
            <text:p>0.01</text:p>
          </table:table-cell>
          <table:table-cell office:value-type="float" office:value="0.006766">
            <text:p>0.01</text:p>
          </table:table-cell>
          <table:table-cell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0.016789">
            <text:p>0.02</text:p>
          </table:table-cell>
          <table:table-cell office:value-type="float" office:value="0.013941">
            <text:p>0.01</text:p>
          </table:table-cell>
          <table:table-cell office:value-type="float" office:value="0.006806">
            <text:p>0.01</text:p>
          </table:table-cell>
          <table:table-cell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0.016915">
            <text:p>0.02</text:p>
          </table:table-cell>
          <table:table-cell office:value-type="float" office:value="0.014233">
            <text:p>0.01</text:p>
          </table:table-cell>
          <table:table-cell office:value-type="float" office:value="0.006954">
            <text:p>0.01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0.017238">
            <text:p>0.02</text:p>
          </table:table-cell>
          <table:table-cell office:value-type="float" office:value="0.014637">
            <text:p>0.01</text:p>
          </table:table-cell>
          <table:table-cell office:value-type="float" office:value="0.007024">
            <text:p>0.01</text:p>
          </table:table-cell>
          <table:table-cell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0.017463">
            <text:p>0.02</text:p>
          </table:table-cell>
          <table:table-cell office:value-type="float" office:value="0.014662">
            <text:p>0.01</text:p>
          </table:table-cell>
          <table:table-cell office:value-type="float" office:value="0.00715">
            <text:p>0.01</text:p>
          </table:table-cell>
          <table:table-cell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0.01767">
            <text:p>0.02</text:p>
          </table:table-cell>
          <table:table-cell office:value-type="float" office:value="0.014882">
            <text:p>0.01</text:p>
          </table:table-cell>
          <table:table-cell office:value-type="float" office:value="0.00726">
            <text:p>0.01</text:p>
          </table:table-cell>
          <table:table-cell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0.018086">
            <text:p>0.02</text:p>
          </table:table-cell>
          <table:table-cell office:value-type="float" office:value="0.014844">
            <text:p>0.01</text:p>
          </table:table-cell>
          <table:table-cell office:value-type="float" office:value="0.007379">
            <text:p>0.01</text:p>
          </table:table-cell>
          <table:table-cell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0.018217">
            <text:p>0.02</text:p>
          </table:table-cell>
          <table:table-cell office:value-type="float" office:value="0.015991">
            <text:p>0.02</text:p>
          </table:table-cell>
          <table:table-cell office:value-type="float" office:value="0.007498">
            <text:p>0.01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0.018752">
            <text:p>0.02</text:p>
          </table:table-cell>
          <table:table-cell office:value-type="float" office:value="0.016022">
            <text:p>0.02</text:p>
          </table:table-cell>
          <table:table-cell office:value-type="float" office:value="0.007577">
            <text:p>0.01</text:p>
          </table:table-cell>
          <table:table-cell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0.018805">
            <text:p>0.02</text:p>
          </table:table-cell>
          <table:table-cell office:value-type="float" office:value="0.01621">
            <text:p>0.02</text:p>
          </table:table-cell>
          <table:table-cell office:value-type="float" office:value="0.007692">
            <text:p>0.01</text:p>
          </table:table-cell>
          <table:table-cell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0.019242">
            <text:p>0.02</text:p>
          </table:table-cell>
          <table:table-cell office:value-type="float" office:value="0.016214">
            <text:p>0.02</text:p>
          </table:table-cell>
          <table:table-cell office:value-type="float" office:value="0.007828">
            <text:p>0.01</text:p>
          </table:table-cell>
          <table:table-cell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0.019347">
            <text:p>0.02</text:p>
          </table:table-cell>
          <table:table-cell office:value-type="float" office:value="0.016403">
            <text:p>0.02</text:p>
          </table:table-cell>
          <table:table-cell office:value-type="float" office:value="0.008319">
            <text:p>0.01</text:p>
          </table:table-cell>
          <table:table-cell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0.019723">
            <text:p>0.02</text:p>
          </table:table-cell>
          <table:table-cell office:value-type="float" office:value="0.01642">
            <text:p>0.02</text:p>
          </table:table-cell>
          <table:table-cell office:value-type="float" office:value="0.008028">
            <text:p>0.01</text:p>
          </table:table-cell>
          <table:table-cell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0.01984">
            <text:p>0.02</text:p>
          </table:table-cell>
          <table:table-cell office:value-type="float" office:value="0.016621">
            <text:p>0.02</text:p>
          </table:table-cell>
          <table:table-cell office:value-type="float" office:value="0.008149">
            <text:p>0.01</text:p>
          </table:table-cell>
          <table:table-cell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0.020233">
            <text:p>0.02</text:p>
          </table:table-cell>
          <table:table-cell office:value-type="float" office:value="0.016804">
            <text:p>0.02</text:p>
          </table:table-cell>
          <table:table-cell office:value-type="float" office:value="0.008283">
            <text:p>0.01</text:p>
          </table:table-cell>
          <table:table-cell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0.020316">
            <text:p>0.02</text:p>
          </table:table-cell>
          <table:table-cell office:value-type="float" office:value="0.018909">
            <text:p>0.02</text:p>
          </table:table-cell>
          <table:table-cell office:value-type="float" office:value="0.008388">
            <text:p>0.01</text:p>
          </table:table-cell>
          <table:table-cell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0.020799">
            <text:p>0.02</text:p>
          </table:table-cell>
          <table:table-cell office:value-type="float" office:value="0.018812">
            <text:p>0.02</text:p>
          </table:table-cell>
          <table:table-cell office:value-type="float" office:value="0.008466">
            <text:p>0.01</text:p>
          </table:table-cell>
          <table:table-cell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0.021">
            <text:p>0.02</text:p>
          </table:table-cell>
          <table:table-cell office:value-type="float" office:value="0.019006">
            <text:p>0.02</text:p>
          </table:table-cell>
          <table:table-cell office:value-type="float" office:value="0.008697">
            <text:p>0.01</text:p>
          </table:table-cell>
          <table:table-cell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0.021306">
            <text:p>0.02</text:p>
          </table:table-cell>
          <table:table-cell office:value-type="float" office:value="0.019105">
            <text:p>0.02</text:p>
          </table:table-cell>
          <table:table-cell office:value-type="float" office:value="0.008682">
            <text:p>0.01</text:p>
          </table:table-cell>
          <table:table-cell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0.021518">
            <text:p>0.02</text:p>
          </table:table-cell>
          <table:table-cell office:value-type="float" office:value="0.019117">
            <text:p>0.02</text:p>
          </table:table-cell>
          <table:table-cell office:value-type="float" office:value="0.00884">
            <text:p>0.01</text:p>
          </table:table-cell>
          <table:table-cell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0.021915">
            <text:p>0.02</text:p>
          </table:table-cell>
          <table:table-cell office:value-type="float" office:value="0.019294">
            <text:p>0.02</text:p>
          </table:table-cell>
          <table:table-cell office:value-type="float" office:value="0.008891">
            <text:p>0.01</text:p>
          </table:table-cell>
          <table:table-cell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0.022177">
            <text:p>0.02</text:p>
          </table:table-cell>
          <table:table-cell office:value-type="float" office:value="0.019375">
            <text:p>0.02</text:p>
          </table:table-cell>
          <table:table-cell office:value-type="float" office:value="0.009026">
            <text:p>0.01</text:p>
          </table:table-cell>
          <table:table-cell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0.022373">
            <text:p>0.02</text:p>
          </table:table-cell>
          <table:table-cell office:value-type="float" office:value="0.019512">
            <text:p>0.02</text:p>
          </table:table-cell>
          <table:table-cell office:value-type="float" office:value="0.009147">
            <text:p>0.01</text:p>
          </table:table-cell>
          <table:table-cell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0.022668">
            <text:p>0.02</text:p>
          </table:table-cell>
          <table:table-cell office:value-type="float" office:value="0.019535">
            <text:p>0.02</text:p>
          </table:table-cell>
          <table:table-cell office:value-type="float" office:value="0.009248">
            <text:p>0.01</text:p>
          </table:table-cell>
          <table:table-cell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0.022926">
            <text:p>0.02</text:p>
          </table:table-cell>
          <table:table-cell office:value-type="float" office:value="0.019711">
            <text:p>0.02</text:p>
          </table:table-cell>
          <table:table-cell office:value-type="float" office:value="0.009366">
            <text:p>0.01</text:p>
          </table:table-cell>
          <table:table-cell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0.023256">
            <text:p>0.02</text:p>
          </table:table-cell>
          <table:table-cell office:value-type="float" office:value="0.019841">
            <text:p>0.02</text:p>
          </table:table-cell>
          <table:table-cell office:value-type="float" office:value="0.00946">
            <text:p>0.01</text:p>
          </table:table-cell>
          <table:table-cell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0.023533">
            <text:p>0.02</text:p>
          </table:table-cell>
          <table:table-cell office:value-type="float" office:value="0.019906">
            <text:p>0.02</text:p>
          </table:table-cell>
          <table:table-cell office:value-type="float" office:value="0.009577">
            <text:p>0.01</text:p>
          </table:table-cell>
          <table:table-cell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0.023864">
            <text:p>0.02</text:p>
          </table:table-cell>
          <table:table-cell office:value-type="float" office:value="0.020031">
            <text:p>0.02</text:p>
          </table:table-cell>
          <table:table-cell office:value-type="float" office:value="0.009688">
            <text:p>0.01</text:p>
          </table:table-cell>
          <table:table-cell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0.024154">
            <text:p>0.02</text:p>
          </table:table-cell>
          <table:table-cell office:value-type="float" office:value="0.020118">
            <text:p>0.02</text:p>
          </table:table-cell>
          <table:table-cell office:value-type="float" office:value="0.013958">
            <text:p>0.01</text:p>
          </table:table-cell>
          <table:table-cell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0.02468">
            <text:p>0.02</text:p>
          </table:table-cell>
          <table:table-cell office:value-type="float" office:value="0.020262">
            <text:p>0.02</text:p>
          </table:table-cell>
          <table:table-cell office:value-type="float" office:value="0.009892">
            <text:p>0.01</text:p>
          </table:table-cell>
          <table:table-cell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0.034467">
            <text:p>0.03</text:p>
          </table:table-cell>
          <table:table-cell office:value-type="float" office:value="0.020336">
            <text:p>0.02</text:p>
          </table:table-cell>
          <table:table-cell office:value-type="float" office:value="0.01015">
            <text:p>0.01</text:p>
          </table:table-cell>
          <table:table-cell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0.02489">
            <text:p>0.02</text:p>
          </table:table-cell>
          <table:table-cell office:value-type="float" office:value="0.02049">
            <text:p>0.02</text:p>
          </table:table-cell>
          <table:table-cell office:value-type="float" office:value="0.01019">
            <text:p>0.01</text:p>
          </table:table-cell>
          <table:table-cell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0.024973">
            <text:p>0.02</text:p>
          </table:table-cell>
          <table:table-cell office:value-type="float" office:value="0.024905">
            <text:p>0.02</text:p>
          </table:table-cell>
          <table:table-cell office:value-type="float" office:value="0.010275">
            <text:p>0.01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5423">
            <text:p>0.03</text:p>
          </table:table-cell>
          <table:table-cell office:value-type="float" office:value="0.024782">
            <text:p>0.02</text:p>
          </table:table-cell>
          <table:table-cell office:value-type="float" office:value="0.01036">
            <text:p>0.01</text:p>
          </table:table-cell>
          <table:table-cell/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0.025634">
            <text:p>0.03</text:p>
          </table:table-cell>
          <table:table-cell office:value-type="float" office:value="0.024925">
            <text:p>0.02</text:p>
          </table:table-cell>
          <table:table-cell office:value-type="float" office:value="0.010511">
            <text:p>0.01</text:p>
          </table:table-cell>
          <table:table-cell/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0.025932">
            <text:p>0.03</text:p>
          </table:table-cell>
          <table:table-cell office:value-type="float" office:value="0.025006">
            <text:p>0.03</text:p>
          </table:table-cell>
          <table:table-cell office:value-type="float" office:value="0.010611">
            <text:p>0.01</text:p>
          </table:table-cell>
          <table:table-cell/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0.026286">
            <text:p>0.03</text:p>
          </table:table-cell>
          <table:table-cell office:value-type="float" office:value="0.025134">
            <text:p>0.03</text:p>
          </table:table-cell>
          <table:table-cell office:value-type="float" office:value="0.010699">
            <text:p>0.01</text:p>
          </table:table-cell>
          <table:table-cell/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0.02655">
            <text:p>0.03</text:p>
          </table:table-cell>
          <table:table-cell office:value-type="float" office:value="0.025161">
            <text:p>0.03</text:p>
          </table:table-cell>
          <table:table-cell office:value-type="float" office:value="0.010787">
            <text:p>0.01</text:p>
          </table:table-cell>
          <table:table-cell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0.026694">
            <text:p>0.03</text:p>
          </table:table-cell>
          <table:table-cell office:value-type="float" office:value="0.025393">
            <text:p>0.03</text:p>
          </table:table-cell>
          <table:table-cell office:value-type="float" office:value="0.01091">
            <text:p>0.01</text:p>
          </table:table-cell>
          <table:table-cell/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0.027088">
            <text:p>0.03</text:p>
          </table:table-cell>
          <table:table-cell office:value-type="float" office:value="0.025547">
            <text:p>0.03</text:p>
          </table:table-cell>
          <table:table-cell office:value-type="float" office:value="0.011023">
            <text:p>0.01</text:p>
          </table:table-cell>
          <table:table-cell/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0.027329">
            <text:p>0.03</text:p>
          </table:table-cell>
          <table:table-cell office:value-type="float" office:value="0.025535">
            <text:p>0.03</text:p>
          </table:table-cell>
          <table:table-cell office:value-type="float" office:value="0.011157">
            <text:p>0.01</text:p>
          </table:table-cell>
          <table:table-cell/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0.027655">
            <text:p>0.03</text:p>
          </table:table-cell>
          <table:table-cell office:value-type="float" office:value="0.025675">
            <text:p>0.03</text:p>
          </table:table-cell>
          <table:table-cell office:value-type="float" office:value="0.011243">
            <text:p>0.01</text:p>
          </table:table-cell>
          <table:table-cell/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0.028007">
            <text:p>0.03</text:p>
          </table:table-cell>
          <table:table-cell office:value-type="float" office:value="0.025685">
            <text:p>0.03</text:p>
          </table:table-cell>
          <table:table-cell office:value-type="float" office:value="0.011604">
            <text:p>0.01</text:p>
          </table:table-cell>
          <table:table-cell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28239">
            <text:p>0.03</text:p>
          </table:table-cell>
          <table:table-cell office:value-type="float" office:value="0.025831">
            <text:p>0.03</text:p>
          </table:table-cell>
          <table:table-cell office:value-type="float" office:value="0.011482">
            <text:p>0.01</text:p>
          </table:table-cell>
          <table:table-cell/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0.028707">
            <text:p>0.03</text:p>
          </table:table-cell>
          <table:table-cell office:value-type="float" office:value="0.026014">
            <text:p>0.03</text:p>
          </table:table-cell>
          <table:table-cell office:value-type="float" office:value="0.011576">
            <text:p>0.01</text:p>
          </table:table-cell>
          <table:table-cell/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0.028886">
            <text:p>0.03</text:p>
          </table:table-cell>
          <table:table-cell office:value-type="float" office:value="0.026303">
            <text:p>0.03</text:p>
          </table:table-cell>
          <table:table-cell office:value-type="float" office:value="0.011739">
            <text:p>0.01</text:p>
          </table:table-cell>
          <table:table-cell/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0.02924">
            <text:p>0.03</text:p>
          </table:table-cell>
          <table:table-cell office:value-type="float" office:value="0.026132">
            <text:p>0.03</text:p>
          </table:table-cell>
          <table:table-cell office:value-type="float" office:value="0.011798">
            <text:p>0.01</text:p>
          </table:table-cell>
          <table:table-cell/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0.029422">
            <text:p>0.03</text:p>
          </table:table-cell>
          <table:table-cell office:value-type="float" office:value="0.026296">
            <text:p>0.03</text:p>
          </table:table-cell>
          <table:table-cell office:value-type="float" office:value="0.01195">
            <text:p>0.01</text:p>
          </table:table-cell>
          <table:table-cell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0.029438">
            <text:p>0.03</text:p>
          </table:table-cell>
          <table:table-cell office:value-type="float" office:value="0.026385">
            <text:p>0.03</text:p>
          </table:table-cell>
          <table:table-cell office:value-type="float" office:value="0.012016">
            <text:p>0.01</text:p>
          </table:table-cell>
          <table:table-cell/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0.029708">
            <text:p>0.03</text:p>
          </table:table-cell>
          <table:table-cell office:value-type="float" office:value="0.026896">
            <text:p>0.03</text:p>
          </table:table-cell>
          <table:table-cell office:value-type="float" office:value="0.012153">
            <text:p>0.01</text:p>
          </table:table-cell>
          <table:table-cell/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0.030162">
            <text:p>0.03</text:p>
          </table:table-cell>
          <table:table-cell office:value-type="float" office:value="0.026545">
            <text:p>0.03</text:p>
          </table:table-cell>
          <table:table-cell office:value-type="float" office:value="0.012264">
            <text:p>0.01</text:p>
          </table:table-cell>
          <table:table-cell/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0.030374">
            <text:p>0.03</text:p>
          </table:table-cell>
          <table:table-cell office:value-type="float" office:value="0.026587">
            <text:p>0.03</text:p>
          </table:table-cell>
          <table:table-cell office:value-type="float" office:value="0.012386">
            <text:p>0.01</text:p>
          </table:table-cell>
          <table:table-cell/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0.030526">
            <text:p>0.03</text:p>
          </table:table-cell>
          <table:table-cell office:value-type="float" office:value="0.026742">
            <text:p>0.03</text:p>
          </table:table-cell>
          <table:table-cell office:value-type="float" office:value="0.012479">
            <text:p>0.01</text:p>
          </table:table-cell>
          <table:table-cell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30811">
            <text:p>0.03</text:p>
          </table:table-cell>
          <table:table-cell office:value-type="float" office:value="0.02686">
            <text:p>0.03</text:p>
          </table:table-cell>
          <table:table-cell office:value-type="float" office:value="0.01264">
            <text:p>0.01</text:p>
          </table:table-cell>
          <table:table-cell/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0.031045">
            <text:p>0.03</text:p>
          </table:table-cell>
          <table:table-cell office:value-type="float" office:value="0.026992">
            <text:p>0.03</text:p>
          </table:table-cell>
          <table:table-cell office:value-type="float" office:value="0.012703">
            <text:p>0.01</text:p>
          </table:table-cell>
          <table:table-cell/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0.035513">
            <text:p>0.04</text:p>
          </table:table-cell>
          <table:table-cell office:value-type="float" office:value="0.027362">
            <text:p>0.03</text:p>
          </table:table-cell>
          <table:table-cell office:value-type="float" office:value="0.01289">
            <text:p>0.01</text:p>
          </table:table-cell>
          <table:table-cell/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0.031607">
            <text:p>0.03</text:p>
          </table:table-cell>
          <table:table-cell office:value-type="float" office:value="0.036743">
            <text:p>0.04</text:p>
          </table:table-cell>
          <table:table-cell office:value-type="float" office:value="0.012968">
            <text:p>0.01</text:p>
          </table:table-cell>
          <table:table-cell/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0.031983">
            <text:p>0.03</text:p>
          </table:table-cell>
          <table:table-cell office:value-type="float" office:value="0.027434">
            <text:p>0.03</text:p>
          </table:table-cell>
          <table:table-cell office:value-type="float" office:value="0.013147">
            <text:p>0.01</text:p>
          </table:table-cell>
          <table:table-cell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0.033906">
            <text:p>0.03</text:p>
          </table:table-cell>
          <table:table-cell office:value-type="float" office:value="0.027461">
            <text:p>0.03</text:p>
          </table:table-cell>
          <table:table-cell office:value-type="float" office:value="0.013183">
            <text:p>0.01</text:p>
          </table:table-cell>
          <table:table-cell/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0.034152">
            <text:p>0.03</text:p>
          </table:table-cell>
          <table:table-cell office:value-type="float" office:value="0.0276">
            <text:p>0.03</text:p>
          </table:table-cell>
          <table:table-cell office:value-type="float" office:value="0.013307">
            <text:p>0.01</text:p>
          </table:table-cell>
          <table:table-cell/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0.034065">
            <text:p>0.03</text:p>
          </table:table-cell>
          <table:table-cell office:value-type="float" office:value="0.027674">
            <text:p>0.03</text:p>
          </table:table-cell>
          <table:table-cell office:value-type="float" office:value="0.013469">
            <text:p>0.01</text:p>
          </table:table-cell>
          <table:table-cell/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0.034426">
            <text:p>0.03</text:p>
          </table:table-cell>
          <table:table-cell office:value-type="float" office:value="0.027767">
            <text:p>0.03</text:p>
          </table:table-cell>
          <table:table-cell office:value-type="float" office:value="0.01352">
            <text:p>0.01</text:p>
          </table:table-cell>
          <table:table-cell/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0.034629">
            <text:p>0.03</text:p>
          </table:table-cell>
          <table:table-cell office:value-type="float" office:value="0.027915">
            <text:p>0.03</text:p>
          </table:table-cell>
          <table:table-cell office:value-type="float" office:value="0.013639">
            <text:p>0.01</text:p>
          </table:table-cell>
          <table:table-cell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34929">
            <text:p>0.03</text:p>
          </table:table-cell>
          <table:table-cell office:value-type="float" office:value="0.027965">
            <text:p>0.03</text:p>
          </table:table-cell>
          <table:table-cell office:value-type="float" office:value="0.013834">
            <text:p>0.01</text:p>
          </table:table-cell>
          <table:table-cell/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0.034929">
            <text:p>0.03</text:p>
          </table:table-cell>
          <table:table-cell office:value-type="float" office:value="0.028111">
            <text:p>0.03</text:p>
          </table:table-cell>
          <table:table-cell office:value-type="float" office:value="0.013911">
            <text:p>0.01</text:p>
          </table:table-cell>
          <table:table-cell/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0.035326">
            <text:p>0.04</text:p>
          </table:table-cell>
          <table:table-cell office:value-type="float" office:value="0.02872">
            <text:p>0.03</text:p>
          </table:table-cell>
          <table:table-cell office:value-type="float" office:value="0.014341">
            <text:p>0.01</text:p>
          </table:table-cell>
          <table:table-cell/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0.035692">
            <text:p>0.04</text:p>
          </table:table-cell>
          <table:table-cell office:value-type="float" office:value="0.029124">
            <text:p>0.03</text:p>
          </table:table-cell>
          <table:table-cell office:value-type="float" office:value="0.014131">
            <text:p>0.01</text:p>
          </table:table-cell>
          <table:table-cell/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0.036016">
            <text:p>0.04</text:p>
          </table:table-cell>
          <table:table-cell office:value-type="float" office:value="0.029211">
            <text:p>0.03</text:p>
          </table:table-cell>
          <table:table-cell office:value-type="float" office:value="0.014237">
            <text:p>0.01</text:p>
          </table:table-cell>
          <table:table-cell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0.03616">
            <text:p>0.04</text:p>
          </table:table-cell>
          <table:table-cell office:value-type="float" office:value="0.029264">
            <text:p>0.03</text:p>
          </table:table-cell>
          <table:table-cell office:value-type="float" office:value="0.014307">
            <text:p>0.01</text:p>
          </table:table-cell>
          <table:table-cell/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0.036826">
            <text:p>0.04</text:p>
          </table:table-cell>
          <table:table-cell office:value-type="float" office:value="0.02982">
            <text:p>0.03</text:p>
          </table:table-cell>
          <table:table-cell office:value-type="float" office:value="0.01445">
            <text:p>0.01</text:p>
          </table:table-cell>
          <table:table-cell/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0.03668">
            <text:p>0.04</text:p>
          </table:table-cell>
          <table:table-cell office:value-type="float" office:value="0.029827">
            <text:p>0.03</text:p>
          </table:table-cell>
          <table:table-cell office:value-type="float" office:value="0.014576">
            <text:p>0.01</text:p>
          </table:table-cell>
          <table:table-cell/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0.042256">
            <text:p>0.04</text:p>
          </table:table-cell>
          <table:table-cell office:value-type="float" office:value="0.033674">
            <text:p>0.03</text:p>
          </table:table-cell>
          <table:table-cell office:value-type="float" office:value="0.030132">
            <text:p>0.03</text:p>
          </table:table-cell>
          <table:table-cell/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0.060248">
            <text:p>0.06</text:p>
          </table:table-cell>
          <table:table-cell office:value-type="float" office:value="0.031033">
            <text:p>0.03</text:p>
          </table:table-cell>
          <table:table-cell office:value-type="float" office:value="0.015026">
            <text:p>0.02</text:p>
          </table:table-cell>
          <table:table-cell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42334">
            <text:p>0.04</text:p>
          </table:table-cell>
          <table:table-cell office:value-type="float" office:value="0.032048">
            <text:p>0.03</text:p>
          </table:table-cell>
          <table:table-cell office:value-type="float" office:value="0.015371">
            <text:p>0.02</text:p>
          </table:table-cell>
          <table:table-cell/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0.042726">
            <text:p>0.04</text:p>
          </table:table-cell>
          <table:table-cell office:value-type="float" office:value="0.031758">
            <text:p>0.03</text:p>
          </table:table-cell>
          <table:table-cell office:value-type="float" office:value="0.015393">
            <text:p>0.02</text:p>
          </table:table-cell>
          <table:table-cell/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0.042867">
            <text:p>0.04</text:p>
          </table:table-cell>
          <table:table-cell office:value-type="float" office:value="0.032554">
            <text:p>0.03</text:p>
          </table:table-cell>
          <table:table-cell office:value-type="float" office:value="0.015573">
            <text:p>0.02</text:p>
          </table:table-cell>
          <table:table-cell/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0.04527">
            <text:p>0.05</text:p>
          </table:table-cell>
          <table:table-cell office:value-type="float" office:value="0.033201">
            <text:p>0.03</text:p>
          </table:table-cell>
          <table:table-cell office:value-type="float" office:value="0.016773">
            <text:p>0.02</text:p>
          </table:table-cell>
          <table:table-cell/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0.044617">
            <text:p>0.04</text:p>
          </table:table-cell>
          <table:table-cell office:value-type="float" office:value="0.033324">
            <text:p>0.03</text:p>
          </table:table-cell>
          <table:table-cell office:value-type="float" office:value="0.015769">
            <text:p>0.02</text:p>
          </table:table-cell>
          <table:table-cell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0.040574">
            <text:p>0.04</text:p>
          </table:table-cell>
          <table:table-cell office:value-type="float" office:value="0.040592">
            <text:p>0.04</text:p>
          </table:table-cell>
          <table:table-cell office:value-type="float" office:value="0.016079">
            <text:p>0.02</text:p>
          </table:table-cell>
          <table:table-cell/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0.042415">
            <text:p>0.04</text:p>
          </table:table-cell>
          <table:table-cell office:value-type="float" office:value="0.032172">
            <text:p>0.03</text:p>
          </table:table-cell>
          <table:table-cell office:value-type="float" office:value="0.015703">
            <text:p>0.02</text:p>
          </table:table-cell>
          <table:table-cell/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0.042555">
            <text:p>0.04</text:p>
          </table:table-cell>
          <table:table-cell office:value-type="float" office:value="0.032302">
            <text:p>0.03</text:p>
          </table:table-cell>
          <table:table-cell office:value-type="float" office:value="0.016615">
            <text:p>0.02</text:p>
          </table:table-cell>
          <table:table-cell/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0.042895">
            <text:p>0.04</text:p>
          </table:table-cell>
          <table:table-cell office:value-type="float" office:value="0.034272">
            <text:p>0.03</text:p>
          </table:table-cell>
          <table:table-cell office:value-type="float" office:value="0.016135">
            <text:p>0.02</text:p>
          </table:table-cell>
          <table:table-cell/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0.043326">
            <text:p>0.04</text:p>
          </table:table-cell>
          <table:table-cell office:value-type="float" office:value="0.034545">
            <text:p>0.03</text:p>
          </table:table-cell>
          <table:table-cell office:value-type="float" office:value="0.016366">
            <text:p>0.02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43689">
            <text:p>0.04</text:p>
          </table:table-cell>
          <table:table-cell office:value-type="float" office:value="0.034568">
            <text:p>0.03</text:p>
          </table:table-cell>
          <table:table-cell office:value-type="float" office:value="0.016353">
            <text:p>0.02</text:p>
          </table:table-cell>
          <table:table-cell/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0.044018">
            <text:p>0.04</text:p>
          </table:table-cell>
          <table:table-cell office:value-type="float" office:value="0.034814">
            <text:p>0.03</text:p>
          </table:table-cell>
          <table:table-cell office:value-type="float" office:value="0.01687">
            <text:p>0.02</text:p>
          </table:table-cell>
          <table:table-cell/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0.044091">
            <text:p>0.04</text:p>
          </table:table-cell>
          <table:table-cell office:value-type="float" office:value="0.034822">
            <text:p>0.03</text:p>
          </table:table-cell>
          <table:table-cell office:value-type="float" office:value="0.016621">
            <text:p>0.02</text:p>
          </table:table-cell>
          <table:table-cell/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0.044586">
            <text:p>0.04</text:p>
          </table:table-cell>
          <table:table-cell office:value-type="float" office:value="0.0349">
            <text:p>0.03</text:p>
          </table:table-cell>
          <table:table-cell office:value-type="float" office:value="0.016587">
            <text:p>0.02</text:p>
          </table:table-cell>
          <table:table-cell/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0.040434">
            <text:p>0.04</text:p>
          </table:table-cell>
          <table:table-cell office:value-type="float" office:value="0.034613">
            <text:p>0.03</text:p>
          </table:table-cell>
          <table:table-cell office:value-type="float" office:value="0.016628">
            <text:p>0.02</text:p>
          </table:table-cell>
          <table:table-cell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0.040661">
            <text:p>0.04</text:p>
          </table:table-cell>
          <table:table-cell office:value-type="float" office:value="0.034795">
            <text:p>0.03</text:p>
          </table:table-cell>
          <table:table-cell office:value-type="float" office:value="0.016644">
            <text:p>0.02</text:p>
          </table:table-cell>
          <table:table-cell/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0.0407">
            <text:p>0.04</text:p>
          </table:table-cell>
          <table:table-cell office:value-type="float" office:value="0.034779">
            <text:p>0.03</text:p>
          </table:table-cell>
          <table:table-cell office:value-type="float" office:value="0.016747">
            <text:p>0.02</text:p>
          </table:table-cell>
          <table:table-cell/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0.04093">
            <text:p>0.04</text:p>
          </table:table-cell>
          <table:table-cell office:value-type="float" office:value="0.034981">
            <text:p>0.03</text:p>
          </table:table-cell>
          <table:table-cell office:value-type="float" office:value="0.016885">
            <text:p>0.02</text:p>
          </table:table-cell>
          <table:table-cell/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0.041146">
            <text:p>0.04</text:p>
          </table:table-cell>
          <table:table-cell office:value-type="float" office:value="0.0349">
            <text:p>0.03</text:p>
          </table:table-cell>
          <table:table-cell office:value-type="float" office:value="0.017005">
            <text:p>0.02</text:p>
          </table:table-cell>
          <table:table-cell/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0.041477">
            <text:p>0.04</text:p>
          </table:table-cell>
          <table:table-cell office:value-type="float" office:value="0.035061">
            <text:p>0.04</text:p>
          </table:table-cell>
          <table:table-cell office:value-type="float" office:value="0.017141">
            <text:p>0.02</text:p>
          </table:table-cell>
          <table:table-cell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41708">
            <text:p>0.04</text:p>
          </table:table-cell>
          <table:table-cell office:value-type="float" office:value="0.035308">
            <text:p>0.04</text:p>
          </table:table-cell>
          <table:table-cell office:value-type="float" office:value="0.017246">
            <text:p>0.02</text:p>
          </table:table-cell>
          <table:table-cell/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0.041867">
            <text:p>0.04</text:p>
          </table:table-cell>
          <table:table-cell office:value-type="float" office:value="0.035274">
            <text:p>0.04</text:p>
          </table:table-cell>
          <table:table-cell office:value-type="float" office:value="0.017372">
            <text:p>0.02</text:p>
          </table:table-cell>
          <table:table-cell/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0.042173">
            <text:p>0.04</text:p>
          </table:table-cell>
          <table:table-cell office:value-type="float" office:value="0.039735">
            <text:p>0.04</text:p>
          </table:table-cell>
          <table:table-cell office:value-type="float" office:value="0.017602">
            <text:p>0.02</text:p>
          </table:table-cell>
          <table:table-cell/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0.042261">
            <text:p>0.04</text:p>
          </table:table-cell>
          <table:table-cell office:value-type="float" office:value="0.045368">
            <text:p>0.05</text:p>
          </table:table-cell>
          <table:table-cell office:value-type="float" office:value="0.017592">
            <text:p>0.02</text:p>
          </table:table-cell>
          <table:table-cell/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0.042766">
            <text:p>0.04</text:p>
          </table:table-cell>
          <table:table-cell office:value-type="float" office:value="0.040165">
            <text:p>0.04</text:p>
          </table:table-cell>
          <table:table-cell office:value-type="float" office:value="0.017645">
            <text:p>0.02</text:p>
          </table:table-cell>
          <table:table-cell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0.04301">
            <text:p>0.04</text:p>
          </table:table-cell>
          <table:table-cell office:value-type="float" office:value="0.040073">
            <text:p>0.04</text:p>
          </table:table-cell>
          <table:table-cell office:value-type="float" office:value="0.017824">
            <text:p>0.02</text:p>
          </table:table-cell>
          <table:table-cell/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0.043524">
            <text:p>0.04</text:p>
          </table:table-cell>
          <table:table-cell office:value-type="float" office:value="0.040061">
            <text:p>0.04</text:p>
          </table:table-cell>
          <table:table-cell office:value-type="float" office:value="0.018138">
            <text:p>0.02</text:p>
          </table:table-cell>
          <table:table-cell/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0.043841">
            <text:p>0.04</text:p>
          </table:table-cell>
          <table:table-cell office:value-type="float" office:value="0.040322">
            <text:p>0.04</text:p>
          </table:table-cell>
          <table:table-cell office:value-type="float" office:value="0.017991">
            <text:p>0.02</text:p>
          </table:table-cell>
          <table:table-cell/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0.044014">
            <text:p>0.04</text:p>
          </table:table-cell>
          <table:table-cell office:value-type="float" office:value="0.04032">
            <text:p>0.04</text:p>
          </table:table-cell>
          <table:table-cell office:value-type="float" office:value="0.018152">
            <text:p>0.02</text:p>
          </table:table-cell>
          <table:table-cell/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0.044422">
            <text:p>0.04</text:p>
          </table:table-cell>
          <table:table-cell office:value-type="float" office:value="0.040398">
            <text:p>0.04</text:p>
          </table:table-cell>
          <table:table-cell office:value-type="float" office:value="0.018232">
            <text:p>0.02</text:p>
          </table:table-cell>
          <table:table-cell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44697">
            <text:p>0.04</text:p>
          </table:table-cell>
          <table:table-cell office:value-type="float" office:value="0.040452">
            <text:p>0.04</text:p>
          </table:table-cell>
          <table:table-cell office:value-type="float" office:value="0.018338">
            <text:p>0.02</text:p>
          </table:table-cell>
          <table:table-cell/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0.045129">
            <text:p>0.05</text:p>
          </table:table-cell>
          <table:table-cell office:value-type="float" office:value="0.040807">
            <text:p>0.04</text:p>
          </table:table-cell>
          <table:table-cell office:value-type="float" office:value="0.018464">
            <text:p>0.02</text:p>
          </table:table-cell>
          <table:table-cell/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0.045323">
            <text:p>0.05</text:p>
          </table:table-cell>
          <table:table-cell office:value-type="float" office:value="0.0407">
            <text:p>0.04</text:p>
          </table:table-cell>
          <table:table-cell office:value-type="float" office:value="0.018686">
            <text:p>0.02</text:p>
          </table:table-cell>
          <table:table-cell/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0.047386">
            <text:p>0.05</text:p>
          </table:table-cell>
          <table:table-cell office:value-type="float" office:value="0.040845">
            <text:p>0.04</text:p>
          </table:table-cell>
          <table:table-cell office:value-type="float" office:value="0.018746">
            <text:p>0.02</text:p>
          </table:table-cell>
          <table:table-cell/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0.047598">
            <text:p>0.05</text:p>
          </table:table-cell>
          <table:table-cell office:value-type="float" office:value="0.041013">
            <text:p>0.04</text:p>
          </table:table-cell>
          <table:table-cell office:value-type="float" office:value="0.018837">
            <text:p>0.02</text:p>
          </table:table-cell>
          <table:table-cell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0.04773">
            <text:p>0.05</text:p>
          </table:table-cell>
          <table:table-cell office:value-type="float" office:value="0.041363">
            <text:p>0.04</text:p>
          </table:table-cell>
          <table:table-cell office:value-type="float" office:value="0.019344">
            <text:p>0.02</text:p>
          </table:table-cell>
          <table:table-cell/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0.047976">
            <text:p>0.05</text:p>
          </table:table-cell>
          <table:table-cell office:value-type="float" office:value="0.041181">
            <text:p>0.04</text:p>
          </table:table-cell>
          <table:table-cell office:value-type="float" office:value="0.019157">
            <text:p>0.02</text:p>
          </table:table-cell>
          <table:table-cell/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0.048259">
            <text:p>0.05</text:p>
          </table:table-cell>
          <table:table-cell office:value-type="float" office:value="0.041318">
            <text:p>0.04</text:p>
          </table:table-cell>
          <table:table-cell office:value-type="float" office:value="0.019189">
            <text:p>0.02</text:p>
          </table:table-cell>
          <table:table-cell/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0.048906">
            <text:p>0.05</text:p>
          </table:table-cell>
          <table:table-cell office:value-type="float" office:value="0.04138">
            <text:p>0.04</text:p>
          </table:table-cell>
          <table:table-cell office:value-type="float" office:value="0.019327">
            <text:p>0.02</text:p>
          </table:table-cell>
          <table:table-cell/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0.048856">
            <text:p>0.05</text:p>
          </table:table-cell>
          <table:table-cell office:value-type="float" office:value="0.041521">
            <text:p>0.04</text:p>
          </table:table-cell>
          <table:table-cell office:value-type="float" office:value="0.019448">
            <text:p>0.02</text:p>
          </table:table-cell>
          <table:table-cell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053386">
            <text:p>0.05</text:p>
          </table:table-cell>
          <table:table-cell office:value-type="float" office:value="0.042092">
            <text:p>0.04</text:p>
          </table:table-cell>
          <table:table-cell office:value-type="float" office:value="0.01952">
            <text:p>0.02</text:p>
          </table:table-cell>
          <table:table-cell/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0.057999">
            <text:p>0.06</text:p>
          </table:table-cell>
          <table:table-cell office:value-type="float" office:value="0.042398">
            <text:p>0.04</text:p>
          </table:table-cell>
          <table:table-cell office:value-type="float" office:value="0.020156">
            <text:p>0.02</text:p>
          </table:table-cell>
          <table:table-cell/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0.054504">
            <text:p>0.05</text:p>
          </table:table-cell>
          <table:table-cell office:value-type="float" office:value="0.042355">
            <text:p>0.04</text:p>
          </table:table-cell>
          <table:table-cell office:value-type="float" office:value="0.020238">
            <text:p>0.02</text:p>
          </table:table-cell>
          <table:table-cell/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0.054803">
            <text:p>0.05</text:p>
          </table:table-cell>
          <table:table-cell office:value-type="float" office:value="0.042663">
            <text:p>0.04</text:p>
          </table:table-cell>
          <table:table-cell office:value-type="float" office:value="0.020127">
            <text:p>0.02</text:p>
          </table:table-cell>
          <table:table-cell/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0.05505">
            <text:p>0.06</text:p>
          </table:table-cell>
          <table:table-cell office:value-type="float" office:value="0.042795">
            <text:p>0.04</text:p>
          </table:table-cell>
          <table:table-cell office:value-type="float" office:value="0.020918">
            <text:p>0.02</text:p>
          </table:table-cell>
          <table:table-cell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0.05537">
            <text:p>0.06</text:p>
          </table:table-cell>
          <table:table-cell office:value-type="float" office:value="0.042627">
            <text:p>0.04</text:p>
          </table:table-cell>
          <table:table-cell office:value-type="float" office:value="0.020534">
            <text:p>0.02</text:p>
          </table:table-cell>
          <table:table-cell/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0.05578">
            <text:p>0.06</text:p>
          </table:table-cell>
          <table:table-cell office:value-type="float" office:value="0.043056">
            <text:p>0.04</text:p>
          </table:table-cell>
          <table:table-cell office:value-type="float" office:value="0.020626">
            <text:p>0.02</text:p>
          </table:table-cell>
          <table:table-cell/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0.056068">
            <text:p>0.06</text:p>
          </table:table-cell>
          <table:table-cell office:value-type="float" office:value="0.04308">
            <text:p>0.04</text:p>
          </table:table-cell>
          <table:table-cell office:value-type="float" office:value="0.020982">
            <text:p>0.02</text:p>
          </table:table-cell>
          <table:table-cell/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0.056452">
            <text:p>0.06</text:p>
          </table:table-cell>
          <table:table-cell office:value-type="float" office:value="0.043833">
            <text:p>0.04</text:p>
          </table:table-cell>
          <table:table-cell office:value-type="float" office:value="0.02104">
            <text:p>0.02</text:p>
          </table:table-cell>
          <table:table-cell/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0.05723">
            <text:p>0.06</text:p>
          </table:table-cell>
          <table:table-cell office:value-type="float" office:value="0.043206">
            <text:p>0.04</text:p>
          </table:table-cell>
          <table:table-cell office:value-type="float" office:value="0.021052">
            <text:p>0.02</text:p>
          </table:table-cell>
          <table:table-cell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056651">
            <text:p>0.06</text:p>
          </table:table-cell>
          <table:table-cell office:value-type="float" office:value="0.04322">
            <text:p>0.04</text:p>
          </table:table-cell>
          <table:table-cell office:value-type="float" office:value="0.020964">
            <text:p>0.02</text:p>
          </table:table-cell>
          <table:table-cell/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0.057196">
            <text:p>0.06</text:p>
          </table:table-cell>
          <table:table-cell office:value-type="float" office:value="0.043383">
            <text:p>0.04</text:p>
          </table:table-cell>
          <table:table-cell office:value-type="float" office:value="0.021208">
            <text:p>0.02</text:p>
          </table:table-cell>
          <table:table-cell/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0.057576">
            <text:p>0.06</text:p>
          </table:table-cell>
          <table:table-cell office:value-type="float" office:value="0.043383">
            <text:p>0.04</text:p>
          </table:table-cell>
          <table:table-cell office:value-type="float" office:value="0.021369">
            <text:p>0.02</text:p>
          </table:table-cell>
          <table:table-cell/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0.057791">
            <text:p>0.06</text:p>
          </table:table-cell>
          <table:table-cell office:value-type="float" office:value="0.044322">
            <text:p>0.04</text:p>
          </table:table-cell>
          <table:table-cell office:value-type="float" office:value="0.021331">
            <text:p>0.02</text:p>
          </table:table-cell>
          <table:table-cell/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0.057629">
            <text:p>0.06</text:p>
          </table:table-cell>
          <table:table-cell office:value-type="float" office:value="0.044005">
            <text:p>0.04</text:p>
          </table:table-cell>
          <table:table-cell office:value-type="float" office:value="0.021353">
            <text:p>0.02</text:p>
          </table:table-cell>
          <table:table-cell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0.059667">
            <text:p>0.06</text:p>
          </table:table-cell>
          <table:table-cell office:value-type="float" office:value="0.044409">
            <text:p>0.04</text:p>
          </table:table-cell>
          <table:table-cell office:value-type="float" office:value="0.022596">
            <text:p>0.02</text:p>
          </table:table-cell>
          <table:table-cell/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0.058332">
            <text:p>0.06</text:p>
          </table:table-cell>
          <table:table-cell office:value-type="float" office:value="0.044011">
            <text:p>0.04</text:p>
          </table:table-cell>
          <table:table-cell office:value-type="float" office:value="0.021486">
            <text:p>0.02</text:p>
          </table:table-cell>
          <table:table-cell/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0.058824">
            <text:p>0.06</text:p>
          </table:table-cell>
          <table:table-cell office:value-type="float" office:value="0.053849">
            <text:p>0.05</text:p>
          </table:table-cell>
          <table:table-cell office:value-type="float" office:value="0.022">
            <text:p>0.02</text:p>
          </table:table-cell>
          <table:table-cell/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0.058723">
            <text:p>0.06</text:p>
          </table:table-cell>
          <table:table-cell office:value-type="float" office:value="0.053082">
            <text:p>0.05</text:p>
          </table:table-cell>
          <table:table-cell office:value-type="float" office:value="0.022064">
            <text:p>0.02</text:p>
          </table:table-cell>
          <table:table-cell/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0.059442">
            <text:p>0.06</text:p>
          </table:table-cell>
          <table:table-cell office:value-type="float" office:value="0.053595">
            <text:p>0.05</text:p>
          </table:table-cell>
          <table:table-cell office:value-type="float" office:value="0.021895">
            <text:p>0.02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59749">
            <text:p>0.06</text:p>
          </table:table-cell>
          <table:table-cell office:value-type="float" office:value="0.053249">
            <text:p>0.05</text:p>
          </table:table-cell>
          <table:table-cell office:value-type="float" office:value="0.022294">
            <text:p>0.02</text:p>
          </table:table-cell>
          <table:table-cell/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0.059779">
            <text:p>0.06</text:p>
          </table:table-cell>
          <table:table-cell office:value-type="float" office:value="0.053804">
            <text:p>0.05</text:p>
          </table:table-cell>
          <table:table-cell office:value-type="float" office:value="0.022167">
            <text:p>0.02</text:p>
          </table:table-cell>
          <table:table-cell/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0.060137">
            <text:p>0.06</text:p>
          </table:table-cell>
          <table:table-cell office:value-type="float" office:value="0.05471">
            <text:p>0.05</text:p>
          </table:table-cell>
          <table:table-cell office:value-type="float" office:value="0.022402">
            <text:p>0.02</text:p>
          </table:table-cell>
          <table:table-cell/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0.060777">
            <text:p>0.06</text:p>
          </table:table-cell>
          <table:table-cell office:value-type="float" office:value="0.053646">
            <text:p>0.05</text:p>
          </table:table-cell>
          <table:table-cell office:value-type="float" office:value="0.022551">
            <text:p>0.02</text:p>
          </table:table-cell>
          <table:table-cell/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0.060841">
            <text:p>0.06</text:p>
          </table:table-cell>
          <table:table-cell office:value-type="float" office:value="0.053881">
            <text:p>0.05</text:p>
          </table:table-cell>
          <table:table-cell office:value-type="float" office:value="0.022615">
            <text:p>0.02</text:p>
          </table:table-cell>
          <table:table-cell/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0.061463">
            <text:p>0.06</text:p>
          </table:table-cell>
          <table:table-cell office:value-type="float" office:value="0.054115">
            <text:p>0.05</text:p>
          </table:table-cell>
          <table:table-cell office:value-type="float" office:value="0.022706">
            <text:p>0.02</text:p>
          </table:table-cell>
          <table:table-cell/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0.061057">
            <text:p>0.06</text:p>
          </table:table-cell>
          <table:table-cell office:value-type="float" office:value="0.054095">
            <text:p>0.05</text:p>
          </table:table-cell>
          <table:table-cell office:value-type="float" office:value="0.023071">
            <text:p>0.02</text:p>
          </table:table-cell>
          <table:table-cell/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0.061479">
            <text:p>0.06</text:p>
          </table:table-cell>
          <table:table-cell office:value-type="float" office:value="0.054098">
            <text:p>0.05</text:p>
          </table:table-cell>
          <table:table-cell office:value-type="float" office:value="0.023153">
            <text:p>0.02</text:p>
          </table:table-cell>
          <table:table-cell/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0.062041">
            <text:p>0.06</text:p>
          </table:table-cell>
          <table:table-cell office:value-type="float" office:value="0.054937">
            <text:p>0.05</text:p>
          </table:table-cell>
          <table:table-cell office:value-type="float" office:value="0.02758">
            <text:p>0.03</text:p>
          </table:table-cell>
          <table:table-cell/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0.060927">
            <text:p>0.06</text:p>
          </table:table-cell>
          <table:table-cell office:value-type="float" office:value="0.053774">
            <text:p>0.05</text:p>
          </table:table-cell>
          <table:table-cell office:value-type="float" office:value="0.022953">
            <text:p>0.02</text:p>
          </table:table-cell>
          <table:table-cell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056476">
            <text:p>0.06</text:p>
          </table:table-cell>
          <table:table-cell office:value-type="float" office:value="0.053848">
            <text:p>0.05</text:p>
          </table:table-cell>
          <table:table-cell office:value-type="float" office:value="0.023084">
            <text:p>0.02</text:p>
          </table:table-cell>
          <table:table-cell/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0.056516">
            <text:p>0.06</text:p>
          </table:table-cell>
          <table:table-cell office:value-type="float" office:value="0.054057">
            <text:p>0.05</text:p>
          </table:table-cell>
          <table:table-cell office:value-type="float" office:value="0.0233">
            <text:p>0.02</text:p>
          </table:table-cell>
          <table:table-cell/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0.056777">
            <text:p>0.06</text:p>
          </table:table-cell>
          <table:table-cell office:value-type="float" office:value="0.054134">
            <text:p>0.05</text:p>
          </table:table-cell>
          <table:table-cell office:value-type="float" office:value="0.02329">
            <text:p>0.02</text:p>
          </table:table-cell>
          <table:table-cell/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0.056947">
            <text:p>0.06</text:p>
          </table:table-cell>
          <table:table-cell office:value-type="float" office:value="0.054254">
            <text:p>0.05</text:p>
          </table:table-cell>
          <table:table-cell office:value-type="float" office:value="0.023353">
            <text:p>0.02</text:p>
          </table:table-cell>
          <table:table-cell/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0.057284">
            <text:p>0.06</text:p>
          </table:table-cell>
          <table:table-cell office:value-type="float" office:value="0.054339">
            <text:p>0.05</text:p>
          </table:table-cell>
          <table:table-cell office:value-type="float" office:value="0.023544">
            <text:p>0.02</text:p>
          </table:table-cell>
          <table:table-cell/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0.057805">
            <text:p>0.06</text:p>
          </table:table-cell>
          <table:table-cell office:value-type="float" office:value="0.054412">
            <text:p>0.05</text:p>
          </table:table-cell>
          <table:table-cell office:value-type="float" office:value="0.023667">
            <text:p>0.02</text:p>
          </table:table-cell>
          <table:table-cell/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0.057913">
            <text:p>0.06</text:p>
          </table:table-cell>
          <table:table-cell office:value-type="float" office:value="0.054622">
            <text:p>0.05</text:p>
          </table:table-cell>
          <table:table-cell office:value-type="float" office:value="0.023756">
            <text:p>0.02</text:p>
          </table:table-cell>
          <table:table-cell/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0.058127">
            <text:p>0.06</text:p>
          </table:table-cell>
          <table:table-cell office:value-type="float" office:value="0.054634">
            <text:p>0.05</text:p>
          </table:table-cell>
          <table:table-cell office:value-type="float" office:value="0.024096">
            <text:p>0.02</text:p>
          </table:table-cell>
          <table:table-cell/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0.058481">
            <text:p>0.06</text:p>
          </table:table-cell>
          <table:table-cell office:value-type="float" office:value="0.054793">
            <text:p>0.05</text:p>
          </table:table-cell>
          <table:table-cell office:value-type="float" office:value="0.024005">
            <text:p>0.02</text:p>
          </table:table-cell>
          <table:table-cell/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0.058896">
            <text:p>0.06</text:p>
          </table:table-cell>
          <table:table-cell office:value-type="float" office:value="0.054981">
            <text:p>0.05</text:p>
          </table:table-cell>
          <table:table-cell office:value-type="float" office:value="0.024156">
            <text:p>0.02</text:p>
          </table:table-cell>
          <table:table-cell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059143">
            <text:p>0.06</text:p>
          </table:table-cell>
          <table:table-cell office:value-type="float" office:value="0.055186">
            <text:p>0.06</text:p>
          </table:table-cell>
          <table:table-cell office:value-type="float" office:value="0.024299">
            <text:p>0.02</text:p>
          </table:table-cell>
          <table:table-cell/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0.059404">
            <text:p>0.06</text:p>
          </table:table-cell>
          <table:table-cell office:value-type="float" office:value="0.055856">
            <text:p>0.06</text:p>
          </table:table-cell>
          <table:table-cell office:value-type="float" office:value="0.024423">
            <text:p>0.02</text:p>
          </table:table-cell>
          <table:table-cell/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0.059725">
            <text:p>0.06</text:p>
          </table:table-cell>
          <table:table-cell office:value-type="float" office:value="0.055285">
            <text:p>0.06</text:p>
          </table:table-cell>
          <table:table-cell office:value-type="float" office:value="0.028682">
            <text:p>0.03</text:p>
          </table:table-cell>
          <table:table-cell/>
        </table:table-row>
        <table:table-row table:style-name="ro1">
          <table:table-cell office:value-type="float" office:value="223000">
            <text:p>223000</text:p>
          </table:table-cell>
          <table:table-cell office:value-type="float" office:value="0.059891">
            <text:p>0.06</text:p>
          </table:table-cell>
          <table:table-cell office:value-type="float" office:value="0.055558">
            <text:p>0.06</text:p>
          </table:table-cell>
          <table:table-cell office:value-type="float" office:value="0.024615">
            <text:p>0.02</text:p>
          </table:table-cell>
          <table:table-cell/>
        </table:table-row>
        <table:table-row table:style-name="ro1">
          <table:table-cell office:value-type="float" office:value="224000">
            <text:p>224000</text:p>
          </table:table-cell>
          <table:table-cell office:value-type="float" office:value="0.060242">
            <text:p>0.06</text:p>
          </table:table-cell>
          <table:table-cell office:value-type="float" office:value="0.055466">
            <text:p>0.06</text:p>
          </table:table-cell>
          <table:table-cell office:value-type="float" office:value="0.024747">
            <text:p>0.02</text:p>
          </table:table-cell>
          <table:table-cell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0.06048">
            <text:p>0.06</text:p>
          </table:table-cell>
          <table:table-cell office:value-type="float" office:value="0.055599">
            <text:p>0.06</text:p>
          </table:table-cell>
          <table:table-cell office:value-type="float" office:value="0.025393">
            <text:p>0.03</text:p>
          </table:table-cell>
          <table:table-cell/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0.060739">
            <text:p>0.06</text:p>
          </table:table-cell>
          <table:table-cell office:value-type="float" office:value="0.055722">
            <text:p>0.06</text:p>
          </table:table-cell>
          <table:table-cell office:value-type="float" office:value="0.024999">
            <text:p>0.02</text:p>
          </table:table-cell>
          <table:table-cell/>
        </table:table-row>
        <table:table-row table:style-name="ro1">
          <table:table-cell office:value-type="float" office:value="227000">
            <text:p>227000</text:p>
          </table:table-cell>
          <table:table-cell office:value-type="float" office:value="0.060871">
            <text:p>0.06</text:p>
          </table:table-cell>
          <table:table-cell office:value-type="float" office:value="0.055852">
            <text:p>0.06</text:p>
          </table:table-cell>
          <table:table-cell office:value-type="float" office:value="0.02502">
            <text:p>0.03</text:p>
          </table:table-cell>
          <table:table-cell/>
        </table:table-row>
        <table:table-row table:style-name="ro1">
          <table:table-cell office:value-type="float" office:value="228000">
            <text:p>228000</text:p>
          </table:table-cell>
          <table:table-cell office:value-type="float" office:value="0.061455">
            <text:p>0.06</text:p>
          </table:table-cell>
          <table:table-cell office:value-type="float" office:value="0.05588">
            <text:p>0.06</text:p>
          </table:table-cell>
          <table:table-cell office:value-type="float" office:value="0.02519">
            <text:p>0.03</text:p>
          </table:table-cell>
          <table:table-cell/>
        </table:table-row>
        <table:table-row table:style-name="ro1">
          <table:table-cell office:value-type="float" office:value="229000">
            <text:p>229000</text:p>
          </table:table-cell>
          <table:table-cell office:value-type="float" office:value="0.061521">
            <text:p>0.06</text:p>
          </table:table-cell>
          <table:table-cell office:value-type="float" office:value="0.056087">
            <text:p>0.06</text:p>
          </table:table-cell>
          <table:table-cell office:value-type="float" office:value="0.025307">
            <text:p>0.03</text:p>
          </table:table-cell>
          <table:table-cell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062064">
            <text:p>0.06</text:p>
          </table:table-cell>
          <table:table-cell office:value-type="float" office:value="0.056143">
            <text:p>0.06</text:p>
          </table:table-cell>
          <table:table-cell office:value-type="float" office:value="0.025497">
            <text:p>0.03</text:p>
          </table:table-cell>
          <table:table-cell/>
        </table:table-row>
        <table:table-row table:style-name="ro1">
          <table:table-cell office:value-type="float" office:value="231000">
            <text:p>231000</text:p>
          </table:table-cell>
          <table:table-cell office:value-type="float" office:value="0.061906">
            <text:p>0.06</text:p>
          </table:table-cell>
          <table:table-cell office:value-type="float" office:value="0.056287">
            <text:p>0.06</text:p>
          </table:table-cell>
          <table:table-cell office:value-type="float" office:value="0.025642">
            <text:p>0.03</text:p>
          </table:table-cell>
          <table:table-cell/>
        </table:table-row>
        <table:table-row table:style-name="ro1">
          <table:table-cell office:value-type="float" office:value="232000">
            <text:p>232000</text:p>
          </table:table-cell>
          <table:table-cell office:value-type="float" office:value="0.062378">
            <text:p>0.06</text:p>
          </table:table-cell>
          <table:table-cell office:value-type="float" office:value="0.056626">
            <text:p>0.06</text:p>
          </table:table-cell>
          <table:table-cell office:value-type="float" office:value="0.025674">
            <text:p>0.03</text:p>
          </table:table-cell>
          <table:table-cell/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0.062711">
            <text:p>0.06</text:p>
          </table:table-cell>
          <table:table-cell office:value-type="float" office:value="0.056536">
            <text:p>0.06</text:p>
          </table:table-cell>
          <table:table-cell office:value-type="float" office:value="0.025747">
            <text:p>0.03</text:p>
          </table:table-cell>
          <table:table-cell/>
        </table:table-row>
        <table:table-row table:style-name="ro1">
          <table:table-cell office:value-type="float" office:value="234000">
            <text:p>234000</text:p>
          </table:table-cell>
          <table:table-cell office:value-type="float" office:value="0.063177">
            <text:p>0.06</text:p>
          </table:table-cell>
          <table:table-cell office:value-type="float" office:value="0.056563">
            <text:p>0.06</text:p>
          </table:table-cell>
          <table:table-cell office:value-type="float" office:value="0.02594">
            <text:p>0.03</text:p>
          </table:table-cell>
          <table:table-cell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0.063188">
            <text:p>0.06</text:p>
          </table:table-cell>
          <table:table-cell office:value-type="float" office:value="0.056769">
            <text:p>0.06</text:p>
          </table:table-cell>
          <table:table-cell office:value-type="float" office:value="0.026124">
            <text:p>0.03</text:p>
          </table:table-cell>
          <table:table-cell/>
        </table:table-row>
        <table:table-row table:style-name="ro1">
          <table:table-cell office:value-type="float" office:value="236000">
            <text:p>236000</text:p>
          </table:table-cell>
          <table:table-cell office:value-type="float" office:value="0.063338">
            <text:p>0.06</text:p>
          </table:table-cell>
          <table:table-cell office:value-type="float" office:value="0.056755">
            <text:p>0.06</text:p>
          </table:table-cell>
          <table:table-cell office:value-type="float" office:value="0.026105">
            <text:p>0.03</text:p>
          </table:table-cell>
          <table:table-cell/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0.063523">
            <text:p>0.06</text:p>
          </table:table-cell>
          <table:table-cell office:value-type="float" office:value="0.057049">
            <text:p>0.06</text:p>
          </table:table-cell>
          <table:table-cell office:value-type="float" office:value="0.026316">
            <text:p>0.03</text:p>
          </table:table-cell>
          <table:table-cell/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0.063944">
            <text:p>0.06</text:p>
          </table:table-cell>
          <table:table-cell office:value-type="float" office:value="0.056986">
            <text:p>0.06</text:p>
          </table:table-cell>
          <table:table-cell office:value-type="float" office:value="0.026336">
            <text:p>0.03</text:p>
          </table:table-cell>
          <table:table-cell/>
        </table:table-row>
        <table:table-row table:style-name="ro1">
          <table:table-cell office:value-type="float" office:value="239000">
            <text:p>239000</text:p>
          </table:table-cell>
          <table:table-cell office:value-type="float" office:value="0.064235">
            <text:p>0.06</text:p>
          </table:table-cell>
          <table:table-cell office:value-type="float" office:value="0.057146">
            <text:p>0.06</text:p>
          </table:table-cell>
          <table:table-cell office:value-type="float" office:value="0.026582">
            <text:p>0.03</text:p>
          </table:table-cell>
          <table:table-cell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064715">
            <text:p>0.06</text:p>
          </table:table-cell>
          <table:table-cell office:value-type="float" office:value="0.057325">
            <text:p>0.06</text:p>
          </table:table-cell>
          <table:table-cell office:value-type="float" office:value="0.0266">
            <text:p>0.03</text:p>
          </table:table-cell>
          <table:table-cell/>
        </table:table-row>
        <table:table-row table:style-name="ro1">
          <table:table-cell office:value-type="float" office:value="241000">
            <text:p>241000</text:p>
          </table:table-cell>
          <table:table-cell office:value-type="float" office:value="0.064742">
            <text:p>0.06</text:p>
          </table:table-cell>
          <table:table-cell office:value-type="float" office:value="0.057343">
            <text:p>0.06</text:p>
          </table:table-cell>
          <table:table-cell office:value-type="float" office:value="0.026758">
            <text:p>0.03</text:p>
          </table:table-cell>
          <table:table-cell/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0.065017">
            <text:p>0.07</text:p>
          </table:table-cell>
          <table:table-cell office:value-type="float" office:value="0.057469">
            <text:p>0.06</text:p>
          </table:table-cell>
          <table:table-cell office:value-type="float" office:value="0.02697">
            <text:p>0.03</text:p>
          </table:table-cell>
          <table:table-cell/>
        </table:table-row>
        <table:table-row table:style-name="ro1">
          <table:table-cell office:value-type="float" office:value="243000">
            <text:p>243000</text:p>
          </table:table-cell>
          <table:table-cell office:value-type="float" office:value="0.065455">
            <text:p>0.07</text:p>
          </table:table-cell>
          <table:table-cell office:value-type="float" office:value="0.057808">
            <text:p>0.06</text:p>
          </table:table-cell>
          <table:table-cell office:value-type="float" office:value="0.026991">
            <text:p>0.03</text:p>
          </table:table-cell>
          <table:table-cell/>
        </table:table-row>
        <table:table-row table:style-name="ro1">
          <table:table-cell office:value-type="float" office:value="244000">
            <text:p>244000</text:p>
          </table:table-cell>
          <table:table-cell office:value-type="float" office:value="0.065662">
            <text:p>0.07</text:p>
          </table:table-cell>
          <table:table-cell office:value-type="float" office:value="0.057788">
            <text:p>0.06</text:p>
          </table:table-cell>
          <table:table-cell office:value-type="float" office:value="0.027177">
            <text:p>0.03</text:p>
          </table:table-cell>
          <table:table-cell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0.065782">
            <text:p>0.07</text:p>
          </table:table-cell>
          <table:table-cell office:value-type="float" office:value="0.05797">
            <text:p>0.06</text:p>
          </table:table-cell>
          <table:table-cell office:value-type="float" office:value="0.027172">
            <text:p>0.03</text:p>
          </table:table-cell>
          <table:table-cell/>
        </table:table-row>
        <table:table-row table:style-name="ro1">
          <table:table-cell office:value-type="float" office:value="246000">
            <text:p>246000</text:p>
          </table:table-cell>
          <table:table-cell office:value-type="float" office:value="0.066231">
            <text:p>0.07</text:p>
          </table:table-cell>
          <table:table-cell office:value-type="float" office:value="0.058085">
            <text:p>0.06</text:p>
          </table:table-cell>
          <table:table-cell office:value-type="float" office:value="0.027385">
            <text:p>0.03</text:p>
          </table:table-cell>
          <table:table-cell/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0.066293">
            <text:p>0.07</text:p>
          </table:table-cell>
          <table:table-cell office:value-type="float" office:value="0.058121">
            <text:p>0.06</text:p>
          </table:table-cell>
          <table:table-cell office:value-type="float" office:value="0.027577">
            <text:p>0.03</text:p>
          </table:table-cell>
          <table:table-cell/>
        </table:table-row>
        <table:table-row table:style-name="ro1">
          <table:table-cell office:value-type="float" office:value="248000">
            <text:p>248000</text:p>
          </table:table-cell>
          <table:table-cell office:value-type="float" office:value="0.066765">
            <text:p>0.07</text:p>
          </table:table-cell>
          <table:table-cell office:value-type="float" office:value="0.058136">
            <text:p>0.06</text:p>
          </table:table-cell>
          <table:table-cell office:value-type="float" office:value="0.027608">
            <text:p>0.03</text:p>
          </table:table-cell>
          <table:table-cell/>
        </table:table-row>
        <table:table-row table:style-name="ro1">
          <table:table-cell office:value-type="float" office:value="249000">
            <text:p>249000</text:p>
          </table:table-cell>
          <table:table-cell office:value-type="float" office:value="0.067037">
            <text:p>0.07</text:p>
          </table:table-cell>
          <table:table-cell office:value-type="float" office:value="0.058254">
            <text:p>0.06</text:p>
          </table:table-cell>
          <table:table-cell office:value-type="float" office:value="0.027707">
            <text:p>0.03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067312">
            <text:p>0.07</text:p>
          </table:table-cell>
          <table:table-cell office:value-type="float" office:value="0.058491">
            <text:p>0.06</text:p>
          </table:table-cell>
          <table:table-cell office:value-type="float" office:value="0.027847">
            <text:p>0.03</text:p>
          </table:table-cell>
          <table:table-cell/>
        </table:table-row>
        <table:table-row table:style-name="ro1">
          <table:table-cell office:value-type="float" office:value="251000">
            <text:p>251000</text:p>
          </table:table-cell>
          <table:table-cell office:value-type="float" office:value="0.06767">
            <text:p>0.07</text:p>
          </table:table-cell>
          <table:table-cell office:value-type="float" office:value="0.058457">
            <text:p>0.06</text:p>
          </table:table-cell>
          <table:table-cell office:value-type="float" office:value="0.028163">
            <text:p>0.03</text:p>
          </table:table-cell>
          <table:table-cell/>
        </table:table-row>
        <table:table-row table:style-name="ro1">
          <table:table-cell office:value-type="float" office:value="252000">
            <text:p>252000</text:p>
          </table:table-cell>
          <table:table-cell office:value-type="float" office:value="0.06776">
            <text:p>0.07</text:p>
          </table:table-cell>
          <table:table-cell office:value-type="float" office:value="0.059052">
            <text:p>0.06</text:p>
          </table:table-cell>
          <table:table-cell office:value-type="float" office:value="0.028158">
            <text:p>0.03</text:p>
          </table:table-cell>
          <table:table-cell/>
        </table:table-row>
        <table:table-row table:style-name="ro1">
          <table:table-cell office:value-type="float" office:value="253000">
            <text:p>253000</text:p>
          </table:table-cell>
          <table:table-cell office:value-type="float" office:value="0.068073">
            <text:p>0.07</text:p>
          </table:table-cell>
          <table:table-cell office:value-type="float" office:value="0.058719">
            <text:p>0.06</text:p>
          </table:table-cell>
          <table:table-cell office:value-type="float" office:value="0.028193">
            <text:p>0.03</text:p>
          </table:table-cell>
          <table:table-cell/>
        </table:table-row>
        <table:table-row table:style-name="ro1">
          <table:table-cell office:value-type="float" office:value="254000">
            <text:p>254000</text:p>
          </table:table-cell>
          <table:table-cell office:value-type="float" office:value="0.068066">
            <text:p>0.07</text:p>
          </table:table-cell>
          <table:table-cell office:value-type="float" office:value="0.05899">
            <text:p>0.06</text:p>
          </table:table-cell>
          <table:table-cell office:value-type="float" office:value="0.028358">
            <text:p>0.03</text:p>
          </table:table-cell>
          <table:table-cell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0.068806">
            <text:p>0.07</text:p>
          </table:table-cell>
          <table:table-cell office:value-type="float" office:value="0.059487">
            <text:p>0.06</text:p>
          </table:table-cell>
          <table:table-cell office:value-type="float" office:value="0.028455">
            <text:p>0.03</text:p>
          </table:table-cell>
          <table:table-cell/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0.068736">
            <text:p>0.07</text:p>
          </table:table-cell>
          <table:table-cell office:value-type="float" office:value="0.059194">
            <text:p>0.06</text:p>
          </table:table-cell>
          <table:table-cell office:value-type="float" office:value="0.028527">
            <text:p>0.03</text:p>
          </table:table-cell>
          <table:table-cell/>
        </table:table-row>
        <table:table-row table:style-name="ro1">
          <table:table-cell office:value-type="float" office:value="257000">
            <text:p>257000</text:p>
          </table:table-cell>
          <table:table-cell office:value-type="float" office:value="0.068872">
            <text:p>0.07</text:p>
          </table:table-cell>
          <table:table-cell office:value-type="float" office:value="0.059449">
            <text:p>0.06</text:p>
          </table:table-cell>
          <table:table-cell office:value-type="float" office:value="0.028673">
            <text:p>0.03</text:p>
          </table:table-cell>
          <table:table-cell/>
        </table:table-row>
        <table:table-row table:style-name="ro1">
          <table:table-cell office:value-type="float" office:value="258000">
            <text:p>258000</text:p>
          </table:table-cell>
          <table:table-cell office:value-type="float" office:value="0.069315">
            <text:p>0.07</text:p>
          </table:table-cell>
          <table:table-cell office:value-type="float" office:value="0.059367">
            <text:p>0.06</text:p>
          </table:table-cell>
          <table:table-cell office:value-type="float" office:value="0.028826">
            <text:p>0.03</text:p>
          </table:table-cell>
          <table:table-cell/>
        </table:table-row>
        <table:table-row table:style-name="ro1">
          <table:table-cell office:value-type="float" office:value="259000">
            <text:p>259000</text:p>
          </table:table-cell>
          <table:table-cell office:value-type="float" office:value="0.069526">
            <text:p>0.07</text:p>
          </table:table-cell>
          <table:table-cell office:value-type="float" office:value="0.059381">
            <text:p>0.06</text:p>
          </table:table-cell>
          <table:table-cell office:value-type="float" office:value="0.02894">
            <text:p>0.03</text:p>
          </table:table-cell>
          <table:table-cell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069668">
            <text:p>0.07</text:p>
          </table:table-cell>
          <table:table-cell office:value-type="float" office:value="0.059517">
            <text:p>0.06</text:p>
          </table:table-cell>
          <table:table-cell office:value-type="float" office:value="0.029359">
            <text:p>0.03</text:p>
          </table:table-cell>
          <table:table-cell/>
        </table:table-row>
        <table:table-row table:style-name="ro1">
          <table:table-cell office:value-type="float" office:value="261000">
            <text:p>261000</text:p>
          </table:table-cell>
          <table:table-cell office:value-type="float" office:value="0.069925">
            <text:p>0.07</text:p>
          </table:table-cell>
          <table:table-cell office:value-type="float" office:value="0.060261">
            <text:p>0.06</text:p>
          </table:table-cell>
          <table:table-cell office:value-type="float" office:value="0.029128">
            <text:p>0.03</text:p>
          </table:table-cell>
          <table:table-cell/>
        </table:table-row>
        <table:table-row table:style-name="ro1">
          <table:table-cell office:value-type="float" office:value="262000">
            <text:p>262000</text:p>
          </table:table-cell>
          <table:table-cell office:value-type="float" office:value="0.07016">
            <text:p>0.07</text:p>
          </table:table-cell>
          <table:table-cell office:value-type="float" office:value="0.059931">
            <text:p>0.06</text:p>
          </table:table-cell>
          <table:table-cell office:value-type="float" office:value="0.029242">
            <text:p>0.03</text:p>
          </table:table-cell>
          <table:table-cell/>
        </table:table-row>
        <table:table-row table:style-name="ro1">
          <table:table-cell office:value-type="float" office:value="263000">
            <text:p>263000</text:p>
          </table:table-cell>
          <table:table-cell office:value-type="float" office:value="0.070798">
            <text:p>0.07</text:p>
          </table:table-cell>
          <table:table-cell office:value-type="float" office:value="0.061597">
            <text:p>0.06</text:p>
          </table:table-cell>
          <table:table-cell office:value-type="float" office:value="0.02934">
            <text:p>0.03</text:p>
          </table:table-cell>
          <table:table-cell/>
        </table:table-row>
        <table:table-row table:style-name="ro1">
          <table:table-cell office:value-type="float" office:value="264000">
            <text:p>264000</text:p>
          </table:table-cell>
          <table:table-cell office:value-type="float" office:value="0.070513">
            <text:p>0.07</text:p>
          </table:table-cell>
          <table:table-cell office:value-type="float" office:value="0.061638">
            <text:p>0.06</text:p>
          </table:table-cell>
          <table:table-cell office:value-type="float" office:value="0.029511">
            <text:p>0.03</text:p>
          </table:table-cell>
          <table:table-cell/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0.071077">
            <text:p>0.07</text:p>
          </table:table-cell>
          <table:table-cell office:value-type="float" office:value="0.062041">
            <text:p>0.06</text:p>
          </table:table-cell>
          <table:table-cell office:value-type="float" office:value="0.029769">
            <text:p>0.03</text:p>
          </table:table-cell>
          <table:table-cell/>
        </table:table-row>
        <table:table-row table:style-name="ro1">
          <table:table-cell office:value-type="float" office:value="266000">
            <text:p>266000</text:p>
          </table:table-cell>
          <table:table-cell office:value-type="float" office:value="0.07202">
            <text:p>0.07</text:p>
          </table:table-cell>
          <table:table-cell office:value-type="float" office:value="0.062164">
            <text:p>0.06</text:p>
          </table:table-cell>
          <table:table-cell office:value-type="float" office:value="0.029888">
            <text:p>0.03</text:p>
          </table:table-cell>
          <table:table-cell/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0.07169">
            <text:p>0.07</text:p>
          </table:table-cell>
          <table:table-cell office:value-type="float" office:value="0.063004">
            <text:p>0.06</text:p>
          </table:table-cell>
          <table:table-cell office:value-type="float" office:value="0.029792">
            <text:p>0.03</text:p>
          </table:table-cell>
          <table:table-cell/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0.071867">
            <text:p>0.07</text:p>
          </table:table-cell>
          <table:table-cell office:value-type="float" office:value="0.063712">
            <text:p>0.06</text:p>
          </table:table-cell>
          <table:table-cell office:value-type="float" office:value="0.030047">
            <text:p>0.03</text:p>
          </table:table-cell>
          <table:table-cell/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0.072223">
            <text:p>0.07</text:p>
          </table:table-cell>
          <table:table-cell office:value-type="float" office:value="0.062941">
            <text:p>0.06</text:p>
          </table:table-cell>
          <table:table-cell office:value-type="float" office:value="0.030193">
            <text:p>0.03</text:p>
          </table:table-cell>
          <table:table-cell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072495">
            <text:p>0.07</text:p>
          </table:table-cell>
          <table:table-cell office:value-type="float" office:value="0.063036">
            <text:p>0.06</text:p>
          </table:table-cell>
          <table:table-cell office:value-type="float" office:value="0.030211">
            <text:p>0.03</text:p>
          </table:table-cell>
          <table:table-cell/>
        </table:table-row>
        <table:table-row table:style-name="ro1">
          <table:table-cell office:value-type="float" office:value="271000">
            <text:p>271000</text:p>
          </table:table-cell>
          <table:table-cell office:value-type="float" office:value="0.072758">
            <text:p>0.07</text:p>
          </table:table-cell>
          <table:table-cell office:value-type="float" office:value="0.064171">
            <text:p>0.06</text:p>
          </table:table-cell>
          <table:table-cell office:value-type="float" office:value="0.030492">
            <text:p>0.03</text:p>
          </table:table-cell>
          <table:table-cell/>
        </table:table-row>
        <table:table-row table:style-name="ro1">
          <table:table-cell office:value-type="float" office:value="272000">
            <text:p>272000</text:p>
          </table:table-cell>
          <table:table-cell office:value-type="float" office:value="0.073035">
            <text:p>0.07</text:p>
          </table:table-cell>
          <table:table-cell office:value-type="float" office:value="0.064181">
            <text:p>0.06</text:p>
          </table:table-cell>
          <table:table-cell office:value-type="float" office:value="0.030407">
            <text:p>0.03</text:p>
          </table:table-cell>
          <table:table-cell/>
        </table:table-row>
        <table:table-row table:style-name="ro1">
          <table:table-cell office:value-type="float" office:value="273000">
            <text:p>273000</text:p>
          </table:table-cell>
          <table:table-cell office:value-type="float" office:value="0.073337">
            <text:p>0.07</text:p>
          </table:table-cell>
          <table:table-cell office:value-type="float" office:value="0.065376">
            <text:p>0.07</text:p>
          </table:table-cell>
          <table:table-cell office:value-type="float" office:value="0.030667">
            <text:p>0.03</text:p>
          </table:table-cell>
          <table:table-cell/>
        </table:table-row>
        <table:table-row table:style-name="ro1">
          <table:table-cell office:value-type="float" office:value="274000">
            <text:p>274000</text:p>
          </table:table-cell>
          <table:table-cell office:value-type="float" office:value="0.073533">
            <text:p>0.07</text:p>
          </table:table-cell>
          <table:table-cell office:value-type="float" office:value="0.064395">
            <text:p>0.06</text:p>
          </table:table-cell>
          <table:table-cell office:value-type="float" office:value="0.030709">
            <text:p>0.03</text:p>
          </table:table-cell>
          <table:table-cell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0.073828">
            <text:p>0.07</text:p>
          </table:table-cell>
          <table:table-cell office:value-type="float" office:value="0.064512">
            <text:p>0.06</text:p>
          </table:table-cell>
          <table:table-cell office:value-type="float" office:value="0.030826">
            <text:p>0.03</text:p>
          </table:table-cell>
          <table:table-cell/>
        </table:table-row>
        <table:table-row table:style-name="ro1">
          <table:table-cell office:value-type="float" office:value="276000">
            <text:p>276000</text:p>
          </table:table-cell>
          <table:table-cell office:value-type="float" office:value="0.074169">
            <text:p>0.07</text:p>
          </table:table-cell>
          <table:table-cell office:value-type="float" office:value="0.064703">
            <text:p>0.06</text:p>
          </table:table-cell>
          <table:table-cell office:value-type="float" office:value="0.030957">
            <text:p>0.03</text:p>
          </table:table-cell>
          <table:table-cell/>
        </table:table-row>
        <table:table-row table:style-name="ro1">
          <table:table-cell office:value-type="float" office:value="277000">
            <text:p>277000</text:p>
          </table:table-cell>
          <table:table-cell office:value-type="float" office:value="0.074176">
            <text:p>0.07</text:p>
          </table:table-cell>
          <table:table-cell office:value-type="float" office:value="0.065509">
            <text:p>0.07</text:p>
          </table:table-cell>
          <table:table-cell office:value-type="float" office:value="0.031113">
            <text:p>0.03</text:p>
          </table:table-cell>
          <table:table-cell/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0.074719">
            <text:p>0.07</text:p>
          </table:table-cell>
          <table:table-cell office:value-type="float" office:value="0.064804">
            <text:p>0.06</text:p>
          </table:table-cell>
          <table:table-cell office:value-type="float" office:value="0.031164">
            <text:p>0.03</text:p>
          </table:table-cell>
          <table:table-cell/>
        </table:table-row>
        <table:table-row table:style-name="ro1">
          <table:table-cell office:value-type="float" office:value="279000">
            <text:p>279000</text:p>
          </table:table-cell>
          <table:table-cell office:value-type="float" office:value="0.077335">
            <text:p>0.08</text:p>
          </table:table-cell>
          <table:table-cell office:value-type="float" office:value="0.067326">
            <text:p>0.07</text:p>
          </table:table-cell>
          <table:table-cell office:value-type="float" office:value="0.031378">
            <text:p>0.03</text:p>
          </table:table-cell>
          <table:table-cell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077454">
            <text:p>0.08</text:p>
          </table:table-cell>
          <table:table-cell office:value-type="float" office:value="0.06708">
            <text:p>0.07</text:p>
          </table:table-cell>
          <table:table-cell office:value-type="float" office:value="0.031541">
            <text:p>0.03</text:p>
          </table:table-cell>
          <table:table-cell/>
        </table:table-row>
        <table:table-row table:style-name="ro1">
          <table:table-cell office:value-type="float" office:value="281000">
            <text:p>281000</text:p>
          </table:table-cell>
          <table:table-cell office:value-type="float" office:value="0.077535">
            <text:p>0.08</text:p>
          </table:table-cell>
          <table:table-cell office:value-type="float" office:value="0.067269">
            <text:p>0.07</text:p>
          </table:table-cell>
          <table:table-cell office:value-type="float" office:value="0.031597">
            <text:p>0.03</text:p>
          </table:table-cell>
          <table:table-cell/>
        </table:table-row>
        <table:table-row table:style-name="ro1">
          <table:table-cell office:value-type="float" office:value="282000">
            <text:p>282000</text:p>
          </table:table-cell>
          <table:table-cell office:value-type="float" office:value="0.077751">
            <text:p>0.08</text:p>
          </table:table-cell>
          <table:table-cell office:value-type="float" office:value="0.067314">
            <text:p>0.07</text:p>
          </table:table-cell>
          <table:table-cell office:value-type="float" office:value="0.031758">
            <text:p>0.03</text:p>
          </table:table-cell>
          <table:table-cell/>
        </table:table-row>
        <table:table-row table:style-name="ro1">
          <table:table-cell office:value-type="float" office:value="283000">
            <text:p>283000</text:p>
          </table:table-cell>
          <table:table-cell office:value-type="float" office:value="0.078278">
            <text:p>0.08</text:p>
          </table:table-cell>
          <table:table-cell office:value-type="float" office:value="0.067351">
            <text:p>0.07</text:p>
          </table:table-cell>
          <table:table-cell office:value-type="float" office:value="0.031922">
            <text:p>0.03</text:p>
          </table:table-cell>
          <table:table-cell/>
        </table:table-row>
        <table:table-row table:style-name="ro1">
          <table:table-cell office:value-type="float" office:value="284000">
            <text:p>284000</text:p>
          </table:table-cell>
          <table:table-cell office:value-type="float" office:value="0.078116">
            <text:p>0.08</text:p>
          </table:table-cell>
          <table:table-cell office:value-type="float" office:value="0.067347">
            <text:p>0.07</text:p>
          </table:table-cell>
          <table:table-cell office:value-type="float" office:value="0.032177">
            <text:p>0.03</text:p>
          </table:table-cell>
          <table:table-cell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0.078819">
            <text:p>0.08</text:p>
          </table:table-cell>
          <table:table-cell office:value-type="float" office:value="0.068105">
            <text:p>0.07</text:p>
          </table:table-cell>
          <table:table-cell office:value-type="float" office:value="0.032061">
            <text:p>0.03</text:p>
          </table:table-cell>
          <table:table-cell/>
        </table:table-row>
        <table:table-row table:style-name="ro1">
          <table:table-cell office:value-type="float" office:value="286000">
            <text:p>286000</text:p>
          </table:table-cell>
          <table:table-cell office:value-type="float" office:value="0.079172">
            <text:p>0.08</text:p>
          </table:table-cell>
          <table:table-cell office:value-type="float" office:value="0.067862">
            <text:p>0.07</text:p>
          </table:table-cell>
          <table:table-cell office:value-type="float" office:value="0.032186">
            <text:p>0.03</text:p>
          </table:table-cell>
          <table:table-cell/>
        </table:table-row>
        <table:table-row table:style-name="ro1">
          <table:table-cell office:value-type="float" office:value="287000">
            <text:p>287000</text:p>
          </table:table-cell>
          <table:table-cell office:value-type="float" office:value="0.078314">
            <text:p>0.08</text:p>
          </table:table-cell>
          <table:table-cell office:value-type="float" office:value="0.0679">
            <text:p>0.07</text:p>
          </table:table-cell>
          <table:table-cell office:value-type="float" office:value="0.032273">
            <text:p>0.03</text:p>
          </table:table-cell>
          <table:table-cell/>
        </table:table-row>
        <table:table-row table:style-name="ro1">
          <table:table-cell office:value-type="float" office:value="288000">
            <text:p>288000</text:p>
          </table:table-cell>
          <table:table-cell office:value-type="float" office:value="0.079664">
            <text:p>0.08</text:p>
          </table:table-cell>
          <table:table-cell office:value-type="float" office:value="0.072151">
            <text:p>0.07</text:p>
          </table:table-cell>
          <table:table-cell office:value-type="float" office:value="0.03265">
            <text:p>0.03</text:p>
          </table:table-cell>
          <table:table-cell/>
        </table:table-row>
        <table:table-row table:style-name="ro1">
          <table:table-cell office:value-type="float" office:value="289000">
            <text:p>289000</text:p>
          </table:table-cell>
          <table:table-cell office:value-type="float" office:value="0.094066">
            <text:p>0.09</text:p>
          </table:table-cell>
          <table:table-cell office:value-type="float" office:value="0.071628">
            <text:p>0.07</text:p>
          </table:table-cell>
          <table:table-cell office:value-type="float" office:value="0.033902">
            <text:p>0.03</text:p>
          </table:table-cell>
          <table:table-cell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090032">
            <text:p>0.09</text:p>
          </table:table-cell>
          <table:table-cell office:value-type="float" office:value="0.071985">
            <text:p>0.07</text:p>
          </table:table-cell>
          <table:table-cell office:value-type="float" office:value="0.034782">
            <text:p>0.03</text:p>
          </table:table-cell>
          <table:table-cell/>
        </table:table-row>
        <table:table-row table:style-name="ro1">
          <table:table-cell office:value-type="float" office:value="291000">
            <text:p>291000</text:p>
          </table:table-cell>
          <table:table-cell office:value-type="float" office:value="0.087946">
            <text:p>0.09</text:p>
          </table:table-cell>
          <table:table-cell office:value-type="float" office:value="0.076501">
            <text:p>0.08</text:p>
          </table:table-cell>
          <table:table-cell office:value-type="float" office:value="0.034622">
            <text:p>0.03</text:p>
          </table:table-cell>
          <table:table-cell/>
        </table:table-row>
        <table:table-row table:style-name="ro1">
          <table:table-cell office:value-type="float" office:value="292000">
            <text:p>292000</text:p>
          </table:table-cell>
          <table:table-cell office:value-type="float" office:value="0.090455">
            <text:p>0.09</text:p>
          </table:table-cell>
          <table:table-cell office:value-type="float" office:value="0.072806">
            <text:p>0.07</text:p>
          </table:table-cell>
          <table:table-cell office:value-type="float" office:value="0.037374">
            <text:p>0.04</text:p>
          </table:table-cell>
          <table:table-cell/>
        </table:table-row>
        <table:table-row table:style-name="ro1">
          <table:table-cell office:value-type="float" office:value="293000">
            <text:p>293000</text:p>
          </table:table-cell>
          <table:table-cell office:value-type="float" office:value="0.096296">
            <text:p>0.1</text:p>
          </table:table-cell>
          <table:table-cell office:value-type="float" office:value="0.070337">
            <text:p>0.07</text:p>
          </table:table-cell>
          <table:table-cell office:value-type="float" office:value="0.033603">
            <text:p>0.03</text:p>
          </table:table-cell>
          <table:table-cell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0.091732">
            <text:p>0.09</text:p>
          </table:table-cell>
          <table:table-cell office:value-type="float" office:value="0.078202">
            <text:p>0.08</text:p>
          </table:table-cell>
          <table:table-cell office:value-type="float" office:value="0.033189">
            <text:p>0.03</text:p>
          </table:table-cell>
          <table:table-cell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0.081452">
            <text:p>0.08</text:p>
          </table:table-cell>
          <table:table-cell office:value-type="float" office:value="0.073237">
            <text:p>0.07</text:p>
          </table:table-cell>
          <table:table-cell office:value-type="float" office:value="0.033416">
            <text:p>0.03</text:p>
          </table:table-cell>
          <table:table-cell/>
        </table:table-row>
        <table:table-row table:style-name="ro1">
          <table:table-cell office:value-type="float" office:value="296000">
            <text:p>296000</text:p>
          </table:table-cell>
          <table:table-cell office:value-type="float" office:value="0.08205">
            <text:p>0.08</text:p>
          </table:table-cell>
          <table:table-cell office:value-type="float" office:value="0.073094">
            <text:p>0.07</text:p>
          </table:table-cell>
          <table:table-cell office:value-type="float" office:value="0.033684">
            <text:p>0.03</text:p>
          </table:table-cell>
          <table:table-cell/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0.08232">
            <text:p>0.08</text:p>
          </table:table-cell>
          <table:table-cell office:value-type="float" office:value="0.07304">
            <text:p>0.07</text:p>
          </table:table-cell>
          <table:table-cell office:value-type="float" office:value="0.033566">
            <text:p>0.03</text:p>
          </table:table-cell>
          <table:table-cell/>
        </table:table-row>
        <table:table-row table:style-name="ro1">
          <table:table-cell office:value-type="float" office:value="298000">
            <text:p>298000</text:p>
          </table:table-cell>
          <table:table-cell office:value-type="float" office:value="0.082746">
            <text:p>0.08</text:p>
          </table:table-cell>
          <table:table-cell office:value-type="float" office:value="0.073418">
            <text:p>0.07</text:p>
          </table:table-cell>
          <table:table-cell office:value-type="float" office:value="0.033954">
            <text:p>0.03</text:p>
          </table:table-cell>
          <table:table-cell/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0.082837">
            <text:p>0.08</text:p>
          </table:table-cell>
          <table:table-cell office:value-type="float" office:value="0.074092">
            <text:p>0.07</text:p>
          </table:table-cell>
          <table:table-cell office:value-type="float" office:value="0.033718">
            <text:p>0.03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83437">
            <text:p>0.08</text:p>
          </table:table-cell>
          <table:table-cell office:value-type="float" office:value="0.073419">
            <text:p>0.07</text:p>
          </table:table-cell>
          <table:table-cell office:value-type="float" office:value="0.033915">
            <text:p>0.03</text:p>
          </table:table-cell>
          <table:table-cell/>
        </table:table-row>
        <table:table-row table:style-name="ro1">
          <table:table-cell office:value-type="float" office:value="301000">
            <text:p>301000</text:p>
          </table:table-cell>
          <table:table-cell office:value-type="float" office:value="0.083524">
            <text:p>0.08</text:p>
          </table:table-cell>
          <table:table-cell office:value-type="float" office:value="0.073679">
            <text:p>0.07</text:p>
          </table:table-cell>
          <table:table-cell office:value-type="float" office:value="0.034019">
            <text:p>0.03</text:p>
          </table:table-cell>
          <table:table-cell/>
        </table:table-row>
        <table:table-row table:style-name="ro1">
          <table:table-cell office:value-type="float" office:value="302000">
            <text:p>302000</text:p>
          </table:table-cell>
          <table:table-cell office:value-type="float" office:value="0.084545">
            <text:p>0.08</text:p>
          </table:table-cell>
          <table:table-cell office:value-type="float" office:value="0.075121">
            <text:p>0.08</text:p>
          </table:table-cell>
          <table:table-cell office:value-type="float" office:value="0.034216">
            <text:p>0.03</text:p>
          </table:table-cell>
          <table:table-cell/>
        </table:table-row>
        <table:table-row table:style-name="ro1">
          <table:table-cell office:value-type="float" office:value="303000">
            <text:p>303000</text:p>
          </table:table-cell>
          <table:table-cell office:value-type="float" office:value="0.08749">
            <text:p>0.09</text:p>
          </table:table-cell>
          <table:table-cell office:value-type="float" office:value="0.073632">
            <text:p>0.07</text:p>
          </table:table-cell>
          <table:table-cell office:value-type="float" office:value="0.034285">
            <text:p>0.03</text:p>
          </table:table-cell>
          <table:table-cell/>
        </table:table-row>
        <table:table-row table:style-name="ro1">
          <table:table-cell office:value-type="float" office:value="304000">
            <text:p>304000</text:p>
          </table:table-cell>
          <table:table-cell office:value-type="float" office:value="0.084531">
            <text:p>0.08</text:p>
          </table:table-cell>
          <table:table-cell office:value-type="float" office:value="0.074289">
            <text:p>0.07</text:p>
          </table:table-cell>
          <table:table-cell office:value-type="float" office:value="0.034656">
            <text:p>0.03</text:p>
          </table:table-cell>
          <table:table-cell/>
        </table:table-row>
        <table:table-row table:style-name="ro1">
          <table:table-cell office:value-type="float" office:value="305000">
            <text:p>305000</text:p>
          </table:table-cell>
          <table:table-cell office:value-type="float" office:value="0.084735">
            <text:p>0.08</text:p>
          </table:table-cell>
          <table:table-cell office:value-type="float" office:value="0.074142">
            <text:p>0.07</text:p>
          </table:table-cell>
          <table:table-cell office:value-type="float" office:value="0.034484">
            <text:p>0.03</text:p>
          </table:table-cell>
          <table:table-cell/>
        </table:table-row>
        <table:table-row table:style-name="ro1">
          <table:table-cell office:value-type="float" office:value="306000">
            <text:p>306000</text:p>
          </table:table-cell>
          <table:table-cell office:value-type="float" office:value="0.08494">
            <text:p>0.08</text:p>
          </table:table-cell>
          <table:table-cell office:value-type="float" office:value="0.074703">
            <text:p>0.07</text:p>
          </table:table-cell>
          <table:table-cell office:value-type="float" office:value="0.034566">
            <text:p>0.03</text:p>
          </table:table-cell>
          <table:table-cell/>
        </table:table-row>
        <table:table-row table:style-name="ro1">
          <table:table-cell office:value-type="float" office:value="307000">
            <text:p>307000</text:p>
          </table:table-cell>
          <table:table-cell office:value-type="float" office:value="0.084643">
            <text:p>0.08</text:p>
          </table:table-cell>
          <table:table-cell office:value-type="float" office:value="0.074584">
            <text:p>0.07</text:p>
          </table:table-cell>
          <table:table-cell office:value-type="float" office:value="0.034717">
            <text:p>0.03</text:p>
          </table:table-cell>
          <table:table-cell/>
        </table:table-row>
        <table:table-row table:style-name="ro1">
          <table:table-cell office:value-type="float" office:value="308000">
            <text:p>308000</text:p>
          </table:table-cell>
          <table:table-cell office:value-type="float" office:value="0.085854">
            <text:p>0.09</text:p>
          </table:table-cell>
          <table:table-cell office:value-type="float" office:value="0.074775">
            <text:p>0.07</text:p>
          </table:table-cell>
          <table:table-cell office:value-type="float" office:value="0.03495">
            <text:p>0.03</text:p>
          </table:table-cell>
          <table:table-cell/>
        </table:table-row>
        <table:table-row table:style-name="ro1">
          <table:table-cell office:value-type="float" office:value="309000">
            <text:p>309000</text:p>
          </table:table-cell>
          <table:table-cell office:value-type="float" office:value="0.086331">
            <text:p>0.09</text:p>
          </table:table-cell>
          <table:table-cell office:value-type="float" office:value="0.074564">
            <text:p>0.07</text:p>
          </table:table-cell>
          <table:table-cell office:value-type="float" office:value="0.035006">
            <text:p>0.04</text:p>
          </table:table-cell>
          <table:table-cell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0.086541">
            <text:p>0.09</text:p>
          </table:table-cell>
          <table:table-cell office:value-type="float" office:value="0.07455">
            <text:p>0.07</text:p>
          </table:table-cell>
          <table:table-cell office:value-type="float" office:value="0.035308">
            <text:p>0.04</text:p>
          </table:table-cell>
          <table:table-cell/>
        </table:table-row>
        <table:table-row table:style-name="ro1">
          <table:table-cell office:value-type="float" office:value="311000">
            <text:p>311000</text:p>
          </table:table-cell>
          <table:table-cell office:value-type="float" office:value="0.086622">
            <text:p>0.09</text:p>
          </table:table-cell>
          <table:table-cell office:value-type="float" office:value="0.075782">
            <text:p>0.08</text:p>
          </table:table-cell>
          <table:table-cell office:value-type="float" office:value="0.035146">
            <text:p>0.04</text:p>
          </table:table-cell>
          <table:table-cell/>
        </table:table-row>
        <table:table-row table:style-name="ro1">
          <table:table-cell office:value-type="float" office:value="312000">
            <text:p>312000</text:p>
          </table:table-cell>
          <table:table-cell office:value-type="float" office:value="0.086798">
            <text:p>0.09</text:p>
          </table:table-cell>
          <table:table-cell office:value-type="float" office:value="0.074742">
            <text:p>0.07</text:p>
          </table:table-cell>
          <table:table-cell office:value-type="float" office:value="0.035818">
            <text:p>0.04</text:p>
          </table:table-cell>
          <table:table-cell/>
        </table:table-row>
        <table:table-row table:style-name="ro1">
          <table:table-cell office:value-type="float" office:value="313000">
            <text:p>313000</text:p>
          </table:table-cell>
          <table:table-cell office:value-type="float" office:value="0.094477">
            <text:p>0.09</text:p>
          </table:table-cell>
          <table:table-cell office:value-type="float" office:value="0.075784">
            <text:p>0.08</text:p>
          </table:table-cell>
          <table:table-cell office:value-type="float" office:value="0.035398">
            <text:p>0.04</text:p>
          </table:table-cell>
          <table:table-cell/>
        </table:table-row>
        <table:table-row table:style-name="ro1">
          <table:table-cell office:value-type="float" office:value="314000">
            <text:p>314000</text:p>
          </table:table-cell>
          <table:table-cell office:value-type="float" office:value="0.08716">
            <text:p>0.09</text:p>
          </table:table-cell>
          <table:table-cell office:value-type="float" office:value="0.074859">
            <text:p>0.07</text:p>
          </table:table-cell>
          <table:table-cell office:value-type="float" office:value="0.035496">
            <text:p>0.04</text:p>
          </table:table-cell>
          <table:table-cell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0.086697">
            <text:p>0.09</text:p>
          </table:table-cell>
          <table:table-cell office:value-type="float" office:value="0.075785">
            <text:p>0.08</text:p>
          </table:table-cell>
          <table:table-cell office:value-type="float" office:value="0.035757">
            <text:p>0.04</text:p>
          </table:table-cell>
          <table:table-cell/>
        </table:table-row>
        <table:table-row table:style-name="ro1">
          <table:table-cell office:value-type="float" office:value="316000">
            <text:p>316000</text:p>
          </table:table-cell>
          <table:table-cell office:value-type="float" office:value="0.087647">
            <text:p>0.09</text:p>
          </table:table-cell>
          <table:table-cell office:value-type="float" office:value="0.075674">
            <text:p>0.08</text:p>
          </table:table-cell>
          <table:table-cell office:value-type="float" office:value="0.035735">
            <text:p>0.04</text:p>
          </table:table-cell>
          <table:table-cell/>
        </table:table-row>
        <table:table-row table:style-name="ro1">
          <table:table-cell office:value-type="float" office:value="317000">
            <text:p>317000</text:p>
          </table:table-cell>
          <table:table-cell office:value-type="float" office:value="0.08683">
            <text:p>0.09</text:p>
          </table:table-cell>
          <table:table-cell office:value-type="float" office:value="0.075593">
            <text:p>0.08</text:p>
          </table:table-cell>
          <table:table-cell office:value-type="float" office:value="0.035962">
            <text:p>0.04</text:p>
          </table:table-cell>
          <table:table-cell/>
        </table:table-row>
        <table:table-row table:style-name="ro1">
          <table:table-cell office:value-type="float" office:value="318000">
            <text:p>318000</text:p>
          </table:table-cell>
          <table:table-cell office:value-type="float" office:value="0.087122">
            <text:p>0.09</text:p>
          </table:table-cell>
          <table:table-cell office:value-type="float" office:value="0.0758">
            <text:p>0.08</text:p>
          </table:table-cell>
          <table:table-cell office:value-type="float" office:value="0.036168">
            <text:p>0.04</text:p>
          </table:table-cell>
          <table:table-cell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0.088623">
            <text:p>0.09</text:p>
          </table:table-cell>
          <table:table-cell office:value-type="float" office:value="0.0763">
            <text:p>0.08</text:p>
          </table:table-cell>
          <table:table-cell office:value-type="float" office:value="0.03618">
            <text:p>0.04</text:p>
          </table:table-cell>
          <table:table-cell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0.089018">
            <text:p>0.09</text:p>
          </table:table-cell>
          <table:table-cell office:value-type="float" office:value="0.07681">
            <text:p>0.08</text:p>
          </table:table-cell>
          <table:table-cell office:value-type="float" office:value="0.036475">
            <text:p>0.04</text:p>
          </table:table-cell>
          <table:table-cell/>
        </table:table-row>
        <table:table-row table:style-name="ro1">
          <table:table-cell office:value-type="float" office:value="321000">
            <text:p>321000</text:p>
          </table:table-cell>
          <table:table-cell office:value-type="float" office:value="0.089588">
            <text:p>0.09</text:p>
          </table:table-cell>
          <table:table-cell office:value-type="float" office:value="0.077692">
            <text:p>0.08</text:p>
          </table:table-cell>
          <table:table-cell office:value-type="float" office:value="0.036746">
            <text:p>0.04</text:p>
          </table:table-cell>
          <table:table-cell/>
        </table:table-row>
        <table:table-row table:style-name="ro1">
          <table:table-cell office:value-type="float" office:value="322000">
            <text:p>322000</text:p>
          </table:table-cell>
          <table:table-cell office:value-type="float" office:value="0.089171">
            <text:p>0.09</text:p>
          </table:table-cell>
          <table:table-cell office:value-type="float" office:value="0.076084">
            <text:p>0.08</text:p>
          </table:table-cell>
          <table:table-cell office:value-type="float" office:value="0.036708">
            <text:p>0.04</text:p>
          </table:table-cell>
          <table:table-cell/>
        </table:table-row>
        <table:table-row table:style-name="ro1">
          <table:table-cell office:value-type="float" office:value="323000">
            <text:p>323000</text:p>
          </table:table-cell>
          <table:table-cell office:value-type="float" office:value="0.090445">
            <text:p>0.09</text:p>
          </table:table-cell>
          <table:table-cell office:value-type="float" office:value="0.076288">
            <text:p>0.08</text:p>
          </table:table-cell>
          <table:table-cell office:value-type="float" office:value="0.036912">
            <text:p>0.04</text:p>
          </table:table-cell>
          <table:table-cell/>
        </table:table-row>
        <table:table-row table:style-name="ro1">
          <table:table-cell office:value-type="float" office:value="324000">
            <text:p>324000</text:p>
          </table:table-cell>
          <table:table-cell office:value-type="float" office:value="0.089911">
            <text:p>0.09</text:p>
          </table:table-cell>
          <table:table-cell office:value-type="float" office:value="0.076006">
            <text:p>0.08</text:p>
          </table:table-cell>
          <table:table-cell office:value-type="float" office:value="0.036926">
            <text:p>0.04</text:p>
          </table:table-cell>
          <table:table-cell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0.090071">
            <text:p>0.09</text:p>
          </table:table-cell>
          <table:table-cell office:value-type="float" office:value="0.07708">
            <text:p>0.08</text:p>
          </table:table-cell>
          <table:table-cell office:value-type="float" office:value="0.037043">
            <text:p>0.04</text:p>
          </table:table-cell>
          <table:table-cell/>
        </table:table-row>
        <table:table-row table:style-name="ro1">
          <table:table-cell office:value-type="float" office:value="326000">
            <text:p>326000</text:p>
          </table:table-cell>
          <table:table-cell office:value-type="float" office:value="0.089323">
            <text:p>0.09</text:p>
          </table:table-cell>
          <table:table-cell office:value-type="float" office:value="0.076444">
            <text:p>0.08</text:p>
          </table:table-cell>
          <table:table-cell office:value-type="float" office:value="0.037289">
            <text:p>0.04</text:p>
          </table:table-cell>
          <table:table-cell/>
        </table:table-row>
        <table:table-row table:style-name="ro1">
          <table:table-cell office:value-type="float" office:value="327000">
            <text:p>327000</text:p>
          </table:table-cell>
          <table:table-cell office:value-type="float" office:value="0.090508">
            <text:p>0.09</text:p>
          </table:table-cell>
          <table:table-cell office:value-type="float" office:value="0.076442">
            <text:p>0.08</text:p>
          </table:table-cell>
          <table:table-cell office:value-type="float" office:value="0.037212">
            <text:p>0.04</text:p>
          </table:table-cell>
          <table:table-cell/>
        </table:table-row>
        <table:table-row table:style-name="ro1">
          <table:table-cell office:value-type="float" office:value="328000">
            <text:p>328000</text:p>
          </table:table-cell>
          <table:table-cell office:value-type="float" office:value="0.090251">
            <text:p>0.09</text:p>
          </table:table-cell>
          <table:table-cell office:value-type="float" office:value="0.085773">
            <text:p>0.09</text:p>
          </table:table-cell>
          <table:table-cell office:value-type="float" office:value="0.03722">
            <text:p>0.04</text:p>
          </table:table-cell>
          <table:table-cell/>
        </table:table-row>
        <table:table-row table:style-name="ro1">
          <table:table-cell office:value-type="float" office:value="329000">
            <text:p>329000</text:p>
          </table:table-cell>
          <table:table-cell office:value-type="float" office:value="0.09154">
            <text:p>0.09</text:p>
          </table:table-cell>
          <table:table-cell office:value-type="float" office:value="0.085878">
            <text:p>0.09</text:p>
          </table:table-cell>
          <table:table-cell office:value-type="float" office:value="0.037453">
            <text:p>0.04</text:p>
          </table:table-cell>
          <table:table-cell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0.091989">
            <text:p>0.09</text:p>
          </table:table-cell>
          <table:table-cell office:value-type="float" office:value="0.086673">
            <text:p>0.09</text:p>
          </table:table-cell>
          <table:table-cell office:value-type="float" office:value="0.037634">
            <text:p>0.04</text:p>
          </table:table-cell>
          <table:table-cell/>
        </table:table-row>
        <table:table-row table:style-name="ro1">
          <table:table-cell office:value-type="float" office:value="331000">
            <text:p>331000</text:p>
          </table:table-cell>
          <table:table-cell office:value-type="float" office:value="0.091396">
            <text:p>0.09</text:p>
          </table:table-cell>
          <table:table-cell office:value-type="float" office:value="0.085981">
            <text:p>0.09</text:p>
          </table:table-cell>
          <table:table-cell office:value-type="float" office:value="0.037814">
            <text:p>0.04</text:p>
          </table:table-cell>
          <table:table-cell/>
        </table:table-row>
        <table:table-row table:style-name="ro1">
          <table:table-cell office:value-type="float" office:value="332000">
            <text:p>332000</text:p>
          </table:table-cell>
          <table:table-cell office:value-type="float" office:value="0.092854">
            <text:p>0.09</text:p>
          </table:table-cell>
          <table:table-cell office:value-type="float" office:value="0.086275">
            <text:p>0.09</text:p>
          </table:table-cell>
          <table:table-cell office:value-type="float" office:value="0.037789">
            <text:p>0.04</text:p>
          </table:table-cell>
          <table:table-cell/>
        </table:table-row>
        <table:table-row table:style-name="ro1">
          <table:table-cell office:value-type="float" office:value="333000">
            <text:p>333000</text:p>
          </table:table-cell>
          <table:table-cell office:value-type="float" office:value="0.093448">
            <text:p>0.09</text:p>
          </table:table-cell>
          <table:table-cell office:value-type="float" office:value="0.086178">
            <text:p>0.09</text:p>
          </table:table-cell>
          <table:table-cell office:value-type="float" office:value="0.037876">
            <text:p>0.04</text:p>
          </table:table-cell>
          <table:table-cell/>
        </table:table-row>
        <table:table-row table:style-name="ro1">
          <table:table-cell office:value-type="float" office:value="334000">
            <text:p>334000</text:p>
          </table:table-cell>
          <table:table-cell office:value-type="float" office:value="0.092272">
            <text:p>0.09</text:p>
          </table:table-cell>
          <table:table-cell office:value-type="float" office:value="0.086774">
            <text:p>0.09</text:p>
          </table:table-cell>
          <table:table-cell office:value-type="float" office:value="0.038071">
            <text:p>0.04</text:p>
          </table:table-cell>
          <table:table-cell/>
        </table:table-row>
        <table:table-row table:style-name="ro1">
          <table:table-cell office:value-type="float" office:value="335000">
            <text:p>335000</text:p>
          </table:table-cell>
          <table:table-cell office:value-type="float" office:value="0.092823">
            <text:p>0.09</text:p>
          </table:table-cell>
          <table:table-cell office:value-type="float" office:value="0.086309">
            <text:p>0.09</text:p>
          </table:table-cell>
          <table:table-cell office:value-type="float" office:value="0.038162">
            <text:p>0.04</text:p>
          </table:table-cell>
          <table:table-cell/>
        </table:table-row>
        <table:table-row table:style-name="ro1">
          <table:table-cell office:value-type="float" office:value="336000">
            <text:p>336000</text:p>
          </table:table-cell>
          <table:table-cell office:value-type="float" office:value="0.094101">
            <text:p>0.09</text:p>
          </table:table-cell>
          <table:table-cell office:value-type="float" office:value="0.086636">
            <text:p>0.09</text:p>
          </table:table-cell>
          <table:table-cell office:value-type="float" office:value="0.038393">
            <text:p>0.04</text:p>
          </table:table-cell>
          <table:table-cell/>
        </table:table-row>
        <table:table-row table:style-name="ro1">
          <table:table-cell office:value-type="float" office:value="337000">
            <text:p>337000</text:p>
          </table:table-cell>
          <table:table-cell office:value-type="float" office:value="0.09528">
            <text:p>0.1</text:p>
          </table:table-cell>
          <table:table-cell office:value-type="float" office:value="0.087921">
            <text:p>0.09</text:p>
          </table:table-cell>
          <table:table-cell office:value-type="float" office:value="0.038343">
            <text:p>0.04</text:p>
          </table:table-cell>
          <table:table-cell/>
        </table:table-row>
        <table:table-row table:style-name="ro1">
          <table:table-cell office:value-type="float" office:value="338000">
            <text:p>338000</text:p>
          </table:table-cell>
          <table:table-cell office:value-type="float" office:value="0.094907">
            <text:p>0.09</text:p>
          </table:table-cell>
          <table:table-cell office:value-type="float" office:value="0.086839">
            <text:p>0.09</text:p>
          </table:table-cell>
          <table:table-cell office:value-type="float" office:value="0.038409">
            <text:p>0.04</text:p>
          </table:table-cell>
          <table:table-cell/>
        </table:table-row>
        <table:table-row table:style-name="ro1">
          <table:table-cell office:value-type="float" office:value="339000">
            <text:p>339000</text:p>
          </table:table-cell>
          <table:table-cell office:value-type="float" office:value="0.095087">
            <text:p>0.1</text:p>
          </table:table-cell>
          <table:table-cell office:value-type="float" office:value="0.086652">
            <text:p>0.09</text:p>
          </table:table-cell>
          <table:table-cell office:value-type="float" office:value="0.038542">
            <text:p>0.04</text:p>
          </table:table-cell>
          <table:table-cell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0.094673">
            <text:p>0.09</text:p>
          </table:table-cell>
          <table:table-cell office:value-type="float" office:value="0.08689">
            <text:p>0.09</text:p>
          </table:table-cell>
          <table:table-cell office:value-type="float" office:value="0.038687">
            <text:p>0.04</text:p>
          </table:table-cell>
          <table:table-cell/>
        </table:table-row>
        <table:table-row table:style-name="ro1">
          <table:table-cell office:value-type="float" office:value="341000">
            <text:p>341000</text:p>
          </table:table-cell>
          <table:table-cell office:value-type="float" office:value="0.096203">
            <text:p>0.1</text:p>
          </table:table-cell>
          <table:table-cell office:value-type="float" office:value="0.08745">
            <text:p>0.09</text:p>
          </table:table-cell>
          <table:table-cell office:value-type="float" office:value="0.038834">
            <text:p>0.04</text:p>
          </table:table-cell>
          <table:table-cell/>
        </table:table-row>
        <table:table-row table:style-name="ro1">
          <table:table-cell office:value-type="float" office:value="342000">
            <text:p>342000</text:p>
          </table:table-cell>
          <table:table-cell office:value-type="float" office:value="0.096007">
            <text:p>0.1</text:p>
          </table:table-cell>
          <table:table-cell office:value-type="float" office:value="0.087197">
            <text:p>0.09</text:p>
          </table:table-cell>
          <table:table-cell office:value-type="float" office:value="0.039227">
            <text:p>0.04</text:p>
          </table:table-cell>
          <table:table-cell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0.094853">
            <text:p>0.09</text:p>
          </table:table-cell>
          <table:table-cell office:value-type="float" office:value="0.087654">
            <text:p>0.09</text:p>
          </table:table-cell>
          <table:table-cell office:value-type="float" office:value="0.039351">
            <text:p>0.04</text:p>
          </table:table-cell>
          <table:table-cell/>
        </table:table-row>
        <table:table-row table:style-name="ro1">
          <table:table-cell office:value-type="float" office:value="344000">
            <text:p>344000</text:p>
          </table:table-cell>
          <table:table-cell office:value-type="float" office:value="0.096474">
            <text:p>0.1</text:p>
          </table:table-cell>
          <table:table-cell office:value-type="float" office:value="0.087751">
            <text:p>0.09</text:p>
          </table:table-cell>
          <table:table-cell office:value-type="float" office:value="0.039214">
            <text:p>0.04</text:p>
          </table:table-cell>
          <table:table-cell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0.097424">
            <text:p>0.1</text:p>
          </table:table-cell>
          <table:table-cell office:value-type="float" office:value="0.088424">
            <text:p>0.09</text:p>
          </table:table-cell>
          <table:table-cell office:value-type="float" office:value="0.039698">
            <text:p>0.04</text:p>
          </table:table-cell>
          <table:table-cell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0.09739">
            <text:p>0.1</text:p>
          </table:table-cell>
          <table:table-cell office:value-type="float" office:value="0.087979">
            <text:p>0.09</text:p>
          </table:table-cell>
          <table:table-cell office:value-type="float" office:value="0.039394">
            <text:p>0.04</text:p>
          </table:table-cell>
          <table:table-cell/>
        </table:table-row>
        <table:table-row table:style-name="ro1">
          <table:table-cell office:value-type="float" office:value="347000">
            <text:p>347000</text:p>
          </table:table-cell>
          <table:table-cell office:value-type="float" office:value="0.097645">
            <text:p>0.1</text:p>
          </table:table-cell>
          <table:table-cell office:value-type="float" office:value="0.08763">
            <text:p>0.09</text:p>
          </table:table-cell>
          <table:table-cell office:value-type="float" office:value="0.039578">
            <text:p>0.04</text:p>
          </table:table-cell>
          <table:table-cell/>
        </table:table-row>
        <table:table-row table:style-name="ro1">
          <table:table-cell office:value-type="float" office:value="348000">
            <text:p>348000</text:p>
          </table:table-cell>
          <table:table-cell office:value-type="float" office:value="0.096546">
            <text:p>0.1</text:p>
          </table:table-cell>
          <table:table-cell office:value-type="float" office:value="0.087942">
            <text:p>0.09</text:p>
          </table:table-cell>
          <table:table-cell office:value-type="float" office:value="0.039878">
            <text:p>0.04</text:p>
          </table:table-cell>
          <table:table-cell/>
        </table:table-row>
        <table:table-row table:style-name="ro1">
          <table:table-cell office:value-type="float" office:value="349000">
            <text:p>349000</text:p>
          </table:table-cell>
          <table:table-cell office:value-type="float" office:value="0.097591">
            <text:p>0.1</text:p>
          </table:table-cell>
          <table:table-cell office:value-type="float" office:value="0.088795">
            <text:p>0.09</text:p>
          </table:table-cell>
          <table:table-cell office:value-type="float" office:value="0.039788">
            <text:p>0.04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0.09729">
            <text:p>0.1</text:p>
          </table:table-cell>
          <table:table-cell office:value-type="float" office:value="0.088032">
            <text:p>0.09</text:p>
          </table:table-cell>
          <table:table-cell office:value-type="float" office:value="0.04003">
            <text:p>0.04</text:p>
          </table:table-cell>
          <table:table-cell/>
        </table:table-row>
        <table:table-row table:style-name="ro1">
          <table:table-cell office:value-type="float" office:value="351000">
            <text:p>351000</text:p>
          </table:table-cell>
          <table:table-cell office:value-type="float" office:value="0.098629">
            <text:p>0.1</text:p>
          </table:table-cell>
          <table:table-cell office:value-type="float" office:value="0.089487">
            <text:p>0.09</text:p>
          </table:table-cell>
          <table:table-cell office:value-type="float" office:value="0.040073">
            <text:p>0.04</text:p>
          </table:table-cell>
          <table:table-cell/>
        </table:table-row>
        <table:table-row table:style-name="ro1">
          <table:table-cell office:value-type="float" office:value="352000">
            <text:p>352000</text:p>
          </table:table-cell>
          <table:table-cell office:value-type="float" office:value="0.098915">
            <text:p>0.1</text:p>
          </table:table-cell>
          <table:table-cell office:value-type="float" office:value="0.088439">
            <text:p>0.09</text:p>
          </table:table-cell>
          <table:table-cell office:value-type="float" office:value="0.040223">
            <text:p>0.04</text:p>
          </table:table-cell>
          <table:table-cell/>
        </table:table-row>
        <table:table-row table:style-name="ro1">
          <table:table-cell office:value-type="float" office:value="353000">
            <text:p>353000</text:p>
          </table:table-cell>
          <table:table-cell office:value-type="float" office:value="0.099628">
            <text:p>0.1</text:p>
          </table:table-cell>
          <table:table-cell office:value-type="float" office:value="0.089144">
            <text:p>0.09</text:p>
          </table:table-cell>
          <table:table-cell office:value-type="float" office:value="0.04095">
            <text:p>0.04</text:p>
          </table:table-cell>
          <table:table-cell/>
        </table:table-row>
        <table:table-row table:style-name="ro1">
          <table:table-cell office:value-type="float" office:value="354000">
            <text:p>354000</text:p>
          </table:table-cell>
          <table:table-cell office:value-type="float" office:value="0.098589">
            <text:p>0.1</text:p>
          </table:table-cell>
          <table:table-cell office:value-type="float" office:value="0.088783">
            <text:p>0.09</text:p>
          </table:table-cell>
          <table:table-cell office:value-type="float" office:value="0.040364">
            <text:p>0.04</text:p>
          </table:table-cell>
          <table:table-cell/>
        </table:table-row>
        <table:table-row table:style-name="ro1">
          <table:table-cell office:value-type="float" office:value="355000">
            <text:p>355000</text:p>
          </table:table-cell>
          <table:table-cell office:value-type="float" office:value="0.100234">
            <text:p>0.1</text:p>
          </table:table-cell>
          <table:table-cell office:value-type="float" office:value="0.088765">
            <text:p>0.09</text:p>
          </table:table-cell>
          <table:table-cell office:value-type="float" office:value="0.040878">
            <text:p>0.04</text:p>
          </table:table-cell>
          <table:table-cell/>
        </table:table-row>
        <table:table-row table:style-name="ro1">
          <table:table-cell office:value-type="float" office:value="356000">
            <text:p>356000</text:p>
          </table:table-cell>
          <table:table-cell office:value-type="float" office:value="0.099412">
            <text:p>0.1</text:p>
          </table:table-cell>
          <table:table-cell office:value-type="float" office:value="0.088765">
            <text:p>0.09</text:p>
          </table:table-cell>
          <table:table-cell office:value-type="float" office:value="0.040619">
            <text:p>0.04</text:p>
          </table:table-cell>
          <table:table-cell/>
        </table:table-row>
        <table:table-row table:style-name="ro1">
          <table:table-cell office:value-type="float" office:value="357000">
            <text:p>357000</text:p>
          </table:table-cell>
          <table:table-cell office:value-type="float" office:value="0.100687">
            <text:p>0.1</text:p>
          </table:table-cell>
          <table:table-cell office:value-type="float" office:value="0.089093">
            <text:p>0.09</text:p>
          </table:table-cell>
          <table:table-cell office:value-type="float" office:value="0.0408">
            <text:p>0.04</text:p>
          </table:table-cell>
          <table:table-cell/>
        </table:table-row>
        <table:table-row table:style-name="ro1">
          <table:table-cell office:value-type="float" office:value="358000">
            <text:p>358000</text:p>
          </table:table-cell>
          <table:table-cell office:value-type="float" office:value="0.101171">
            <text:p>0.1</text:p>
          </table:table-cell>
          <table:table-cell office:value-type="float" office:value="0.08894">
            <text:p>0.09</text:p>
          </table:table-cell>
          <table:table-cell office:value-type="float" office:value="0.040962">
            <text:p>0.04</text:p>
          </table:table-cell>
          <table:table-cell/>
        </table:table-row>
        <table:table-row table:style-name="ro1">
          <table:table-cell office:value-type="float" office:value="359000">
            <text:p>359000</text:p>
          </table:table-cell>
          <table:table-cell office:value-type="float" office:value="0.101382">
            <text:p>0.1</text:p>
          </table:table-cell>
          <table:table-cell office:value-type="float" office:value="0.089192">
            <text:p>0.09</text:p>
          </table:table-cell>
          <table:table-cell office:value-type="float" office:value="0.040998">
            <text:p>0.04</text:p>
          </table:table-cell>
          <table:table-cell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0.10106">
            <text:p>0.1</text:p>
          </table:table-cell>
          <table:table-cell office:value-type="float" office:value="0.089857">
            <text:p>0.09</text:p>
          </table:table-cell>
          <table:table-cell office:value-type="float" office:value="0.041608">
            <text:p>0.04</text:p>
          </table:table-cell>
          <table:table-cell/>
        </table:table-row>
        <table:table-row table:style-name="ro1">
          <table:table-cell office:value-type="float" office:value="361000">
            <text:p>361000</text:p>
          </table:table-cell>
          <table:table-cell office:value-type="float" office:value="0.100672">
            <text:p>0.1</text:p>
          </table:table-cell>
          <table:table-cell office:value-type="float" office:value="0.089631">
            <text:p>0.09</text:p>
          </table:table-cell>
          <table:table-cell office:value-type="float" office:value="0.041297">
            <text:p>0.04</text:p>
          </table:table-cell>
          <table:table-cell/>
        </table:table-row>
        <table:table-row table:style-name="ro1">
          <table:table-cell office:value-type="float" office:value="362000">
            <text:p>362000</text:p>
          </table:table-cell>
          <table:table-cell office:value-type="float" office:value="0.10153">
            <text:p>0.1</text:p>
          </table:table-cell>
          <table:table-cell office:value-type="float" office:value="0.089863">
            <text:p>0.09</text:p>
          </table:table-cell>
          <table:table-cell office:value-type="float" office:value="0.041936">
            <text:p>0.04</text:p>
          </table:table-cell>
          <table:table-cell/>
        </table:table-row>
        <table:table-row table:style-name="ro1">
          <table:table-cell office:value-type="float" office:value="363000">
            <text:p>363000</text:p>
          </table:table-cell>
          <table:table-cell office:value-type="float" office:value="0.10262">
            <text:p>0.1</text:p>
          </table:table-cell>
          <table:table-cell office:value-type="float" office:value="0.089844">
            <text:p>0.09</text:p>
          </table:table-cell>
          <table:table-cell office:value-type="float" office:value="0.041554">
            <text:p>0.04</text:p>
          </table:table-cell>
          <table:table-cell/>
        </table:table-row>
        <table:table-row table:style-name="ro1">
          <table:table-cell office:value-type="float" office:value="364000">
            <text:p>364000</text:p>
          </table:table-cell>
          <table:table-cell office:value-type="float" office:value="0.101709">
            <text:p>0.1</text:p>
          </table:table-cell>
          <table:table-cell office:value-type="float" office:value="0.091217">
            <text:p>0.09</text:p>
          </table:table-cell>
          <table:table-cell office:value-type="float" office:value="0.041774">
            <text:p>0.04</text:p>
          </table:table-cell>
          <table:table-cell/>
        </table:table-row>
        <table:table-row table:style-name="ro1">
          <table:table-cell office:value-type="float" office:value="365000">
            <text:p>365000</text:p>
          </table:table-cell>
          <table:table-cell office:value-type="float" office:value="0.103052">
            <text:p>0.1</text:p>
          </table:table-cell>
          <table:table-cell office:value-type="float" office:value="0.089857">
            <text:p>0.09</text:p>
          </table:table-cell>
          <table:table-cell office:value-type="float" office:value="0.041809">
            <text:p>0.04</text:p>
          </table:table-cell>
          <table:table-cell/>
        </table:table-row>
        <table:table-row table:style-name="ro1">
          <table:table-cell office:value-type="float" office:value="366000">
            <text:p>366000</text:p>
          </table:table-cell>
          <table:table-cell office:value-type="float" office:value="0.103408">
            <text:p>0.1</text:p>
          </table:table-cell>
          <table:table-cell office:value-type="float" office:value="0.090255">
            <text:p>0.09</text:p>
          </table:table-cell>
          <table:table-cell office:value-type="float" office:value="0.04188">
            <text:p>0.04</text:p>
          </table:table-cell>
          <table:table-cell/>
        </table:table-row>
        <table:table-row table:style-name="ro1">
          <table:table-cell office:value-type="float" office:value="367000">
            <text:p>367000</text:p>
          </table:table-cell>
          <table:table-cell office:value-type="float" office:value="0.1029">
            <text:p>0.1</text:p>
          </table:table-cell>
          <table:table-cell office:value-type="float" office:value="0.090038">
            <text:p>0.09</text:p>
          </table:table-cell>
          <table:table-cell office:value-type="float" office:value="0.042169">
            <text:p>0.04</text:p>
          </table:table-cell>
          <table:table-cell/>
        </table:table-row>
        <table:table-row table:style-name="ro1">
          <table:table-cell office:value-type="float" office:value="368000">
            <text:p>368000</text:p>
          </table:table-cell>
          <table:table-cell office:value-type="float" office:value="0.103548">
            <text:p>0.1</text:p>
          </table:table-cell>
          <table:table-cell office:value-type="float" office:value="0.090476">
            <text:p>0.09</text:p>
          </table:table-cell>
          <table:table-cell office:value-type="float" office:value="0.042291">
            <text:p>0.04</text:p>
          </table:table-cell>
          <table:table-cell/>
        </table:table-row>
        <table:table-row table:style-name="ro1">
          <table:table-cell office:value-type="float" office:value="369000">
            <text:p>369000</text:p>
          </table:table-cell>
          <table:table-cell office:value-type="float" office:value="0.10334">
            <text:p>0.1</text:p>
          </table:table-cell>
          <table:table-cell office:value-type="float" office:value="0.090585">
            <text:p>0.09</text:p>
          </table:table-cell>
          <table:table-cell office:value-type="float" office:value="0.042327">
            <text:p>0.04</text:p>
          </table:table-cell>
          <table:table-cell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0.103798">
            <text:p>0.1</text:p>
          </table:table-cell>
          <table:table-cell office:value-type="float" office:value="0.090374">
            <text:p>0.09</text:p>
          </table:table-cell>
          <table:table-cell office:value-type="float" office:value="0.042708">
            <text:p>0.04</text:p>
          </table:table-cell>
          <table:table-cell/>
        </table:table-row>
        <table:table-row table:style-name="ro1">
          <table:table-cell office:value-type="float" office:value="371000">
            <text:p>371000</text:p>
          </table:table-cell>
          <table:table-cell office:value-type="float" office:value="0.103761">
            <text:p>0.1</text:p>
          </table:table-cell>
          <table:table-cell office:value-type="float" office:value="0.091074">
            <text:p>0.09</text:p>
          </table:table-cell>
          <table:table-cell office:value-type="float" office:value="0.04304">
            <text:p>0.04</text:p>
          </table:table-cell>
          <table:table-cell/>
        </table:table-row>
        <table:table-row table:style-name="ro1">
          <table:table-cell office:value-type="float" office:value="372000">
            <text:p>372000</text:p>
          </table:table-cell>
          <table:table-cell office:value-type="float" office:value="0.104583">
            <text:p>0.1</text:p>
          </table:table-cell>
          <table:table-cell office:value-type="float" office:value="0.090905">
            <text:p>0.09</text:p>
          </table:table-cell>
          <table:table-cell office:value-type="float" office:value="0.042623">
            <text:p>0.04</text:p>
          </table:table-cell>
          <table:table-cell/>
        </table:table-row>
        <table:table-row table:style-name="ro1">
          <table:table-cell office:value-type="float" office:value="373000">
            <text:p>373000</text:p>
          </table:table-cell>
          <table:table-cell office:value-type="float" office:value="0.10579">
            <text:p>0.11</text:p>
          </table:table-cell>
          <table:table-cell office:value-type="float" office:value="0.091599">
            <text:p>0.09</text:p>
          </table:table-cell>
          <table:table-cell office:value-type="float" office:value="0.042834">
            <text:p>0.04</text:p>
          </table:table-cell>
          <table:table-cell/>
        </table:table-row>
        <table:table-row table:style-name="ro1">
          <table:table-cell office:value-type="float" office:value="374000">
            <text:p>374000</text:p>
          </table:table-cell>
          <table:table-cell office:value-type="float" office:value="0.104727">
            <text:p>0.1</text:p>
          </table:table-cell>
          <table:table-cell office:value-type="float" office:value="0.09095">
            <text:p>0.09</text:p>
          </table:table-cell>
          <table:table-cell office:value-type="float" office:value="0.043028">
            <text:p>0.04</text:p>
          </table:table-cell>
          <table:table-cell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0.105032">
            <text:p>0.11</text:p>
          </table:table-cell>
          <table:table-cell office:value-type="float" office:value="0.091614">
            <text:p>0.09</text:p>
          </table:table-cell>
          <table:table-cell office:value-type="float" office:value="0.043387">
            <text:p>0.04</text:p>
          </table:table-cell>
          <table:table-cell/>
        </table:table-row>
        <table:table-row table:style-name="ro1">
          <table:table-cell office:value-type="float" office:value="376000">
            <text:p>376000</text:p>
          </table:table-cell>
          <table:table-cell office:value-type="float" office:value="0.105996">
            <text:p>0.11</text:p>
          </table:table-cell>
          <table:table-cell office:value-type="float" office:value="0.091548">
            <text:p>0.09</text:p>
          </table:table-cell>
          <table:table-cell office:value-type="float" office:value="0.04318">
            <text:p>0.04</text:p>
          </table:table-cell>
          <table:table-cell/>
        </table:table-row>
        <table:table-row table:style-name="ro1">
          <table:table-cell office:value-type="float" office:value="377000">
            <text:p>377000</text:p>
          </table:table-cell>
          <table:table-cell office:value-type="float" office:value="0.106494">
            <text:p>0.11</text:p>
          </table:table-cell>
          <table:table-cell office:value-type="float" office:value="0.091698">
            <text:p>0.09</text:p>
          </table:table-cell>
          <table:table-cell office:value-type="float" office:value="0.043432">
            <text:p>0.04</text:p>
          </table:table-cell>
          <table:table-cell/>
        </table:table-row>
        <table:table-row table:style-name="ro1">
          <table:table-cell office:value-type="float" office:value="378000">
            <text:p>378000</text:p>
          </table:table-cell>
          <table:table-cell office:value-type="float" office:value="0.106054">
            <text:p>0.11</text:p>
          </table:table-cell>
          <table:table-cell office:value-type="float" office:value="0.091574">
            <text:p>0.09</text:p>
          </table:table-cell>
          <table:table-cell office:value-type="float" office:value="0.043355">
            <text:p>0.04</text:p>
          </table:table-cell>
          <table:table-cell/>
        </table:table-row>
        <table:table-row table:style-name="ro1">
          <table:table-cell office:value-type="float" office:value="379000">
            <text:p>379000</text:p>
          </table:table-cell>
          <table:table-cell office:value-type="float" office:value="0.106282">
            <text:p>0.11</text:p>
          </table:table-cell>
          <table:table-cell office:value-type="float" office:value="0.092596">
            <text:p>0.09</text:p>
          </table:table-cell>
          <table:table-cell office:value-type="float" office:value="0.043562">
            <text:p>0.04</text:p>
          </table:table-cell>
          <table:table-cell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0.10722">
            <text:p>0.11</text:p>
          </table:table-cell>
          <table:table-cell office:value-type="float" office:value="0.09215">
            <text:p>0.09</text:p>
          </table:table-cell>
          <table:table-cell office:value-type="float" office:value="0.043905">
            <text:p>0.04</text:p>
          </table:table-cell>
          <table:table-cell/>
        </table:table-row>
        <table:table-row table:style-name="ro1">
          <table:table-cell office:value-type="float" office:value="381000">
            <text:p>381000</text:p>
          </table:table-cell>
          <table:table-cell office:value-type="float" office:value="0.107892">
            <text:p>0.11</text:p>
          </table:table-cell>
          <table:table-cell office:value-type="float" office:value="0.092679">
            <text:p>0.09</text:p>
          </table:table-cell>
          <table:table-cell office:value-type="float" office:value="0.043992">
            <text:p>0.04</text:p>
          </table:table-cell>
          <table:table-cell/>
        </table:table-row>
        <table:table-row table:style-name="ro1">
          <table:table-cell office:value-type="float" office:value="382000">
            <text:p>382000</text:p>
          </table:table-cell>
          <table:table-cell office:value-type="float" office:value="0.107288">
            <text:p>0.11</text:p>
          </table:table-cell>
          <table:table-cell office:value-type="float" office:value="0.092185">
            <text:p>0.09</text:p>
          </table:table-cell>
          <table:table-cell office:value-type="float" office:value="0.04394">
            <text:p>0.04</text:p>
          </table:table-cell>
          <table:table-cell/>
        </table:table-row>
        <table:table-row table:style-name="ro1">
          <table:table-cell office:value-type="float" office:value="383000">
            <text:p>383000</text:p>
          </table:table-cell>
          <table:table-cell office:value-type="float" office:value="0.107611">
            <text:p>0.11</text:p>
          </table:table-cell>
          <table:table-cell office:value-type="float" office:value="0.092008">
            <text:p>0.09</text:p>
          </table:table-cell>
          <table:table-cell office:value-type="float" office:value="0.04405">
            <text:p>0.04</text:p>
          </table:table-cell>
          <table:table-cell/>
        </table:table-row>
        <table:table-row table:style-name="ro1">
          <table:table-cell office:value-type="float" office:value="384000">
            <text:p>384000</text:p>
          </table:table-cell>
          <table:table-cell office:value-type="float" office:value="0.107829">
            <text:p>0.11</text:p>
          </table:table-cell>
          <table:table-cell office:value-type="float" office:value="0.092157">
            <text:p>0.09</text:p>
          </table:table-cell>
          <table:table-cell office:value-type="float" office:value="0.044053">
            <text:p>0.04</text:p>
          </table:table-cell>
          <table:table-cell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0.109088">
            <text:p>0.11</text:p>
          </table:table-cell>
          <table:table-cell office:value-type="float" office:value="0.092394">
            <text:p>0.09</text:p>
          </table:table-cell>
          <table:table-cell office:value-type="float" office:value="0.04439">
            <text:p>0.04</text:p>
          </table:table-cell>
          <table:table-cell/>
        </table:table-row>
        <table:table-row table:style-name="ro1">
          <table:table-cell office:value-type="float" office:value="386000">
            <text:p>386000</text:p>
          </table:table-cell>
          <table:table-cell office:value-type="float" office:value="0.108542">
            <text:p>0.11</text:p>
          </table:table-cell>
          <table:table-cell office:value-type="float" office:value="0.09332">
            <text:p>0.09</text:p>
          </table:table-cell>
          <table:table-cell office:value-type="float" office:value="0.044423">
            <text:p>0.04</text:p>
          </table:table-cell>
          <table:table-cell/>
        </table:table-row>
        <table:table-row table:style-name="ro1">
          <table:table-cell office:value-type="float" office:value="387000">
            <text:p>387000</text:p>
          </table:table-cell>
          <table:table-cell office:value-type="float" office:value="0.108449">
            <text:p>0.11</text:p>
          </table:table-cell>
          <table:table-cell office:value-type="float" office:value="0.093193">
            <text:p>0.09</text:p>
          </table:table-cell>
          <table:table-cell office:value-type="float" office:value="0.044716">
            <text:p>0.04</text:p>
          </table:table-cell>
          <table:table-cell/>
        </table:table-row>
        <table:table-row table:style-name="ro1">
          <table:table-cell office:value-type="float" office:value="388000">
            <text:p>388000</text:p>
          </table:table-cell>
          <table:table-cell office:value-type="float" office:value="0.109879">
            <text:p>0.11</text:p>
          </table:table-cell>
          <table:table-cell office:value-type="float" office:value="0.094038">
            <text:p>0.09</text:p>
          </table:table-cell>
          <table:table-cell office:value-type="float" office:value="0.044795">
            <text:p>0.04</text:p>
          </table:table-cell>
          <table:table-cell/>
        </table:table-row>
        <table:table-row table:style-name="ro1">
          <table:table-cell office:value-type="float" office:value="389000">
            <text:p>389000</text:p>
          </table:table-cell>
          <table:table-cell office:value-type="float" office:value="0.109198">
            <text:p>0.11</text:p>
          </table:table-cell>
          <table:table-cell office:value-type="float" office:value="0.093045">
            <text:p>0.09</text:p>
          </table:table-cell>
          <table:table-cell office:value-type="float" office:value="0.044749">
            <text:p>0.04</text:p>
          </table:table-cell>
          <table:table-cell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0.110688">
            <text:p>0.11</text:p>
          </table:table-cell>
          <table:table-cell office:value-type="float" office:value="0.093271">
            <text:p>0.09</text:p>
          </table:table-cell>
          <table:table-cell office:value-type="float" office:value="0.044763">
            <text:p>0.04</text:p>
          </table:table-cell>
          <table:table-cell/>
        </table:table-row>
        <table:table-row table:style-name="ro1">
          <table:table-cell office:value-type="float" office:value="391000">
            <text:p>391000</text:p>
          </table:table-cell>
          <table:table-cell office:value-type="float" office:value="0.109783">
            <text:p>0.11</text:p>
          </table:table-cell>
          <table:table-cell office:value-type="float" office:value="0.093346">
            <text:p>0.09</text:p>
          </table:table-cell>
          <table:table-cell office:value-type="float" office:value="0.044943">
            <text:p>0.04</text:p>
          </table:table-cell>
          <table:table-cell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0.109544">
            <text:p>0.11</text:p>
          </table:table-cell>
          <table:table-cell office:value-type="float" office:value="0.093781">
            <text:p>0.09</text:p>
          </table:table-cell>
          <table:table-cell office:value-type="float" office:value="0.045122">
            <text:p>0.05</text:p>
          </table:table-cell>
          <table:table-cell/>
        </table:table-row>
        <table:table-row table:style-name="ro1">
          <table:table-cell office:value-type="float" office:value="393000">
            <text:p>393000</text:p>
          </table:table-cell>
          <table:table-cell office:value-type="float" office:value="0.110165">
            <text:p>0.11</text:p>
          </table:table-cell>
          <table:table-cell office:value-type="float" office:value="0.093236">
            <text:p>0.09</text:p>
          </table:table-cell>
          <table:table-cell office:value-type="float" office:value="0.045586">
            <text:p>0.05</text:p>
          </table:table-cell>
          <table:table-cell/>
        </table:table-row>
        <table:table-row table:style-name="ro1">
          <table:table-cell office:value-type="float" office:value="394000">
            <text:p>394000</text:p>
          </table:table-cell>
          <table:table-cell office:value-type="float" office:value="0.109974">
            <text:p>0.11</text:p>
          </table:table-cell>
          <table:table-cell office:value-type="float" office:value="0.114235">
            <text:p>0.11</text:p>
          </table:table-cell>
          <table:table-cell office:value-type="float" office:value="0.04539">
            <text:p>0.05</text:p>
          </table:table-cell>
          <table:table-cell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0.110352">
            <text:p>0.11</text:p>
          </table:table-cell>
          <table:table-cell office:value-type="float" office:value="0.113681">
            <text:p>0.11</text:p>
          </table:table-cell>
          <table:table-cell office:value-type="float" office:value="0.045542">
            <text:p>0.05</text:p>
          </table:table-cell>
          <table:table-cell/>
        </table:table-row>
        <table:table-row table:style-name="ro1">
          <table:table-cell office:value-type="float" office:value="396000">
            <text:p>396000</text:p>
          </table:table-cell>
          <table:table-cell office:value-type="float" office:value="0.111283">
            <text:p>0.11</text:p>
          </table:table-cell>
          <table:table-cell office:value-type="float" office:value="0.114559">
            <text:p>0.11</text:p>
          </table:table-cell>
          <table:table-cell office:value-type="float" office:value="0.045636">
            <text:p>0.05</text:p>
          </table:table-cell>
          <table:table-cell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0.111425">
            <text:p>0.11</text:p>
          </table:table-cell>
          <table:table-cell office:value-type="float" office:value="0.113546">
            <text:p>0.11</text:p>
          </table:table-cell>
          <table:table-cell office:value-type="float" office:value="0.046101">
            <text:p>0.05</text:p>
          </table:table-cell>
          <table:table-cell/>
        </table:table-row>
        <table:table-row table:style-name="ro1">
          <table:table-cell office:value-type="float" office:value="398000">
            <text:p>398000</text:p>
          </table:table-cell>
          <table:table-cell office:value-type="float" office:value="0.111935">
            <text:p>0.11</text:p>
          </table:table-cell>
          <table:table-cell office:value-type="float" office:value="0.113827">
            <text:p>0.11</text:p>
          </table:table-cell>
          <table:table-cell office:value-type="float" office:value="0.045915">
            <text:p>0.05</text:p>
          </table:table-cell>
          <table:table-cell/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0.111802">
            <text:p>0.11</text:p>
          </table:table-cell>
          <table:table-cell office:value-type="float" office:value="0.114019">
            <text:p>0.11</text:p>
          </table:table-cell>
          <table:table-cell office:value-type="float" office:value="0.046027">
            <text:p>0.05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112284">
            <text:p>0.11</text:p>
          </table:table-cell>
          <table:table-cell office:value-type="float" office:value="0.114875">
            <text:p>0.11</text:p>
          </table:table-cell>
          <table:table-cell office:value-type="float" office:value="0.046208">
            <text:p>0.05</text:p>
          </table:table-cell>
          <table:table-cell/>
        </table:table-row>
        <table:table-row table:style-name="ro1">
          <table:table-cell office:value-type="float" office:value="401000">
            <text:p>401000</text:p>
          </table:table-cell>
          <table:table-cell office:value-type="float" office:value="0.112677">
            <text:p>0.11</text:p>
          </table:table-cell>
          <table:table-cell office:value-type="float" office:value="0.114139">
            <text:p>0.11</text:p>
          </table:table-cell>
          <table:table-cell office:value-type="float" office:value="0.046457">
            <text:p>0.05</text:p>
          </table:table-cell>
          <table:table-cell/>
        </table:table-row>
        <table:table-row table:style-name="ro1">
          <table:table-cell office:value-type="float" office:value="402000">
            <text:p>402000</text:p>
          </table:table-cell>
          <table:table-cell office:value-type="float" office:value="0.112615">
            <text:p>0.11</text:p>
          </table:table-cell>
          <table:table-cell office:value-type="float" office:value="0.114893">
            <text:p>0.11</text:p>
          </table:table-cell>
          <table:table-cell office:value-type="float" office:value="0.046684">
            <text:p>0.05</text:p>
          </table:table-cell>
          <table:table-cell/>
        </table:table-row>
        <table:table-row table:style-name="ro1">
          <table:table-cell office:value-type="float" office:value="403000">
            <text:p>403000</text:p>
          </table:table-cell>
          <table:table-cell office:value-type="float" office:value="0.113058">
            <text:p>0.11</text:p>
          </table:table-cell>
          <table:table-cell office:value-type="float" office:value="0.116343">
            <text:p>0.12</text:p>
          </table:table-cell>
          <table:table-cell office:value-type="float" office:value="0.046729">
            <text:p>0.05</text:p>
          </table:table-cell>
          <table:table-cell/>
        </table:table-row>
        <table:table-row table:style-name="ro1">
          <table:table-cell office:value-type="float" office:value="404000">
            <text:p>404000</text:p>
          </table:table-cell>
          <table:table-cell office:value-type="float" office:value="0.114123">
            <text:p>0.11</text:p>
          </table:table-cell>
          <table:table-cell office:value-type="float" office:value="0.114186">
            <text:p>0.11</text:p>
          </table:table-cell>
          <table:table-cell office:value-type="float" office:value="0.046711">
            <text:p>0.05</text:p>
          </table:table-cell>
          <table:table-cell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0.113845">
            <text:p>0.11</text:p>
          </table:table-cell>
          <table:table-cell office:value-type="float" office:value="0.114039">
            <text:p>0.11</text:p>
          </table:table-cell>
          <table:table-cell office:value-type="float" office:value="0.047106">
            <text:p>0.05</text:p>
          </table:table-cell>
          <table:table-cell/>
        </table:table-row>
        <table:table-row table:style-name="ro1">
          <table:table-cell office:value-type="float" office:value="406000">
            <text:p>406000</text:p>
          </table:table-cell>
          <table:table-cell office:value-type="float" office:value="0.114585">
            <text:p>0.11</text:p>
          </table:table-cell>
          <table:table-cell office:value-type="float" office:value="0.114141">
            <text:p>0.11</text:p>
          </table:table-cell>
          <table:table-cell office:value-type="float" office:value="0.047147">
            <text:p>0.05</text:p>
          </table:table-cell>
          <table:table-cell/>
        </table:table-row>
        <table:table-row table:style-name="ro1">
          <table:table-cell office:value-type="float" office:value="407000">
            <text:p>407000</text:p>
          </table:table-cell>
          <table:table-cell office:value-type="float" office:value="0.114709">
            <text:p>0.11</text:p>
          </table:table-cell>
          <table:table-cell office:value-type="float" office:value="0.114456">
            <text:p>0.11</text:p>
          </table:table-cell>
          <table:table-cell office:value-type="float" office:value="0.047035">
            <text:p>0.05</text:p>
          </table:table-cell>
          <table:table-cell/>
        </table:table-row>
        <table:table-row table:style-name="ro1">
          <table:table-cell office:value-type="float" office:value="408000">
            <text:p>408000</text:p>
          </table:table-cell>
          <table:table-cell office:value-type="float" office:value="0.114881">
            <text:p>0.11</text:p>
          </table:table-cell>
          <table:table-cell office:value-type="float" office:value="0.114789">
            <text:p>0.11</text:p>
          </table:table-cell>
          <table:table-cell office:value-type="float" office:value="0.047156">
            <text:p>0.05</text:p>
          </table:table-cell>
          <table:table-cell/>
        </table:table-row>
        <table:table-row table:style-name="ro1">
          <table:table-cell office:value-type="float" office:value="409000">
            <text:p>409000</text:p>
          </table:table-cell>
          <table:table-cell office:value-type="float" office:value="0.115296">
            <text:p>0.12</text:p>
          </table:table-cell>
          <table:table-cell office:value-type="float" office:value="0.11474">
            <text:p>0.11</text:p>
          </table:table-cell>
          <table:table-cell office:value-type="float" office:value="0.047756">
            <text:p>0.05</text:p>
          </table:table-cell>
          <table:table-cell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0.115027">
            <text:p>0.12</text:p>
          </table:table-cell>
          <table:table-cell office:value-type="float" office:value="0.115006">
            <text:p>0.12</text:p>
          </table:table-cell>
          <table:table-cell office:value-type="float" office:value="0.047468">
            <text:p>0.05</text:p>
          </table:table-cell>
          <table:table-cell/>
        </table:table-row>
        <table:table-row table:style-name="ro1">
          <table:table-cell office:value-type="float" office:value="411000">
            <text:p>411000</text:p>
          </table:table-cell>
          <table:table-cell office:value-type="float" office:value="0.115432">
            <text:p>0.12</text:p>
          </table:table-cell>
          <table:table-cell office:value-type="float" office:value="0.11489">
            <text:p>0.11</text:p>
          </table:table-cell>
          <table:table-cell office:value-type="float" office:value="0.048087">
            <text:p>0.05</text:p>
          </table:table-cell>
          <table:table-cell/>
        </table:table-row>
        <table:table-row table:style-name="ro1">
          <table:table-cell office:value-type="float" office:value="412000">
            <text:p>412000</text:p>
          </table:table-cell>
          <table:table-cell office:value-type="float" office:value="0.116057">
            <text:p>0.12</text:p>
          </table:table-cell>
          <table:table-cell office:value-type="float" office:value="0.114806">
            <text:p>0.11</text:p>
          </table:table-cell>
          <table:table-cell office:value-type="float" office:value="0.047825">
            <text:p>0.05</text:p>
          </table:table-cell>
          <table:table-cell/>
        </table:table-row>
        <table:table-row table:style-name="ro1">
          <table:table-cell office:value-type="float" office:value="413000">
            <text:p>413000</text:p>
          </table:table-cell>
          <table:table-cell office:value-type="float" office:value="0.116288">
            <text:p>0.12</text:p>
          </table:table-cell>
          <table:table-cell office:value-type="float" office:value="0.115758">
            <text:p>0.12</text:p>
          </table:table-cell>
          <table:table-cell office:value-type="float" office:value="0.048">
            <text:p>0.05</text:p>
          </table:table-cell>
          <table:table-cell/>
        </table:table-row>
        <table:table-row table:style-name="ro1">
          <table:table-cell office:value-type="float" office:value="414000">
            <text:p>414000</text:p>
          </table:table-cell>
          <table:table-cell office:value-type="float" office:value="0.116246">
            <text:p>0.12</text:p>
          </table:table-cell>
          <table:table-cell office:value-type="float" office:value="0.11507">
            <text:p>0.12</text:p>
          </table:table-cell>
          <table:table-cell office:value-type="float" office:value="0.04788">
            <text:p>0.05</text:p>
          </table:table-cell>
          <table:table-cell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0.117735">
            <text:p>0.12</text:p>
          </table:table-cell>
          <table:table-cell office:value-type="float" office:value="0.116418">
            <text:p>0.12</text:p>
          </table:table-cell>
          <table:table-cell office:value-type="float" office:value="0.048264">
            <text:p>0.05</text:p>
          </table:table-cell>
          <table:table-cell/>
        </table:table-row>
        <table:table-row table:style-name="ro1">
          <table:table-cell office:value-type="float" office:value="416000">
            <text:p>416000</text:p>
          </table:table-cell>
          <table:table-cell office:value-type="float" office:value="0.117074">
            <text:p>0.12</text:p>
          </table:table-cell>
          <table:table-cell office:value-type="float" office:value="0.117104">
            <text:p>0.12</text:p>
          </table:table-cell>
          <table:table-cell office:value-type="float" office:value="0.048177">
            <text:p>0.05</text:p>
          </table:table-cell>
          <table:table-cell/>
        </table:table-row>
        <table:table-row table:style-name="ro1">
          <table:table-cell office:value-type="float" office:value="417000">
            <text:p>417000</text:p>
          </table:table-cell>
          <table:table-cell office:value-type="float" office:value="0.117191">
            <text:p>0.12</text:p>
          </table:table-cell>
          <table:table-cell office:value-type="float" office:value="0.115553">
            <text:p>0.12</text:p>
          </table:table-cell>
          <table:table-cell office:value-type="float" office:value="0.048163">
            <text:p>0.05</text:p>
          </table:table-cell>
          <table:table-cell/>
        </table:table-row>
        <table:table-row table:style-name="ro1">
          <table:table-cell office:value-type="float" office:value="418000">
            <text:p>418000</text:p>
          </table:table-cell>
          <table:table-cell office:value-type="float" office:value="0.118384">
            <text:p>0.12</text:p>
          </table:table-cell>
          <table:table-cell office:value-type="float" office:value="0.116067">
            <text:p>0.12</text:p>
          </table:table-cell>
          <table:table-cell office:value-type="float" office:value="0.04873">
            <text:p>0.05</text:p>
          </table:table-cell>
          <table:table-cell/>
        </table:table-row>
        <table:table-row table:style-name="ro1">
          <table:table-cell office:value-type="float" office:value="419000">
            <text:p>419000</text:p>
          </table:table-cell>
          <table:table-cell office:value-type="float" office:value="0.118209">
            <text:p>0.12</text:p>
          </table:table-cell>
          <table:table-cell office:value-type="float" office:value="0.11667">
            <text:p>0.12</text:p>
          </table:table-cell>
          <table:table-cell office:value-type="float" office:value="0.048402">
            <text:p>0.05</text:p>
          </table:table-cell>
          <table:table-cell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0.118428">
            <text:p>0.12</text:p>
          </table:table-cell>
          <table:table-cell office:value-type="float" office:value="0.116017">
            <text:p>0.12</text:p>
          </table:table-cell>
          <table:table-cell office:value-type="float" office:value="0.048736">
            <text:p>0.05</text:p>
          </table:table-cell>
          <table:table-cell/>
        </table:table-row>
        <table:table-row table:style-name="ro1">
          <table:table-cell office:value-type="float" office:value="421000">
            <text:p>421000</text:p>
          </table:table-cell>
          <table:table-cell office:value-type="float" office:value="0.118992">
            <text:p>0.12</text:p>
          </table:table-cell>
          <table:table-cell office:value-type="float" office:value="0.116109">
            <text:p>0.12</text:p>
          </table:table-cell>
          <table:table-cell office:value-type="float" office:value="0.048827">
            <text:p>0.05</text:p>
          </table:table-cell>
          <table:table-cell/>
        </table:table-row>
        <table:table-row table:style-name="ro1">
          <table:table-cell office:value-type="float" office:value="422000">
            <text:p>422000</text:p>
          </table:table-cell>
          <table:table-cell office:value-type="float" office:value="0.118719">
            <text:p>0.12</text:p>
          </table:table-cell>
          <table:table-cell office:value-type="float" office:value="0.116491">
            <text:p>0.12</text:p>
          </table:table-cell>
          <table:table-cell office:value-type="float" office:value="0.049968">
            <text:p>0.05</text:p>
          </table:table-cell>
          <table:table-cell/>
        </table:table-row>
        <table:table-row table:style-name="ro1">
          <table:table-cell office:value-type="float" office:value="423000">
            <text:p>423000</text:p>
          </table:table-cell>
          <table:table-cell office:value-type="float" office:value="0.118958">
            <text:p>0.12</text:p>
          </table:table-cell>
          <table:table-cell office:value-type="float" office:value="0.116189">
            <text:p>0.12</text:p>
          </table:table-cell>
          <table:table-cell office:value-type="float" office:value="0.049045">
            <text:p>0.05</text:p>
          </table:table-cell>
          <table:table-cell/>
        </table:table-row>
        <table:table-row table:style-name="ro1">
          <table:table-cell office:value-type="float" office:value="424000">
            <text:p>424000</text:p>
          </table:table-cell>
          <table:table-cell office:value-type="float" office:value="0.119505">
            <text:p>0.12</text:p>
          </table:table-cell>
          <table:table-cell office:value-type="float" office:value="0.116833">
            <text:p>0.12</text:p>
          </table:table-cell>
          <table:table-cell office:value-type="float" office:value="0.049547">
            <text:p>0.05</text:p>
          </table:table-cell>
          <table:table-cell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0.119908">
            <text:p>0.12</text:p>
          </table:table-cell>
          <table:table-cell office:value-type="float" office:value="0.11645">
            <text:p>0.12</text:p>
          </table:table-cell>
          <table:table-cell office:value-type="float" office:value="0.049635">
            <text:p>0.05</text:p>
          </table:table-cell>
          <table:table-cell/>
        </table:table-row>
        <table:table-row table:style-name="ro1">
          <table:table-cell office:value-type="float" office:value="426000">
            <text:p>426000</text:p>
          </table:table-cell>
          <table:table-cell office:value-type="float" office:value="0.119632">
            <text:p>0.12</text:p>
          </table:table-cell>
          <table:table-cell office:value-type="float" office:value="0.11741">
            <text:p>0.12</text:p>
          </table:table-cell>
          <table:table-cell office:value-type="float" office:value="0.049343">
            <text:p>0.05</text:p>
          </table:table-cell>
          <table:table-cell/>
        </table:table-row>
        <table:table-row table:style-name="ro1">
          <table:table-cell office:value-type="float" office:value="427000">
            <text:p>427000</text:p>
          </table:table-cell>
          <table:table-cell office:value-type="float" office:value="0.120346">
            <text:p>0.12</text:p>
          </table:table-cell>
          <table:table-cell office:value-type="float" office:value="0.116689">
            <text:p>0.12</text:p>
          </table:table-cell>
          <table:table-cell office:value-type="float" office:value="0.049462">
            <text:p>0.05</text:p>
          </table:table-cell>
          <table:table-cell/>
        </table:table-row>
        <table:table-row table:style-name="ro1">
          <table:table-cell office:value-type="float" office:value="428000">
            <text:p>428000</text:p>
          </table:table-cell>
          <table:table-cell office:value-type="float" office:value="0.121053">
            <text:p>0.12</text:p>
          </table:table-cell>
          <table:table-cell office:value-type="float" office:value="0.117198">
            <text:p>0.12</text:p>
          </table:table-cell>
          <table:table-cell office:value-type="float" office:value="0.049853">
            <text:p>0.05</text:p>
          </table:table-cell>
          <table:table-cell/>
        </table:table-row>
        <table:table-row table:style-name="ro1">
          <table:table-cell office:value-type="float" office:value="429000">
            <text:p>429000</text:p>
          </table:table-cell>
          <table:table-cell office:value-type="float" office:value="0.12199">
            <text:p>0.12</text:p>
          </table:table-cell>
          <table:table-cell office:value-type="float" office:value="0.1174">
            <text:p>0.12</text:p>
          </table:table-cell>
          <table:table-cell office:value-type="float" office:value="0.049731">
            <text:p>0.05</text:p>
          </table:table-cell>
          <table:table-cell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0.122195">
            <text:p>0.12</text:p>
          </table:table-cell>
          <table:table-cell office:value-type="float" office:value="0.117701">
            <text:p>0.12</text:p>
          </table:table-cell>
          <table:table-cell office:value-type="float" office:value="0.049855">
            <text:p>0.05</text:p>
          </table:table-cell>
          <table:table-cell/>
        </table:table-row>
        <table:table-row table:style-name="ro1">
          <table:table-cell office:value-type="float" office:value="431000">
            <text:p>431000</text:p>
          </table:table-cell>
          <table:table-cell office:value-type="float" office:value="0.121338">
            <text:p>0.12</text:p>
          </table:table-cell>
          <table:table-cell office:value-type="float" office:value="0.11761">
            <text:p>0.12</text:p>
          </table:table-cell>
          <table:table-cell office:value-type="float" office:value="0.050639">
            <text:p>0.05</text:p>
          </table:table-cell>
          <table:table-cell/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0.123343">
            <text:p>0.12</text:p>
          </table:table-cell>
          <table:table-cell office:value-type="float" office:value="0.117601">
            <text:p>0.12</text:p>
          </table:table-cell>
          <table:table-cell office:value-type="float" office:value="0.050117">
            <text:p>0.05</text:p>
          </table:table-cell>
          <table:table-cell/>
        </table:table-row>
        <table:table-row table:style-name="ro1">
          <table:table-cell office:value-type="float" office:value="433000">
            <text:p>433000</text:p>
          </table:table-cell>
          <table:table-cell office:value-type="float" office:value="0.122552">
            <text:p>0.12</text:p>
          </table:table-cell>
          <table:table-cell office:value-type="float" office:value="0.117997">
            <text:p>0.12</text:p>
          </table:table-cell>
          <table:table-cell office:value-type="float" office:value="0.050275">
            <text:p>0.05</text:p>
          </table:table-cell>
          <table:table-cell/>
        </table:table-row>
        <table:table-row table:style-name="ro1">
          <table:table-cell office:value-type="float" office:value="434000">
            <text:p>434000</text:p>
          </table:table-cell>
          <table:table-cell office:value-type="float" office:value="0.122308">
            <text:p>0.12</text:p>
          </table:table-cell>
          <table:table-cell office:value-type="float" office:value="0.118006">
            <text:p>0.12</text:p>
          </table:table-cell>
          <table:table-cell office:value-type="float" office:value="0.050635">
            <text:p>0.05</text:p>
          </table:table-cell>
          <table:table-cell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0.123054">
            <text:p>0.12</text:p>
          </table:table-cell>
          <table:table-cell office:value-type="float" office:value="0.118375">
            <text:p>0.12</text:p>
          </table:table-cell>
          <table:table-cell office:value-type="float" office:value="0.050487">
            <text:p>0.05</text:p>
          </table:table-cell>
          <table:table-cell/>
        </table:table-row>
        <table:table-row table:style-name="ro1">
          <table:table-cell office:value-type="float" office:value="436000">
            <text:p>436000</text:p>
          </table:table-cell>
          <table:table-cell office:value-type="float" office:value="0.12333">
            <text:p>0.12</text:p>
          </table:table-cell>
          <table:table-cell office:value-type="float" office:value="0.118402">
            <text:p>0.12</text:p>
          </table:table-cell>
          <table:table-cell office:value-type="float" office:value="0.050571">
            <text:p>0.05</text:p>
          </table:table-cell>
          <table:table-cell/>
        </table:table-row>
        <table:table-row table:style-name="ro1">
          <table:table-cell office:value-type="float" office:value="437000">
            <text:p>437000</text:p>
          </table:table-cell>
          <table:table-cell office:value-type="float" office:value="0.123725">
            <text:p>0.12</text:p>
          </table:table-cell>
          <table:table-cell office:value-type="float" office:value="0.118155">
            <text:p>0.12</text:p>
          </table:table-cell>
          <table:table-cell office:value-type="float" office:value="0.051072">
            <text:p>0.05</text:p>
          </table:table-cell>
          <table:table-cell/>
        </table:table-row>
        <table:table-row table:style-name="ro1">
          <table:table-cell office:value-type="float" office:value="438000">
            <text:p>438000</text:p>
          </table:table-cell>
          <table:table-cell office:value-type="float" office:value="0.124286">
            <text:p>0.12</text:p>
          </table:table-cell>
          <table:table-cell office:value-type="float" office:value="0.118042">
            <text:p>0.12</text:p>
          </table:table-cell>
          <table:table-cell office:value-type="float" office:value="0.051078">
            <text:p>0.05</text:p>
          </table:table-cell>
          <table:table-cell/>
        </table:table-row>
        <table:table-row table:style-name="ro1">
          <table:table-cell office:value-type="float" office:value="439000">
            <text:p>439000</text:p>
          </table:table-cell>
          <table:table-cell office:value-type="float" office:value="0.124354">
            <text:p>0.12</text:p>
          </table:table-cell>
          <table:table-cell office:value-type="float" office:value="0.118382">
            <text:p>0.12</text:p>
          </table:table-cell>
          <table:table-cell office:value-type="float" office:value="0.05099">
            <text:p>0.05</text:p>
          </table:table-cell>
          <table:table-cell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0.124527">
            <text:p>0.12</text:p>
          </table:table-cell>
          <table:table-cell office:value-type="float" office:value="0.118548">
            <text:p>0.12</text:p>
          </table:table-cell>
          <table:table-cell office:value-type="float" office:value="0.051705">
            <text:p>0.05</text:p>
          </table:table-cell>
          <table:table-cell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0.12581">
            <text:p>0.13</text:p>
          </table:table-cell>
          <table:table-cell office:value-type="float" office:value="0.118884">
            <text:p>0.12</text:p>
          </table:table-cell>
          <table:table-cell office:value-type="float" office:value="0.051325">
            <text:p>0.05</text:p>
          </table:table-cell>
          <table:table-cell/>
        </table:table-row>
        <table:table-row table:style-name="ro1">
          <table:table-cell office:value-type="float" office:value="442000">
            <text:p>442000</text:p>
          </table:table-cell>
          <table:table-cell office:value-type="float" office:value="0.125256">
            <text:p>0.13</text:p>
          </table:table-cell>
          <table:table-cell office:value-type="float" office:value="0.11987">
            <text:p>0.12</text:p>
          </table:table-cell>
          <table:table-cell office:value-type="float" office:value="0.05148">
            <text:p>0.05</text:p>
          </table:table-cell>
          <table:table-cell/>
        </table:table-row>
        <table:table-row table:style-name="ro1">
          <table:table-cell office:value-type="float" office:value="443000">
            <text:p>443000</text:p>
          </table:table-cell>
          <table:table-cell office:value-type="float" office:value="0.125406">
            <text:p>0.13</text:p>
          </table:table-cell>
          <table:table-cell office:value-type="float" office:value="0.119354">
            <text:p>0.12</text:p>
          </table:table-cell>
          <table:table-cell office:value-type="float" office:value="0.051511">
            <text:p>0.05</text:p>
          </table:table-cell>
          <table:table-cell/>
        </table:table-row>
        <table:table-row table:style-name="ro1">
          <table:table-cell office:value-type="float" office:value="444000">
            <text:p>444000</text:p>
          </table:table-cell>
          <table:table-cell office:value-type="float" office:value="0.126829">
            <text:p>0.13</text:p>
          </table:table-cell>
          <table:table-cell office:value-type="float" office:value="0.118889">
            <text:p>0.12</text:p>
          </table:table-cell>
          <table:table-cell office:value-type="float" office:value="0.051801">
            <text:p>0.05</text:p>
          </table:table-cell>
          <table:table-cell/>
        </table:table-row>
        <table:table-row table:style-name="ro1">
          <table:table-cell office:value-type="float" office:value="445000">
            <text:p>445000</text:p>
          </table:table-cell>
          <table:table-cell office:value-type="float" office:value="0.126228">
            <text:p>0.13</text:p>
          </table:table-cell>
          <table:table-cell office:value-type="float" office:value="0.119515">
            <text:p>0.12</text:p>
          </table:table-cell>
          <table:table-cell office:value-type="float" office:value="0.051718">
            <text:p>0.05</text:p>
          </table:table-cell>
          <table:table-cell/>
        </table:table-row>
        <table:table-row table:style-name="ro1">
          <table:table-cell office:value-type="float" office:value="446000">
            <text:p>446000</text:p>
          </table:table-cell>
          <table:table-cell office:value-type="float" office:value="0.126365">
            <text:p>0.13</text:p>
          </table:table-cell>
          <table:table-cell office:value-type="float" office:value="0.119891">
            <text:p>0.12</text:p>
          </table:table-cell>
          <table:table-cell office:value-type="float" office:value="0.05187">
            <text:p>0.05</text:p>
          </table:table-cell>
          <table:table-cell/>
        </table:table-row>
        <table:table-row table:style-name="ro1">
          <table:table-cell office:value-type="float" office:value="447000">
            <text:p>447000</text:p>
          </table:table-cell>
          <table:table-cell office:value-type="float" office:value="0.127191">
            <text:p>0.13</text:p>
          </table:table-cell>
          <table:table-cell office:value-type="float" office:value="0.11962">
            <text:p>0.12</text:p>
          </table:table-cell>
          <table:table-cell office:value-type="float" office:value="0.05197">
            <text:p>0.05</text:p>
          </table:table-cell>
          <table:table-cell/>
        </table:table-row>
        <table:table-row table:style-name="ro1">
          <table:table-cell office:value-type="float" office:value="448000">
            <text:p>448000</text:p>
          </table:table-cell>
          <table:table-cell office:value-type="float" office:value="0.127923">
            <text:p>0.13</text:p>
          </table:table-cell>
          <table:table-cell office:value-type="float" office:value="0.119096">
            <text:p>0.12</text:p>
          </table:table-cell>
          <table:table-cell office:value-type="float" office:value="0.052148">
            <text:p>0.05</text:p>
          </table:table-cell>
          <table:table-cell/>
        </table:table-row>
        <table:table-row table:style-name="ro1">
          <table:table-cell office:value-type="float" office:value="449000">
            <text:p>449000</text:p>
          </table:table-cell>
          <table:table-cell office:value-type="float" office:value="0.127356">
            <text:p>0.13</text:p>
          </table:table-cell>
          <table:table-cell office:value-type="float" office:value="0.120409">
            <text:p>0.12</text:p>
          </table:table-cell>
          <table:table-cell office:value-type="float" office:value="0.052273">
            <text:p>0.05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0.127832">
            <text:p>0.13</text:p>
          </table:table-cell>
          <table:table-cell office:value-type="float" office:value="0.120927">
            <text:p>0.12</text:p>
          </table:table-cell>
          <table:table-cell office:value-type="float" office:value="0.052531">
            <text:p>0.05</text:p>
          </table:table-cell>
          <table:table-cell/>
        </table:table-row>
        <table:table-row table:style-name="ro1">
          <table:table-cell office:value-type="float" office:value="451000">
            <text:p>451000</text:p>
          </table:table-cell>
          <table:table-cell office:value-type="float" office:value="0.129063">
            <text:p>0.13</text:p>
          </table:table-cell>
          <table:table-cell office:value-type="float" office:value="0.11975">
            <text:p>0.12</text:p>
          </table:table-cell>
          <table:table-cell office:value-type="float" office:value="0.052501">
            <text:p>0.05</text:p>
          </table:table-cell>
          <table:table-cell/>
        </table:table-row>
        <table:table-row table:style-name="ro1">
          <table:table-cell office:value-type="float" office:value="452000">
            <text:p>452000</text:p>
          </table:table-cell>
          <table:table-cell office:value-type="float" office:value="0.128403">
            <text:p>0.13</text:p>
          </table:table-cell>
          <table:table-cell office:value-type="float" office:value="0.1204">
            <text:p>0.12</text:p>
          </table:table-cell>
          <table:table-cell office:value-type="float" office:value="0.053124">
            <text:p>0.05</text:p>
          </table:table-cell>
          <table:table-cell/>
        </table:table-row>
        <table:table-row table:style-name="ro1">
          <table:table-cell office:value-type="float" office:value="453000">
            <text:p>453000</text:p>
          </table:table-cell>
          <table:table-cell office:value-type="float" office:value="0.128966">
            <text:p>0.13</text:p>
          </table:table-cell>
          <table:table-cell office:value-type="float" office:value="0.120301">
            <text:p>0.12</text:p>
          </table:table-cell>
          <table:table-cell office:value-type="float" office:value="0.052715">
            <text:p>0.05</text:p>
          </table:table-cell>
          <table:table-cell/>
        </table:table-row>
        <table:table-row table:style-name="ro1">
          <table:table-cell office:value-type="float" office:value="454000">
            <text:p>454000</text:p>
          </table:table-cell>
          <table:table-cell office:value-type="float" office:value="0.128636">
            <text:p>0.13</text:p>
          </table:table-cell>
          <table:table-cell office:value-type="float" office:value="0.120287">
            <text:p>0.12</text:p>
          </table:table-cell>
          <table:table-cell office:value-type="float" office:value="0.052822">
            <text:p>0.05</text:p>
          </table:table-cell>
          <table:table-cell/>
        </table:table-row>
        <table:table-row table:style-name="ro1">
          <table:table-cell office:value-type="float" office:value="455000">
            <text:p>455000</text:p>
          </table:table-cell>
          <table:table-cell office:value-type="float" office:value="0.129626">
            <text:p>0.13</text:p>
          </table:table-cell>
          <table:table-cell office:value-type="float" office:value="0.120083">
            <text:p>0.12</text:p>
          </table:table-cell>
          <table:table-cell office:value-type="float" office:value="0.053569">
            <text:p>0.05</text:p>
          </table:table-cell>
          <table:table-cell/>
        </table:table-row>
        <table:table-row table:style-name="ro1">
          <table:table-cell office:value-type="float" office:value="456000">
            <text:p>456000</text:p>
          </table:table-cell>
          <table:table-cell office:value-type="float" office:value="0.13555">
            <text:p>0.14</text:p>
          </table:table-cell>
          <table:table-cell office:value-type="float" office:value="0.124758">
            <text:p>0.12</text:p>
          </table:table-cell>
          <table:table-cell office:value-type="float" office:value="0.054738">
            <text:p>0.05</text:p>
          </table:table-cell>
          <table:table-cell/>
        </table:table-row>
        <table:table-row table:style-name="ro1">
          <table:table-cell office:value-type="float" office:value="457000">
            <text:p>457000</text:p>
          </table:table-cell>
          <table:table-cell office:value-type="float" office:value="0.134236">
            <text:p>0.13</text:p>
          </table:table-cell>
          <table:table-cell office:value-type="float" office:value="0.122736">
            <text:p>0.12</text:p>
          </table:table-cell>
          <table:table-cell office:value-type="float" office:value="0.0542">
            <text:p>0.05</text:p>
          </table:table-cell>
          <table:table-cell/>
        </table:table-row>
        <table:table-row table:style-name="ro1">
          <table:table-cell office:value-type="float" office:value="458000">
            <text:p>458000</text:p>
          </table:table-cell>
          <table:table-cell office:value-type="float" office:value="0.134972">
            <text:p>0.13</text:p>
          </table:table-cell>
          <table:table-cell office:value-type="float" office:value="0.122471">
            <text:p>0.12</text:p>
          </table:table-cell>
          <table:table-cell office:value-type="float" office:value="0.054462">
            <text:p>0.05</text:p>
          </table:table-cell>
          <table:table-cell/>
        </table:table-row>
        <table:table-row table:style-name="ro1">
          <table:table-cell office:value-type="float" office:value="459000">
            <text:p>459000</text:p>
          </table:table-cell>
          <table:table-cell office:value-type="float" office:value="0.134816">
            <text:p>0.13</text:p>
          </table:table-cell>
          <table:table-cell office:value-type="float" office:value="0.122889">
            <text:p>0.12</text:p>
          </table:table-cell>
          <table:table-cell office:value-type="float" office:value="0.054221">
            <text:p>0.05</text:p>
          </table:table-cell>
          <table:table-cell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0.135012">
            <text:p>0.14</text:p>
          </table:table-cell>
          <table:table-cell office:value-type="float" office:value="0.123264">
            <text:p>0.12</text:p>
          </table:table-cell>
          <table:table-cell office:value-type="float" office:value="0.054578">
            <text:p>0.05</text:p>
          </table:table-cell>
          <table:table-cell/>
        </table:table-row>
        <table:table-row table:style-name="ro1">
          <table:table-cell office:value-type="float" office:value="461000">
            <text:p>461000</text:p>
          </table:table-cell>
          <table:table-cell office:value-type="float" office:value="0.135995">
            <text:p>0.14</text:p>
          </table:table-cell>
          <table:table-cell office:value-type="float" office:value="0.123597">
            <text:p>0.12</text:p>
          </table:table-cell>
          <table:table-cell office:value-type="float" office:value="0.055073">
            <text:p>0.06</text:p>
          </table:table-cell>
          <table:table-cell/>
        </table:table-row>
        <table:table-row table:style-name="ro1">
          <table:table-cell office:value-type="float" office:value="462000">
            <text:p>462000</text:p>
          </table:table-cell>
          <table:table-cell office:value-type="float" office:value="0.137546">
            <text:p>0.14</text:p>
          </table:table-cell>
          <table:table-cell office:value-type="float" office:value="0.132615">
            <text:p>0.13</text:p>
          </table:table-cell>
          <table:table-cell office:value-type="float" office:value="0.054489">
            <text:p>0.05</text:p>
          </table:table-cell>
          <table:table-cell/>
        </table:table-row>
        <table:table-row table:style-name="ro1">
          <table:table-cell office:value-type="float" office:value="463000">
            <text:p>463000</text:p>
          </table:table-cell>
          <table:table-cell office:value-type="float" office:value="0.130358">
            <text:p>0.13</text:p>
          </table:table-cell>
          <table:table-cell office:value-type="float" office:value="0.121532">
            <text:p>0.12</text:p>
          </table:table-cell>
          <table:table-cell office:value-type="float" office:value="0.05395">
            <text:p>0.05</text:p>
          </table:table-cell>
          <table:table-cell/>
        </table:table-row>
        <table:table-row table:style-name="ro1">
          <table:table-cell office:value-type="float" office:value="464000">
            <text:p>464000</text:p>
          </table:table-cell>
          <table:table-cell office:value-type="float" office:value="0.13118">
            <text:p>0.13</text:p>
          </table:table-cell>
          <table:table-cell office:value-type="float" office:value="0.122384">
            <text:p>0.12</text:p>
          </table:table-cell>
          <table:table-cell office:value-type="float" office:value="0.054489">
            <text:p>0.05</text:p>
          </table:table-cell>
          <table:table-cell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0.132069">
            <text:p>0.13</text:p>
          </table:table-cell>
          <table:table-cell office:value-type="float" office:value="0.12179">
            <text:p>0.12</text:p>
          </table:table-cell>
          <table:table-cell office:value-type="float" office:value="0.054175">
            <text:p>0.05</text:p>
          </table:table-cell>
          <table:table-cell/>
        </table:table-row>
        <table:table-row table:style-name="ro1">
          <table:table-cell office:value-type="float" office:value="466000">
            <text:p>466000</text:p>
          </table:table-cell>
          <table:table-cell office:value-type="float" office:value="0.1323">
            <text:p>0.13</text:p>
          </table:table-cell>
          <table:table-cell office:value-type="float" office:value="0.121782">
            <text:p>0.12</text:p>
          </table:table-cell>
          <table:table-cell office:value-type="float" office:value="0.054405">
            <text:p>0.05</text:p>
          </table:table-cell>
          <table:table-cell/>
        </table:table-row>
        <table:table-row table:style-name="ro1">
          <table:table-cell office:value-type="float" office:value="467000">
            <text:p>467000</text:p>
          </table:table-cell>
          <table:table-cell office:value-type="float" office:value="0.131762">
            <text:p>0.13</text:p>
          </table:table-cell>
          <table:table-cell office:value-type="float" office:value="0.122669">
            <text:p>0.12</text:p>
          </table:table-cell>
          <table:table-cell office:value-type="float" office:value="0.055116">
            <text:p>0.06</text:p>
          </table:table-cell>
          <table:table-cell/>
        </table:table-row>
        <table:table-row table:style-name="ro1">
          <table:table-cell office:value-type="float" office:value="468000">
            <text:p>468000</text:p>
          </table:table-cell>
          <table:table-cell office:value-type="float" office:value="0.140411">
            <text:p>0.14</text:p>
          </table:table-cell>
          <table:table-cell office:value-type="float" office:value="0.122113">
            <text:p>0.12</text:p>
          </table:table-cell>
          <table:table-cell office:value-type="float" office:value="0.054679">
            <text:p>0.05</text:p>
          </table:table-cell>
          <table:table-cell/>
        </table:table-row>
        <table:table-row table:style-name="ro1">
          <table:table-cell office:value-type="float" office:value="469000">
            <text:p>469000</text:p>
          </table:table-cell>
          <table:table-cell office:value-type="float" office:value="0.132892">
            <text:p>0.13</text:p>
          </table:table-cell>
          <table:table-cell office:value-type="float" office:value="0.122494">
            <text:p>0.12</text:p>
          </table:table-cell>
          <table:table-cell office:value-type="float" office:value="0.054738">
            <text:p>0.05</text:p>
          </table:table-cell>
          <table:table-cell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0.134086">
            <text:p>0.13</text:p>
          </table:table-cell>
          <table:table-cell office:value-type="float" office:value="0.122854">
            <text:p>0.12</text:p>
          </table:table-cell>
          <table:table-cell office:value-type="float" office:value="0.054858">
            <text:p>0.05</text:p>
          </table:table-cell>
          <table:table-cell/>
        </table:table-row>
        <table:table-row table:style-name="ro1">
          <table:table-cell office:value-type="float" office:value="471000">
            <text:p>471000</text:p>
          </table:table-cell>
          <table:table-cell office:value-type="float" office:value="0.133823">
            <text:p>0.13</text:p>
          </table:table-cell>
          <table:table-cell office:value-type="float" office:value="0.122389">
            <text:p>0.12</text:p>
          </table:table-cell>
          <table:table-cell office:value-type="float" office:value="0.05517">
            <text:p>0.06</text:p>
          </table:table-cell>
          <table:table-cell/>
        </table:table-row>
        <table:table-row table:style-name="ro1">
          <table:table-cell office:value-type="float" office:value="472000">
            <text:p>472000</text:p>
          </table:table-cell>
          <table:table-cell office:value-type="float" office:value="0.13369">
            <text:p>0.13</text:p>
          </table:table-cell>
          <table:table-cell office:value-type="float" office:value="0.122257">
            <text:p>0.12</text:p>
          </table:table-cell>
          <table:table-cell office:value-type="float" office:value="0.055409">
            <text:p>0.06</text:p>
          </table:table-cell>
          <table:table-cell/>
        </table:table-row>
        <table:table-row table:style-name="ro1">
          <table:table-cell office:value-type="float" office:value="473000">
            <text:p>473000</text:p>
          </table:table-cell>
          <table:table-cell office:value-type="float" office:value="0.134179">
            <text:p>0.13</text:p>
          </table:table-cell>
          <table:table-cell office:value-type="float" office:value="0.122724">
            <text:p>0.12</text:p>
          </table:table-cell>
          <table:table-cell office:value-type="float" office:value="0.055309">
            <text:p>0.06</text:p>
          </table:table-cell>
          <table:table-cell/>
        </table:table-row>
        <table:table-row table:style-name="ro1">
          <table:table-cell office:value-type="float" office:value="474000">
            <text:p>474000</text:p>
          </table:table-cell>
          <table:table-cell office:value-type="float" office:value="0.134345">
            <text:p>0.13</text:p>
          </table:table-cell>
          <table:table-cell office:value-type="float" office:value="0.123432">
            <text:p>0.12</text:p>
          </table:table-cell>
          <table:table-cell office:value-type="float" office:value="0.055491">
            <text:p>0.06</text:p>
          </table:table-cell>
          <table:table-cell/>
        </table:table-row>
        <table:table-row table:style-name="ro1">
          <table:table-cell office:value-type="float" office:value="475000">
            <text:p>475000</text:p>
          </table:table-cell>
          <table:table-cell office:value-type="float" office:value="0.134542">
            <text:p>0.13</text:p>
          </table:table-cell>
          <table:table-cell office:value-type="float" office:value="0.12286">
            <text:p>0.12</text:p>
          </table:table-cell>
          <table:table-cell office:value-type="float" office:value="0.055574">
            <text:p>0.06</text:p>
          </table:table-cell>
          <table:table-cell/>
        </table:table-row>
        <table:table-row table:style-name="ro1">
          <table:table-cell office:value-type="float" office:value="476000">
            <text:p>476000</text:p>
          </table:table-cell>
          <table:table-cell office:value-type="float" office:value="0.137494">
            <text:p>0.14</text:p>
          </table:table-cell>
          <table:table-cell office:value-type="float" office:value="0.122649">
            <text:p>0.12</text:p>
          </table:table-cell>
          <table:table-cell office:value-type="float" office:value="0.055571">
            <text:p>0.06</text:p>
          </table:table-cell>
          <table:table-cell/>
        </table:table-row>
        <table:table-row table:style-name="ro1">
          <table:table-cell office:value-type="float" office:value="477000">
            <text:p>477000</text:p>
          </table:table-cell>
          <table:table-cell office:value-type="float" office:value="0.135249">
            <text:p>0.14</text:p>
          </table:table-cell>
          <table:table-cell office:value-type="float" office:value="0.123878">
            <text:p>0.12</text:p>
          </table:table-cell>
          <table:table-cell office:value-type="float" office:value="0.056477">
            <text:p>0.06</text:p>
          </table:table-cell>
          <table:table-cell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0.135466">
            <text:p>0.14</text:p>
          </table:table-cell>
          <table:table-cell office:value-type="float" office:value="0.123181">
            <text:p>0.12</text:p>
          </table:table-cell>
          <table:table-cell office:value-type="float" office:value="0.056398">
            <text:p>0.06</text:p>
          </table:table-cell>
          <table:table-cell/>
        </table:table-row>
        <table:table-row table:style-name="ro1">
          <table:table-cell office:value-type="float" office:value="479000">
            <text:p>479000</text:p>
          </table:table-cell>
          <table:table-cell office:value-type="float" office:value="0.135628">
            <text:p>0.14</text:p>
          </table:table-cell>
          <table:table-cell office:value-type="float" office:value="0.123497">
            <text:p>0.12</text:p>
          </table:table-cell>
          <table:table-cell office:value-type="float" office:value="0.056024">
            <text:p>0.06</text:p>
          </table:table-cell>
          <table:table-cell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0.136449">
            <text:p>0.14</text:p>
          </table:table-cell>
          <table:table-cell office:value-type="float" office:value="0.123435">
            <text:p>0.12</text:p>
          </table:table-cell>
          <table:table-cell office:value-type="float" office:value="0.056188">
            <text:p>0.06</text:p>
          </table:table-cell>
          <table:table-cell/>
        </table:table-row>
        <table:table-row table:style-name="ro1">
          <table:table-cell office:value-type="float" office:value="481000">
            <text:p>481000</text:p>
          </table:table-cell>
          <table:table-cell office:value-type="float" office:value="0.13713">
            <text:p>0.14</text:p>
          </table:table-cell>
          <table:table-cell office:value-type="float" office:value="0.124938">
            <text:p>0.12</text:p>
          </table:table-cell>
          <table:table-cell office:value-type="float" office:value="0.05647">
            <text:p>0.06</text:p>
          </table:table-cell>
          <table:table-cell/>
        </table:table-row>
        <table:table-row table:style-name="ro1">
          <table:table-cell office:value-type="float" office:value="482000">
            <text:p>482000</text:p>
          </table:table-cell>
          <table:table-cell office:value-type="float" office:value="0.136349">
            <text:p>0.14</text:p>
          </table:table-cell>
          <table:table-cell office:value-type="float" office:value="0.124144">
            <text:p>0.12</text:p>
          </table:table-cell>
          <table:table-cell office:value-type="float" office:value="0.056688">
            <text:p>0.06</text:p>
          </table:table-cell>
          <table:table-cell/>
        </table:table-row>
        <table:table-row table:style-name="ro1">
          <table:table-cell office:value-type="float" office:value="483000">
            <text:p>483000</text:p>
          </table:table-cell>
          <table:table-cell office:value-type="float" office:value="0.137273">
            <text:p>0.14</text:p>
          </table:table-cell>
          <table:table-cell office:value-type="float" office:value="0.123725">
            <text:p>0.12</text:p>
          </table:table-cell>
          <table:table-cell office:value-type="float" office:value="0.056739">
            <text:p>0.06</text:p>
          </table:table-cell>
          <table:table-cell/>
        </table:table-row>
        <table:table-row table:style-name="ro1">
          <table:table-cell office:value-type="float" office:value="484000">
            <text:p>484000</text:p>
          </table:table-cell>
          <table:table-cell office:value-type="float" office:value="0.137725">
            <text:p>0.14</text:p>
          </table:table-cell>
          <table:table-cell office:value-type="float" office:value="0.125108">
            <text:p>0.13</text:p>
          </table:table-cell>
          <table:table-cell office:value-type="float" office:value="0.056672">
            <text:p>0.06</text:p>
          </table:table-cell>
          <table:table-cell/>
        </table:table-row>
        <table:table-row table:style-name="ro1">
          <table:table-cell office:value-type="float" office:value="485000">
            <text:p>485000</text:p>
          </table:table-cell>
          <table:table-cell office:value-type="float" office:value="0.137518">
            <text:p>0.14</text:p>
          </table:table-cell>
          <table:table-cell office:value-type="float" office:value="0.124154">
            <text:p>0.12</text:p>
          </table:table-cell>
          <table:table-cell office:value-type="float" office:value="0.056943">
            <text:p>0.06</text:p>
          </table:table-cell>
          <table:table-cell/>
        </table:table-row>
        <table:table-row table:style-name="ro1">
          <table:table-cell office:value-type="float" office:value="486000">
            <text:p>486000</text:p>
          </table:table-cell>
          <table:table-cell office:value-type="float" office:value="0.138162">
            <text:p>0.14</text:p>
          </table:table-cell>
          <table:table-cell office:value-type="float" office:value="0.124564">
            <text:p>0.12</text:p>
          </table:table-cell>
          <table:table-cell office:value-type="float" office:value="0.056816">
            <text:p>0.06</text:p>
          </table:table-cell>
          <table:table-cell/>
        </table:table-row>
        <table:table-row table:style-name="ro1">
          <table:table-cell office:value-type="float" office:value="487000">
            <text:p>487000</text:p>
          </table:table-cell>
          <table:table-cell office:value-type="float" office:value="0.138607">
            <text:p>0.14</text:p>
          </table:table-cell>
          <table:table-cell office:value-type="float" office:value="0.124893">
            <text:p>0.12</text:p>
          </table:table-cell>
          <table:table-cell office:value-type="float" office:value="0.057779">
            <text:p>0.06</text:p>
          </table:table-cell>
          <table:table-cell/>
        </table:table-row>
        <table:table-row table:style-name="ro1">
          <table:table-cell office:value-type="float" office:value="488000">
            <text:p>488000</text:p>
          </table:table-cell>
          <table:table-cell office:value-type="float" office:value="0.13861">
            <text:p>0.14</text:p>
          </table:table-cell>
          <table:table-cell office:value-type="float" office:value="0.123951">
            <text:p>0.12</text:p>
          </table:table-cell>
          <table:table-cell office:value-type="float" office:value="0.057167">
            <text:p>0.06</text:p>
          </table:table-cell>
          <table:table-cell/>
        </table:table-row>
        <table:table-row table:style-name="ro1">
          <table:table-cell office:value-type="float" office:value="489000">
            <text:p>489000</text:p>
          </table:table-cell>
          <table:table-cell office:value-type="float" office:value="0.139505">
            <text:p>0.14</text:p>
          </table:table-cell>
          <table:table-cell office:value-type="float" office:value="0.125076">
            <text:p>0.13</text:p>
          </table:table-cell>
          <table:table-cell office:value-type="float" office:value="0.057299">
            <text:p>0.06</text:p>
          </table:table-cell>
          <table:table-cell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0.144415">
            <text:p>0.14</text:p>
          </table:table-cell>
          <table:table-cell office:value-type="float" office:value="0.127139">
            <text:p>0.13</text:p>
          </table:table-cell>
          <table:table-cell office:value-type="float" office:value="0.05901">
            <text:p>0.06</text:p>
          </table:table-cell>
          <table:table-cell/>
        </table:table-row>
        <table:table-row table:style-name="ro1">
          <table:table-cell office:value-type="float" office:value="491000">
            <text:p>491000</text:p>
          </table:table-cell>
          <table:table-cell office:value-type="float" office:value="0.144007">
            <text:p>0.14</text:p>
          </table:table-cell>
          <table:table-cell office:value-type="float" office:value="0.126433">
            <text:p>0.13</text:p>
          </table:table-cell>
          <table:table-cell office:value-type="float" office:value="0.058368">
            <text:p>0.06</text:p>
          </table:table-cell>
          <table:table-cell/>
        </table:table-row>
        <table:table-row table:style-name="ro1">
          <table:table-cell office:value-type="float" office:value="492000">
            <text:p>492000</text:p>
          </table:table-cell>
          <table:table-cell office:value-type="float" office:value="0.146024">
            <text:p>0.15</text:p>
          </table:table-cell>
          <table:table-cell office:value-type="float" office:value="0.128764">
            <text:p>0.13</text:p>
          </table:table-cell>
          <table:table-cell office:value-type="float" office:value="0.058454">
            <text:p>0.06</text:p>
          </table:table-cell>
          <table:table-cell/>
        </table:table-row>
        <table:table-row table:style-name="ro1">
          <table:table-cell office:value-type="float" office:value="493000">
            <text:p>493000</text:p>
          </table:table-cell>
          <table:table-cell office:value-type="float" office:value="0.144996">
            <text:p>0.14</text:p>
          </table:table-cell>
          <table:table-cell office:value-type="float" office:value="0.1271">
            <text:p>0.13</text:p>
          </table:table-cell>
          <table:table-cell office:value-type="float" office:value="0.058655">
            <text:p>0.06</text:p>
          </table:table-cell>
          <table:table-cell/>
        </table:table-row>
        <table:table-row table:style-name="ro1">
          <table:table-cell office:value-type="float" office:value="494000">
            <text:p>494000</text:p>
          </table:table-cell>
          <table:table-cell office:value-type="float" office:value="0.144759">
            <text:p>0.14</text:p>
          </table:table-cell>
          <table:table-cell office:value-type="float" office:value="0.125447">
            <text:p>0.13</text:p>
          </table:table-cell>
          <table:table-cell office:value-type="float" office:value="0.058062">
            <text:p>0.06</text:p>
          </table:table-cell>
          <table:table-cell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0.141112">
            <text:p>0.14</text:p>
          </table:table-cell>
          <table:table-cell office:value-type="float" office:value="0.125798">
            <text:p>0.13</text:p>
          </table:table-cell>
          <table:table-cell office:value-type="float" office:value="0.058285">
            <text:p>0.06</text:p>
          </table:table-cell>
          <table:table-cell/>
        </table:table-row>
        <table:table-row table:style-name="ro1">
          <table:table-cell office:value-type="float" office:value="496000">
            <text:p>496000</text:p>
          </table:table-cell>
          <table:table-cell office:value-type="float" office:value="0.141198">
            <text:p>0.14</text:p>
          </table:table-cell>
          <table:table-cell office:value-type="float" office:value="0.125276">
            <text:p>0.13</text:p>
          </table:table-cell>
          <table:table-cell office:value-type="float" office:value="0.058429">
            <text:p>0.06</text:p>
          </table:table-cell>
          <table:table-cell/>
        </table:table-row>
        <table:table-row table:style-name="ro1">
          <table:table-cell office:value-type="float" office:value="497000">
            <text:p>497000</text:p>
          </table:table-cell>
          <table:table-cell office:value-type="float" office:value="0.141782">
            <text:p>0.14</text:p>
          </table:table-cell>
          <table:table-cell office:value-type="float" office:value="0.125741">
            <text:p>0.13</text:p>
          </table:table-cell>
          <table:table-cell office:value-type="float" office:value="0.05839">
            <text:p>0.06</text:p>
          </table:table-cell>
          <table:table-cell/>
        </table:table-row>
        <table:table-row table:style-name="ro1">
          <table:table-cell office:value-type="float" office:value="498000">
            <text:p>498000</text:p>
          </table:table-cell>
          <table:table-cell office:value-type="float" office:value="0.141778">
            <text:p>0.14</text:p>
          </table:table-cell>
          <table:table-cell office:value-type="float" office:value="0.126309">
            <text:p>0.13</text:p>
          </table:table-cell>
          <table:table-cell office:value-type="float" office:value="0.058984">
            <text:p>0.06</text:p>
          </table:table-cell>
          <table:table-cell/>
        </table:table-row>
        <table:table-row table:style-name="ro1">
          <table:table-cell office:value-type="float" office:value="499000">
            <text:p>499000</text:p>
          </table:table-cell>
          <table:table-cell office:value-type="float" office:value="0.141184">
            <text:p>0.14</text:p>
          </table:table-cell>
          <table:table-cell office:value-type="float" office:value="0.125702">
            <text:p>0.13</text:p>
          </table:table-cell>
          <table:table-cell office:value-type="float" office:value="0.058463">
            <text:p>0.06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42682">
            <text:p>0.14</text:p>
          </table:table-cell>
          <table:table-cell office:value-type="float" office:value="0.125768">
            <text:p>0.13</text:p>
          </table:table-cell>
          <table:table-cell office:value-type="float" office:value="0.058954">
            <text:p>0.06</text:p>
          </table:table-cell>
          <table:table-cell/>
        </table:table-row>
        <table:table-row table:style-name="ro1">
          <table:table-cell office:value-type="float" office:value="501000">
            <text:p>501000</text:p>
          </table:table-cell>
          <table:table-cell office:value-type="float" office:value="0.143023">
            <text:p>0.14</text:p>
          </table:table-cell>
          <table:table-cell office:value-type="float" office:value="0.126662">
            <text:p>0.13</text:p>
          </table:table-cell>
          <table:table-cell office:value-type="float" office:value="0.059243">
            <text:p>0.06</text:p>
          </table:table-cell>
          <table:table-cell/>
        </table:table-row>
        <table:table-row table:style-name="ro1">
          <table:table-cell office:value-type="float" office:value="502000">
            <text:p>502000</text:p>
          </table:table-cell>
          <table:table-cell office:value-type="float" office:value="0.142466">
            <text:p>0.14</text:p>
          </table:table-cell>
          <table:table-cell office:value-type="float" office:value="0.125952">
            <text:p>0.13</text:p>
          </table:table-cell>
          <table:table-cell office:value-type="float" office:value="0.060025">
            <text:p>0.06</text:p>
          </table:table-cell>
          <table:table-cell/>
        </table:table-row>
        <table:table-row table:style-name="ro1">
          <table:table-cell office:value-type="float" office:value="503000">
            <text:p>503000</text:p>
          </table:table-cell>
          <table:table-cell office:value-type="float" office:value="0.142795">
            <text:p>0.14</text:p>
          </table:table-cell>
          <table:table-cell office:value-type="float" office:value="0.127848">
            <text:p>0.13</text:p>
          </table:table-cell>
          <table:table-cell office:value-type="float" office:value="0.05938">
            <text:p>0.06</text:p>
          </table:table-cell>
          <table:table-cell/>
        </table:table-row>
        <table:table-row table:style-name="ro1">
          <table:table-cell office:value-type="float" office:value="504000">
            <text:p>504000</text:p>
          </table:table-cell>
          <table:table-cell office:value-type="float" office:value="0.143341">
            <text:p>0.14</text:p>
          </table:table-cell>
          <table:table-cell office:value-type="float" office:value="0.127002">
            <text:p>0.13</text:p>
          </table:table-cell>
          <table:table-cell office:value-type="float" office:value="0.059115">
            <text:p>0.06</text:p>
          </table:table-cell>
          <table:table-cell/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0.143791">
            <text:p>0.14</text:p>
          </table:table-cell>
          <table:table-cell office:value-type="float" office:value="0.127151">
            <text:p>0.13</text:p>
          </table:table-cell>
          <table:table-cell office:value-type="float" office:value="0.059516">
            <text:p>0.06</text:p>
          </table:table-cell>
          <table:table-cell/>
        </table:table-row>
        <table:table-row table:style-name="ro1">
          <table:table-cell office:value-type="float" office:value="506000">
            <text:p>506000</text:p>
          </table:table-cell>
          <table:table-cell office:value-type="float" office:value="0.143776">
            <text:p>0.14</text:p>
          </table:table-cell>
          <table:table-cell office:value-type="float" office:value="0.127152">
            <text:p>0.13</text:p>
          </table:table-cell>
          <table:table-cell office:value-type="float" office:value="0.059508">
            <text:p>0.06</text:p>
          </table:table-cell>
          <table:table-cell/>
        </table:table-row>
        <table:table-row table:style-name="ro1">
          <table:table-cell office:value-type="float" office:value="507000">
            <text:p>507000</text:p>
          </table:table-cell>
          <table:table-cell office:value-type="float" office:value="0.14365">
            <text:p>0.14</text:p>
          </table:table-cell>
          <table:table-cell office:value-type="float" office:value="0.126686">
            <text:p>0.13</text:p>
          </table:table-cell>
          <table:table-cell office:value-type="float" office:value="0.059872">
            <text:p>0.06</text:p>
          </table:table-cell>
          <table:table-cell/>
        </table:table-row>
        <table:table-row table:style-name="ro1">
          <table:table-cell office:value-type="float" office:value="508000">
            <text:p>508000</text:p>
          </table:table-cell>
          <table:table-cell office:value-type="float" office:value="0.144844">
            <text:p>0.14</text:p>
          </table:table-cell>
          <table:table-cell office:value-type="float" office:value="0.127089">
            <text:p>0.13</text:p>
          </table:table-cell>
          <table:table-cell office:value-type="float" office:value="0.059744">
            <text:p>0.06</text:p>
          </table:table-cell>
          <table:table-cell/>
        </table:table-row>
        <table:table-row table:style-name="ro1">
          <table:table-cell office:value-type="float" office:value="509000">
            <text:p>509000</text:p>
          </table:table-cell>
          <table:table-cell office:value-type="float" office:value="0.144766">
            <text:p>0.14</text:p>
          </table:table-cell>
          <table:table-cell office:value-type="float" office:value="0.126996">
            <text:p>0.13</text:p>
          </table:table-cell>
          <table:table-cell office:value-type="float" office:value="0.06035">
            <text:p>0.06</text:p>
          </table:table-cell>
          <table:table-cell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0.144772">
            <text:p>0.14</text:p>
          </table:table-cell>
          <table:table-cell office:value-type="float" office:value="0.128041">
            <text:p>0.13</text:p>
          </table:table-cell>
          <table:table-cell office:value-type="float" office:value="0.059893">
            <text:p>0.06</text:p>
          </table:table-cell>
          <table:table-cell/>
        </table:table-row>
        <table:table-row table:style-name="ro1">
          <table:table-cell office:value-type="float" office:value="511000">
            <text:p>511000</text:p>
          </table:table-cell>
          <table:table-cell office:value-type="float" office:value="0.144854">
            <text:p>0.14</text:p>
          </table:table-cell>
          <table:table-cell office:value-type="float" office:value="0.128659">
            <text:p>0.13</text:p>
          </table:table-cell>
          <table:table-cell office:value-type="float" office:value="0.060455">
            <text:p>0.06</text:p>
          </table:table-cell>
          <table:table-cell/>
        </table:table-row>
        <table:table-row table:style-name="ro1">
          <table:table-cell office:value-type="float" office:value="512000">
            <text:p>512000</text:p>
          </table:table-cell>
          <table:table-cell office:value-type="float" office:value="0.145134">
            <text:p>0.15</text:p>
          </table:table-cell>
          <table:table-cell office:value-type="float" office:value="0.12751">
            <text:p>0.13</text:p>
          </table:table-cell>
          <table:table-cell office:value-type="float" office:value="0.060925">
            <text:p>0.06</text:p>
          </table:table-cell>
          <table:table-cell/>
        </table:table-row>
        <table:table-row table:style-name="ro1">
          <table:table-cell office:value-type="float" office:value="513000">
            <text:p>513000</text:p>
          </table:table-cell>
          <table:table-cell office:value-type="float" office:value="0.145972">
            <text:p>0.15</text:p>
          </table:table-cell>
          <table:table-cell office:value-type="float" office:value="0.127139">
            <text:p>0.13</text:p>
          </table:table-cell>
          <table:table-cell office:value-type="float" office:value="0.060232">
            <text:p>0.06</text:p>
          </table:table-cell>
          <table:table-cell/>
        </table:table-row>
        <table:table-row table:style-name="ro1">
          <table:table-cell office:value-type="float" office:value="514000">
            <text:p>514000</text:p>
          </table:table-cell>
          <table:table-cell office:value-type="float" office:value="0.146171">
            <text:p>0.15</text:p>
          </table:table-cell>
          <table:table-cell office:value-type="float" office:value="0.127473">
            <text:p>0.13</text:p>
          </table:table-cell>
          <table:table-cell office:value-type="float" office:value="0.06036">
            <text:p>0.06</text:p>
          </table:table-cell>
          <table:table-cell/>
        </table:table-row>
        <table:table-row table:style-name="ro1">
          <table:table-cell office:value-type="float" office:value="515000">
            <text:p>515000</text:p>
          </table:table-cell>
          <table:table-cell office:value-type="float" office:value="0.145842">
            <text:p>0.15</text:p>
          </table:table-cell>
          <table:table-cell office:value-type="float" office:value="0.128067">
            <text:p>0.13</text:p>
          </table:table-cell>
          <table:table-cell office:value-type="float" office:value="0.062035">
            <text:p>0.06</text:p>
          </table:table-cell>
          <table:table-cell/>
        </table:table-row>
        <table:table-row table:style-name="ro1">
          <table:table-cell office:value-type="float" office:value="516000">
            <text:p>516000</text:p>
          </table:table-cell>
          <table:table-cell office:value-type="float" office:value="0.147037">
            <text:p>0.15</text:p>
          </table:table-cell>
          <table:table-cell office:value-type="float" office:value="0.127767">
            <text:p>0.13</text:p>
          </table:table-cell>
          <table:table-cell office:value-type="float" office:value="0.061037">
            <text:p>0.06</text:p>
          </table:table-cell>
          <table:table-cell/>
        </table:table-row>
        <table:table-row table:style-name="ro1">
          <table:table-cell office:value-type="float" office:value="517000">
            <text:p>517000</text:p>
          </table:table-cell>
          <table:table-cell office:value-type="float" office:value="0.146808">
            <text:p>0.15</text:p>
          </table:table-cell>
          <table:table-cell office:value-type="float" office:value="0.128224">
            <text:p>0.13</text:p>
          </table:table-cell>
          <table:table-cell office:value-type="float" office:value="0.060753">
            <text:p>0.06</text:p>
          </table:table-cell>
          <table:table-cell/>
        </table:table-row>
        <table:table-row table:style-name="ro1">
          <table:table-cell office:value-type="float" office:value="518000">
            <text:p>518000</text:p>
          </table:table-cell>
          <table:table-cell office:value-type="float" office:value="0.147273">
            <text:p>0.15</text:p>
          </table:table-cell>
          <table:table-cell office:value-type="float" office:value="0.128167">
            <text:p>0.13</text:p>
          </table:table-cell>
          <table:table-cell office:value-type="float" office:value="0.061081">
            <text:p>0.06</text:p>
          </table:table-cell>
          <table:table-cell/>
        </table:table-row>
        <table:table-row table:style-name="ro1">
          <table:table-cell office:value-type="float" office:value="519000">
            <text:p>519000</text:p>
          </table:table-cell>
          <table:table-cell office:value-type="float" office:value="0.146731">
            <text:p>0.15</text:p>
          </table:table-cell>
          <table:table-cell office:value-type="float" office:value="0.130361">
            <text:p>0.13</text:p>
          </table:table-cell>
          <table:table-cell office:value-type="float" office:value="0.060991">
            <text:p>0.06</text:p>
          </table:table-cell>
          <table:table-cell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0.147069">
            <text:p>0.15</text:p>
          </table:table-cell>
          <table:table-cell office:value-type="float" office:value="0.128881">
            <text:p>0.13</text:p>
          </table:table-cell>
          <table:table-cell office:value-type="float" office:value="0.061248">
            <text:p>0.06</text:p>
          </table:table-cell>
          <table:table-cell/>
        </table:table-row>
        <table:table-row table:style-name="ro1">
          <table:table-cell office:value-type="float" office:value="521000">
            <text:p>521000</text:p>
          </table:table-cell>
          <table:table-cell office:value-type="float" office:value="0.14748">
            <text:p>0.15</text:p>
          </table:table-cell>
          <table:table-cell office:value-type="float" office:value="0.128945">
            <text:p>0.13</text:p>
          </table:table-cell>
          <table:table-cell office:value-type="float" office:value="0.061333">
            <text:p>0.06</text:p>
          </table:table-cell>
          <table:table-cell/>
        </table:table-row>
        <table:table-row table:style-name="ro1">
          <table:table-cell office:value-type="float" office:value="522000">
            <text:p>522000</text:p>
          </table:table-cell>
          <table:table-cell office:value-type="float" office:value="0.148683">
            <text:p>0.15</text:p>
          </table:table-cell>
          <table:table-cell office:value-type="float" office:value="0.128433">
            <text:p>0.13</text:p>
          </table:table-cell>
          <table:table-cell office:value-type="float" office:value="0.061481">
            <text:p>0.06</text:p>
          </table:table-cell>
          <table:table-cell/>
        </table:table-row>
        <table:table-row table:style-name="ro1">
          <table:table-cell office:value-type="float" office:value="523000">
            <text:p>523000</text:p>
          </table:table-cell>
          <table:table-cell office:value-type="float" office:value="0.148317">
            <text:p>0.15</text:p>
          </table:table-cell>
          <table:table-cell office:value-type="float" office:value="0.12951">
            <text:p>0.13</text:p>
          </table:table-cell>
          <table:table-cell office:value-type="float" office:value="0.06168">
            <text:p>0.06</text:p>
          </table:table-cell>
          <table:table-cell/>
        </table:table-row>
        <table:table-row table:style-name="ro1">
          <table:table-cell office:value-type="float" office:value="524000">
            <text:p>524000</text:p>
          </table:table-cell>
          <table:table-cell office:value-type="float" office:value="0.147906">
            <text:p>0.15</text:p>
          </table:table-cell>
          <table:table-cell office:value-type="float" office:value="0.13056">
            <text:p>0.13</text:p>
          </table:table-cell>
          <table:table-cell office:value-type="float" office:value="0.061969">
            <text:p>0.06</text:p>
          </table:table-cell>
          <table:table-cell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0.14895">
            <text:p>0.15</text:p>
          </table:table-cell>
          <table:table-cell office:value-type="float" office:value="0.136518">
            <text:p>0.14</text:p>
          </table:table-cell>
          <table:table-cell office:value-type="float" office:value="0.062039">
            <text:p>0.06</text:p>
          </table:table-cell>
          <table:table-cell/>
        </table:table-row>
        <table:table-row table:style-name="ro1">
          <table:table-cell office:value-type="float" office:value="526000">
            <text:p>526000</text:p>
          </table:table-cell>
          <table:table-cell office:value-type="float" office:value="0.148697">
            <text:p>0.15</text:p>
          </table:table-cell>
          <table:table-cell office:value-type="float" office:value="0.136629">
            <text:p>0.14</text:p>
          </table:table-cell>
          <table:table-cell office:value-type="float" office:value="0.062091">
            <text:p>0.06</text:p>
          </table:table-cell>
          <table:table-cell/>
        </table:table-row>
        <table:table-row table:style-name="ro1">
          <table:table-cell office:value-type="float" office:value="527000">
            <text:p>527000</text:p>
          </table:table-cell>
          <table:table-cell office:value-type="float" office:value="0.148872">
            <text:p>0.15</text:p>
          </table:table-cell>
          <table:table-cell office:value-type="float" office:value="0.136114">
            <text:p>0.14</text:p>
          </table:table-cell>
          <table:table-cell office:value-type="float" office:value="0.062087">
            <text:p>0.06</text:p>
          </table:table-cell>
          <table:table-cell/>
        </table:table-row>
        <table:table-row table:style-name="ro1">
          <table:table-cell office:value-type="float" office:value="528000">
            <text:p>528000</text:p>
          </table:table-cell>
          <table:table-cell office:value-type="float" office:value="0.149746">
            <text:p>0.15</text:p>
          </table:table-cell>
          <table:table-cell office:value-type="float" office:value="0.137801">
            <text:p>0.14</text:p>
          </table:table-cell>
          <table:table-cell office:value-type="float" office:value="0.062321">
            <text:p>0.06</text:p>
          </table:table-cell>
          <table:table-cell/>
        </table:table-row>
        <table:table-row table:style-name="ro1">
          <table:table-cell office:value-type="float" office:value="529000">
            <text:p>529000</text:p>
          </table:table-cell>
          <table:table-cell office:value-type="float" office:value="0.149201">
            <text:p>0.15</text:p>
          </table:table-cell>
          <table:table-cell office:value-type="float" office:value="0.137702">
            <text:p>0.14</text:p>
          </table:table-cell>
          <table:table-cell office:value-type="float" office:value="0.062467">
            <text:p>0.06</text:p>
          </table:table-cell>
          <table:table-cell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0.149729">
            <text:p>0.15</text:p>
          </table:table-cell>
          <table:table-cell office:value-type="float" office:value="0.138346">
            <text:p>0.14</text:p>
          </table:table-cell>
          <table:table-cell office:value-type="float" office:value="0.062415">
            <text:p>0.06</text:p>
          </table:table-cell>
          <table:table-cell/>
        </table:table-row>
        <table:table-row table:style-name="ro1">
          <table:table-cell office:value-type="float" office:value="531000">
            <text:p>531000</text:p>
          </table:table-cell>
          <table:table-cell office:value-type="float" office:value="0.150437">
            <text:p>0.15</text:p>
          </table:table-cell>
          <table:table-cell office:value-type="float" office:value="0.136696">
            <text:p>0.14</text:p>
          </table:table-cell>
          <table:table-cell office:value-type="float" office:value="0.062812">
            <text:p>0.06</text:p>
          </table:table-cell>
          <table:table-cell/>
        </table:table-row>
        <table:table-row table:style-name="ro1">
          <table:table-cell office:value-type="float" office:value="532000">
            <text:p>532000</text:p>
          </table:table-cell>
          <table:table-cell office:value-type="float" office:value="0.150734">
            <text:p>0.15</text:p>
          </table:table-cell>
          <table:table-cell office:value-type="float" office:value="0.137939">
            <text:p>0.14</text:p>
          </table:table-cell>
          <table:table-cell office:value-type="float" office:value="0.062692">
            <text:p>0.06</text:p>
          </table:table-cell>
          <table:table-cell/>
        </table:table-row>
        <table:table-row table:style-name="ro1">
          <table:table-cell office:value-type="float" office:value="533000">
            <text:p>533000</text:p>
          </table:table-cell>
          <table:table-cell office:value-type="float" office:value="0.151176">
            <text:p>0.15</text:p>
          </table:table-cell>
          <table:table-cell office:value-type="float" office:value="0.138152">
            <text:p>0.14</text:p>
          </table:table-cell>
          <table:table-cell office:value-type="float" office:value="0.062737">
            <text:p>0.06</text:p>
          </table:table-cell>
          <table:table-cell/>
        </table:table-row>
        <table:table-row table:style-name="ro1">
          <table:table-cell office:value-type="float" office:value="534000">
            <text:p>534000</text:p>
          </table:table-cell>
          <table:table-cell office:value-type="float" office:value="0.152612">
            <text:p>0.15</text:p>
          </table:table-cell>
          <table:table-cell office:value-type="float" office:value="0.138907">
            <text:p>0.14</text:p>
          </table:table-cell>
          <table:table-cell office:value-type="float" office:value="0.063045">
            <text:p>0.06</text:p>
          </table:table-cell>
          <table:table-cell/>
        </table:table-row>
        <table:table-row table:style-name="ro1">
          <table:table-cell office:value-type="float" office:value="535000">
            <text:p>535000</text:p>
          </table:table-cell>
          <table:table-cell office:value-type="float" office:value="0.151604">
            <text:p>0.15</text:p>
          </table:table-cell>
          <table:table-cell office:value-type="float" office:value="0.139072">
            <text:p>0.14</text:p>
          </table:table-cell>
          <table:table-cell office:value-type="float" office:value="0.063473">
            <text:p>0.06</text:p>
          </table:table-cell>
          <table:table-cell/>
        </table:table-row>
        <table:table-row table:style-name="ro1">
          <table:table-cell office:value-type="float" office:value="536000">
            <text:p>536000</text:p>
          </table:table-cell>
          <table:table-cell office:value-type="float" office:value="0.152491">
            <text:p>0.15</text:p>
          </table:table-cell>
          <table:table-cell office:value-type="float" office:value="0.139221">
            <text:p>0.14</text:p>
          </table:table-cell>
          <table:table-cell office:value-type="float" office:value="0.063879">
            <text:p>0.06</text:p>
          </table:table-cell>
          <table:table-cell/>
        </table:table-row>
        <table:table-row table:style-name="ro1">
          <table:table-cell office:value-type="float" office:value="537000">
            <text:p>537000</text:p>
          </table:table-cell>
          <table:table-cell office:value-type="float" office:value="0.151418">
            <text:p>0.15</text:p>
          </table:table-cell>
          <table:table-cell office:value-type="float" office:value="0.139326">
            <text:p>0.14</text:p>
          </table:table-cell>
          <table:table-cell office:value-type="float" office:value="0.063358">
            <text:p>0.06</text:p>
          </table:table-cell>
          <table:table-cell/>
        </table:table-row>
        <table:table-row table:style-name="ro1">
          <table:table-cell office:value-type="float" office:value="538000">
            <text:p>538000</text:p>
          </table:table-cell>
          <table:table-cell office:value-type="float" office:value="0.153453">
            <text:p>0.15</text:p>
          </table:table-cell>
          <table:table-cell office:value-type="float" office:value="0.138864">
            <text:p>0.14</text:p>
          </table:table-cell>
          <table:table-cell office:value-type="float" office:value="0.063532">
            <text:p>0.06</text:p>
          </table:table-cell>
          <table:table-cell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0.152856">
            <text:p>0.15</text:p>
          </table:table-cell>
          <table:table-cell office:value-type="float" office:value="0.138942">
            <text:p>0.14</text:p>
          </table:table-cell>
          <table:table-cell office:value-type="float" office:value="0.064181">
            <text:p>0.06</text:p>
          </table:table-cell>
          <table:table-cell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0.162377">
            <text:p>0.16</text:p>
          </table:table-cell>
          <table:table-cell office:value-type="float" office:value="0.139796">
            <text:p>0.14</text:p>
          </table:table-cell>
          <table:table-cell office:value-type="float" office:value="0.06392">
            <text:p>0.06</text:p>
          </table:table-cell>
          <table:table-cell/>
        </table:table-row>
        <table:table-row table:style-name="ro1">
          <table:table-cell office:value-type="float" office:value="541000">
            <text:p>541000</text:p>
          </table:table-cell>
          <table:table-cell office:value-type="float" office:value="0.152718">
            <text:p>0.15</text:p>
          </table:table-cell>
          <table:table-cell office:value-type="float" office:value="0.141359">
            <text:p>0.14</text:p>
          </table:table-cell>
          <table:table-cell office:value-type="float" office:value="0.063898">
            <text:p>0.06</text:p>
          </table:table-cell>
          <table:table-cell/>
        </table:table-row>
        <table:table-row table:style-name="ro1">
          <table:table-cell office:value-type="float" office:value="542000">
            <text:p>542000</text:p>
          </table:table-cell>
          <table:table-cell office:value-type="float" office:value="0.153219">
            <text:p>0.15</text:p>
          </table:table-cell>
          <table:table-cell office:value-type="float" office:value="0.141261">
            <text:p>0.14</text:p>
          </table:table-cell>
          <table:table-cell office:value-type="float" office:value="0.064428">
            <text:p>0.06</text:p>
          </table:table-cell>
          <table:table-cell/>
        </table:table-row>
        <table:table-row table:style-name="ro1">
          <table:table-cell office:value-type="float" office:value="543000">
            <text:p>543000</text:p>
          </table:table-cell>
          <table:table-cell office:value-type="float" office:value="0.153902">
            <text:p>0.15</text:p>
          </table:table-cell>
          <table:table-cell office:value-type="float" office:value="0.141151">
            <text:p>0.14</text:p>
          </table:table-cell>
          <table:table-cell office:value-type="float" office:value="0.064376">
            <text:p>0.06</text:p>
          </table:table-cell>
          <table:table-cell/>
        </table:table-row>
        <table:table-row table:style-name="ro1">
          <table:table-cell office:value-type="float" office:value="544000">
            <text:p>544000</text:p>
          </table:table-cell>
          <table:table-cell office:value-type="float" office:value="0.15449">
            <text:p>0.15</text:p>
          </table:table-cell>
          <table:table-cell office:value-type="float" office:value="0.141294">
            <text:p>0.14</text:p>
          </table:table-cell>
          <table:table-cell office:value-type="float" office:value="0.064519">
            <text:p>0.06</text:p>
          </table:table-cell>
          <table:table-cell/>
        </table:table-row>
        <table:table-row table:style-name="ro1">
          <table:table-cell office:value-type="float" office:value="545000">
            <text:p>545000</text:p>
          </table:table-cell>
          <table:table-cell office:value-type="float" office:value="0.162263">
            <text:p>0.16</text:p>
          </table:table-cell>
          <table:table-cell office:value-type="float" office:value="0.142105">
            <text:p>0.14</text:p>
          </table:table-cell>
          <table:table-cell office:value-type="float" office:value="0.064844">
            <text:p>0.06</text:p>
          </table:table-cell>
          <table:table-cell/>
        </table:table-row>
        <table:table-row table:style-name="ro1">
          <table:table-cell office:value-type="float" office:value="546000">
            <text:p>546000</text:p>
          </table:table-cell>
          <table:table-cell office:value-type="float" office:value="0.154457">
            <text:p>0.15</text:p>
          </table:table-cell>
          <table:table-cell office:value-type="float" office:value="0.141855">
            <text:p>0.14</text:p>
          </table:table-cell>
          <table:table-cell office:value-type="float" office:value="0.064396">
            <text:p>0.06</text:p>
          </table:table-cell>
          <table:table-cell/>
        </table:table-row>
        <table:table-row table:style-name="ro1">
          <table:table-cell office:value-type="float" office:value="547000">
            <text:p>547000</text:p>
          </table:table-cell>
          <table:table-cell office:value-type="float" office:value="0.154934">
            <text:p>0.15</text:p>
          </table:table-cell>
          <table:table-cell office:value-type="float" office:value="0.142093">
            <text:p>0.14</text:p>
          </table:table-cell>
          <table:table-cell office:value-type="float" office:value="0.065531">
            <text:p>0.07</text:p>
          </table:table-cell>
          <table:table-cell/>
        </table:table-row>
        <table:table-row table:style-name="ro1">
          <table:table-cell office:value-type="float" office:value="548000">
            <text:p>548000</text:p>
          </table:table-cell>
          <table:table-cell office:value-type="float" office:value="0.155024">
            <text:p>0.16</text:p>
          </table:table-cell>
          <table:table-cell office:value-type="float" office:value="0.142582">
            <text:p>0.14</text:p>
          </table:table-cell>
          <table:table-cell office:value-type="float" office:value="0.065739">
            <text:p>0.07</text:p>
          </table:table-cell>
          <table:table-cell/>
        </table:table-row>
        <table:table-row table:style-name="ro1">
          <table:table-cell office:value-type="float" office:value="549000">
            <text:p>549000</text:p>
          </table:table-cell>
          <table:table-cell office:value-type="float" office:value="0.155413">
            <text:p>0.16</text:p>
          </table:table-cell>
          <table:table-cell office:value-type="float" office:value="0.14204">
            <text:p>0.14</text:p>
          </table:table-cell>
          <table:table-cell office:value-type="float" office:value="0.064954">
            <text:p>0.06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0.156217">
            <text:p>0.16</text:p>
          </table:table-cell>
          <table:table-cell office:value-type="float" office:value="0.142483">
            <text:p>0.14</text:p>
          </table:table-cell>
          <table:table-cell office:value-type="float" office:value="0.064999">
            <text:p>0.06</text:p>
          </table:table-cell>
          <table:table-cell/>
        </table:table-row>
        <table:table-row table:style-name="ro1">
          <table:table-cell office:value-type="float" office:value="551000">
            <text:p>551000</text:p>
          </table:table-cell>
          <table:table-cell office:value-type="float" office:value="0.156146">
            <text:p>0.16</text:p>
          </table:table-cell>
          <table:table-cell office:value-type="float" office:value="0.142226">
            <text:p>0.14</text:p>
          </table:table-cell>
          <table:table-cell office:value-type="float" office:value="0.06513">
            <text:p>0.07</text:p>
          </table:table-cell>
          <table:table-cell/>
        </table:table-row>
        <table:table-row table:style-name="ro1">
          <table:table-cell office:value-type="float" office:value="552000">
            <text:p>552000</text:p>
          </table:table-cell>
          <table:table-cell office:value-type="float" office:value="0.156416">
            <text:p>0.16</text:p>
          </table:table-cell>
          <table:table-cell office:value-type="float" office:value="0.143896">
            <text:p>0.14</text:p>
          </table:table-cell>
          <table:table-cell office:value-type="float" office:value="0.06516">
            <text:p>0.07</text:p>
          </table:table-cell>
          <table:table-cell/>
        </table:table-row>
        <table:table-row table:style-name="ro1">
          <table:table-cell office:value-type="float" office:value="553000">
            <text:p>553000</text:p>
          </table:table-cell>
          <table:table-cell office:value-type="float" office:value="0.156504">
            <text:p>0.16</text:p>
          </table:table-cell>
          <table:table-cell office:value-type="float" office:value="0.143225">
            <text:p>0.14</text:p>
          </table:table-cell>
          <table:table-cell office:value-type="float" office:value="0.065318">
            <text:p>0.07</text:p>
          </table:table-cell>
          <table:table-cell/>
        </table:table-row>
        <table:table-row table:style-name="ro1">
          <table:table-cell office:value-type="float" office:value="554000">
            <text:p>554000</text:p>
          </table:table-cell>
          <table:table-cell office:value-type="float" office:value="0.156976">
            <text:p>0.16</text:p>
          </table:table-cell>
          <table:table-cell office:value-type="float" office:value="0.143279">
            <text:p>0.14</text:p>
          </table:table-cell>
          <table:table-cell office:value-type="float" office:value="0.065571">
            <text:p>0.07</text:p>
          </table:table-cell>
          <table:table-cell/>
        </table:table-row>
        <table:table-row table:style-name="ro1">
          <table:table-cell office:value-type="float" office:value="555000">
            <text:p>555000</text:p>
          </table:table-cell>
          <table:table-cell office:value-type="float" office:value="0.15727">
            <text:p>0.16</text:p>
          </table:table-cell>
          <table:table-cell office:value-type="float" office:value="0.142921">
            <text:p>0.14</text:p>
          </table:table-cell>
          <table:table-cell office:value-type="float" office:value="0.066347">
            <text:p>0.07</text:p>
          </table:table-cell>
          <table:table-cell/>
        </table:table-row>
        <table:table-row table:style-name="ro1">
          <table:table-cell office:value-type="float" office:value="556000">
            <text:p>556000</text:p>
          </table:table-cell>
          <table:table-cell office:value-type="float" office:value="0.157626">
            <text:p>0.16</text:p>
          </table:table-cell>
          <table:table-cell office:value-type="float" office:value="0.142614">
            <text:p>0.14</text:p>
          </table:table-cell>
          <table:table-cell office:value-type="float" office:value="0.065618">
            <text:p>0.07</text:p>
          </table:table-cell>
          <table:table-cell/>
        </table:table-row>
        <table:table-row table:style-name="ro1">
          <table:table-cell office:value-type="float" office:value="557000">
            <text:p>557000</text:p>
          </table:table-cell>
          <table:table-cell office:value-type="float" office:value="0.158009">
            <text:p>0.16</text:p>
          </table:table-cell>
          <table:table-cell office:value-type="float" office:value="0.143094">
            <text:p>0.14</text:p>
          </table:table-cell>
          <table:table-cell office:value-type="float" office:value="0.066164">
            <text:p>0.07</text:p>
          </table:table-cell>
          <table:table-cell/>
        </table:table-row>
        <table:table-row table:style-name="ro1">
          <table:table-cell office:value-type="float" office:value="558000">
            <text:p>558000</text:p>
          </table:table-cell>
          <table:table-cell office:value-type="float" office:value="0.158062">
            <text:p>0.16</text:p>
          </table:table-cell>
          <table:table-cell office:value-type="float" office:value="0.147642">
            <text:p>0.15</text:p>
          </table:table-cell>
          <table:table-cell office:value-type="float" office:value="0.066197">
            <text:p>0.07</text:p>
          </table:table-cell>
          <table:table-cell/>
        </table:table-row>
        <table:table-row table:style-name="ro1">
          <table:table-cell office:value-type="float" office:value="559000">
            <text:p>559000</text:p>
          </table:table-cell>
          <table:table-cell office:value-type="float" office:value="0.15821">
            <text:p>0.16</text:p>
          </table:table-cell>
          <table:table-cell office:value-type="float" office:value="0.148405">
            <text:p>0.15</text:p>
          </table:table-cell>
          <table:table-cell office:value-type="float" office:value="0.066261">
            <text:p>0.07</text:p>
          </table:table-cell>
          <table:table-cell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0.158977">
            <text:p>0.16</text:p>
          </table:table-cell>
          <table:table-cell office:value-type="float" office:value="0.148438">
            <text:p>0.15</text:p>
          </table:table-cell>
          <table:table-cell office:value-type="float" office:value="0.066576">
            <text:p>0.07</text:p>
          </table:table-cell>
          <table:table-cell/>
        </table:table-row>
        <table:table-row table:style-name="ro1">
          <table:table-cell office:value-type="float" office:value="561000">
            <text:p>561000</text:p>
          </table:table-cell>
          <table:table-cell office:value-type="float" office:value="0.158889">
            <text:p>0.16</text:p>
          </table:table-cell>
          <table:table-cell office:value-type="float" office:value="0.147863">
            <text:p>0.15</text:p>
          </table:table-cell>
          <table:table-cell office:value-type="float" office:value="0.067568">
            <text:p>0.07</text:p>
          </table:table-cell>
          <table:table-cell/>
        </table:table-row>
        <table:table-row table:style-name="ro1">
          <table:table-cell office:value-type="float" office:value="562000">
            <text:p>562000</text:p>
          </table:table-cell>
          <table:table-cell office:value-type="float" office:value="0.159797">
            <text:p>0.16</text:p>
          </table:table-cell>
          <table:table-cell office:value-type="float" office:value="0.147675">
            <text:p>0.15</text:p>
          </table:table-cell>
          <table:table-cell office:value-type="float" office:value="0.066863">
            <text:p>0.07</text:p>
          </table:table-cell>
          <table:table-cell/>
        </table:table-row>
        <table:table-row table:style-name="ro1">
          <table:table-cell office:value-type="float" office:value="563000">
            <text:p>563000</text:p>
          </table:table-cell>
          <table:table-cell office:value-type="float" office:value="0.159537">
            <text:p>0.16</text:p>
          </table:table-cell>
          <table:table-cell office:value-type="float" office:value="0.147829">
            <text:p>0.15</text:p>
          </table:table-cell>
          <table:table-cell office:value-type="float" office:value="0.066636">
            <text:p>0.07</text:p>
          </table:table-cell>
          <table:table-cell/>
        </table:table-row>
        <table:table-row table:style-name="ro1">
          <table:table-cell office:value-type="float" office:value="564000">
            <text:p>564000</text:p>
          </table:table-cell>
          <table:table-cell office:value-type="float" office:value="0.161682">
            <text:p>0.16</text:p>
          </table:table-cell>
          <table:table-cell office:value-type="float" office:value="0.147805">
            <text:p>0.15</text:p>
          </table:table-cell>
          <table:table-cell office:value-type="float" office:value="0.067496">
            <text:p>0.07</text:p>
          </table:table-cell>
          <table:table-cell/>
        </table:table-row>
        <table:table-row table:style-name="ro1">
          <table:table-cell office:value-type="float" office:value="565000">
            <text:p>565000</text:p>
          </table:table-cell>
          <table:table-cell office:value-type="float" office:value="0.160641">
            <text:p>0.16</text:p>
          </table:table-cell>
          <table:table-cell office:value-type="float" office:value="0.147941">
            <text:p>0.15</text:p>
          </table:table-cell>
          <table:table-cell office:value-type="float" office:value="0.066981">
            <text:p>0.07</text:p>
          </table:table-cell>
          <table:table-cell/>
        </table:table-row>
        <table:table-row table:style-name="ro1">
          <table:table-cell office:value-type="float" office:value="566000">
            <text:p>566000</text:p>
          </table:table-cell>
          <table:table-cell office:value-type="float" office:value="0.16072">
            <text:p>0.16</text:p>
          </table:table-cell>
          <table:table-cell office:value-type="float" office:value="0.148946">
            <text:p>0.15</text:p>
          </table:table-cell>
          <table:table-cell office:value-type="float" office:value="0.067326">
            <text:p>0.07</text:p>
          </table:table-cell>
          <table:table-cell/>
        </table:table-row>
        <table:table-row table:style-name="ro1">
          <table:table-cell office:value-type="float" office:value="567000">
            <text:p>567000</text:p>
          </table:table-cell>
          <table:table-cell office:value-type="float" office:value="0.16085">
            <text:p>0.16</text:p>
          </table:table-cell>
          <table:table-cell office:value-type="float" office:value="0.148617">
            <text:p>0.15</text:p>
          </table:table-cell>
          <table:table-cell office:value-type="float" office:value="0.067309">
            <text:p>0.07</text:p>
          </table:table-cell>
          <table:table-cell/>
        </table:table-row>
        <table:table-row table:style-name="ro1">
          <table:table-cell office:value-type="float" office:value="568000">
            <text:p>568000</text:p>
          </table:table-cell>
          <table:table-cell office:value-type="float" office:value="0.160897">
            <text:p>0.16</text:p>
          </table:table-cell>
          <table:table-cell office:value-type="float" office:value="0.148522">
            <text:p>0.15</text:p>
          </table:table-cell>
          <table:table-cell office:value-type="float" office:value="0.067749">
            <text:p>0.07</text:p>
          </table:table-cell>
          <table:table-cell/>
        </table:table-row>
        <table:table-row table:style-name="ro1">
          <table:table-cell office:value-type="float" office:value="569000">
            <text:p>569000</text:p>
          </table:table-cell>
          <table:table-cell office:value-type="float" office:value="0.161511">
            <text:p>0.16</text:p>
          </table:table-cell>
          <table:table-cell office:value-type="float" office:value="0.148687">
            <text:p>0.15</text:p>
          </table:table-cell>
          <table:table-cell office:value-type="float" office:value="0.067799">
            <text:p>0.07</text:p>
          </table:table-cell>
          <table:table-cell/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0.161915">
            <text:p>0.16</text:p>
          </table:table-cell>
          <table:table-cell office:value-type="float" office:value="0.149069">
            <text:p>0.15</text:p>
          </table:table-cell>
          <table:table-cell office:value-type="float" office:value="0.067512">
            <text:p>0.07</text:p>
          </table:table-cell>
          <table:table-cell/>
        </table:table-row>
        <table:table-row table:style-name="ro1">
          <table:table-cell office:value-type="float" office:value="571000">
            <text:p>571000</text:p>
          </table:table-cell>
          <table:table-cell office:value-type="float" office:value="0.162836">
            <text:p>0.16</text:p>
          </table:table-cell>
          <table:table-cell office:value-type="float" office:value="0.148312">
            <text:p>0.15</text:p>
          </table:table-cell>
          <table:table-cell office:value-type="float" office:value="0.067846">
            <text:p>0.07</text:p>
          </table:table-cell>
          <table:table-cell/>
        </table:table-row>
        <table:table-row table:style-name="ro1">
          <table:table-cell office:value-type="float" office:value="572000">
            <text:p>572000</text:p>
          </table:table-cell>
          <table:table-cell office:value-type="float" office:value="0.163132">
            <text:p>0.16</text:p>
          </table:table-cell>
          <table:table-cell office:value-type="float" office:value="0.149611">
            <text:p>0.15</text:p>
          </table:table-cell>
          <table:table-cell office:value-type="float" office:value="0.068481">
            <text:p>0.07</text:p>
          </table:table-cell>
          <table:table-cell/>
        </table:table-row>
        <table:table-row table:style-name="ro1">
          <table:table-cell office:value-type="float" office:value="573000">
            <text:p>573000</text:p>
          </table:table-cell>
          <table:table-cell office:value-type="float" office:value="0.163323">
            <text:p>0.16</text:p>
          </table:table-cell>
          <table:table-cell office:value-type="float" office:value="0.149411">
            <text:p>0.15</text:p>
          </table:table-cell>
          <table:table-cell office:value-type="float" office:value="0.069295">
            <text:p>0.07</text:p>
          </table:table-cell>
          <table:table-cell/>
        </table:table-row>
        <table:table-row table:style-name="ro1">
          <table:table-cell office:value-type="float" office:value="574000">
            <text:p>574000</text:p>
          </table:table-cell>
          <table:table-cell office:value-type="float" office:value="0.163181">
            <text:p>0.16</text:p>
          </table:table-cell>
          <table:table-cell office:value-type="float" office:value="0.148928">
            <text:p>0.15</text:p>
          </table:table-cell>
          <table:table-cell office:value-type="float" office:value="0.068056">
            <text:p>0.07</text:p>
          </table:table-cell>
          <table:table-cell/>
        </table:table-row>
        <table:table-row table:style-name="ro1">
          <table:table-cell office:value-type="float" office:value="575000">
            <text:p>575000</text:p>
          </table:table-cell>
          <table:table-cell office:value-type="float" office:value="0.163003">
            <text:p>0.16</text:p>
          </table:table-cell>
          <table:table-cell office:value-type="float" office:value="0.149757">
            <text:p>0.15</text:p>
          </table:table-cell>
          <table:table-cell office:value-type="float" office:value="0.068391">
            <text:p>0.07</text:p>
          </table:table-cell>
          <table:table-cell/>
        </table:table-row>
        <table:table-row table:style-name="ro1">
          <table:table-cell office:value-type="float" office:value="576000">
            <text:p>576000</text:p>
          </table:table-cell>
          <table:table-cell office:value-type="float" office:value="0.163862">
            <text:p>0.16</text:p>
          </table:table-cell>
          <table:table-cell office:value-type="float" office:value="0.149361">
            <text:p>0.15</text:p>
          </table:table-cell>
          <table:table-cell office:value-type="float" office:value="0.068597">
            <text:p>0.07</text:p>
          </table:table-cell>
          <table:table-cell/>
        </table:table-row>
        <table:table-row table:style-name="ro1">
          <table:table-cell office:value-type="float" office:value="577000">
            <text:p>577000</text:p>
          </table:table-cell>
          <table:table-cell office:value-type="float" office:value="0.164346">
            <text:p>0.16</text:p>
          </table:table-cell>
          <table:table-cell office:value-type="float" office:value="0.149763">
            <text:p>0.15</text:p>
          </table:table-cell>
          <table:table-cell office:value-type="float" office:value="0.071455">
            <text:p>0.07</text:p>
          </table:table-cell>
          <table:table-cell/>
        </table:table-row>
        <table:table-row table:style-name="ro1">
          <table:table-cell office:value-type="float" office:value="578000">
            <text:p>578000</text:p>
          </table:table-cell>
          <table:table-cell office:value-type="float" office:value="0.171604">
            <text:p>0.17</text:p>
          </table:table-cell>
          <table:table-cell office:value-type="float" office:value="0.151424">
            <text:p>0.15</text:p>
          </table:table-cell>
          <table:table-cell office:value-type="float" office:value="0.07002">
            <text:p>0.07</text:p>
          </table:table-cell>
          <table:table-cell/>
        </table:table-row>
        <table:table-row table:style-name="ro1">
          <table:table-cell office:value-type="float" office:value="579000">
            <text:p>579000</text:p>
          </table:table-cell>
          <table:table-cell office:value-type="float" office:value="0.170849">
            <text:p>0.17</text:p>
          </table:table-cell>
          <table:table-cell office:value-type="float" office:value="0.152187">
            <text:p>0.15</text:p>
          </table:table-cell>
          <table:table-cell office:value-type="float" office:value="0.069839">
            <text:p>0.07</text:p>
          </table:table-cell>
          <table:table-cell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0.171637">
            <text:p>0.17</text:p>
          </table:table-cell>
          <table:table-cell office:value-type="float" office:value="0.152734">
            <text:p>0.15</text:p>
          </table:table-cell>
          <table:table-cell office:value-type="float" office:value="0.070093">
            <text:p>0.07</text:p>
          </table:table-cell>
          <table:table-cell/>
        </table:table-row>
        <table:table-row table:style-name="ro1">
          <table:table-cell office:value-type="float" office:value="581000">
            <text:p>581000</text:p>
          </table:table-cell>
          <table:table-cell office:value-type="float" office:value="0.171662">
            <text:p>0.17</text:p>
          </table:table-cell>
          <table:table-cell office:value-type="float" office:value="0.161521">
            <text:p>0.16</text:p>
          </table:table-cell>
          <table:table-cell office:value-type="float" office:value="0.069259">
            <text:p>0.07</text:p>
          </table:table-cell>
          <table:table-cell/>
        </table:table-row>
        <table:table-row table:style-name="ro1">
          <table:table-cell office:value-type="float" office:value="582000">
            <text:p>582000</text:p>
          </table:table-cell>
          <table:table-cell office:value-type="float" office:value="0.166466">
            <text:p>0.17</text:p>
          </table:table-cell>
          <table:table-cell office:value-type="float" office:value="0.150123">
            <text:p>0.15</text:p>
          </table:table-cell>
          <table:table-cell office:value-type="float" office:value="0.069216">
            <text:p>0.07</text:p>
          </table:table-cell>
          <table:table-cell/>
        </table:table-row>
        <table:table-row table:style-name="ro1">
          <table:table-cell office:value-type="float" office:value="583000">
            <text:p>583000</text:p>
          </table:table-cell>
          <table:table-cell office:value-type="float" office:value="0.166255">
            <text:p>0.17</text:p>
          </table:table-cell>
          <table:table-cell office:value-type="float" office:value="0.150312">
            <text:p>0.15</text:p>
          </table:table-cell>
          <table:table-cell office:value-type="float" office:value="0.069287">
            <text:p>0.07</text:p>
          </table:table-cell>
          <table:table-cell/>
        </table:table-row>
        <table:table-row table:style-name="ro1">
          <table:table-cell office:value-type="float" office:value="584000">
            <text:p>584000</text:p>
          </table:table-cell>
          <table:table-cell office:value-type="float" office:value="0.166684">
            <text:p>0.17</text:p>
          </table:table-cell>
          <table:table-cell office:value-type="float" office:value="0.151361">
            <text:p>0.15</text:p>
          </table:table-cell>
          <table:table-cell office:value-type="float" office:value="0.069573">
            <text:p>0.07</text:p>
          </table:table-cell>
          <table:table-cell/>
        </table:table-row>
        <table:table-row table:style-name="ro1">
          <table:table-cell office:value-type="float" office:value="585000">
            <text:p>585000</text:p>
          </table:table-cell>
          <table:table-cell office:value-type="float" office:value="0.168">
            <text:p>0.17</text:p>
          </table:table-cell>
          <table:table-cell office:value-type="float" office:value="0.150624">
            <text:p>0.15</text:p>
          </table:table-cell>
          <table:table-cell office:value-type="float" office:value="0.0697">
            <text:p>0.07</text:p>
          </table:table-cell>
          <table:table-cell/>
        </table:table-row>
        <table:table-row table:style-name="ro1">
          <table:table-cell office:value-type="float" office:value="586000">
            <text:p>586000</text:p>
          </table:table-cell>
          <table:table-cell office:value-type="float" office:value="0.167169">
            <text:p>0.17</text:p>
          </table:table-cell>
          <table:table-cell office:value-type="float" office:value="0.157939">
            <text:p>0.16</text:p>
          </table:table-cell>
          <table:table-cell office:value-type="float" office:value="0.069955">
            <text:p>0.07</text:p>
          </table:table-cell>
          <table:table-cell/>
        </table:table-row>
        <table:table-row table:style-name="ro1">
          <table:table-cell office:value-type="float" office:value="587000">
            <text:p>587000</text:p>
          </table:table-cell>
          <table:table-cell office:value-type="float" office:value="0.167568">
            <text:p>0.17</text:p>
          </table:table-cell>
          <table:table-cell office:value-type="float" office:value="0.151654">
            <text:p>0.15</text:p>
          </table:table-cell>
          <table:table-cell office:value-type="float" office:value="0.070316">
            <text:p>0.07</text:p>
          </table:table-cell>
          <table:table-cell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0.167544">
            <text:p>0.17</text:p>
          </table:table-cell>
          <table:table-cell office:value-type="float" office:value="0.150569">
            <text:p>0.15</text:p>
          </table:table-cell>
          <table:table-cell office:value-type="float" office:value="0.070271">
            <text:p>0.07</text:p>
          </table:table-cell>
          <table:table-cell/>
        </table:table-row>
        <table:table-row table:style-name="ro1">
          <table:table-cell office:value-type="float" office:value="589000">
            <text:p>589000</text:p>
          </table:table-cell>
          <table:table-cell office:value-type="float" office:value="0.16837">
            <text:p>0.17</text:p>
          </table:table-cell>
          <table:table-cell office:value-type="float" office:value="0.150872">
            <text:p>0.15</text:p>
          </table:table-cell>
          <table:table-cell office:value-type="float" office:value="0.070051">
            <text:p>0.07</text:p>
          </table:table-cell>
          <table:table-cell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0.168271">
            <text:p>0.17</text:p>
          </table:table-cell>
          <table:table-cell office:value-type="float" office:value="0.160326">
            <text:p>0.16</text:p>
          </table:table-cell>
          <table:table-cell office:value-type="float" office:value="0.070203">
            <text:p>0.07</text:p>
          </table:table-cell>
          <table:table-cell/>
        </table:table-row>
        <table:table-row table:style-name="ro1">
          <table:table-cell office:value-type="float" office:value="591000">
            <text:p>591000</text:p>
          </table:table-cell>
          <table:table-cell office:value-type="float" office:value="0.168944">
            <text:p>0.17</text:p>
          </table:table-cell>
          <table:table-cell office:value-type="float" office:value="0.159898">
            <text:p>0.16</text:p>
          </table:table-cell>
          <table:table-cell office:value-type="float" office:value="0.070222">
            <text:p>0.07</text:p>
          </table:table-cell>
          <table:table-cell/>
        </table:table-row>
        <table:table-row table:style-name="ro1">
          <table:table-cell office:value-type="float" office:value="592000">
            <text:p>592000</text:p>
          </table:table-cell>
          <table:table-cell office:value-type="float" office:value="0.169677">
            <text:p>0.17</text:p>
          </table:table-cell>
          <table:table-cell office:value-type="float" office:value="0.160293">
            <text:p>0.16</text:p>
          </table:table-cell>
          <table:table-cell office:value-type="float" office:value="0.070414">
            <text:p>0.07</text:p>
          </table:table-cell>
          <table:table-cell/>
        </table:table-row>
        <table:table-row table:style-name="ro1">
          <table:table-cell office:value-type="float" office:value="593000">
            <text:p>593000</text:p>
          </table:table-cell>
          <table:table-cell office:value-type="float" office:value="0.168872">
            <text:p>0.17</text:p>
          </table:table-cell>
          <table:table-cell office:value-type="float" office:value="0.160748">
            <text:p>0.16</text:p>
          </table:table-cell>
          <table:table-cell office:value-type="float" office:value="0.070405">
            <text:p>0.07</text:p>
          </table:table-cell>
          <table:table-cell/>
        </table:table-row>
        <table:table-row table:style-name="ro1">
          <table:table-cell office:value-type="float" office:value="594000">
            <text:p>594000</text:p>
          </table:table-cell>
          <table:table-cell office:value-type="float" office:value="0.17027">
            <text:p>0.17</text:p>
          </table:table-cell>
          <table:table-cell office:value-type="float" office:value="0.160505">
            <text:p>0.16</text:p>
          </table:table-cell>
          <table:table-cell office:value-type="float" office:value="0.070541">
            <text:p>0.07</text:p>
          </table:table-cell>
          <table:table-cell/>
        </table:table-row>
        <table:table-row table:style-name="ro1">
          <table:table-cell office:value-type="float" office:value="595000">
            <text:p>595000</text:p>
          </table:table-cell>
          <table:table-cell office:value-type="float" office:value="0.169835">
            <text:p>0.17</text:p>
          </table:table-cell>
          <table:table-cell office:value-type="float" office:value="0.162084">
            <text:p>0.16</text:p>
          </table:table-cell>
          <table:table-cell office:value-type="float" office:value="0.070995">
            <text:p>0.07</text:p>
          </table:table-cell>
          <table:table-cell/>
        </table:table-row>
        <table:table-row table:style-name="ro1">
          <table:table-cell office:value-type="float" office:value="596000">
            <text:p>596000</text:p>
          </table:table-cell>
          <table:table-cell office:value-type="float" office:value="0.170917">
            <text:p>0.17</text:p>
          </table:table-cell>
          <table:table-cell office:value-type="float" office:value="0.16183">
            <text:p>0.16</text:p>
          </table:table-cell>
          <table:table-cell office:value-type="float" office:value="0.070952">
            <text:p>0.07</text:p>
          </table:table-cell>
          <table:table-cell/>
        </table:table-row>
        <table:table-row table:style-name="ro1">
          <table:table-cell office:value-type="float" office:value="597000">
            <text:p>597000</text:p>
          </table:table-cell>
          <table:table-cell office:value-type="float" office:value="0.171106">
            <text:p>0.17</text:p>
          </table:table-cell>
          <table:table-cell office:value-type="float" office:value="0.161181">
            <text:p>0.16</text:p>
          </table:table-cell>
          <table:table-cell office:value-type="float" office:value="0.071318">
            <text:p>0.07</text:p>
          </table:table-cell>
          <table:table-cell/>
        </table:table-row>
        <table:table-row table:style-name="ro1">
          <table:table-cell office:value-type="float" office:value="598000">
            <text:p>598000</text:p>
          </table:table-cell>
          <table:table-cell office:value-type="float" office:value="0.170633">
            <text:p>0.17</text:p>
          </table:table-cell>
          <table:table-cell office:value-type="float" office:value="0.160823">
            <text:p>0.16</text:p>
          </table:table-cell>
          <table:table-cell office:value-type="float" office:value="0.071203">
            <text:p>0.07</text:p>
          </table:table-cell>
          <table:table-cell/>
        </table:table-row>
        <table:table-row table:style-name="ro1">
          <table:table-cell office:value-type="float" office:value="599000">
            <text:p>599000</text:p>
          </table:table-cell>
          <table:table-cell office:value-type="float" office:value="0.171455">
            <text:p>0.17</text:p>
          </table:table-cell>
          <table:table-cell office:value-type="float" office:value="0.161471">
            <text:p>0.16</text:p>
          </table:table-cell>
          <table:table-cell office:value-type="float" office:value="0.071585">
            <text:p>0.07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71755">
            <text:p>0.17</text:p>
          </table:table-cell>
          <table:table-cell office:value-type="float" office:value="0.161187">
            <text:p>0.16</text:p>
          </table:table-cell>
          <table:table-cell office:value-type="float" office:value="0.071609">
            <text:p>0.07</text:p>
          </table:table-cell>
          <table:table-cell/>
        </table:table-row>
        <table:table-row table:style-name="ro1">
          <table:table-cell office:value-type="float" office:value="601000">
            <text:p>601000</text:p>
          </table:table-cell>
          <table:table-cell office:value-type="float" office:value="0.172206">
            <text:p>0.17</text:p>
          </table:table-cell>
          <table:table-cell office:value-type="float" office:value="0.161358">
            <text:p>0.16</text:p>
          </table:table-cell>
          <table:table-cell office:value-type="float" office:value="0.0717">
            <text:p>0.07</text:p>
          </table:table-cell>
          <table:table-cell/>
        </table:table-row>
        <table:table-row table:style-name="ro1">
          <table:table-cell office:value-type="float" office:value="602000">
            <text:p>602000</text:p>
          </table:table-cell>
          <table:table-cell office:value-type="float" office:value="0.17275">
            <text:p>0.17</text:p>
          </table:table-cell>
          <table:table-cell office:value-type="float" office:value="0.161609">
            <text:p>0.16</text:p>
          </table:table-cell>
          <table:table-cell office:value-type="float" office:value="0.072059">
            <text:p>0.07</text:p>
          </table:table-cell>
          <table:table-cell/>
        </table:table-row>
        <table:table-row table:style-name="ro1">
          <table:table-cell office:value-type="float" office:value="603000">
            <text:p>603000</text:p>
          </table:table-cell>
          <table:table-cell office:value-type="float" office:value="0.173519">
            <text:p>0.17</text:p>
          </table:table-cell>
          <table:table-cell office:value-type="float" office:value="0.161019">
            <text:p>0.16</text:p>
          </table:table-cell>
          <table:table-cell office:value-type="float" office:value="0.071807">
            <text:p>0.07</text:p>
          </table:table-cell>
          <table:table-cell/>
        </table:table-row>
        <table:table-row table:style-name="ro1">
          <table:table-cell office:value-type="float" office:value="604000">
            <text:p>604000</text:p>
          </table:table-cell>
          <table:table-cell office:value-type="float" office:value="0.17328">
            <text:p>0.17</text:p>
          </table:table-cell>
          <table:table-cell office:value-type="float" office:value="0.161727">
            <text:p>0.16</text:p>
          </table:table-cell>
          <table:table-cell office:value-type="float" office:value="0.072033">
            <text:p>0.07</text:p>
          </table:table-cell>
          <table:table-cell/>
        </table:table-row>
        <table:table-row table:style-name="ro1">
          <table:table-cell office:value-type="float" office:value="605000">
            <text:p>605000</text:p>
          </table:table-cell>
          <table:table-cell office:value-type="float" office:value="0.173555">
            <text:p>0.17</text:p>
          </table:table-cell>
          <table:table-cell office:value-type="float" office:value="0.161533">
            <text:p>0.16</text:p>
          </table:table-cell>
          <table:table-cell office:value-type="float" office:value="0.072218">
            <text:p>0.07</text:p>
          </table:table-cell>
          <table:table-cell/>
        </table:table-row>
        <table:table-row table:style-name="ro1">
          <table:table-cell office:value-type="float" office:value="606000">
            <text:p>606000</text:p>
          </table:table-cell>
          <table:table-cell office:value-type="float" office:value="0.174745">
            <text:p>0.17</text:p>
          </table:table-cell>
          <table:table-cell office:value-type="float" office:value="0.161672">
            <text:p>0.16</text:p>
          </table:table-cell>
          <table:table-cell office:value-type="float" office:value="0.072026">
            <text:p>0.07</text:p>
          </table:table-cell>
          <table:table-cell/>
        </table:table-row>
        <table:table-row table:style-name="ro1">
          <table:table-cell office:value-type="float" office:value="607000">
            <text:p>607000</text:p>
          </table:table-cell>
          <table:table-cell office:value-type="float" office:value="0.174338">
            <text:p>0.17</text:p>
          </table:table-cell>
          <table:table-cell office:value-type="float" office:value="0.162725">
            <text:p>0.16</text:p>
          </table:table-cell>
          <table:table-cell office:value-type="float" office:value="0.072198">
            <text:p>0.07</text:p>
          </table:table-cell>
          <table:table-cell/>
        </table:table-row>
        <table:table-row table:style-name="ro1">
          <table:table-cell office:value-type="float" office:value="608000">
            <text:p>608000</text:p>
          </table:table-cell>
          <table:table-cell office:value-type="float" office:value="0.174335">
            <text:p>0.17</text:p>
          </table:table-cell>
          <table:table-cell office:value-type="float" office:value="0.162649">
            <text:p>0.16</text:p>
          </table:table-cell>
          <table:table-cell office:value-type="float" office:value="0.072491">
            <text:p>0.07</text:p>
          </table:table-cell>
          <table:table-cell/>
        </table:table-row>
        <table:table-row table:style-name="ro1">
          <table:table-cell office:value-type="float" office:value="609000">
            <text:p>609000</text:p>
          </table:table-cell>
          <table:table-cell office:value-type="float" office:value="0.174939">
            <text:p>0.17</text:p>
          </table:table-cell>
          <table:table-cell office:value-type="float" office:value="0.16239">
            <text:p>0.16</text:p>
          </table:table-cell>
          <table:table-cell office:value-type="float" office:value="0.072573">
            <text:p>0.07</text:p>
          </table:table-cell>
          <table:table-cell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0.175308">
            <text:p>0.18</text:p>
          </table:table-cell>
          <table:table-cell office:value-type="float" office:value="0.162633">
            <text:p>0.16</text:p>
          </table:table-cell>
          <table:table-cell office:value-type="float" office:value="0.073239">
            <text:p>0.07</text:p>
          </table:table-cell>
          <table:table-cell/>
        </table:table-row>
        <table:table-row table:style-name="ro1">
          <table:table-cell office:value-type="float" office:value="611000">
            <text:p>611000</text:p>
          </table:table-cell>
          <table:table-cell office:value-type="float" office:value="0.175235">
            <text:p>0.18</text:p>
          </table:table-cell>
          <table:table-cell office:value-type="float" office:value="0.162479">
            <text:p>0.16</text:p>
          </table:table-cell>
          <table:table-cell office:value-type="float" office:value="0.072638">
            <text:p>0.07</text:p>
          </table:table-cell>
          <table:table-cell/>
        </table:table-row>
        <table:table-row table:style-name="ro1">
          <table:table-cell office:value-type="float" office:value="612000">
            <text:p>612000</text:p>
          </table:table-cell>
          <table:table-cell office:value-type="float" office:value="0.17685">
            <text:p>0.18</text:p>
          </table:table-cell>
          <table:table-cell office:value-type="float" office:value="0.16276">
            <text:p>0.16</text:p>
          </table:table-cell>
          <table:table-cell office:value-type="float" office:value="0.072843">
            <text:p>0.07</text:p>
          </table:table-cell>
          <table:table-cell/>
        </table:table-row>
        <table:table-row table:style-name="ro1">
          <table:table-cell office:value-type="float" office:value="613000">
            <text:p>613000</text:p>
          </table:table-cell>
          <table:table-cell office:value-type="float" office:value="0.183895">
            <text:p>0.18</text:p>
          </table:table-cell>
          <table:table-cell office:value-type="float" office:value="0.163709">
            <text:p>0.16</text:p>
          </table:table-cell>
          <table:table-cell office:value-type="float" office:value="0.072937">
            <text:p>0.07</text:p>
          </table:table-cell>
          <table:table-cell/>
        </table:table-row>
        <table:table-row table:style-name="ro1">
          <table:table-cell office:value-type="float" office:value="614000">
            <text:p>614000</text:p>
          </table:table-cell>
          <table:table-cell office:value-type="float" office:value="0.178279">
            <text:p>0.18</text:p>
          </table:table-cell>
          <table:table-cell office:value-type="float" office:value="0.163221">
            <text:p>0.16</text:p>
          </table:table-cell>
          <table:table-cell office:value-type="float" office:value="0.073071">
            <text:p>0.07</text:p>
          </table:table-cell>
          <table:table-cell/>
        </table:table-row>
        <table:table-row table:style-name="ro1">
          <table:table-cell office:value-type="float" office:value="615000">
            <text:p>615000</text:p>
          </table:table-cell>
          <table:table-cell office:value-type="float" office:value="0.177294">
            <text:p>0.18</text:p>
          </table:table-cell>
          <table:table-cell office:value-type="float" office:value="0.163452">
            <text:p>0.16</text:p>
          </table:table-cell>
          <table:table-cell office:value-type="float" office:value="0.07313">
            <text:p>0.07</text:p>
          </table:table-cell>
          <table:table-cell/>
        </table:table-row>
        <table:table-row table:style-name="ro1">
          <table:table-cell office:value-type="float" office:value="616000">
            <text:p>616000</text:p>
          </table:table-cell>
          <table:table-cell office:value-type="float" office:value="0.177952">
            <text:p>0.18</text:p>
          </table:table-cell>
          <table:table-cell office:value-type="float" office:value="0.163373">
            <text:p>0.16</text:p>
          </table:table-cell>
          <table:table-cell office:value-type="float" office:value="0.073638">
            <text:p>0.07</text:p>
          </table:table-cell>
          <table:table-cell/>
        </table:table-row>
        <table:table-row table:style-name="ro1">
          <table:table-cell office:value-type="float" office:value="617000">
            <text:p>617000</text:p>
          </table:table-cell>
          <table:table-cell office:value-type="float" office:value="0.178333">
            <text:p>0.18</text:p>
          </table:table-cell>
          <table:table-cell office:value-type="float" office:value="0.163377">
            <text:p>0.16</text:p>
          </table:table-cell>
          <table:table-cell office:value-type="float" office:value="0.073449">
            <text:p>0.07</text:p>
          </table:table-cell>
          <table:table-cell/>
        </table:table-row>
        <table:table-row table:style-name="ro1">
          <table:table-cell office:value-type="float" office:value="618000">
            <text:p>618000</text:p>
          </table:table-cell>
          <table:table-cell office:value-type="float" office:value="0.178126">
            <text:p>0.18</text:p>
          </table:table-cell>
          <table:table-cell office:value-type="float" office:value="0.163154">
            <text:p>0.16</text:p>
          </table:table-cell>
          <table:table-cell office:value-type="float" office:value="0.074437">
            <text:p>0.07</text:p>
          </table:table-cell>
          <table:table-cell/>
        </table:table-row>
        <table:table-row table:style-name="ro1">
          <table:table-cell office:value-type="float" office:value="619000">
            <text:p>619000</text:p>
          </table:table-cell>
          <table:table-cell office:value-type="float" office:value="0.178899">
            <text:p>0.18</text:p>
          </table:table-cell>
          <table:table-cell office:value-type="float" office:value="0.16348">
            <text:p>0.16</text:p>
          </table:table-cell>
          <table:table-cell office:value-type="float" office:value="0.074148">
            <text:p>0.07</text:p>
          </table:table-cell>
          <table:table-cell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0.178964">
            <text:p>0.18</text:p>
          </table:table-cell>
          <table:table-cell office:value-type="float" office:value="0.163993">
            <text:p>0.16</text:p>
          </table:table-cell>
          <table:table-cell office:value-type="float" office:value="0.07406">
            <text:p>0.07</text:p>
          </table:table-cell>
          <table:table-cell/>
        </table:table-row>
        <table:table-row table:style-name="ro1">
          <table:table-cell office:value-type="float" office:value="621000">
            <text:p>621000</text:p>
          </table:table-cell>
          <table:table-cell office:value-type="float" office:value="0.178784">
            <text:p>0.18</text:p>
          </table:table-cell>
          <table:table-cell office:value-type="float" office:value="0.164042">
            <text:p>0.16</text:p>
          </table:table-cell>
          <table:table-cell office:value-type="float" office:value="0.074638">
            <text:p>0.07</text:p>
          </table:table-cell>
          <table:table-cell/>
        </table:table-row>
        <table:table-row table:style-name="ro1">
          <table:table-cell office:value-type="float" office:value="622000">
            <text:p>622000</text:p>
          </table:table-cell>
          <table:table-cell office:value-type="float" office:value="0.178913">
            <text:p>0.18</text:p>
          </table:table-cell>
          <table:table-cell office:value-type="float" office:value="0.163862">
            <text:p>0.16</text:p>
          </table:table-cell>
          <table:table-cell office:value-type="float" office:value="0.07437">
            <text:p>0.07</text:p>
          </table:table-cell>
          <table:table-cell/>
        </table:table-row>
        <table:table-row table:style-name="ro1">
          <table:table-cell office:value-type="float" office:value="623000">
            <text:p>623000</text:p>
          </table:table-cell>
          <table:table-cell office:value-type="float" office:value="0.17939">
            <text:p>0.18</text:p>
          </table:table-cell>
          <table:table-cell office:value-type="float" office:value="0.163557">
            <text:p>0.16</text:p>
          </table:table-cell>
          <table:table-cell office:value-type="float" office:value="0.074612">
            <text:p>0.07</text:p>
          </table:table-cell>
          <table:table-cell/>
        </table:table-row>
        <table:table-row table:style-name="ro1">
          <table:table-cell office:value-type="float" office:value="624000">
            <text:p>624000</text:p>
          </table:table-cell>
          <table:table-cell office:value-type="float" office:value="0.180025">
            <text:p>0.18</text:p>
          </table:table-cell>
          <table:table-cell office:value-type="float" office:value="0.164001">
            <text:p>0.16</text:p>
          </table:table-cell>
          <table:table-cell office:value-type="float" office:value="0.074745">
            <text:p>0.07</text:p>
          </table:table-cell>
          <table:table-cell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0.18079">
            <text:p>0.18</text:p>
          </table:table-cell>
          <table:table-cell office:value-type="float" office:value="0.164027">
            <text:p>0.16</text:p>
          </table:table-cell>
          <table:table-cell office:value-type="float" office:value="0.074541">
            <text:p>0.07</text:p>
          </table:table-cell>
          <table:table-cell/>
        </table:table-row>
        <table:table-row table:style-name="ro1">
          <table:table-cell office:value-type="float" office:value="626000">
            <text:p>626000</text:p>
          </table:table-cell>
          <table:table-cell office:value-type="float" office:value="0.180502">
            <text:p>0.18</text:p>
          </table:table-cell>
          <table:table-cell office:value-type="float" office:value="0.164724">
            <text:p>0.16</text:p>
          </table:table-cell>
          <table:table-cell office:value-type="float" office:value="0.074779">
            <text:p>0.07</text:p>
          </table:table-cell>
          <table:table-cell/>
        </table:table-row>
        <table:table-row table:style-name="ro1">
          <table:table-cell office:value-type="float" office:value="627000">
            <text:p>627000</text:p>
          </table:table-cell>
          <table:table-cell office:value-type="float" office:value="0.182617">
            <text:p>0.18</text:p>
          </table:table-cell>
          <table:table-cell office:value-type="float" office:value="0.164643">
            <text:p>0.16</text:p>
          </table:table-cell>
          <table:table-cell office:value-type="float" office:value="0.074677">
            <text:p>0.07</text:p>
          </table:table-cell>
          <table:table-cell/>
        </table:table-row>
        <table:table-row table:style-name="ro1">
          <table:table-cell office:value-type="float" office:value="628000">
            <text:p>628000</text:p>
          </table:table-cell>
          <table:table-cell office:value-type="float" office:value="0.180946">
            <text:p>0.18</text:p>
          </table:table-cell>
          <table:table-cell office:value-type="float" office:value="0.164396">
            <text:p>0.16</text:p>
          </table:table-cell>
          <table:table-cell office:value-type="float" office:value="0.075177">
            <text:p>0.08</text:p>
          </table:table-cell>
          <table:table-cell/>
        </table:table-row>
        <table:table-row table:style-name="ro1">
          <table:table-cell office:value-type="float" office:value="629000">
            <text:p>629000</text:p>
          </table:table-cell>
          <table:table-cell office:value-type="float" office:value="0.195653">
            <text:p>0.2</text:p>
          </table:table-cell>
          <table:table-cell office:value-type="float" office:value="0.164292">
            <text:p>0.16</text:p>
          </table:table-cell>
          <table:table-cell office:value-type="float" office:value="0.075105">
            <text:p>0.08</text:p>
          </table:table-cell>
          <table:table-cell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0.182884">
            <text:p>0.18</text:p>
          </table:table-cell>
          <table:table-cell office:value-type="float" office:value="0.164856">
            <text:p>0.16</text:p>
          </table:table-cell>
          <table:table-cell office:value-type="float" office:value="0.075309">
            <text:p>0.08</text:p>
          </table:table-cell>
          <table:table-cell/>
        </table:table-row>
        <table:table-row table:style-name="ro1">
          <table:table-cell office:value-type="float" office:value="631000">
            <text:p>631000</text:p>
          </table:table-cell>
          <table:table-cell office:value-type="float" office:value="0.182563">
            <text:p>0.18</text:p>
          </table:table-cell>
          <table:table-cell office:value-type="float" office:value="0.164561">
            <text:p>0.16</text:p>
          </table:table-cell>
          <table:table-cell office:value-type="float" office:value="0.07522">
            <text:p>0.08</text:p>
          </table:table-cell>
          <table:table-cell/>
        </table:table-row>
        <table:table-row table:style-name="ro1">
          <table:table-cell office:value-type="float" office:value="632000">
            <text:p>632000</text:p>
          </table:table-cell>
          <table:table-cell office:value-type="float" office:value="0.182312">
            <text:p>0.18</text:p>
          </table:table-cell>
          <table:table-cell office:value-type="float" office:value="0.165193">
            <text:p>0.17</text:p>
          </table:table-cell>
          <table:table-cell office:value-type="float" office:value="0.075772">
            <text:p>0.08</text:p>
          </table:table-cell>
          <table:table-cell/>
        </table:table-row>
        <table:table-row table:style-name="ro1">
          <table:table-cell office:value-type="float" office:value="633000">
            <text:p>633000</text:p>
          </table:table-cell>
          <table:table-cell office:value-type="float" office:value="0.183328">
            <text:p>0.18</text:p>
          </table:table-cell>
          <table:table-cell office:value-type="float" office:value="0.165018">
            <text:p>0.17</text:p>
          </table:table-cell>
          <table:table-cell office:value-type="float" office:value="0.075888">
            <text:p>0.08</text:p>
          </table:table-cell>
          <table:table-cell/>
        </table:table-row>
        <table:table-row table:style-name="ro1">
          <table:table-cell office:value-type="float" office:value="634000">
            <text:p>634000</text:p>
          </table:table-cell>
          <table:table-cell office:value-type="float" office:value="0.183118">
            <text:p>0.18</text:p>
          </table:table-cell>
          <table:table-cell office:value-type="float" office:value="0.164983">
            <text:p>0.16</text:p>
          </table:table-cell>
          <table:table-cell office:value-type="float" office:value="0.075933">
            <text:p>0.08</text:p>
          </table:table-cell>
          <table:table-cell/>
        </table:table-row>
        <table:table-row table:style-name="ro1">
          <table:table-cell office:value-type="float" office:value="635000">
            <text:p>635000</text:p>
          </table:table-cell>
          <table:table-cell office:value-type="float" office:value="0.18401">
            <text:p>0.18</text:p>
          </table:table-cell>
          <table:table-cell office:value-type="float" office:value="0.164952">
            <text:p>0.16</text:p>
          </table:table-cell>
          <table:table-cell office:value-type="float" office:value="0.07592">
            <text:p>0.08</text:p>
          </table:table-cell>
          <table:table-cell/>
        </table:table-row>
        <table:table-row table:style-name="ro1">
          <table:table-cell office:value-type="float" office:value="636000">
            <text:p>636000</text:p>
          </table:table-cell>
          <table:table-cell office:value-type="float" office:value="0.183749">
            <text:p>0.18</text:p>
          </table:table-cell>
          <table:table-cell office:value-type="float" office:value="0.165082">
            <text:p>0.17</text:p>
          </table:table-cell>
          <table:table-cell office:value-type="float" office:value="0.076387">
            <text:p>0.08</text:p>
          </table:table-cell>
          <table:table-cell/>
        </table:table-row>
        <table:table-row table:style-name="ro1">
          <table:table-cell office:value-type="float" office:value="637000">
            <text:p>637000</text:p>
          </table:table-cell>
          <table:table-cell office:value-type="float" office:value="0.184034">
            <text:p>0.18</text:p>
          </table:table-cell>
          <table:table-cell office:value-type="float" office:value="0.166132">
            <text:p>0.17</text:p>
          </table:table-cell>
          <table:table-cell office:value-type="float" office:value="0.076359">
            <text:p>0.08</text:p>
          </table:table-cell>
          <table:table-cell/>
        </table:table-row>
        <table:table-row table:style-name="ro1">
          <table:table-cell office:value-type="float" office:value="638000">
            <text:p>638000</text:p>
          </table:table-cell>
          <table:table-cell office:value-type="float" office:value="0.184043">
            <text:p>0.18</text:p>
          </table:table-cell>
          <table:table-cell office:value-type="float" office:value="0.165852">
            <text:p>0.17</text:p>
          </table:table-cell>
          <table:table-cell office:value-type="float" office:value="0.076253">
            <text:p>0.08</text:p>
          </table:table-cell>
          <table:table-cell/>
        </table:table-row>
        <table:table-row table:style-name="ro1">
          <table:table-cell office:value-type="float" office:value="639000">
            <text:p>639000</text:p>
          </table:table-cell>
          <table:table-cell office:value-type="float" office:value="0.184672">
            <text:p>0.18</text:p>
          </table:table-cell>
          <table:table-cell office:value-type="float" office:value="0.166592">
            <text:p>0.17</text:p>
          </table:table-cell>
          <table:table-cell office:value-type="float" office:value="0.076767">
            <text:p>0.08</text:p>
          </table:table-cell>
          <table:table-cell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0.184668">
            <text:p>0.18</text:p>
          </table:table-cell>
          <table:table-cell office:value-type="float" office:value="0.165523">
            <text:p>0.17</text:p>
          </table:table-cell>
          <table:table-cell office:value-type="float" office:value="0.076654">
            <text:p>0.08</text:p>
          </table:table-cell>
          <table:table-cell/>
        </table:table-row>
        <table:table-row table:style-name="ro1">
          <table:table-cell office:value-type="float" office:value="641000">
            <text:p>641000</text:p>
          </table:table-cell>
          <table:table-cell office:value-type="float" office:value="0.185538">
            <text:p>0.19</text:p>
          </table:table-cell>
          <table:table-cell office:value-type="float" office:value="0.167382">
            <text:p>0.17</text:p>
          </table:table-cell>
          <table:table-cell office:value-type="float" office:value="0.076456">
            <text:p>0.08</text:p>
          </table:table-cell>
          <table:table-cell/>
        </table:table-row>
        <table:table-row table:style-name="ro1">
          <table:table-cell office:value-type="float" office:value="642000">
            <text:p>642000</text:p>
          </table:table-cell>
          <table:table-cell office:value-type="float" office:value="0.185639">
            <text:p>0.19</text:p>
          </table:table-cell>
          <table:table-cell office:value-type="float" office:value="0.165786">
            <text:p>0.17</text:p>
          </table:table-cell>
          <table:table-cell office:value-type="float" office:value="0.077174">
            <text:p>0.08</text:p>
          </table:table-cell>
          <table:table-cell/>
        </table:table-row>
        <table:table-row table:style-name="ro1">
          <table:table-cell office:value-type="float" office:value="643000">
            <text:p>643000</text:p>
          </table:table-cell>
          <table:table-cell office:value-type="float" office:value="0.184993">
            <text:p>0.18</text:p>
          </table:table-cell>
          <table:table-cell office:value-type="float" office:value="0.167629">
            <text:p>0.17</text:p>
          </table:table-cell>
          <table:table-cell office:value-type="float" office:value="0.07708">
            <text:p>0.08</text:p>
          </table:table-cell>
          <table:table-cell/>
        </table:table-row>
        <table:table-row table:style-name="ro1">
          <table:table-cell office:value-type="float" office:value="644000">
            <text:p>644000</text:p>
          </table:table-cell>
          <table:table-cell office:value-type="float" office:value="0.185659">
            <text:p>0.19</text:p>
          </table:table-cell>
          <table:table-cell office:value-type="float" office:value="0.165963">
            <text:p>0.17</text:p>
          </table:table-cell>
          <table:table-cell office:value-type="float" office:value="0.076892">
            <text:p>0.08</text:p>
          </table:table-cell>
          <table:table-cell/>
        </table:table-row>
        <table:table-row table:style-name="ro1">
          <table:table-cell office:value-type="float" office:value="645000">
            <text:p>645000</text:p>
          </table:table-cell>
          <table:table-cell office:value-type="float" office:value="0.185868">
            <text:p>0.19</text:p>
          </table:table-cell>
          <table:table-cell office:value-type="float" office:value="0.166696">
            <text:p>0.17</text:p>
          </table:table-cell>
          <table:table-cell office:value-type="float" office:value="0.077019">
            <text:p>0.08</text:p>
          </table:table-cell>
          <table:table-cell/>
        </table:table-row>
        <table:table-row table:style-name="ro1">
          <table:table-cell office:value-type="float" office:value="646000">
            <text:p>646000</text:p>
          </table:table-cell>
          <table:table-cell office:value-type="float" office:value="0.186451">
            <text:p>0.19</text:p>
          </table:table-cell>
          <table:table-cell office:value-type="float" office:value="0.166459">
            <text:p>0.17</text:p>
          </table:table-cell>
          <table:table-cell office:value-type="float" office:value="0.077223">
            <text:p>0.08</text:p>
          </table:table-cell>
          <table:table-cell/>
        </table:table-row>
        <table:table-row table:style-name="ro1">
          <table:table-cell office:value-type="float" office:value="647000">
            <text:p>647000</text:p>
          </table:table-cell>
          <table:table-cell office:value-type="float" office:value="0.186471">
            <text:p>0.19</text:p>
          </table:table-cell>
          <table:table-cell office:value-type="float" office:value="0.16861">
            <text:p>0.17</text:p>
          </table:table-cell>
          <table:table-cell office:value-type="float" office:value="0.077515">
            <text:p>0.08</text:p>
          </table:table-cell>
          <table:table-cell/>
        </table:table-row>
        <table:table-row table:style-name="ro1">
          <table:table-cell office:value-type="float" office:value="648000">
            <text:p>648000</text:p>
          </table:table-cell>
          <table:table-cell office:value-type="float" office:value="0.18649">
            <text:p>0.19</text:p>
          </table:table-cell>
          <table:table-cell office:value-type="float" office:value="0.166585">
            <text:p>0.17</text:p>
          </table:table-cell>
          <table:table-cell office:value-type="float" office:value="0.077388">
            <text:p>0.08</text:p>
          </table:table-cell>
          <table:table-cell/>
        </table:table-row>
        <table:table-row table:style-name="ro1">
          <table:table-cell office:value-type="float" office:value="649000">
            <text:p>649000</text:p>
          </table:table-cell>
          <table:table-cell office:value-type="float" office:value="0.18685">
            <text:p>0.19</text:p>
          </table:table-cell>
          <table:table-cell office:value-type="float" office:value="0.167602">
            <text:p>0.17</text:p>
          </table:table-cell>
          <table:table-cell office:value-type="float" office:value="0.077762">
            <text:p>0.08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0.197152">
            <text:p>0.2</text:p>
          </table:table-cell>
          <table:table-cell office:value-type="float" office:value="0.166825">
            <text:p>0.17</text:p>
          </table:table-cell>
          <table:table-cell office:value-type="float" office:value="0.078085">
            <text:p>0.08</text:p>
          </table:table-cell>
          <table:table-cell/>
        </table:table-row>
        <table:table-row table:style-name="ro1">
          <table:table-cell office:value-type="float" office:value="651000">
            <text:p>651000</text:p>
          </table:table-cell>
          <table:table-cell office:value-type="float" office:value="0.186947">
            <text:p>0.19</text:p>
          </table:table-cell>
          <table:table-cell office:value-type="float" office:value="0.167588">
            <text:p>0.17</text:p>
          </table:table-cell>
          <table:table-cell office:value-type="float" office:value="0.077816">
            <text:p>0.08</text:p>
          </table:table-cell>
          <table:table-cell/>
        </table:table-row>
        <table:table-row table:style-name="ro1">
          <table:table-cell office:value-type="float" office:value="652000">
            <text:p>652000</text:p>
          </table:table-cell>
          <table:table-cell office:value-type="float" office:value="0.188832">
            <text:p>0.19</text:p>
          </table:table-cell>
          <table:table-cell office:value-type="float" office:value="0.167243">
            <text:p>0.17</text:p>
          </table:table-cell>
          <table:table-cell office:value-type="float" office:value="0.082424">
            <text:p>0.08</text:p>
          </table:table-cell>
          <table:table-cell/>
        </table:table-row>
        <table:table-row table:style-name="ro1">
          <table:table-cell office:value-type="float" office:value="653000">
            <text:p>653000</text:p>
          </table:table-cell>
          <table:table-cell office:value-type="float" office:value="0.187926">
            <text:p>0.19</text:p>
          </table:table-cell>
          <table:table-cell office:value-type="float" office:value="0.167946">
            <text:p>0.17</text:p>
          </table:table-cell>
          <table:table-cell office:value-type="float" office:value="0.078253">
            <text:p>0.08</text:p>
          </table:table-cell>
          <table:table-cell/>
        </table:table-row>
        <table:table-row table:style-name="ro1">
          <table:table-cell office:value-type="float" office:value="654000">
            <text:p>654000</text:p>
          </table:table-cell>
          <table:table-cell office:value-type="float" office:value="0.188673">
            <text:p>0.19</text:p>
          </table:table-cell>
          <table:table-cell office:value-type="float" office:value="0.167446">
            <text:p>0.17</text:p>
          </table:table-cell>
          <table:table-cell office:value-type="float" office:value="0.078356">
            <text:p>0.08</text:p>
          </table:table-cell>
          <table:table-cell/>
        </table:table-row>
        <table:table-row table:style-name="ro1">
          <table:table-cell office:value-type="float" office:value="655000">
            <text:p>655000</text:p>
          </table:table-cell>
          <table:table-cell office:value-type="float" office:value="0.187825">
            <text:p>0.19</text:p>
          </table:table-cell>
          <table:table-cell office:value-type="float" office:value="0.168531">
            <text:p>0.17</text:p>
          </table:table-cell>
          <table:table-cell office:value-type="float" office:value="0.078365">
            <text:p>0.08</text:p>
          </table:table-cell>
          <table:table-cell/>
        </table:table-row>
        <table:table-row table:style-name="ro1">
          <table:table-cell office:value-type="float" office:value="656000">
            <text:p>656000</text:p>
          </table:table-cell>
          <table:table-cell office:value-type="float" office:value="0.188936">
            <text:p>0.19</text:p>
          </table:table-cell>
          <table:table-cell office:value-type="float" office:value="0.188245">
            <text:p>0.19</text:p>
          </table:table-cell>
          <table:table-cell office:value-type="float" office:value="0.079438">
            <text:p>0.08</text:p>
          </table:table-cell>
          <table:table-cell/>
        </table:table-row>
        <table:table-row table:style-name="ro1">
          <table:table-cell office:value-type="float" office:value="657000">
            <text:p>657000</text:p>
          </table:table-cell>
          <table:table-cell office:value-type="float" office:value="0.189262">
            <text:p>0.19</text:p>
          </table:table-cell>
          <table:table-cell office:value-type="float" office:value="0.187309">
            <text:p>0.19</text:p>
          </table:table-cell>
          <table:table-cell office:value-type="float" office:value="0.079228">
            <text:p>0.08</text:p>
          </table:table-cell>
          <table:table-cell/>
        </table:table-row>
        <table:table-row table:style-name="ro1">
          <table:table-cell office:value-type="float" office:value="658000">
            <text:p>658000</text:p>
          </table:table-cell>
          <table:table-cell office:value-type="float" office:value="0.189697">
            <text:p>0.19</text:p>
          </table:table-cell>
          <table:table-cell office:value-type="float" office:value="0.187548">
            <text:p>0.19</text:p>
          </table:table-cell>
          <table:table-cell office:value-type="float" office:value="0.078787">
            <text:p>0.08</text:p>
          </table:table-cell>
          <table:table-cell/>
        </table:table-row>
        <table:table-row table:style-name="ro1">
          <table:table-cell office:value-type="float" office:value="659000">
            <text:p>659000</text:p>
          </table:table-cell>
          <table:table-cell office:value-type="float" office:value="0.190214">
            <text:p>0.19</text:p>
          </table:table-cell>
          <table:table-cell office:value-type="float" office:value="0.187944">
            <text:p>0.19</text:p>
          </table:table-cell>
          <table:table-cell office:value-type="float" office:value="0.07887">
            <text:p>0.08</text:p>
          </table:table-cell>
          <table:table-cell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0.191652">
            <text:p>0.19</text:p>
          </table:table-cell>
          <table:table-cell office:value-type="float" office:value="0.188638">
            <text:p>0.19</text:p>
          </table:table-cell>
          <table:table-cell office:value-type="float" office:value="0.07922">
            <text:p>0.08</text:p>
          </table:table-cell>
          <table:table-cell/>
        </table:table-row>
        <table:table-row table:style-name="ro1">
          <table:table-cell office:value-type="float" office:value="661000">
            <text:p>661000</text:p>
          </table:table-cell>
          <table:table-cell office:value-type="float" office:value="0.191274">
            <text:p>0.19</text:p>
          </table:table-cell>
          <table:table-cell office:value-type="float" office:value="0.187538">
            <text:p>0.19</text:p>
          </table:table-cell>
          <table:table-cell office:value-type="float" office:value="0.079414">
            <text:p>0.08</text:p>
          </table:table-cell>
          <table:table-cell/>
        </table:table-row>
        <table:table-row table:style-name="ro1">
          <table:table-cell office:value-type="float" office:value="662000">
            <text:p>662000</text:p>
          </table:table-cell>
          <table:table-cell office:value-type="float" office:value="0.191661">
            <text:p>0.19</text:p>
          </table:table-cell>
          <table:table-cell office:value-type="float" office:value="0.188057">
            <text:p>0.19</text:p>
          </table:table-cell>
          <table:table-cell office:value-type="float" office:value="0.079366">
            <text:p>0.08</text:p>
          </table:table-cell>
          <table:table-cell/>
        </table:table-row>
        <table:table-row table:style-name="ro1">
          <table:table-cell office:value-type="float" office:value="663000">
            <text:p>663000</text:p>
          </table:table-cell>
          <table:table-cell office:value-type="float" office:value="0.191118">
            <text:p>0.19</text:p>
          </table:table-cell>
          <table:table-cell office:value-type="float" office:value="0.188784">
            <text:p>0.19</text:p>
          </table:table-cell>
          <table:table-cell office:value-type="float" office:value="0.079695">
            <text:p>0.08</text:p>
          </table:table-cell>
          <table:table-cell/>
        </table:table-row>
        <table:table-row table:style-name="ro1">
          <table:table-cell office:value-type="float" office:value="664000">
            <text:p>664000</text:p>
          </table:table-cell>
          <table:table-cell office:value-type="float" office:value="0.191529">
            <text:p>0.19</text:p>
          </table:table-cell>
          <table:table-cell office:value-type="float" office:value="0.189969">
            <text:p>0.19</text:p>
          </table:table-cell>
          <table:table-cell office:value-type="float" office:value="0.089676">
            <text:p>0.09</text:p>
          </table:table-cell>
          <table:table-cell/>
        </table:table-row>
        <table:table-row table:style-name="ro1">
          <table:table-cell office:value-type="float" office:value="665000">
            <text:p>665000</text:p>
          </table:table-cell>
          <table:table-cell office:value-type="float" office:value="0.192297">
            <text:p>0.19</text:p>
          </table:table-cell>
          <table:table-cell office:value-type="float" office:value="0.188555">
            <text:p>0.19</text:p>
          </table:table-cell>
          <table:table-cell office:value-type="float" office:value="0.07994">
            <text:p>0.08</text:p>
          </table:table-cell>
          <table:table-cell/>
        </table:table-row>
        <table:table-row table:style-name="ro1">
          <table:table-cell office:value-type="float" office:value="666000">
            <text:p>666000</text:p>
          </table:table-cell>
          <table:table-cell office:value-type="float" office:value="0.192279">
            <text:p>0.19</text:p>
          </table:table-cell>
          <table:table-cell office:value-type="float" office:value="0.188957">
            <text:p>0.19</text:p>
          </table:table-cell>
          <table:table-cell office:value-type="float" office:value="0.080249">
            <text:p>0.08</text:p>
          </table:table-cell>
          <table:table-cell/>
        </table:table-row>
        <table:table-row table:style-name="ro1">
          <table:table-cell office:value-type="float" office:value="667000">
            <text:p>667000</text:p>
          </table:table-cell>
          <table:table-cell office:value-type="float" office:value="0.192802">
            <text:p>0.19</text:p>
          </table:table-cell>
          <table:table-cell office:value-type="float" office:value="0.189282">
            <text:p>0.19</text:p>
          </table:table-cell>
          <table:table-cell office:value-type="float" office:value="0.080064">
            <text:p>0.08</text:p>
          </table:table-cell>
          <table:table-cell/>
        </table:table-row>
        <table:table-row table:style-name="ro1">
          <table:table-cell office:value-type="float" office:value="668000">
            <text:p>668000</text:p>
          </table:table-cell>
          <table:table-cell office:value-type="float" office:value="0.193824">
            <text:p>0.19</text:p>
          </table:table-cell>
          <table:table-cell office:value-type="float" office:value="0.196943">
            <text:p>0.2</text:p>
          </table:table-cell>
          <table:table-cell office:value-type="float" office:value="0.080128">
            <text:p>0.08</text:p>
          </table:table-cell>
          <table:table-cell/>
        </table:table-row>
        <table:table-row table:style-name="ro1">
          <table:table-cell office:value-type="float" office:value="669000">
            <text:p>669000</text:p>
          </table:table-cell>
          <table:table-cell office:value-type="float" office:value="0.193963">
            <text:p>0.19</text:p>
          </table:table-cell>
          <table:table-cell office:value-type="float" office:value="0.189931">
            <text:p>0.19</text:p>
          </table:table-cell>
          <table:table-cell office:value-type="float" office:value="0.08066">
            <text:p>0.08</text:p>
          </table:table-cell>
          <table:table-cell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0.194055">
            <text:p>0.19</text:p>
          </table:table-cell>
          <table:table-cell office:value-type="float" office:value="0.189411">
            <text:p>0.19</text:p>
          </table:table-cell>
          <table:table-cell office:value-type="float" office:value="0.080553">
            <text:p>0.08</text:p>
          </table:table-cell>
          <table:table-cell/>
        </table:table-row>
        <table:table-row table:style-name="ro1">
          <table:table-cell office:value-type="float" office:value="671000">
            <text:p>671000</text:p>
          </table:table-cell>
          <table:table-cell office:value-type="float" office:value="0.194819">
            <text:p>0.19</text:p>
          </table:table-cell>
          <table:table-cell office:value-type="float" office:value="0.190369">
            <text:p>0.19</text:p>
          </table:table-cell>
          <table:table-cell office:value-type="float" office:value="0.080558">
            <text:p>0.08</text:p>
          </table:table-cell>
          <table:table-cell/>
        </table:table-row>
        <table:table-row table:style-name="ro1">
          <table:table-cell office:value-type="float" office:value="672000">
            <text:p>672000</text:p>
          </table:table-cell>
          <table:table-cell office:value-type="float" office:value="0.194922">
            <text:p>0.19</text:p>
          </table:table-cell>
          <table:table-cell office:value-type="float" office:value="0.189809">
            <text:p>0.19</text:p>
          </table:table-cell>
          <table:table-cell office:value-type="float" office:value="0.080671">
            <text:p>0.08</text:p>
          </table:table-cell>
          <table:table-cell/>
        </table:table-row>
        <table:table-row table:style-name="ro1">
          <table:table-cell office:value-type="float" office:value="673000">
            <text:p>673000</text:p>
          </table:table-cell>
          <table:table-cell office:value-type="float" office:value="0.195293">
            <text:p>0.2</text:p>
          </table:table-cell>
          <table:table-cell office:value-type="float" office:value="0.190794">
            <text:p>0.19</text:p>
          </table:table-cell>
          <table:table-cell office:value-type="float" office:value="0.081147">
            <text:p>0.08</text:p>
          </table:table-cell>
          <table:table-cell/>
        </table:table-row>
        <table:table-row table:style-name="ro1">
          <table:table-cell office:value-type="float" office:value="674000">
            <text:p>674000</text:p>
          </table:table-cell>
          <table:table-cell office:value-type="float" office:value="0.195959">
            <text:p>0.2</text:p>
          </table:table-cell>
          <table:table-cell office:value-type="float" office:value="0.190014">
            <text:p>0.19</text:p>
          </table:table-cell>
          <table:table-cell office:value-type="float" office:value="0.081688">
            <text:p>0.08</text:p>
          </table:table-cell>
          <table:table-cell/>
        </table:table-row>
        <table:table-row table:style-name="ro1">
          <table:table-cell office:value-type="float" office:value="675000">
            <text:p>675000</text:p>
          </table:table-cell>
          <table:table-cell office:value-type="float" office:value="0.195897">
            <text:p>0.2</text:p>
          </table:table-cell>
          <table:table-cell office:value-type="float" office:value="0.189909">
            <text:p>0.19</text:p>
          </table:table-cell>
          <table:table-cell office:value-type="float" office:value="0.081672">
            <text:p>0.08</text:p>
          </table:table-cell>
          <table:table-cell/>
        </table:table-row>
        <table:table-row table:style-name="ro1">
          <table:table-cell office:value-type="float" office:value="676000">
            <text:p>676000</text:p>
          </table:table-cell>
          <table:table-cell office:value-type="float" office:value="0.1964">
            <text:p>0.2</text:p>
          </table:table-cell>
          <table:table-cell office:value-type="float" office:value="0.190452">
            <text:p>0.19</text:p>
          </table:table-cell>
          <table:table-cell office:value-type="float" office:value="0.081307">
            <text:p>0.08</text:p>
          </table:table-cell>
          <table:table-cell/>
        </table:table-row>
        <table:table-row table:style-name="ro1">
          <table:table-cell office:value-type="float" office:value="677000">
            <text:p>677000</text:p>
          </table:table-cell>
          <table:table-cell office:value-type="float" office:value="0.196337">
            <text:p>0.2</text:p>
          </table:table-cell>
          <table:table-cell office:value-type="float" office:value="0.190282">
            <text:p>0.19</text:p>
          </table:table-cell>
          <table:table-cell office:value-type="float" office:value="0.081476">
            <text:p>0.08</text:p>
          </table:table-cell>
          <table:table-cell/>
        </table:table-row>
        <table:table-row table:style-name="ro1">
          <table:table-cell office:value-type="float" office:value="678000">
            <text:p>678000</text:p>
          </table:table-cell>
          <table:table-cell office:value-type="float" office:value="0.197833">
            <text:p>0.2</text:p>
          </table:table-cell>
          <table:table-cell office:value-type="float" office:value="0.191898">
            <text:p>0.19</text:p>
          </table:table-cell>
          <table:table-cell office:value-type="float" office:value="0.081705">
            <text:p>0.08</text:p>
          </table:table-cell>
          <table:table-cell/>
        </table:table-row>
        <table:table-row table:style-name="ro1">
          <table:table-cell office:value-type="float" office:value="679000">
            <text:p>679000</text:p>
          </table:table-cell>
          <table:table-cell office:value-type="float" office:value="0.197497">
            <text:p>0.2</text:p>
          </table:table-cell>
          <table:table-cell office:value-type="float" office:value="0.190729">
            <text:p>0.19</text:p>
          </table:table-cell>
          <table:table-cell office:value-type="float" office:value="0.082073">
            <text:p>0.08</text:p>
          </table:table-cell>
          <table:table-cell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0.19784">
            <text:p>0.2</text:p>
          </table:table-cell>
          <table:table-cell office:value-type="float" office:value="0.190554">
            <text:p>0.19</text:p>
          </table:table-cell>
          <table:table-cell office:value-type="float" office:value="0.08175">
            <text:p>0.08</text:p>
          </table:table-cell>
          <table:table-cell/>
        </table:table-row>
        <table:table-row table:style-name="ro1">
          <table:table-cell office:value-type="float" office:value="681000">
            <text:p>681000</text:p>
          </table:table-cell>
          <table:table-cell office:value-type="float" office:value="0.198248">
            <text:p>0.2</text:p>
          </table:table-cell>
          <table:table-cell office:value-type="float" office:value="0.191272">
            <text:p>0.19</text:p>
          </table:table-cell>
          <table:table-cell office:value-type="float" office:value="0.081717">
            <text:p>0.08</text:p>
          </table:table-cell>
          <table:table-cell/>
        </table:table-row>
        <table:table-row table:style-name="ro1">
          <table:table-cell office:value-type="float" office:value="682000">
            <text:p>682000</text:p>
          </table:table-cell>
          <table:table-cell office:value-type="float" office:value="0.19794">
            <text:p>0.2</text:p>
          </table:table-cell>
          <table:table-cell office:value-type="float" office:value="0.202506">
            <text:p>0.2</text:p>
          </table:table-cell>
          <table:table-cell office:value-type="float" office:value="0.081792">
            <text:p>0.08</text:p>
          </table:table-cell>
          <table:table-cell/>
        </table:table-row>
        <table:table-row table:style-name="ro1">
          <table:table-cell office:value-type="float" office:value="683000">
            <text:p>683000</text:p>
          </table:table-cell>
          <table:table-cell office:value-type="float" office:value="0.19883">
            <text:p>0.2</text:p>
          </table:table-cell>
          <table:table-cell office:value-type="float" office:value="0.191072">
            <text:p>0.19</text:p>
          </table:table-cell>
          <table:table-cell office:value-type="float" office:value="0.082077">
            <text:p>0.08</text:p>
          </table:table-cell>
          <table:table-cell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0.199398">
            <text:p>0.2</text:p>
          </table:table-cell>
          <table:table-cell office:value-type="float" office:value="0.190827">
            <text:p>0.19</text:p>
          </table:table-cell>
          <table:table-cell office:value-type="float" office:value="0.082239">
            <text:p>0.08</text:p>
          </table:table-cell>
          <table:table-cell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0.200073">
            <text:p>0.2</text:p>
          </table:table-cell>
          <table:table-cell office:value-type="float" office:value="0.19041">
            <text:p>0.19</text:p>
          </table:table-cell>
          <table:table-cell office:value-type="float" office:value="0.082687">
            <text:p>0.08</text:p>
          </table:table-cell>
          <table:table-cell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0.199796">
            <text:p>0.2</text:p>
          </table:table-cell>
          <table:table-cell office:value-type="float" office:value="0.195935">
            <text:p>0.2</text:p>
          </table:table-cell>
          <table:table-cell office:value-type="float" office:value="0.08312">
            <text:p>0.08</text:p>
          </table:table-cell>
          <table:table-cell/>
        </table:table-row>
        <table:table-row table:style-name="ro1">
          <table:table-cell office:value-type="float" office:value="687000">
            <text:p>687000</text:p>
          </table:table-cell>
          <table:table-cell office:value-type="float" office:value="0.200387">
            <text:p>0.2</text:p>
          </table:table-cell>
          <table:table-cell office:value-type="float" office:value="0.191141">
            <text:p>0.19</text:p>
          </table:table-cell>
          <table:table-cell office:value-type="float" office:value="0.082936">
            <text:p>0.08</text:p>
          </table:table-cell>
          <table:table-cell/>
        </table:table-row>
        <table:table-row table:style-name="ro1">
          <table:table-cell office:value-type="float" office:value="688000">
            <text:p>688000</text:p>
          </table:table-cell>
          <table:table-cell office:value-type="float" office:value="0.200435">
            <text:p>0.2</text:p>
          </table:table-cell>
          <table:table-cell office:value-type="float" office:value="0.191024">
            <text:p>0.19</text:p>
          </table:table-cell>
          <table:table-cell office:value-type="float" office:value="0.082588">
            <text:p>0.08</text:p>
          </table:table-cell>
          <table:table-cell/>
        </table:table-row>
        <table:table-row table:style-name="ro1">
          <table:table-cell office:value-type="float" office:value="689000">
            <text:p>689000</text:p>
          </table:table-cell>
          <table:table-cell office:value-type="float" office:value="0.200471">
            <text:p>0.2</text:p>
          </table:table-cell>
          <table:table-cell office:value-type="float" office:value="0.191404">
            <text:p>0.19</text:p>
          </table:table-cell>
          <table:table-cell office:value-type="float" office:value="0.083109">
            <text:p>0.08</text:p>
          </table:table-cell>
          <table:table-cell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0.201034">
            <text:p>0.2</text:p>
          </table:table-cell>
          <table:table-cell office:value-type="float" office:value="0.193316">
            <text:p>0.19</text:p>
          </table:table-cell>
          <table:table-cell office:value-type="float" office:value="0.083067">
            <text:p>0.08</text:p>
          </table:table-cell>
          <table:table-cell/>
        </table:table-row>
        <table:table-row table:style-name="ro1">
          <table:table-cell office:value-type="float" office:value="691000">
            <text:p>691000</text:p>
          </table:table-cell>
          <table:table-cell office:value-type="float" office:value="0.201797">
            <text:p>0.2</text:p>
          </table:table-cell>
          <table:table-cell office:value-type="float" office:value="0.191785">
            <text:p>0.19</text:p>
          </table:table-cell>
          <table:table-cell office:value-type="float" office:value="0.082935">
            <text:p>0.08</text:p>
          </table:table-cell>
          <table:table-cell/>
        </table:table-row>
        <table:table-row table:style-name="ro1">
          <table:table-cell office:value-type="float" office:value="692000">
            <text:p>692000</text:p>
          </table:table-cell>
          <table:table-cell office:value-type="float" office:value="0.201398">
            <text:p>0.2</text:p>
          </table:table-cell>
          <table:table-cell office:value-type="float" office:value="0.193958">
            <text:p>0.19</text:p>
          </table:table-cell>
          <table:table-cell office:value-type="float" office:value="0.083288">
            <text:p>0.08</text:p>
          </table:table-cell>
          <table:table-cell/>
        </table:table-row>
        <table:table-row table:style-name="ro1">
          <table:table-cell office:value-type="float" office:value="693000">
            <text:p>693000</text:p>
          </table:table-cell>
          <table:table-cell office:value-type="float" office:value="0.202138">
            <text:p>0.2</text:p>
          </table:table-cell>
          <table:table-cell office:value-type="float" office:value="0.193184">
            <text:p>0.19</text:p>
          </table:table-cell>
          <table:table-cell office:value-type="float" office:value="0.083269">
            <text:p>0.08</text:p>
          </table:table-cell>
          <table:table-cell/>
        </table:table-row>
        <table:table-row table:style-name="ro1">
          <table:table-cell office:value-type="float" office:value="694000">
            <text:p>694000</text:p>
          </table:table-cell>
          <table:table-cell office:value-type="float" office:value="0.202542">
            <text:p>0.2</text:p>
          </table:table-cell>
          <table:table-cell office:value-type="float" office:value="0.19384">
            <text:p>0.19</text:p>
          </table:table-cell>
          <table:table-cell office:value-type="float" office:value="0.083562">
            <text:p>0.08</text:p>
          </table:table-cell>
          <table:table-cell/>
        </table:table-row>
        <table:table-row table:style-name="ro1">
          <table:table-cell office:value-type="float" office:value="695000">
            <text:p>695000</text:p>
          </table:table-cell>
          <table:table-cell office:value-type="float" office:value="0.202852">
            <text:p>0.2</text:p>
          </table:table-cell>
          <table:table-cell office:value-type="float" office:value="0.192454">
            <text:p>0.19</text:p>
          </table:table-cell>
          <table:table-cell office:value-type="float" office:value="0.083412">
            <text:p>0.08</text:p>
          </table:table-cell>
          <table:table-cell/>
        </table:table-row>
        <table:table-row table:style-name="ro1">
          <table:table-cell office:value-type="float" office:value="696000">
            <text:p>696000</text:p>
          </table:table-cell>
          <table:table-cell office:value-type="float" office:value="0.204173">
            <text:p>0.2</text:p>
          </table:table-cell>
          <table:table-cell office:value-type="float" office:value="0.193307">
            <text:p>0.19</text:p>
          </table:table-cell>
          <table:table-cell office:value-type="float" office:value="0.083802">
            <text:p>0.08</text:p>
          </table:table-cell>
          <table:table-cell/>
        </table:table-row>
        <table:table-row table:style-name="ro1">
          <table:table-cell office:value-type="float" office:value="697000">
            <text:p>697000</text:p>
          </table:table-cell>
          <table:table-cell office:value-type="float" office:value="0.203608">
            <text:p>0.2</text:p>
          </table:table-cell>
          <table:table-cell office:value-type="float" office:value="0.192525">
            <text:p>0.19</text:p>
          </table:table-cell>
          <table:table-cell office:value-type="float" office:value="0.085069">
            <text:p>0.09</text:p>
          </table:table-cell>
          <table:table-cell/>
        </table:table-row>
        <table:table-row table:style-name="ro1">
          <table:table-cell office:value-type="float" office:value="698000">
            <text:p>698000</text:p>
          </table:table-cell>
          <table:table-cell office:value-type="float" office:value="0.204919">
            <text:p>0.2</text:p>
          </table:table-cell>
          <table:table-cell office:value-type="float" office:value="0.193074">
            <text:p>0.19</text:p>
          </table:table-cell>
          <table:table-cell office:value-type="float" office:value="0.084748">
            <text:p>0.08</text:p>
          </table:table-cell>
          <table:table-cell/>
        </table:table-row>
        <table:table-row table:style-name="ro1">
          <table:table-cell office:value-type="float" office:value="699000">
            <text:p>699000</text:p>
          </table:table-cell>
          <table:table-cell office:value-type="float" office:value="0.203981">
            <text:p>0.2</text:p>
          </table:table-cell>
          <table:table-cell office:value-type="float" office:value="0.192868">
            <text:p>0.19</text:p>
          </table:table-cell>
          <table:table-cell office:value-type="float" office:value="0.084388">
            <text:p>0.08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204443">
            <text:p>0.2</text:p>
          </table:table-cell>
          <table:table-cell office:value-type="float" office:value="0.193851">
            <text:p>0.19</text:p>
          </table:table-cell>
          <table:table-cell office:value-type="float" office:value="0.084403">
            <text:p>0.08</text:p>
          </table:table-cell>
          <table:table-cell/>
        </table:table-row>
        <table:table-row table:style-name="ro1">
          <table:table-cell office:value-type="float" office:value="701000">
            <text:p>701000</text:p>
          </table:table-cell>
          <table:table-cell office:value-type="float" office:value="0.205023">
            <text:p>0.21</text:p>
          </table:table-cell>
          <table:table-cell office:value-type="float" office:value="0.19348">
            <text:p>0.19</text:p>
          </table:table-cell>
          <table:table-cell office:value-type="float" office:value="0.084288">
            <text:p>0.08</text:p>
          </table:table-cell>
          <table:table-cell/>
        </table:table-row>
        <table:table-row table:style-name="ro1">
          <table:table-cell office:value-type="float" office:value="702000">
            <text:p>702000</text:p>
          </table:table-cell>
          <table:table-cell office:value-type="float" office:value="0.20541">
            <text:p>0.21</text:p>
          </table:table-cell>
          <table:table-cell office:value-type="float" office:value="0.193887">
            <text:p>0.19</text:p>
          </table:table-cell>
          <table:table-cell office:value-type="float" office:value="0.084594">
            <text:p>0.08</text:p>
          </table:table-cell>
          <table:table-cell/>
        </table:table-row>
        <table:table-row table:style-name="ro1">
          <table:table-cell office:value-type="float" office:value="703000">
            <text:p>703000</text:p>
          </table:table-cell>
          <table:table-cell office:value-type="float" office:value="0.205858">
            <text:p>0.21</text:p>
          </table:table-cell>
          <table:table-cell office:value-type="float" office:value="0.194364">
            <text:p>0.19</text:p>
          </table:table-cell>
          <table:table-cell office:value-type="float" office:value="0.085891">
            <text:p>0.09</text:p>
          </table:table-cell>
          <table:table-cell/>
        </table:table-row>
        <table:table-row table:style-name="ro1">
          <table:table-cell office:value-type="float" office:value="704000">
            <text:p>704000</text:p>
          </table:table-cell>
          <table:table-cell office:value-type="float" office:value="0.205932">
            <text:p>0.21</text:p>
          </table:table-cell>
          <table:table-cell office:value-type="float" office:value="0.193142">
            <text:p>0.19</text:p>
          </table:table-cell>
          <table:table-cell office:value-type="float" office:value="0.084692">
            <text:p>0.08</text:p>
          </table:table-cell>
          <table:table-cell/>
        </table:table-row>
        <table:table-row table:style-name="ro1">
          <table:table-cell office:value-type="float" office:value="705000">
            <text:p>705000</text:p>
          </table:table-cell>
          <table:table-cell office:value-type="float" office:value="0.206571">
            <text:p>0.21</text:p>
          </table:table-cell>
          <table:table-cell office:value-type="float" office:value="0.194587">
            <text:p>0.19</text:p>
          </table:table-cell>
          <table:table-cell office:value-type="float" office:value="0.085194">
            <text:p>0.09</text:p>
          </table:table-cell>
          <table:table-cell/>
        </table:table-row>
        <table:table-row table:style-name="ro1">
          <table:table-cell office:value-type="float" office:value="706000">
            <text:p>706000</text:p>
          </table:table-cell>
          <table:table-cell office:value-type="float" office:value="0.206283">
            <text:p>0.21</text:p>
          </table:table-cell>
          <table:table-cell office:value-type="float" office:value="0.193684">
            <text:p>0.19</text:p>
          </table:table-cell>
          <table:table-cell office:value-type="float" office:value="0.085081">
            <text:p>0.09</text:p>
          </table:table-cell>
          <table:table-cell/>
        </table:table-row>
        <table:table-row table:style-name="ro1">
          <table:table-cell office:value-type="float" office:value="707000">
            <text:p>707000</text:p>
          </table:table-cell>
          <table:table-cell office:value-type="float" office:value="0.206683">
            <text:p>0.21</text:p>
          </table:table-cell>
          <table:table-cell office:value-type="float" office:value="0.194871">
            <text:p>0.19</text:p>
          </table:table-cell>
          <table:table-cell office:value-type="float" office:value="0.085932">
            <text:p>0.09</text:p>
          </table:table-cell>
          <table:table-cell/>
        </table:table-row>
        <table:table-row table:style-name="ro1">
          <table:table-cell office:value-type="float" office:value="708000">
            <text:p>708000</text:p>
          </table:table-cell>
          <table:table-cell office:value-type="float" office:value="0.207626">
            <text:p>0.21</text:p>
          </table:table-cell>
          <table:table-cell office:value-type="float" office:value="0.194975">
            <text:p>0.19</text:p>
          </table:table-cell>
          <table:table-cell office:value-type="float" office:value="0.085106">
            <text:p>0.09</text:p>
          </table:table-cell>
          <table:table-cell/>
        </table:table-row>
        <table:table-row table:style-name="ro1">
          <table:table-cell office:value-type="float" office:value="709000">
            <text:p>709000</text:p>
          </table:table-cell>
          <table:table-cell office:value-type="float" office:value="0.207963">
            <text:p>0.21</text:p>
          </table:table-cell>
          <table:table-cell office:value-type="float" office:value="0.195046">
            <text:p>0.2</text:p>
          </table:table-cell>
          <table:table-cell office:value-type="float" office:value="0.085627">
            <text:p>0.09</text:p>
          </table:table-cell>
          <table:table-cell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0.20725">
            <text:p>0.21</text:p>
          </table:table-cell>
          <table:table-cell office:value-type="float" office:value="0.195322">
            <text:p>0.2</text:p>
          </table:table-cell>
          <table:table-cell office:value-type="float" office:value="0.085499">
            <text:p>0.09</text:p>
          </table:table-cell>
          <table:table-cell/>
        </table:table-row>
        <table:table-row table:style-name="ro1">
          <table:table-cell office:value-type="float" office:value="711000">
            <text:p>711000</text:p>
          </table:table-cell>
          <table:table-cell office:value-type="float" office:value="0.208447">
            <text:p>0.21</text:p>
          </table:table-cell>
          <table:table-cell office:value-type="float" office:value="0.19422">
            <text:p>0.19</text:p>
          </table:table-cell>
          <table:table-cell office:value-type="float" office:value="0.085754">
            <text:p>0.09</text:p>
          </table:table-cell>
          <table:table-cell/>
        </table:table-row>
        <table:table-row table:style-name="ro1">
          <table:table-cell office:value-type="float" office:value="712000">
            <text:p>712000</text:p>
          </table:table-cell>
          <table:table-cell office:value-type="float" office:value="0.208958">
            <text:p>0.21</text:p>
          </table:table-cell>
          <table:table-cell office:value-type="float" office:value="0.195005">
            <text:p>0.2</text:p>
          </table:table-cell>
          <table:table-cell office:value-type="float" office:value="0.086041">
            <text:p>0.09</text:p>
          </table:table-cell>
          <table:table-cell/>
        </table:table-row>
        <table:table-row table:style-name="ro1">
          <table:table-cell office:value-type="float" office:value="713000">
            <text:p>713000</text:p>
          </table:table-cell>
          <table:table-cell office:value-type="float" office:value="0.209826">
            <text:p>0.21</text:p>
          </table:table-cell>
          <table:table-cell office:value-type="float" office:value="0.194225">
            <text:p>0.19</text:p>
          </table:table-cell>
          <table:table-cell office:value-type="float" office:value="0.0866">
            <text:p>0.09</text:p>
          </table:table-cell>
          <table:table-cell/>
        </table:table-row>
        <table:table-row table:style-name="ro1">
          <table:table-cell office:value-type="float" office:value="714000">
            <text:p>714000</text:p>
          </table:table-cell>
          <table:table-cell office:value-type="float" office:value="0.209266">
            <text:p>0.21</text:p>
          </table:table-cell>
          <table:table-cell office:value-type="float" office:value="0.194701">
            <text:p>0.19</text:p>
          </table:table-cell>
          <table:table-cell office:value-type="float" office:value="0.086884">
            <text:p>0.09</text:p>
          </table:table-cell>
          <table:table-cell/>
        </table:table-row>
        <table:table-row table:style-name="ro1">
          <table:table-cell office:value-type="float" office:value="715000">
            <text:p>715000</text:p>
          </table:table-cell>
          <table:table-cell office:value-type="float" office:value="0.209091">
            <text:p>0.21</text:p>
          </table:table-cell>
          <table:table-cell office:value-type="float" office:value="0.195262">
            <text:p>0.2</text:p>
          </table:table-cell>
          <table:table-cell office:value-type="float" office:value="0.086456">
            <text:p>0.09</text:p>
          </table:table-cell>
          <table:table-cell/>
        </table:table-row>
        <table:table-row table:style-name="ro1">
          <table:table-cell office:value-type="float" office:value="716000">
            <text:p>716000</text:p>
          </table:table-cell>
          <table:table-cell office:value-type="float" office:value="0.209653">
            <text:p>0.21</text:p>
          </table:table-cell>
          <table:table-cell office:value-type="float" office:value="0.196435">
            <text:p>0.2</text:p>
          </table:table-cell>
          <table:table-cell office:value-type="float" office:value="0.086073">
            <text:p>0.09</text:p>
          </table:table-cell>
          <table:table-cell/>
        </table:table-row>
        <table:table-row table:style-name="ro1">
          <table:table-cell office:value-type="float" office:value="717000">
            <text:p>717000</text:p>
          </table:table-cell>
          <table:table-cell office:value-type="float" office:value="0.210169">
            <text:p>0.21</text:p>
          </table:table-cell>
          <table:table-cell office:value-type="float" office:value="0.195771">
            <text:p>0.2</text:p>
          </table:table-cell>
          <table:table-cell office:value-type="float" office:value="0.08666">
            <text:p>0.09</text:p>
          </table:table-cell>
          <table:table-cell/>
        </table:table-row>
        <table:table-row table:style-name="ro1">
          <table:table-cell office:value-type="float" office:value="718000">
            <text:p>718000</text:p>
          </table:table-cell>
          <table:table-cell office:value-type="float" office:value="0.210298">
            <text:p>0.21</text:p>
          </table:table-cell>
          <table:table-cell office:value-type="float" office:value="0.196649">
            <text:p>0.2</text:p>
          </table:table-cell>
          <table:table-cell office:value-type="float" office:value="0.086639">
            <text:p>0.09</text:p>
          </table:table-cell>
          <table:table-cell/>
        </table:table-row>
        <table:table-row table:style-name="ro1">
          <table:table-cell office:value-type="float" office:value="719000">
            <text:p>719000</text:p>
          </table:table-cell>
          <table:table-cell office:value-type="float" office:value="0.210666">
            <text:p>0.21</text:p>
          </table:table-cell>
          <table:table-cell office:value-type="float" office:value="0.195482">
            <text:p>0.2</text:p>
          </table:table-cell>
          <table:table-cell office:value-type="float" office:value="0.08674">
            <text:p>0.09</text:p>
          </table:table-cell>
          <table:table-cell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0.211124">
            <text:p>0.21</text:p>
          </table:table-cell>
          <table:table-cell office:value-type="float" office:value="0.195339">
            <text:p>0.2</text:p>
          </table:table-cell>
          <table:table-cell office:value-type="float" office:value="0.087013">
            <text:p>0.09</text:p>
          </table:table-cell>
          <table:table-cell/>
        </table:table-row>
        <table:table-row table:style-name="ro1">
          <table:table-cell office:value-type="float" office:value="721000">
            <text:p>721000</text:p>
          </table:table-cell>
          <table:table-cell office:value-type="float" office:value="0.211146">
            <text:p>0.21</text:p>
          </table:table-cell>
          <table:table-cell office:value-type="float" office:value="0.194966">
            <text:p>0.19</text:p>
          </table:table-cell>
          <table:table-cell office:value-type="float" office:value="0.087135">
            <text:p>0.09</text:p>
          </table:table-cell>
          <table:table-cell/>
        </table:table-row>
        <table:table-row table:style-name="ro1">
          <table:table-cell office:value-type="float" office:value="722000">
            <text:p>722000</text:p>
          </table:table-cell>
          <table:table-cell office:value-type="float" office:value="0.211524">
            <text:p>0.21</text:p>
          </table:table-cell>
          <table:table-cell office:value-type="float" office:value="0.196023">
            <text:p>0.2</text:p>
          </table:table-cell>
          <table:table-cell office:value-type="float" office:value="0.087435">
            <text:p>0.09</text:p>
          </table:table-cell>
          <table:table-cell/>
        </table:table-row>
        <table:table-row table:style-name="ro1">
          <table:table-cell office:value-type="float" office:value="723000">
            <text:p>723000</text:p>
          </table:table-cell>
          <table:table-cell office:value-type="float" office:value="0.211108">
            <text:p>0.21</text:p>
          </table:table-cell>
          <table:table-cell office:value-type="float" office:value="0.196567">
            <text:p>0.2</text:p>
          </table:table-cell>
          <table:table-cell office:value-type="float" office:value="0.087263">
            <text:p>0.09</text:p>
          </table:table-cell>
          <table:table-cell/>
        </table:table-row>
        <table:table-row table:style-name="ro1">
          <table:table-cell office:value-type="float" office:value="724000">
            <text:p>724000</text:p>
          </table:table-cell>
          <table:table-cell office:value-type="float" office:value="0.211752">
            <text:p>0.21</text:p>
          </table:table-cell>
          <table:table-cell office:value-type="float" office:value="0.197194">
            <text:p>0.2</text:p>
          </table:table-cell>
          <table:table-cell office:value-type="float" office:value="0.087526">
            <text:p>0.09</text:p>
          </table:table-cell>
          <table:table-cell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0.212251">
            <text:p>0.21</text:p>
          </table:table-cell>
          <table:table-cell office:value-type="float" office:value="0.197297">
            <text:p>0.2</text:p>
          </table:table-cell>
          <table:table-cell office:value-type="float" office:value="0.087831">
            <text:p>0.09</text:p>
          </table:table-cell>
          <table:table-cell/>
        </table:table-row>
        <table:table-row table:style-name="ro1">
          <table:table-cell office:value-type="float" office:value="726000">
            <text:p>726000</text:p>
          </table:table-cell>
          <table:table-cell office:value-type="float" office:value="0.213012">
            <text:p>0.21</text:p>
          </table:table-cell>
          <table:table-cell office:value-type="float" office:value="0.196638">
            <text:p>0.2</text:p>
          </table:table-cell>
          <table:table-cell office:value-type="float" office:value="0.087496">
            <text:p>0.09</text:p>
          </table:table-cell>
          <table:table-cell/>
        </table:table-row>
        <table:table-row table:style-name="ro1">
          <table:table-cell office:value-type="float" office:value="727000">
            <text:p>727000</text:p>
          </table:table-cell>
          <table:table-cell office:value-type="float" office:value="0.213972">
            <text:p>0.21</text:p>
          </table:table-cell>
          <table:table-cell office:value-type="float" office:value="0.19707">
            <text:p>0.2</text:p>
          </table:table-cell>
          <table:table-cell office:value-type="float" office:value="0.087893">
            <text:p>0.09</text:p>
          </table:table-cell>
          <table:table-cell/>
        </table:table-row>
        <table:table-row table:style-name="ro1">
          <table:table-cell office:value-type="float" office:value="728000">
            <text:p>728000</text:p>
          </table:table-cell>
          <table:table-cell office:value-type="float" office:value="0.213748">
            <text:p>0.21</text:p>
          </table:table-cell>
          <table:table-cell office:value-type="float" office:value="0.197021">
            <text:p>0.2</text:p>
          </table:table-cell>
          <table:table-cell office:value-type="float" office:value="0.087956">
            <text:p>0.09</text:p>
          </table:table-cell>
          <table:table-cell/>
        </table:table-row>
        <table:table-row table:style-name="ro1">
          <table:table-cell office:value-type="float" office:value="729000">
            <text:p>729000</text:p>
          </table:table-cell>
          <table:table-cell office:value-type="float" office:value="0.214529">
            <text:p>0.21</text:p>
          </table:table-cell>
          <table:table-cell office:value-type="float" office:value="0.196821">
            <text:p>0.2</text:p>
          </table:table-cell>
          <table:table-cell office:value-type="float" office:value="0.088382">
            <text:p>0.09</text:p>
          </table:table-cell>
          <table:table-cell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0.214249">
            <text:p>0.21</text:p>
          </table:table-cell>
          <table:table-cell office:value-type="float" office:value="0.197202">
            <text:p>0.2</text:p>
          </table:table-cell>
          <table:table-cell office:value-type="float" office:value="0.088355">
            <text:p>0.09</text:p>
          </table:table-cell>
          <table:table-cell/>
        </table:table-row>
        <table:table-row table:style-name="ro1">
          <table:table-cell office:value-type="float" office:value="731000">
            <text:p>731000</text:p>
          </table:table-cell>
          <table:table-cell office:value-type="float" office:value="0.215021">
            <text:p>0.22</text:p>
          </table:table-cell>
          <table:table-cell office:value-type="float" office:value="0.197526">
            <text:p>0.2</text:p>
          </table:table-cell>
          <table:table-cell office:value-type="float" office:value="0.088722">
            <text:p>0.09</text:p>
          </table:table-cell>
          <table:table-cell/>
        </table:table-row>
        <table:table-row table:style-name="ro1">
          <table:table-cell office:value-type="float" office:value="732000">
            <text:p>732000</text:p>
          </table:table-cell>
          <table:table-cell office:value-type="float" office:value="0.215345">
            <text:p>0.22</text:p>
          </table:table-cell>
          <table:table-cell office:value-type="float" office:value="0.197699">
            <text:p>0.2</text:p>
          </table:table-cell>
          <table:table-cell office:value-type="float" office:value="0.088728">
            <text:p>0.09</text:p>
          </table:table-cell>
          <table:table-cell/>
        </table:table-row>
        <table:table-row table:style-name="ro1">
          <table:table-cell office:value-type="float" office:value="733000">
            <text:p>733000</text:p>
          </table:table-cell>
          <table:table-cell office:value-type="float" office:value="0.215728">
            <text:p>0.22</text:p>
          </table:table-cell>
          <table:table-cell office:value-type="float" office:value="0.196603">
            <text:p>0.2</text:p>
          </table:table-cell>
          <table:table-cell office:value-type="float" office:value="0.088957">
            <text:p>0.09</text:p>
          </table:table-cell>
          <table:table-cell/>
        </table:table-row>
        <table:table-row table:style-name="ro1">
          <table:table-cell office:value-type="float" office:value="734000">
            <text:p>734000</text:p>
          </table:table-cell>
          <table:table-cell office:value-type="float" office:value="0.215778">
            <text:p>0.22</text:p>
          </table:table-cell>
          <table:table-cell office:value-type="float" office:value="0.197967">
            <text:p>0.2</text:p>
          </table:table-cell>
          <table:table-cell office:value-type="float" office:value="0.089363">
            <text:p>0.09</text:p>
          </table:table-cell>
          <table:table-cell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0.216032">
            <text:p>0.22</text:p>
          </table:table-cell>
          <table:table-cell office:value-type="float" office:value="0.196648">
            <text:p>0.2</text:p>
          </table:table-cell>
          <table:table-cell office:value-type="float" office:value="0.089268">
            <text:p>0.09</text:p>
          </table:table-cell>
          <table:table-cell/>
        </table:table-row>
        <table:table-row table:style-name="ro1">
          <table:table-cell office:value-type="float" office:value="736000">
            <text:p>736000</text:p>
          </table:table-cell>
          <table:table-cell office:value-type="float" office:value="0.217265">
            <text:p>0.22</text:p>
          </table:table-cell>
          <table:table-cell office:value-type="float" office:value="0.198259">
            <text:p>0.2</text:p>
          </table:table-cell>
          <table:table-cell office:value-type="float" office:value="0.089561">
            <text:p>0.09</text:p>
          </table:table-cell>
          <table:table-cell/>
        </table:table-row>
        <table:table-row table:style-name="ro1">
          <table:table-cell office:value-type="float" office:value="737000">
            <text:p>737000</text:p>
          </table:table-cell>
          <table:table-cell office:value-type="float" office:value="0.216178">
            <text:p>0.22</text:p>
          </table:table-cell>
          <table:table-cell office:value-type="float" office:value="0.198027">
            <text:p>0.2</text:p>
          </table:table-cell>
          <table:table-cell office:value-type="float" office:value="0.089205">
            <text:p>0.09</text:p>
          </table:table-cell>
          <table:table-cell/>
        </table:table-row>
        <table:table-row table:style-name="ro1">
          <table:table-cell office:value-type="float" office:value="738000">
            <text:p>738000</text:p>
          </table:table-cell>
          <table:table-cell office:value-type="float" office:value="0.217545">
            <text:p>0.22</text:p>
          </table:table-cell>
          <table:table-cell office:value-type="float" office:value="0.197123">
            <text:p>0.2</text:p>
          </table:table-cell>
          <table:table-cell office:value-type="float" office:value="0.089309">
            <text:p>0.09</text:p>
          </table:table-cell>
          <table:table-cell/>
        </table:table-row>
        <table:table-row table:style-name="ro1">
          <table:table-cell office:value-type="float" office:value="739000">
            <text:p>739000</text:p>
          </table:table-cell>
          <table:table-cell office:value-type="float" office:value="0.217975">
            <text:p>0.22</text:p>
          </table:table-cell>
          <table:table-cell office:value-type="float" office:value="0.196917">
            <text:p>0.2</text:p>
          </table:table-cell>
          <table:table-cell office:value-type="float" office:value="0.089188">
            <text:p>0.09</text:p>
          </table:table-cell>
          <table:table-cell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0.219969">
            <text:p>0.22</text:p>
          </table:table-cell>
          <table:table-cell office:value-type="float" office:value="0.197917">
            <text:p>0.2</text:p>
          </table:table-cell>
          <table:table-cell office:value-type="float" office:value="0.08994">
            <text:p>0.09</text:p>
          </table:table-cell>
          <table:table-cell/>
        </table:table-row>
        <table:table-row table:style-name="ro1">
          <table:table-cell office:value-type="float" office:value="741000">
            <text:p>741000</text:p>
          </table:table-cell>
          <table:table-cell office:value-type="float" office:value="0.218244">
            <text:p>0.22</text:p>
          </table:table-cell>
          <table:table-cell office:value-type="float" office:value="0.197715">
            <text:p>0.2</text:p>
          </table:table-cell>
          <table:table-cell office:value-type="float" office:value="0.090211">
            <text:p>0.09</text:p>
          </table:table-cell>
          <table:table-cell/>
        </table:table-row>
        <table:table-row table:style-name="ro1">
          <table:table-cell office:value-type="float" office:value="742000">
            <text:p>742000</text:p>
          </table:table-cell>
          <table:table-cell office:value-type="float" office:value="0.218408">
            <text:p>0.22</text:p>
          </table:table-cell>
          <table:table-cell office:value-type="float" office:value="0.1983">
            <text:p>0.2</text:p>
          </table:table-cell>
          <table:table-cell office:value-type="float" office:value="0.089533">
            <text:p>0.09</text:p>
          </table:table-cell>
          <table:table-cell/>
        </table:table-row>
        <table:table-row table:style-name="ro1">
          <table:table-cell office:value-type="float" office:value="743000">
            <text:p>743000</text:p>
          </table:table-cell>
          <table:table-cell office:value-type="float" office:value="0.218477">
            <text:p>0.22</text:p>
          </table:table-cell>
          <table:table-cell office:value-type="float" office:value="0.200109">
            <text:p>0.2</text:p>
          </table:table-cell>
          <table:table-cell office:value-type="float" office:value="0.090087">
            <text:p>0.09</text:p>
          </table:table-cell>
          <table:table-cell/>
        </table:table-row>
        <table:table-row table:style-name="ro1">
          <table:table-cell office:value-type="float" office:value="744000">
            <text:p>744000</text:p>
          </table:table-cell>
          <table:table-cell office:value-type="float" office:value="0.226176">
            <text:p>0.23</text:p>
          </table:table-cell>
          <table:table-cell office:value-type="float" office:value="0.198445">
            <text:p>0.2</text:p>
          </table:table-cell>
          <table:table-cell office:value-type="float" office:value="0.089964">
            <text:p>0.09</text:p>
          </table:table-cell>
          <table:table-cell/>
        </table:table-row>
        <table:table-row table:style-name="ro1">
          <table:table-cell office:value-type="float" office:value="745000">
            <text:p>745000</text:p>
          </table:table-cell>
          <table:table-cell office:value-type="float" office:value="0.219211">
            <text:p>0.22</text:p>
          </table:table-cell>
          <table:table-cell office:value-type="float" office:value="0.197923">
            <text:p>0.2</text:p>
          </table:table-cell>
          <table:table-cell office:value-type="float" office:value="0.090627">
            <text:p>0.09</text:p>
          </table:table-cell>
          <table:table-cell/>
        </table:table-row>
        <table:table-row table:style-name="ro1">
          <table:table-cell office:value-type="float" office:value="746000">
            <text:p>746000</text:p>
          </table:table-cell>
          <table:table-cell office:value-type="float" office:value="0.220242">
            <text:p>0.22</text:p>
          </table:table-cell>
          <table:table-cell office:value-type="float" office:value="0.198833">
            <text:p>0.2</text:p>
          </table:table-cell>
          <table:table-cell office:value-type="float" office:value="0.090887">
            <text:p>0.09</text:p>
          </table:table-cell>
          <table:table-cell/>
        </table:table-row>
        <table:table-row table:style-name="ro1">
          <table:table-cell office:value-type="float" office:value="747000">
            <text:p>747000</text:p>
          </table:table-cell>
          <table:table-cell office:value-type="float" office:value="0.220754">
            <text:p>0.22</text:p>
          </table:table-cell>
          <table:table-cell office:value-type="float" office:value="0.198731">
            <text:p>0.2</text:p>
          </table:table-cell>
          <table:table-cell office:value-type="float" office:value="0.090714">
            <text:p>0.09</text:p>
          </table:table-cell>
          <table:table-cell/>
        </table:table-row>
        <table:table-row table:style-name="ro1">
          <table:table-cell office:value-type="float" office:value="748000">
            <text:p>748000</text:p>
          </table:table-cell>
          <table:table-cell office:value-type="float" office:value="0.220453">
            <text:p>0.22</text:p>
          </table:table-cell>
          <table:table-cell office:value-type="float" office:value="0.199307">
            <text:p>0.2</text:p>
          </table:table-cell>
          <table:table-cell office:value-type="float" office:value="0.090656">
            <text:p>0.09</text:p>
          </table:table-cell>
          <table:table-cell/>
        </table:table-row>
        <table:table-row table:style-name="ro1">
          <table:table-cell office:value-type="float" office:value="749000">
            <text:p>749000</text:p>
          </table:table-cell>
          <table:table-cell office:value-type="float" office:value="0.221095">
            <text:p>0.22</text:p>
          </table:table-cell>
          <table:table-cell office:value-type="float" office:value="0.199333">
            <text:p>0.2</text:p>
          </table:table-cell>
          <table:table-cell office:value-type="float" office:value="0.090425">
            <text:p>0.09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0.221495">
            <text:p>0.22</text:p>
          </table:table-cell>
          <table:table-cell office:value-type="float" office:value="0.199959">
            <text:p>0.2</text:p>
          </table:table-cell>
          <table:table-cell office:value-type="float" office:value="0.090848">
            <text:p>0.09</text:p>
          </table:table-cell>
          <table:table-cell/>
        </table:table-row>
        <table:table-row table:style-name="ro1">
          <table:table-cell office:value-type="float" office:value="751000">
            <text:p>751000</text:p>
          </table:table-cell>
          <table:table-cell office:value-type="float" office:value="0.221334">
            <text:p>0.22</text:p>
          </table:table-cell>
          <table:table-cell office:value-type="float" office:value="0.199037">
            <text:p>0.2</text:p>
          </table:table-cell>
          <table:table-cell office:value-type="float" office:value="0.091005">
            <text:p>0.09</text:p>
          </table:table-cell>
          <table:table-cell/>
        </table:table-row>
        <table:table-row table:style-name="ro1">
          <table:table-cell office:value-type="float" office:value="752000">
            <text:p>752000</text:p>
          </table:table-cell>
          <table:table-cell office:value-type="float" office:value="0.222669">
            <text:p>0.22</text:p>
          </table:table-cell>
          <table:table-cell office:value-type="float" office:value="0.199062">
            <text:p>0.2</text:p>
          </table:table-cell>
          <table:table-cell office:value-type="float" office:value="0.091628">
            <text:p>0.09</text:p>
          </table:table-cell>
          <table:table-cell/>
        </table:table-row>
        <table:table-row table:style-name="ro1">
          <table:table-cell office:value-type="float" office:value="753000">
            <text:p>753000</text:p>
          </table:table-cell>
          <table:table-cell office:value-type="float" office:value="0.221134">
            <text:p>0.22</text:p>
          </table:table-cell>
          <table:table-cell office:value-type="float" office:value="0.202025">
            <text:p>0.2</text:p>
          </table:table-cell>
          <table:table-cell office:value-type="float" office:value="0.091776">
            <text:p>0.09</text:p>
          </table:table-cell>
          <table:table-cell/>
        </table:table-row>
        <table:table-row table:style-name="ro1">
          <table:table-cell office:value-type="float" office:value="754000">
            <text:p>754000</text:p>
          </table:table-cell>
          <table:table-cell office:value-type="float" office:value="0.222393">
            <text:p>0.22</text:p>
          </table:table-cell>
          <table:table-cell office:value-type="float" office:value="0.199697">
            <text:p>0.2</text:p>
          </table:table-cell>
          <table:table-cell office:value-type="float" office:value="0.091178">
            <text:p>0.09</text:p>
          </table:table-cell>
          <table:table-cell/>
        </table:table-row>
        <table:table-row table:style-name="ro1">
          <table:table-cell office:value-type="float" office:value="755000">
            <text:p>755000</text:p>
          </table:table-cell>
          <table:table-cell office:value-type="float" office:value="0.222046">
            <text:p>0.22</text:p>
          </table:table-cell>
          <table:table-cell office:value-type="float" office:value="0.199793">
            <text:p>0.2</text:p>
          </table:table-cell>
          <table:table-cell office:value-type="float" office:value="0.091411">
            <text:p>0.09</text:p>
          </table:table-cell>
          <table:table-cell/>
        </table:table-row>
        <table:table-row table:style-name="ro1">
          <table:table-cell office:value-type="float" office:value="756000">
            <text:p>756000</text:p>
          </table:table-cell>
          <table:table-cell office:value-type="float" office:value="0.223792">
            <text:p>0.22</text:p>
          </table:table-cell>
          <table:table-cell office:value-type="float" office:value="0.200433">
            <text:p>0.2</text:p>
          </table:table-cell>
          <table:table-cell office:value-type="float" office:value="0.091457">
            <text:p>0.09</text:p>
          </table:table-cell>
          <table:table-cell/>
        </table:table-row>
        <table:table-row table:style-name="ro1">
          <table:table-cell office:value-type="float" office:value="757000">
            <text:p>757000</text:p>
          </table:table-cell>
          <table:table-cell office:value-type="float" office:value="0.222904">
            <text:p>0.22</text:p>
          </table:table-cell>
          <table:table-cell office:value-type="float" office:value="0.201158">
            <text:p>0.2</text:p>
          </table:table-cell>
          <table:table-cell office:value-type="float" office:value="0.091677">
            <text:p>0.09</text:p>
          </table:table-cell>
          <table:table-cell/>
        </table:table-row>
        <table:table-row table:style-name="ro1">
          <table:table-cell office:value-type="float" office:value="758000">
            <text:p>758000</text:p>
          </table:table-cell>
          <table:table-cell office:value-type="float" office:value="0.223464">
            <text:p>0.22</text:p>
          </table:table-cell>
          <table:table-cell office:value-type="float" office:value="0.200175">
            <text:p>0.2</text:p>
          </table:table-cell>
          <table:table-cell office:value-type="float" office:value="0.092182">
            <text:p>0.09</text:p>
          </table:table-cell>
          <table:table-cell/>
        </table:table-row>
        <table:table-row table:style-name="ro1">
          <table:table-cell office:value-type="float" office:value="759000">
            <text:p>759000</text:p>
          </table:table-cell>
          <table:table-cell office:value-type="float" office:value="0.224077">
            <text:p>0.22</text:p>
          </table:table-cell>
          <table:table-cell office:value-type="float" office:value="0.200773">
            <text:p>0.2</text:p>
          </table:table-cell>
          <table:table-cell office:value-type="float" office:value="0.09181">
            <text:p>0.09</text:p>
          </table:table-cell>
          <table:table-cell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0.223618">
            <text:p>0.22</text:p>
          </table:table-cell>
          <table:table-cell office:value-type="float" office:value="0.200895">
            <text:p>0.2</text:p>
          </table:table-cell>
          <table:table-cell office:value-type="float" office:value="0.092036">
            <text:p>0.09</text:p>
          </table:table-cell>
          <table:table-cell/>
        </table:table-row>
        <table:table-row table:style-name="ro1">
          <table:table-cell office:value-type="float" office:value="761000">
            <text:p>761000</text:p>
          </table:table-cell>
          <table:table-cell office:value-type="float" office:value="0.22446">
            <text:p>0.22</text:p>
          </table:table-cell>
          <table:table-cell office:value-type="float" office:value="0.200737">
            <text:p>0.2</text:p>
          </table:table-cell>
          <table:table-cell office:value-type="float" office:value="0.092312">
            <text:p>0.09</text:p>
          </table:table-cell>
          <table:table-cell/>
        </table:table-row>
        <table:table-row table:style-name="ro1">
          <table:table-cell office:value-type="float" office:value="762000">
            <text:p>762000</text:p>
          </table:table-cell>
          <table:table-cell office:value-type="float" office:value="0.224123">
            <text:p>0.22</text:p>
          </table:table-cell>
          <table:table-cell office:value-type="float" office:value="0.200414">
            <text:p>0.2</text:p>
          </table:table-cell>
          <table:table-cell office:value-type="float" office:value="0.092642">
            <text:p>0.09</text:p>
          </table:table-cell>
          <table:table-cell/>
        </table:table-row>
        <table:table-row table:style-name="ro1">
          <table:table-cell office:value-type="float" office:value="763000">
            <text:p>763000</text:p>
          </table:table-cell>
          <table:table-cell office:value-type="float" office:value="0.224563">
            <text:p>0.22</text:p>
          </table:table-cell>
          <table:table-cell office:value-type="float" office:value="0.201552">
            <text:p>0.2</text:p>
          </table:table-cell>
          <table:table-cell office:value-type="float" office:value="0.092866">
            <text:p>0.09</text:p>
          </table:table-cell>
          <table:table-cell/>
        </table:table-row>
        <table:table-row table:style-name="ro1">
          <table:table-cell office:value-type="float" office:value="764000">
            <text:p>764000</text:p>
          </table:table-cell>
          <table:table-cell office:value-type="float" office:value="0.225349">
            <text:p>0.23</text:p>
          </table:table-cell>
          <table:table-cell office:value-type="float" office:value="0.202492">
            <text:p>0.2</text:p>
          </table:table-cell>
          <table:table-cell office:value-type="float" office:value="0.092826">
            <text:p>0.09</text:p>
          </table:table-cell>
          <table:table-cell/>
        </table:table-row>
        <table:table-row table:style-name="ro1">
          <table:table-cell office:value-type="float" office:value="765000">
            <text:p>765000</text:p>
          </table:table-cell>
          <table:table-cell office:value-type="float" office:value="0.225051">
            <text:p>0.23</text:p>
          </table:table-cell>
          <table:table-cell office:value-type="float" office:value="0.202445">
            <text:p>0.2</text:p>
          </table:table-cell>
          <table:table-cell office:value-type="float" office:value="0.093086">
            <text:p>0.09</text:p>
          </table:table-cell>
          <table:table-cell>
            <draw:frame table:end-cell-address="Sheet1.P815" table:end-x="0.3205in" table:end-y="0.1366in" draw:z-index="0" draw:style-name="gr1" svg:width="10.0579in" svg:height="8.2984in" svg:x="0.0417in" svg:y="0.0421in">
              <draw:object draw:notify-on-update-of-ranges="Sheet1.A1:Sheet1.A1 Sheet1.A2:Sheet1.A787 Sheet1.B1:Sheet1.B1 Sheet1.B2:Sheet1.B787 Sheet1.A1:Sheet1.A1 Sheet1.A2:Sheet1.A787 Sheet1.C1:Sheet1.C1 Sheet1.C2:Sheet1.C787 Sheet1.A1:Sheet1.A1 Sheet1.A2:Sheet1.A787 Sheet1.D1:Sheet1.D1 Sheet1.D2:Sheet1.D78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66000">
            <text:p>766000</text:p>
          </table:table-cell>
          <table:table-cell office:value-type="float" office:value="0.22583">
            <text:p>0.23</text:p>
          </table:table-cell>
          <table:table-cell office:value-type="float" office:value="0.201874">
            <text:p>0.2</text:p>
          </table:table-cell>
          <table:table-cell office:value-type="float" office:value="0.092671">
            <text:p>0.09</text:p>
          </table:table-cell>
          <table:table-cell/>
        </table:table-row>
        <table:table-row table:style-name="ro1">
          <table:table-cell office:value-type="float" office:value="767000">
            <text:p>767000</text:p>
          </table:table-cell>
          <table:table-cell office:value-type="float" office:value="0.225509">
            <text:p>0.23</text:p>
          </table:table-cell>
          <table:table-cell office:value-type="float" office:value="0.202045">
            <text:p>0.2</text:p>
          </table:table-cell>
          <table:table-cell office:value-type="float" office:value="0.0931">
            <text:p>0.09</text:p>
          </table:table-cell>
          <table:table-cell/>
        </table:table-row>
        <table:table-row table:style-name="ro1">
          <table:table-cell office:value-type="float" office:value="768000">
            <text:p>768000</text:p>
          </table:table-cell>
          <table:table-cell office:value-type="float" office:value="0.226878">
            <text:p>0.23</text:p>
          </table:table-cell>
          <table:table-cell office:value-type="float" office:value="0.201727">
            <text:p>0.2</text:p>
          </table:table-cell>
          <table:table-cell office:value-type="float" office:value="0.093528">
            <text:p>0.09</text:p>
          </table:table-cell>
          <table:table-cell/>
        </table:table-row>
        <table:table-row table:style-name="ro1">
          <table:table-cell office:value-type="float" office:value="769000">
            <text:p>769000</text:p>
          </table:table-cell>
          <table:table-cell office:value-type="float" office:value="0.22573">
            <text:p>0.23</text:p>
          </table:table-cell>
          <table:table-cell office:value-type="float" office:value="0.203801">
            <text:p>0.2</text:p>
          </table:table-cell>
          <table:table-cell office:value-type="float" office:value="0.093179">
            <text:p>0.09</text:p>
          </table:table-cell>
          <table:table-cell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0.226141">
            <text:p>0.23</text:p>
          </table:table-cell>
          <table:table-cell office:value-type="float" office:value="0.20231">
            <text:p>0.2</text:p>
          </table:table-cell>
          <table:table-cell office:value-type="float" office:value="0.094057">
            <text:p>0.09</text:p>
          </table:table-cell>
          <table:table-cell/>
        </table:table-row>
        <table:table-row table:style-name="ro1">
          <table:table-cell office:value-type="float" office:value="771000">
            <text:p>771000</text:p>
          </table:table-cell>
          <table:table-cell office:value-type="float" office:value="0.227188">
            <text:p>0.23</text:p>
          </table:table-cell>
          <table:table-cell office:value-type="float" office:value="0.201586">
            <text:p>0.2</text:p>
          </table:table-cell>
          <table:table-cell office:value-type="float" office:value="0.093429">
            <text:p>0.09</text:p>
          </table:table-cell>
          <table:table-cell/>
        </table:table-row>
        <table:table-row table:style-name="ro1">
          <table:table-cell office:value-type="float" office:value="772000">
            <text:p>772000</text:p>
          </table:table-cell>
          <table:table-cell office:value-type="float" office:value="0.227083">
            <text:p>0.23</text:p>
          </table:table-cell>
          <table:table-cell office:value-type="float" office:value="0.201682">
            <text:p>0.2</text:p>
          </table:table-cell>
          <table:table-cell office:value-type="float" office:value="0.093901">
            <text:p>0.09</text:p>
          </table:table-cell>
          <table:table-cell/>
        </table:table-row>
        <table:table-row table:style-name="ro1">
          <table:table-cell office:value-type="float" office:value="773000">
            <text:p>773000</text:p>
          </table:table-cell>
          <table:table-cell office:value-type="float" office:value="0.22736">
            <text:p>0.23</text:p>
          </table:table-cell>
          <table:table-cell office:value-type="float" office:value="0.201932">
            <text:p>0.2</text:p>
          </table:table-cell>
          <table:table-cell office:value-type="float" office:value="0.094202">
            <text:p>0.09</text:p>
          </table:table-cell>
          <table:table-cell/>
        </table:table-row>
        <table:table-row table:style-name="ro1">
          <table:table-cell office:value-type="float" office:value="774000">
            <text:p>774000</text:p>
          </table:table-cell>
          <table:table-cell office:value-type="float" office:value="0.227544">
            <text:p>0.23</text:p>
          </table:table-cell>
          <table:table-cell office:value-type="float" office:value="0.202225">
            <text:p>0.2</text:p>
          </table:table-cell>
          <table:table-cell office:value-type="float" office:value="0.09411">
            <text:p>0.09</text:p>
          </table:table-cell>
          <table:table-cell/>
        </table:table-row>
        <table:table-row table:style-name="ro1">
          <table:table-cell office:value-type="float" office:value="775000">
            <text:p>775000</text:p>
          </table:table-cell>
          <table:table-cell office:value-type="float" office:value="0.22761">
            <text:p>0.23</text:p>
          </table:table-cell>
          <table:table-cell office:value-type="float" office:value="0.20208">
            <text:p>0.2</text:p>
          </table:table-cell>
          <table:table-cell office:value-type="float" office:value="0.093881">
            <text:p>0.09</text:p>
          </table:table-cell>
          <table:table-cell/>
        </table:table-row>
        <table:table-row table:style-name="ro1">
          <table:table-cell office:value-type="float" office:value="776000">
            <text:p>776000</text:p>
          </table:table-cell>
          <table:table-cell office:value-type="float" office:value="0.228504">
            <text:p>0.23</text:p>
          </table:table-cell>
          <table:table-cell office:value-type="float" office:value="0.20312">
            <text:p>0.2</text:p>
          </table:table-cell>
          <table:table-cell office:value-type="float" office:value="0.094096">
            <text:p>0.09</text:p>
          </table:table-cell>
          <table:table-cell/>
        </table:table-row>
        <table:table-row table:style-name="ro1">
          <table:table-cell office:value-type="float" office:value="777000">
            <text:p>777000</text:p>
          </table:table-cell>
          <table:table-cell office:value-type="float" office:value="0.22949">
            <text:p>0.23</text:p>
          </table:table-cell>
          <table:table-cell office:value-type="float" office:value="0.202044">
            <text:p>0.2</text:p>
          </table:table-cell>
          <table:table-cell office:value-type="float" office:value="0.094414">
            <text:p>0.09</text:p>
          </table:table-cell>
          <table:table-cell/>
        </table:table-row>
        <table:table-row table:style-name="ro1">
          <table:table-cell office:value-type="float" office:value="778000">
            <text:p>778000</text:p>
          </table:table-cell>
          <table:table-cell office:value-type="float" office:value="0.22859">
            <text:p>0.23</text:p>
          </table:table-cell>
          <table:table-cell office:value-type="float" office:value="0.20302">
            <text:p>0.2</text:p>
          </table:table-cell>
          <table:table-cell office:value-type="float" office:value="0.094799">
            <text:p>0.09</text:p>
          </table:table-cell>
          <table:table-cell/>
        </table:table-row>
        <table:table-row table:style-name="ro1">
          <table:table-cell office:value-type="float" office:value="779000">
            <text:p>779000</text:p>
          </table:table-cell>
          <table:table-cell office:value-type="float" office:value="0.228434">
            <text:p>0.23</text:p>
          </table:table-cell>
          <table:table-cell office:value-type="float" office:value="0.203596">
            <text:p>0.2</text:p>
          </table:table-cell>
          <table:table-cell office:value-type="float" office:value="0.096072">
            <text:p>0.1</text:p>
          </table:table-cell>
          <table:table-cell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0.239078">
            <text:p>0.24</text:p>
          </table:table-cell>
          <table:table-cell office:value-type="float" office:value="0.20441">
            <text:p>0.2</text:p>
          </table:table-cell>
          <table:table-cell office:value-type="float" office:value="0.095352">
            <text:p>0.1</text:p>
          </table:table-cell>
          <table:table-cell/>
        </table:table-row>
        <table:table-row table:style-name="ro1">
          <table:table-cell office:value-type="float" office:value="781000">
            <text:p>781000</text:p>
          </table:table-cell>
          <table:table-cell office:value-type="float" office:value="0.230444">
            <text:p>0.23</text:p>
          </table:table-cell>
          <table:table-cell office:value-type="float" office:value="0.20351">
            <text:p>0.2</text:p>
          </table:table-cell>
          <table:table-cell office:value-type="float" office:value="0.094891">
            <text:p>0.09</text:p>
          </table:table-cell>
          <table:table-cell/>
        </table:table-row>
        <table:table-row table:style-name="ro1">
          <table:table-cell office:value-type="float" office:value="782000">
            <text:p>782000</text:p>
          </table:table-cell>
          <table:table-cell office:value-type="float" office:value="0.230224">
            <text:p>0.23</text:p>
          </table:table-cell>
          <table:table-cell office:value-type="float" office:value="0.203293">
            <text:p>0.2</text:p>
          </table:table-cell>
          <table:table-cell office:value-type="float" office:value="0.094945">
            <text:p>0.09</text:p>
          </table:table-cell>
          <table:table-cell/>
        </table:table-row>
        <table:table-row table:style-name="ro1">
          <table:table-cell office:value-type="float" office:value="783000">
            <text:p>783000</text:p>
          </table:table-cell>
          <table:table-cell office:value-type="float" office:value="0.230756">
            <text:p>0.23</text:p>
          </table:table-cell>
          <table:table-cell office:value-type="float" office:value="0.20408">
            <text:p>0.2</text:p>
          </table:table-cell>
          <table:table-cell office:value-type="float" office:value="0.104041">
            <text:p>0.1</text:p>
          </table:table-cell>
          <table:table-cell/>
        </table:table-row>
        <table:table-row table:style-name="ro1">
          <table:table-cell office:value-type="float" office:value="784000">
            <text:p>784000</text:p>
          </table:table-cell>
          <table:table-cell office:value-type="float" office:value="0.230399">
            <text:p>0.23</text:p>
          </table:table-cell>
          <table:table-cell office:value-type="float" office:value="0.203606">
            <text:p>0.2</text:p>
          </table:table-cell>
          <table:table-cell office:value-type="float" office:value="0.094946">
            <text:p>0.09</text:p>
          </table:table-cell>
          <table:table-cell/>
        </table:table-row>
        <table:table-row table:style-name="ro1">
          <table:table-cell office:value-type="float" office:value="785000">
            <text:p>785000</text:p>
          </table:table-cell>
          <table:table-cell office:value-type="float" office:value="0.23239">
            <text:p>0.23</text:p>
          </table:table-cell>
          <table:table-cell office:value-type="float" office:value="0.203406">
            <text:p>0.2</text:p>
          </table:table-cell>
          <table:table-cell office:value-type="float" office:value="0.096412">
            <text:p>0.1</text:p>
          </table:table-cell>
          <table:table-cell/>
        </table:table-row>
        <table:table-row table:style-name="ro1">
          <table:table-cell office:value-type="float" office:value="786000">
            <text:p>786000</text:p>
          </table:table-cell>
          <table:table-cell office:value-type="float" office:value="0.231509">
            <text:p>0.23</text:p>
          </table:table-cell>
          <table:table-cell office:value-type="float" office:value="0.204391">
            <text:p>0.2</text:p>
          </table:table-cell>
          <table:table-cell office:value-type="float" office:value="0.096142">
            <text:p>0.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01/24/2008</text:date>, <text:time>13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jonathan</dc:creator>
    <dc:date>2008-01-24T13:51:1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1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548cm" svg:height="21.079cm" chart:class="chart:scatter" chart:style-name="ch1">
        <chart:legend chart:legend-position="end" svg:x="22.722cm" svg:y="9.883cm" chart:style-name="ch2"/>
        <chart:plot-area chart:style-name="ch3" table:cell-range-address="Sheet1.A1:Sheet1.D787" chart:data-source-has-labels="row" svg:x="0.51cm" svg:y="0.421cm" svg:width="21.702cm" svg:height="19.8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87" chart:label-cell-address="Sheet1.B1:Sheet1.B1" chart:class="chart:scatter">
            <chart:domain table:cell-range-address="Sheet1.A2:Sheet1.A787"/>
            <chart:data-point chart:repeated="786"/>
          </chart:series>
          <chart:series chart:style-name="ch7" chart:values-cell-range-address="Sheet1.C2:Sheet1.C787" chart:label-cell-address="Sheet1.C1:Sheet1.C1" chart:class="chart:scatter">
            <chart:data-point chart:repeated="786"/>
          </chart:series>
          <chart:series chart:style-name="ch8" chart:values-cell-range-address="Sheet1.D2:Sheet1.D787" chart:label-cell-address="Sheet1.D1:Sheet1.D1" chart:class="chart:scatter">
            <chart:data-point chart:repeated="7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-R</text:p>
              </table:table-cell>
              <table:table-cell office:value-type="string">
                <text:p>MergeSort-I</text:p>
              </table:table-cell>
              <table:table-cell office:value-type="string">
                <text:p>STL Sor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000">
                <text:p>1000</text:p>
              </table:table-cell>
              <table:table-cell office:value-type="float" office:value="0.000332">
                <text:p>0.000332</text:p>
              </table:table-cell>
              <table:table-cell office:value-type="float" office:value="0.000248">
                <text:p>0.00024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0">
                <text:p>2000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53">
                <text:p>0.00053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000">
                <text:p>3000</text:p>
              </table:table-cell>
              <table:table-cell office:value-type="float" office:value="0.001057">
                <text:p>0.001057</text:p>
              </table:table-cell>
              <table:table-cell office:value-type="float" office:value="0.000821">
                <text:p>0.000821</text:p>
              </table:table-cell>
              <table:table-cell office:value-type="float" office:value="0.000425">
                <text:p>0.00042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000">
                <text:p>4000</text:p>
              </table:table-cell>
              <table:table-cell office:value-type="float" office:value="0.001429">
                <text:p>0.001429</text:p>
              </table:table-cell>
              <table:table-cell office:value-type="float" office:value="0.001132">
                <text:p>0.001132</text:p>
              </table:table-cell>
              <table:table-cell office:value-type="float" office:value="0.000563">
                <text:p>0.00056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000">
                <text:p>5000</text:p>
              </table:table-cell>
              <table:table-cell office:value-type="float" office:value="0.001817">
                <text:p>0.001817</text:p>
              </table:table-cell>
              <table:table-cell office:value-type="float" office:value="0.001434">
                <text:p>0.001434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000">
                <text:p>6000</text:p>
              </table:table-cell>
              <table:table-cell office:value-type="float" office:value="0.002236">
                <text:p>0.002236</text:p>
              </table:table-cell>
              <table:table-cell office:value-type="float" office:value="0.001765">
                <text:p>0.001765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000">
                <text:p>7000</text:p>
              </table:table-cell>
              <table:table-cell office:value-type="float" office:value="0.002657">
                <text:p>0.002657</text:p>
              </table:table-cell>
              <table:table-cell office:value-type="float" office:value="0.002293">
                <text:p>0.002293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000">
                <text:p>80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247">
                <text:p>0.00247</text:p>
              </table:table-cell>
              <table:table-cell office:value-type="float" office:value="0.001207">
                <text:p>0.00120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000">
                <text:p>9000</text:p>
              </table:table-cell>
              <table:table-cell office:value-type="float" office:value="0.003437">
                <text:p>0.003437</text:p>
              </table:table-cell>
              <table:table-cell office:value-type="float" office:value="0.002781">
                <text:p>0.002781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000">
                <text:p>10000</text:p>
              </table:table-cell>
              <table:table-cell office:value-type="float" office:value="0.003852">
                <text:p>0.003852</text:p>
              </table:table-cell>
              <table:table-cell office:value-type="float" office:value="0.003098">
                <text:p>0.003098</text:p>
              </table:table-cell>
              <table:table-cell office:value-type="float" office:value="0.001547">
                <text:p>0.00154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000">
                <text:p>11000</text:p>
              </table:table-cell>
              <table:table-cell office:value-type="float" office:value="0.004327">
                <text:p>0.004327</text:p>
              </table:table-cell>
              <table:table-cell office:value-type="float" office:value="0.00363">
                <text:p>0.00363</text:p>
              </table:table-cell>
              <table:table-cell office:value-type="float" office:value="0.001721">
                <text:p>0.001721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000">
                <text:p>12000</text:p>
              </table:table-cell>
              <table:table-cell office:value-type="float" office:value="0.004765">
                <text:p>0.004765</text:p>
              </table:table-cell>
              <table:table-cell office:value-type="float" office:value="0.003808">
                <text:p>0.003808</text:p>
              </table:table-cell>
              <table:table-cell office:value-type="float" office:value="0.001881">
                <text:p>0.00188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000">
                <text:p>13000</text:p>
              </table:table-cell>
              <table:table-cell office:value-type="float" office:value="0.005167">
                <text:p>0.005167</text:p>
              </table:table-cell>
              <table:table-cell office:value-type="float" office:value="0.004758">
                <text:p>0.004758</text:p>
              </table:table-cell>
              <table:table-cell office:value-type="float" office:value="0.001558">
                <text:p>0.001558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000">
                <text:p>140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2692">
                <text:p>0.002692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5000">
                <text:p>15000</text:p>
              </table:table-cell>
              <table:table-cell office:value-type="float" office:value="0.003277">
                <text:p>0.003277</text:p>
              </table:table-cell>
              <table:table-cell office:value-type="float" office:value="0.002769">
                <text:p>0.002769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6000">
                <text:p>16000</text:p>
              </table:table-cell>
              <table:table-cell office:value-type="float" office:value="0.003484">
                <text:p>0.003484</text:p>
              </table:table-cell>
              <table:table-cell office:value-type="float" office:value="0.002859">
                <text:p>0.002859</text:p>
              </table:table-cell>
              <table:table-cell office:value-type="float" office:value="0.001409">
                <text:p>0.001409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7000">
                <text:p>17000</text:p>
              </table:table-cell>
              <table:table-cell office:value-type="float" office:value="0.003701">
                <text:p>0.003701</text:p>
              </table:table-cell>
              <table:table-cell office:value-type="float" office:value="0.003101">
                <text:p>0.003101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000">
                <text:p>18000</text:p>
              </table:table-cell>
              <table:table-cell office:value-type="float" office:value="0.003952">
                <text:p>0.003952</text:p>
              </table:table-cell>
              <table:table-cell office:value-type="float" office:value="0.003256">
                <text:p>0.003256</text:p>
              </table:table-cell>
              <table:table-cell office:value-type="float" office:value="0.001615">
                <text:p>0.00161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000">
                <text:p>19000</text:p>
              </table:table-cell>
              <table:table-cell office:value-type="float" office:value="0.004251">
                <text:p>0.004251</text:p>
              </table:table-cell>
              <table:table-cell office:value-type="float" office:value="0.003549">
                <text:p>0.003549</text:p>
              </table:table-cell>
              <table:table-cell office:value-type="float" office:value="0.001709">
                <text:p>0.00170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00">
                <text:p>20000</text:p>
              </table:table-cell>
              <table:table-cell office:value-type="float" office:value="0.008745">
                <text:p>0.008745</text:p>
              </table:table-cell>
              <table:table-cell office:value-type="float" office:value="0.00365">
                <text:p>0.00365</text:p>
              </table:table-cell>
              <table:table-cell office:value-type="float" office:value="0.002552">
                <text:p>0.00255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000">
                <text:p>21000</text:p>
              </table:table-cell>
              <table:table-cell office:value-type="float" office:value="0.004743">
                <text:p>0.004743</text:p>
              </table:table-cell>
              <table:table-cell office:value-type="float" office:value="0.004183">
                <text:p>0.004183</text:p>
              </table:table-cell>
              <table:table-cell office:value-type="float" office:value="0.001895">
                <text:p>0.00189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2000">
                <text:p>22000</text:p>
              </table:table-cell>
              <table:table-cell office:value-type="float" office:value="0.005629">
                <text:p>0.005629</text:p>
              </table:table-cell>
              <table:table-cell office:value-type="float" office:value="0.004487">
                <text:p>0.004487</text:p>
              </table:table-cell>
              <table:table-cell office:value-type="float" office:value="0.00202">
                <text:p>0.00202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3000">
                <text:p>23000</text:p>
              </table:table-cell>
              <table:table-cell office:value-type="float" office:value="0.005216">
                <text:p>0.005216</text:p>
              </table:table-cell>
              <table:table-cell office:value-type="float" office:value="0.004361">
                <text:p>0.004361</text:p>
              </table:table-cell>
              <table:table-cell office:value-type="float" office:value="0.002107">
                <text:p>0.00210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4000">
                <text:p>24000</text:p>
              </table:table-cell>
              <table:table-cell office:value-type="float" office:value="0.005474">
                <text:p>0.005474</text:p>
              </table:table-cell>
              <table:table-cell office:value-type="float" office:value="0.004503">
                <text:p>0.004503</text:p>
              </table:table-cell>
              <table:table-cell office:value-type="float" office:value="0.002196">
                <text:p>0.00219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5000">
                <text:p>25000</text:p>
              </table:table-cell>
              <table:table-cell office:value-type="float" office:value="0.005729">
                <text:p>0.005729</text:p>
              </table:table-cell>
              <table:table-cell office:value-type="float" office:value="0.005484">
                <text:p>0.005484</text:p>
              </table:table-cell>
              <table:table-cell office:value-type="float" office:value="0.002313">
                <text:p>0.00231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6000">
                <text:p>26000</text:p>
              </table:table-cell>
              <table:table-cell office:value-type="float" office:value="0.00627">
                <text:p>0.00627</text:p>
              </table:table-cell>
              <table:table-cell office:value-type="float" office:value="0.006476">
                <text:p>0.006476</text:p>
              </table:table-cell>
              <table:table-cell office:value-type="float" office:value="0.002408">
                <text:p>0.002408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7000">
                <text:p>27000</text:p>
              </table:table-cell>
              <table:table-cell office:value-type="float" office:value="0.006892">
                <text:p>0.006892</text:p>
              </table:table-cell>
              <table:table-cell office:value-type="float" office:value="0.005653">
                <text:p>0.005653</text:p>
              </table:table-cell>
              <table:table-cell office:value-type="float" office:value="0.002505">
                <text:p>0.002505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8000">
                <text:p>28000</text:p>
              </table:table-cell>
              <table:table-cell office:value-type="float" office:value="0.007123">
                <text:p>0.007123</text:p>
              </table:table-cell>
              <table:table-cell office:value-type="float" office:value="0.006022">
                <text:p>0.006022</text:p>
              </table:table-cell>
              <table:table-cell office:value-type="float" office:value="0.002607">
                <text:p>0.00260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9000">
                <text:p>29000</text:p>
              </table:table-cell>
              <table:table-cell office:value-type="float" office:value="0.006656">
                <text:p>0.006656</text:p>
              </table:table-cell>
              <table:table-cell office:value-type="float" office:value="0.00583">
                <text:p>0.00583</text:p>
              </table:table-cell>
              <table:table-cell office:value-type="float" office:value="0.002686">
                <text:p>0.00268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0000">
                <text:p>30000</text:p>
              </table:table-cell>
              <table:table-cell office:value-type="float" office:value="0.006931">
                <text:p>0.006931</text:p>
              </table:table-cell>
              <table:table-cell office:value-type="float" office:value="0.005949">
                <text:p>0.005949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1000">
                <text:p>31000</text:p>
              </table:table-cell>
              <table:table-cell office:value-type="float" office:value="0.007137">
                <text:p>0.007137</text:p>
              </table:table-cell>
              <table:table-cell office:value-type="float" office:value="0.006104">
                <text:p>0.006104</text:p>
              </table:table-cell>
              <table:table-cell office:value-type="float" office:value="0.002925">
                <text:p>0.00292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2000">
                <text:p>32000</text:p>
              </table:table-cell>
              <table:table-cell office:value-type="float" office:value="0.007372">
                <text:p>0.007372</text:p>
              </table:table-cell>
              <table:table-cell office:value-type="float" office:value="0.006126">
                <text:p>0.006126</text:p>
              </table:table-cell>
              <table:table-cell office:value-type="float" office:value="0.003016">
                <text:p>0.003016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000">
                <text:p>33000</text:p>
              </table:table-cell>
              <table:table-cell office:value-type="float" office:value="0.007608">
                <text:p>0.007608</text:p>
              </table:table-cell>
              <table:table-cell office:value-type="float" office:value="0.006371">
                <text:p>0.006371</text:p>
              </table:table-cell>
              <table:table-cell office:value-type="float" office:value="0.003103">
                <text:p>0.00310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4000">
                <text:p>34000</text:p>
              </table:table-cell>
              <table:table-cell office:value-type="float" office:value="0.007812">
                <text:p>0.007812</text:p>
              </table:table-cell>
              <table:table-cell office:value-type="float" office:value="0.006558">
                <text:p>0.006558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5000">
                <text:p>35000</text:p>
              </table:table-cell>
              <table:table-cell office:value-type="float" office:value="0.008081">
                <text:p>0.008081</text:p>
              </table:table-cell>
              <table:table-cell office:value-type="float" office:value="0.006875">
                <text:p>0.006875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6000">
                <text:p>36000</text:p>
              </table:table-cell>
              <table:table-cell office:value-type="float" office:value="0.008387">
                <text:p>0.008387</text:p>
              </table:table-cell>
              <table:table-cell office:value-type="float" office:value="0.006971">
                <text:p>0.006971</text:p>
              </table:table-cell>
              <table:table-cell office:value-type="float" office:value="0.003422">
                <text:p>0.00342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7000">
                <text:p>37000</text:p>
              </table:table-cell>
              <table:table-cell office:value-type="float" office:value="0.008584">
                <text:p>0.008584</text:p>
              </table:table-cell>
              <table:table-cell office:value-type="float" office:value="0.007539">
                <text:p>0.007539</text:p>
              </table:table-cell>
              <table:table-cell office:value-type="float" office:value="0.00352">
                <text:p>0.0035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8000">
                <text:p>38000</text:p>
              </table:table-cell>
              <table:table-cell office:value-type="float" office:value="0.008887">
                <text:p>0.008887</text:p>
              </table:table-cell>
              <table:table-cell office:value-type="float" office:value="0.007574">
                <text:p>0.007574</text:p>
              </table:table-cell>
              <table:table-cell office:value-type="float" office:value="0.003622">
                <text:p>0.00362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9000">
                <text:p>39000</text:p>
              </table:table-cell>
              <table:table-cell office:value-type="float" office:value="0.009187">
                <text:p>0.009187</text:p>
              </table:table-cell>
              <table:table-cell office:value-type="float" office:value="0.00767">
                <text:p>0.00767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0000">
                <text:p>40000</text:p>
              </table:table-cell>
              <table:table-cell office:value-type="float" office:value="0.009476">
                <text:p>0.009476</text:p>
              </table:table-cell>
              <table:table-cell office:value-type="float" office:value="0.007775">
                <text:p>0.007775</text:p>
              </table:table-cell>
              <table:table-cell office:value-type="float" office:value="0.003839">
                <text:p>0.00383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41000">
                <text:p>41000</text:p>
              </table:table-cell>
              <table:table-cell office:value-type="float" office:value="0.009566">
                <text:p>0.009566</text:p>
              </table:table-cell>
              <table:table-cell office:value-type="float" office:value="0.008897">
                <text:p>0.008897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2000">
                <text:p>42000</text:p>
              </table:table-cell>
              <table:table-cell office:value-type="float" office:value="0.009882">
                <text:p>0.009882</text:p>
              </table:table-cell>
              <table:table-cell office:value-type="float" office:value="0.008956">
                <text:p>0.008956</text:p>
              </table:table-cell>
              <table:table-cell office:value-type="float" office:value="0.004078">
                <text:p>0.004078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3000">
                <text:p>43000</text:p>
              </table:table-cell>
              <table:table-cell office:value-type="float" office:value="0.010163">
                <text:p>0.010163</text:p>
              </table:table-cell>
              <table:table-cell office:value-type="float" office:value="0.008993">
                <text:p>0.008993</text:p>
              </table:table-cell>
              <table:table-cell office:value-type="float" office:value="0.004158">
                <text:p>0.00415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4000">
                <text:p>44000</text:p>
              </table:table-cell>
              <table:table-cell office:value-type="float" office:value="0.01046">
                <text:p>0.01046</text:p>
              </table:table-cell>
              <table:table-cell office:value-type="float" office:value="0.009092">
                <text:p>0.009092</text:p>
              </table:table-cell>
              <table:table-cell office:value-type="float" office:value="0.00426">
                <text:p>0.0042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5000">
                <text:p>45000</text:p>
              </table:table-cell>
              <table:table-cell office:value-type="float" office:value="0.010755">
                <text:p>0.010755</text:p>
              </table:table-cell>
              <table:table-cell office:value-type="float" office:value="0.009183">
                <text:p>0.009183</text:p>
              </table:table-cell>
              <table:table-cell office:value-type="float" office:value="0.004376">
                <text:p>0.00437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6000">
                <text:p>46000</text:p>
              </table:table-cell>
              <table:table-cell office:value-type="float" office:value="0.011092">
                <text:p>0.011092</text:p>
              </table:table-cell>
              <table:table-cell office:value-type="float" office:value="0.00928">
                <text:p>0.00928</text:p>
              </table:table-cell>
              <table:table-cell office:value-type="float" office:value="0.004463">
                <text:p>0.004463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7000">
                <text:p>47000</text:p>
              </table:table-cell>
              <table:table-cell office:value-type="float" office:value="0.0113">
                <text:p>0.0113</text:p>
              </table:table-cell>
              <table:table-cell office:value-type="float" office:value="0.009374">
                <text:p>0.009374</text:p>
              </table:table-cell>
              <table:table-cell office:value-type="float" office:value="0.004561">
                <text:p>0.00456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8000">
                <text:p>48000</text:p>
              </table:table-cell>
              <table:table-cell office:value-type="float" office:value="0.011547">
                <text:p>0.011547</text:p>
              </table:table-cell>
              <table:table-cell office:value-type="float" office:value="0.009493">
                <text:p>0.009493</text:p>
              </table:table-cell>
              <table:table-cell office:value-type="float" office:value="0.004679">
                <text:p>0.00467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9000">
                <text:p>49000</text:p>
              </table:table-cell>
              <table:table-cell office:value-type="float" office:value="0.011723">
                <text:p>0.011723</text:p>
              </table:table-cell>
              <table:table-cell office:value-type="float" office:value="0.009596">
                <text:p>0.009596</text:p>
              </table:table-cell>
              <table:table-cell office:value-type="float" office:value="0.004784">
                <text:p>0.004784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0000">
                <text:p>50000</text:p>
              </table:table-cell>
              <table:table-cell office:value-type="float" office:value="0.011988">
                <text:p>0.011988</text:p>
              </table:table-cell>
              <table:table-cell office:value-type="float" office:value="0.011698">
                <text:p>0.011698</text:p>
              </table:table-cell>
              <table:table-cell office:value-type="float" office:value="0.004931">
                <text:p>0.00493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51000">
                <text:p>51000</text:p>
              </table:table-cell>
              <table:table-cell office:value-type="float" office:value="0.012248">
                <text:p>0.012248</text:p>
              </table:table-cell>
              <table:table-cell office:value-type="float" office:value="0.011788">
                <text:p>0.011788</text:p>
              </table:table-cell>
              <table:table-cell office:value-type="float" office:value="0.00501">
                <text:p>0.00501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2000">
                <text:p>52000</text:p>
              </table:table-cell>
              <table:table-cell office:value-type="float" office:value="0.01253">
                <text:p>0.01253</text:p>
              </table:table-cell>
              <table:table-cell office:value-type="float" office:value="0.011979">
                <text:p>0.011979</text:p>
              </table:table-cell>
              <table:table-cell office:value-type="float" office:value="0.005107">
                <text:p>0.00510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3000">
                <text:p>53000</text:p>
              </table:table-cell>
              <table:table-cell office:value-type="float" office:value="0.012766">
                <text:p>0.012766</text:p>
              </table:table-cell>
              <table:table-cell office:value-type="float" office:value="0.012037">
                <text:p>0.012037</text:p>
              </table:table-cell>
              <table:table-cell office:value-type="float" office:value="0.005193">
                <text:p>0.005193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4000">
                <text:p>54000</text:p>
              </table:table-cell>
              <table:table-cell office:value-type="float" office:value="0.01302">
                <text:p>0.01302</text:p>
              </table:table-cell>
              <table:table-cell office:value-type="float" office:value="0.012188">
                <text:p>0.012188</text:p>
              </table:table-cell>
              <table:table-cell office:value-type="float" office:value="0.005339">
                <text:p>0.005339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5000">
                <text:p>55000</text:p>
              </table:table-cell>
              <table:table-cell office:value-type="float" office:value="0.013408">
                <text:p>0.013408</text:p>
              </table:table-cell>
              <table:table-cell office:value-type="float" office:value="0.012338">
                <text:p>0.012338</text:p>
              </table:table-cell>
              <table:table-cell office:value-type="float" office:value="0.005413">
                <text:p>0.005413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6000">
                <text:p>56000</text:p>
              </table:table-cell>
              <table:table-cell office:value-type="float" office:value="0.013662">
                <text:p>0.013662</text:p>
              </table:table-cell>
              <table:table-cell office:value-type="float" office:value="0.012275">
                <text:p>0.012275</text:p>
              </table:table-cell>
              <table:table-cell office:value-type="float" office:value="0.005533">
                <text:p>0.005533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7000">
                <text:p>57000</text:p>
              </table:table-cell>
              <table:table-cell office:value-type="float" office:value="0.013868">
                <text:p>0.013868</text:p>
              </table:table-cell>
              <table:table-cell office:value-type="float" office:value="0.012323">
                <text:p>0.012323</text:p>
              </table:table-cell>
              <table:table-cell office:value-type="float" office:value="0.005655">
                <text:p>0.00565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8000">
                <text:p>58000</text:p>
              </table:table-cell>
              <table:table-cell office:value-type="float" office:value="0.014033">
                <text:p>0.014033</text:p>
              </table:table-cell>
              <table:table-cell office:value-type="float" office:value="0.012611">
                <text:p>0.012611</text:p>
              </table:table-cell>
              <table:table-cell office:value-type="float" office:value="0.005756">
                <text:p>0.00575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9000">
                <text:p>59000</text:p>
              </table:table-cell>
              <table:table-cell office:value-type="float" office:value="0.014289">
                <text:p>0.014289</text:p>
              </table:table-cell>
              <table:table-cell office:value-type="float" office:value="0.012642">
                <text:p>0.012642</text:p>
              </table:table-cell>
              <table:table-cell office:value-type="float" office:value="0.005865">
                <text:p>0.00586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0000">
                <text:p>60000</text:p>
              </table:table-cell>
              <table:table-cell office:value-type="float" office:value="0.014805">
                <text:p>0.014805</text:p>
              </table:table-cell>
              <table:table-cell office:value-type="float" office:value="0.012765">
                <text:p>0.012765</text:p>
              </table:table-cell>
              <table:table-cell office:value-type="float" office:value="0.005952">
                <text:p>0.00595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1000">
                <text:p>61000</text:p>
              </table:table-cell>
              <table:table-cell office:value-type="float" office:value="0.014845">
                <text:p>0.014845</text:p>
              </table:table-cell>
              <table:table-cell office:value-type="float" office:value="0.012814">
                <text:p>0.012814</text:p>
              </table:table-cell>
              <table:table-cell office:value-type="float" office:value="0.006135">
                <text:p>0.006135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2000">
                <text:p>62000</text:p>
              </table:table-cell>
              <table:table-cell office:value-type="float" office:value="0.015301">
                <text:p>0.015301</text:p>
              </table:table-cell>
              <table:table-cell office:value-type="float" office:value="0.012876">
                <text:p>0.012876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3000">
                <text:p>63000</text:p>
              </table:table-cell>
              <table:table-cell office:value-type="float" office:value="0.015381">
                <text:p>0.015381</text:p>
              </table:table-cell>
              <table:table-cell office:value-type="float" office:value="0.012992">
                <text:p>0.012992</text:p>
              </table:table-cell>
              <table:table-cell office:value-type="float" office:value="0.006283">
                <text:p>0.006283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4000">
                <text:p>64000</text:p>
              </table:table-cell>
              <table:table-cell office:value-type="float" office:value="0.015719">
                <text:p>0.015719</text:p>
              </table:table-cell>
              <table:table-cell office:value-type="float" office:value="0.01311">
                <text:p>0.01311</text:p>
              </table:table-cell>
              <table:table-cell office:value-type="float" office:value="0.006403">
                <text:p>0.006403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000">
                <text:p>65000</text:p>
              </table:table-cell>
              <table:table-cell office:value-type="float" office:value="0.015983">
                <text:p>0.015983</text:p>
              </table:table-cell>
              <table:table-cell office:value-type="float" office:value="0.013112">
                <text:p>0.013112</text:p>
              </table:table-cell>
              <table:table-cell office:value-type="float" office:value="0.006491">
                <text:p>0.00649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6000">
                <text:p>66000</text:p>
              </table:table-cell>
              <table:table-cell office:value-type="float" office:value="0.016086">
                <text:p>0.016086</text:p>
              </table:table-cell>
              <table:table-cell office:value-type="float" office:value="0.013646">
                <text:p>0.013646</text:p>
              </table:table-cell>
              <table:table-cell office:value-type="float" office:value="0.006626">
                <text:p>0.006626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7000">
                <text:p>67000</text:p>
              </table:table-cell>
              <table:table-cell office:value-type="float" office:value="0.01629">
                <text:p>0.01629</text:p>
              </table:table-cell>
              <table:table-cell office:value-type="float" office:value="0.013752">
                <text:p>0.013752</text:p>
              </table:table-cell>
              <table:table-cell office:value-type="float" office:value="0.006766">
                <text:p>0.00676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8000">
                <text:p>68000</text:p>
              </table:table-cell>
              <table:table-cell office:value-type="float" office:value="0.016789">
                <text:p>0.016789</text:p>
              </table:table-cell>
              <table:table-cell office:value-type="float" office:value="0.013941">
                <text:p>0.013941</text:p>
              </table:table-cell>
              <table:table-cell office:value-type="float" office:value="0.006806">
                <text:p>0.006806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9000">
                <text:p>69000</text:p>
              </table:table-cell>
              <table:table-cell office:value-type="float" office:value="0.016915">
                <text:p>0.016915</text:p>
              </table:table-cell>
              <table:table-cell office:value-type="float" office:value="0.014233">
                <text:p>0.014233</text:p>
              </table:table-cell>
              <table:table-cell office:value-type="float" office:value="0.006954">
                <text:p>0.006954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70000">
                <text:p>70000</text:p>
              </table:table-cell>
              <table:table-cell office:value-type="float" office:value="0.017238">
                <text:p>0.017238</text:p>
              </table:table-cell>
              <table:table-cell office:value-type="float" office:value="0.014637">
                <text:p>0.014637</text:p>
              </table:table-cell>
              <table:table-cell office:value-type="float" office:value="0.007024">
                <text:p>0.007024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71000">
                <text:p>71000</text:p>
              </table:table-cell>
              <table:table-cell office:value-type="float" office:value="0.017463">
                <text:p>0.017463</text:p>
              </table:table-cell>
              <table:table-cell office:value-type="float" office:value="0.014662">
                <text:p>0.014662</text:p>
              </table:table-cell>
              <table:table-cell office:value-type="float" office:value="0.00715">
                <text:p>0.0071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72000">
                <text:p>72000</text:p>
              </table:table-cell>
              <table:table-cell office:value-type="float" office:value="0.01767">
                <text:p>0.01767</text:p>
              </table:table-cell>
              <table:table-cell office:value-type="float" office:value="0.014882">
                <text:p>0.014882</text:p>
              </table:table-cell>
              <table:table-cell office:value-type="float" office:value="0.00726">
                <text:p>0.00726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73000">
                <text:p>73000</text:p>
              </table:table-cell>
              <table:table-cell office:value-type="float" office:value="0.018086">
                <text:p>0.018086</text:p>
              </table:table-cell>
              <table:table-cell office:value-type="float" office:value="0.014844">
                <text:p>0.014844</text:p>
              </table:table-cell>
              <table:table-cell office:value-type="float" office:value="0.007379">
                <text:p>0.00737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74000">
                <text:p>74000</text:p>
              </table:table-cell>
              <table:table-cell office:value-type="float" office:value="0.018217">
                <text:p>0.018217</text:p>
              </table:table-cell>
              <table:table-cell office:value-type="float" office:value="0.015991">
                <text:p>0.015991</text:p>
              </table:table-cell>
              <table:table-cell office:value-type="float" office:value="0.007498">
                <text:p>0.007498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5000">
                <text:p>75000</text:p>
              </table:table-cell>
              <table:table-cell office:value-type="float" office:value="0.018752">
                <text:p>0.018752</text:p>
              </table:table-cell>
              <table:table-cell office:value-type="float" office:value="0.016022">
                <text:p>0.016022</text:p>
              </table:table-cell>
              <table:table-cell office:value-type="float" office:value="0.007577">
                <text:p>0.007577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6000">
                <text:p>76000</text:p>
              </table:table-cell>
              <table:table-cell office:value-type="float" office:value="0.018805">
                <text:p>0.018805</text:p>
              </table:table-cell>
              <table:table-cell office:value-type="float" office:value="0.01621">
                <text:p>0.01621</text:p>
              </table:table-cell>
              <table:table-cell office:value-type="float" office:value="0.007692">
                <text:p>0.00769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7000">
                <text:p>77000</text:p>
              </table:table-cell>
              <table:table-cell office:value-type="float" office:value="0.019242">
                <text:p>0.019242</text:p>
              </table:table-cell>
              <table:table-cell office:value-type="float" office:value="0.016214">
                <text:p>0.016214</text:p>
              </table:table-cell>
              <table:table-cell office:value-type="float" office:value="0.007828">
                <text:p>0.00782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8000">
                <text:p>78000</text:p>
              </table:table-cell>
              <table:table-cell office:value-type="float" office:value="0.019347">
                <text:p>0.019347</text:p>
              </table:table-cell>
              <table:table-cell office:value-type="float" office:value="0.016403">
                <text:p>0.016403</text:p>
              </table:table-cell>
              <table:table-cell office:value-type="float" office:value="0.008319">
                <text:p>0.008319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9000">
                <text:p>79000</text:p>
              </table:table-cell>
              <table:table-cell office:value-type="float" office:value="0.019723">
                <text:p>0.019723</text:p>
              </table:table-cell>
              <table:table-cell office:value-type="float" office:value="0.01642">
                <text:p>0.01642</text:p>
              </table:table-cell>
              <table:table-cell office:value-type="float" office:value="0.008028">
                <text:p>0.00802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80000">
                <text:p>80000</text:p>
              </table:table-cell>
              <table:table-cell office:value-type="float" office:value="0.01984">
                <text:p>0.01984</text:p>
              </table:table-cell>
              <table:table-cell office:value-type="float" office:value="0.016621">
                <text:p>0.016621</text:p>
              </table:table-cell>
              <table:table-cell office:value-type="float" office:value="0.008149">
                <text:p>0.008149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81000">
                <text:p>81000</text:p>
              </table:table-cell>
              <table:table-cell office:value-type="float" office:value="0.020233">
                <text:p>0.020233</text:p>
              </table:table-cell>
              <table:table-cell office:value-type="float" office:value="0.016804">
                <text:p>0.016804</text:p>
              </table:table-cell>
              <table:table-cell office:value-type="float" office:value="0.008283">
                <text:p>0.008283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82000">
                <text:p>82000</text:p>
              </table:table-cell>
              <table:table-cell office:value-type="float" office:value="0.020316">
                <text:p>0.020316</text:p>
              </table:table-cell>
              <table:table-cell office:value-type="float" office:value="0.018909">
                <text:p>0.018909</text:p>
              </table:table-cell>
              <table:table-cell office:value-type="float" office:value="0.008388">
                <text:p>0.00838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83000">
                <text:p>83000</text:p>
              </table:table-cell>
              <table:table-cell office:value-type="float" office:value="0.020799">
                <text:p>0.020799</text:p>
              </table:table-cell>
              <table:table-cell office:value-type="float" office:value="0.018812">
                <text:p>0.018812</text:p>
              </table:table-cell>
              <table:table-cell office:value-type="float" office:value="0.008466">
                <text:p>0.008466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84000">
                <text:p>84000</text:p>
              </table:table-cell>
              <table:table-cell office:value-type="float" office:value="0.021">
                <text:p>0.021</text:p>
              </table:table-cell>
              <table:table-cell office:value-type="float" office:value="0.019006">
                <text:p>0.019006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5000">
                <text:p>85000</text:p>
              </table:table-cell>
              <table:table-cell office:value-type="float" office:value="0.021306">
                <text:p>0.021306</text:p>
              </table:table-cell>
              <table:table-cell office:value-type="float" office:value="0.019105">
                <text:p>0.019105</text:p>
              </table:table-cell>
              <table:table-cell office:value-type="float" office:value="0.008682">
                <text:p>0.00868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6000">
                <text:p>86000</text:p>
              </table:table-cell>
              <table:table-cell office:value-type="float" office:value="0.021518">
                <text:p>0.021518</text:p>
              </table:table-cell>
              <table:table-cell office:value-type="float" office:value="0.019117">
                <text:p>0.019117</text:p>
              </table:table-cell>
              <table:table-cell office:value-type="float" office:value="0.00884">
                <text:p>0.00884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7000">
                <text:p>87000</text:p>
              </table:table-cell>
              <table:table-cell office:value-type="float" office:value="0.021915">
                <text:p>0.021915</text:p>
              </table:table-cell>
              <table:table-cell office:value-type="float" office:value="0.019294">
                <text:p>0.019294</text:p>
              </table:table-cell>
              <table:table-cell office:value-type="float" office:value="0.008891">
                <text:p>0.00889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8000">
                <text:p>88000</text:p>
              </table:table-cell>
              <table:table-cell office:value-type="float" office:value="0.022177">
                <text:p>0.022177</text:p>
              </table:table-cell>
              <table:table-cell office:value-type="float" office:value="0.019375">
                <text:p>0.019375</text:p>
              </table:table-cell>
              <table:table-cell office:value-type="float" office:value="0.009026">
                <text:p>0.009026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9000">
                <text:p>89000</text:p>
              </table:table-cell>
              <table:table-cell office:value-type="float" office:value="0.022373">
                <text:p>0.022373</text:p>
              </table:table-cell>
              <table:table-cell office:value-type="float" office:value="0.019512">
                <text:p>0.019512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90000">
                <text:p>90000</text:p>
              </table:table-cell>
              <table:table-cell office:value-type="float" office:value="0.022668">
                <text:p>0.022668</text:p>
              </table:table-cell>
              <table:table-cell office:value-type="float" office:value="0.019535">
                <text:p>0.019535</text:p>
              </table:table-cell>
              <table:table-cell office:value-type="float" office:value="0.009248">
                <text:p>0.009248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91000">
                <text:p>91000</text:p>
              </table:table-cell>
              <table:table-cell office:value-type="float" office:value="0.022926">
                <text:p>0.022926</text:p>
              </table:table-cell>
              <table:table-cell office:value-type="float" office:value="0.019711">
                <text:p>0.019711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92000">
                <text:p>92000</text:p>
              </table:table-cell>
              <table:table-cell office:value-type="float" office:value="0.023256">
                <text:p>0.023256</text:p>
              </table:table-cell>
              <table:table-cell office:value-type="float" office:value="0.019841">
                <text:p>0.019841</text:p>
              </table:table-cell>
              <table:table-cell office:value-type="float" office:value="0.00946">
                <text:p>0.00946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93000">
                <text:p>93000</text:p>
              </table:table-cell>
              <table:table-cell office:value-type="float" office:value="0.023533">
                <text:p>0.023533</text:p>
              </table:table-cell>
              <table:table-cell office:value-type="float" office:value="0.019906">
                <text:p>0.019906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94000">
                <text:p>94000</text:p>
              </table:table-cell>
              <table:table-cell office:value-type="float" office:value="0.023864">
                <text:p>0.023864</text:p>
              </table:table-cell>
              <table:table-cell office:value-type="float" office:value="0.020031">
                <text:p>0.020031</text:p>
              </table:table-cell>
              <table:table-cell office:value-type="float" office:value="0.009688">
                <text:p>0.009688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5000">
                <text:p>95000</text:p>
              </table:table-cell>
              <table:table-cell office:value-type="float" office:value="0.024154">
                <text:p>0.024154</text:p>
              </table:table-cell>
              <table:table-cell office:value-type="float" office:value="0.020118">
                <text:p>0.020118</text:p>
              </table:table-cell>
              <table:table-cell office:value-type="float" office:value="0.013958">
                <text:p>0.01395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96000">
                <text:p>96000</text:p>
              </table:table-cell>
              <table:table-cell office:value-type="float" office:value="0.02468">
                <text:p>0.02468</text:p>
              </table:table-cell>
              <table:table-cell office:value-type="float" office:value="0.020262">
                <text:p>0.020262</text:p>
              </table:table-cell>
              <table:table-cell office:value-type="float" office:value="0.009892">
                <text:p>0.009892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97000">
                <text:p>97000</text:p>
              </table:table-cell>
              <table:table-cell office:value-type="float" office:value="0.034467">
                <text:p>0.034467</text:p>
              </table:table-cell>
              <table:table-cell office:value-type="float" office:value="0.020336">
                <text:p>0.020336</text:p>
              </table:table-cell>
              <table:table-cell office:value-type="float" office:value="0.01015">
                <text:p>0.01015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98000">
                <text:p>98000</text:p>
              </table:table-cell>
              <table:table-cell office:value-type="float" office:value="0.02489">
                <text:p>0.02489</text:p>
              </table:table-cell>
              <table:table-cell office:value-type="float" office:value="0.02049">
                <text:p>0.02049</text:p>
              </table:table-cell>
              <table:table-cell office:value-type="float" office:value="0.01019">
                <text:p>0.01019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99000">
                <text:p>99000</text:p>
              </table:table-cell>
              <table:table-cell office:value-type="float" office:value="0.024973">
                <text:p>0.024973</text:p>
              </table:table-cell>
              <table:table-cell office:value-type="float" office:value="0.024905">
                <text:p>0.024905</text:p>
              </table:table-cell>
              <table:table-cell office:value-type="float" office:value="0.010275">
                <text:p>0.01027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00000">
                <text:p>100000</text:p>
              </table:table-cell>
              <table:table-cell office:value-type="float" office:value="0.025423">
                <text:p>0.025423</text:p>
              </table:table-cell>
              <table:table-cell office:value-type="float" office:value="0.024782">
                <text:p>0.024782</text:p>
              </table:table-cell>
              <table:table-cell office:value-type="float" office:value="0.01036">
                <text:p>0.01036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01000">
                <text:p>101000</text:p>
              </table:table-cell>
              <table:table-cell office:value-type="float" office:value="0.025634">
                <text:p>0.025634</text:p>
              </table:table-cell>
              <table:table-cell office:value-type="float" office:value="0.024925">
                <text:p>0.024925</text:p>
              </table:table-cell>
              <table:table-cell office:value-type="float" office:value="0.010511">
                <text:p>0.01051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02000">
                <text:p>102000</text:p>
              </table:table-cell>
              <table:table-cell office:value-type="float" office:value="0.025932">
                <text:p>0.025932</text:p>
              </table:table-cell>
              <table:table-cell office:value-type="float" office:value="0.025006">
                <text:p>0.025006</text:p>
              </table:table-cell>
              <table:table-cell office:value-type="float" office:value="0.010611">
                <text:p>0.010611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03000">
                <text:p>103000</text:p>
              </table:table-cell>
              <table:table-cell office:value-type="float" office:value="0.026286">
                <text:p>0.026286</text:p>
              </table:table-cell>
              <table:table-cell office:value-type="float" office:value="0.025134">
                <text:p>0.025134</text:p>
              </table:table-cell>
              <table:table-cell office:value-type="float" office:value="0.010699">
                <text:p>0.01069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04000">
                <text:p>104000</text:p>
              </table:table-cell>
              <table:table-cell office:value-type="float" office:value="0.02655">
                <text:p>0.02655</text:p>
              </table:table-cell>
              <table:table-cell office:value-type="float" office:value="0.025161">
                <text:p>0.025161</text:p>
              </table:table-cell>
              <table:table-cell office:value-type="float" office:value="0.010787">
                <text:p>0.010787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05000">
                <text:p>105000</text:p>
              </table:table-cell>
              <table:table-cell office:value-type="float" office:value="0.026694">
                <text:p>0.026694</text:p>
              </table:table-cell>
              <table:table-cell office:value-type="float" office:value="0.025393">
                <text:p>0.025393</text:p>
              </table:table-cell>
              <table:table-cell office:value-type="float" office:value="0.01091">
                <text:p>0.01091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06000">
                <text:p>106000</text:p>
              </table:table-cell>
              <table:table-cell office:value-type="float" office:value="0.027088">
                <text:p>0.027088</text:p>
              </table:table-cell>
              <table:table-cell office:value-type="float" office:value="0.025547">
                <text:p>0.025547</text:p>
              </table:table-cell>
              <table:table-cell office:value-type="float" office:value="0.011023">
                <text:p>0.01102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07000">
                <text:p>107000</text:p>
              </table:table-cell>
              <table:table-cell office:value-type="float" office:value="0.027329">
                <text:p>0.027329</text:p>
              </table:table-cell>
              <table:table-cell office:value-type="float" office:value="0.025535">
                <text:p>0.025535</text:p>
              </table:table-cell>
              <table:table-cell office:value-type="float" office:value="0.011157">
                <text:p>0.011157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08000">
                <text:p>108000</text:p>
              </table:table-cell>
              <table:table-cell office:value-type="float" office:value="0.027655">
                <text:p>0.027655</text:p>
              </table:table-cell>
              <table:table-cell office:value-type="float" office:value="0.025675">
                <text:p>0.025675</text:p>
              </table:table-cell>
              <table:table-cell office:value-type="float" office:value="0.011243">
                <text:p>0.011243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09000">
                <text:p>109000</text:p>
              </table:table-cell>
              <table:table-cell office:value-type="float" office:value="0.028007">
                <text:p>0.028007</text:p>
              </table:table-cell>
              <table:table-cell office:value-type="float" office:value="0.025685">
                <text:p>0.025685</text:p>
              </table:table-cell>
              <table:table-cell office:value-type="float" office:value="0.011604">
                <text:p>0.011604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10000">
                <text:p>110000</text:p>
              </table:table-cell>
              <table:table-cell office:value-type="float" office:value="0.028239">
                <text:p>0.028239</text:p>
              </table:table-cell>
              <table:table-cell office:value-type="float" office:value="0.025831">
                <text:p>0.025831</text:p>
              </table:table-cell>
              <table:table-cell office:value-type="float" office:value="0.011482">
                <text:p>0.01148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11000">
                <text:p>111000</text:p>
              </table:table-cell>
              <table:table-cell office:value-type="float" office:value="0.028707">
                <text:p>0.028707</text:p>
              </table:table-cell>
              <table:table-cell office:value-type="float" office:value="0.026014">
                <text:p>0.026014</text:p>
              </table:table-cell>
              <table:table-cell office:value-type="float" office:value="0.011576">
                <text:p>0.01157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12000">
                <text:p>112000</text:p>
              </table:table-cell>
              <table:table-cell office:value-type="float" office:value="0.028886">
                <text:p>0.028886</text:p>
              </table:table-cell>
              <table:table-cell office:value-type="float" office:value="0.026303">
                <text:p>0.026303</text:p>
              </table:table-cell>
              <table:table-cell office:value-type="float" office:value="0.011739">
                <text:p>0.01173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13000">
                <text:p>113000</text:p>
              </table:table-cell>
              <table:table-cell office:value-type="float" office:value="0.02924">
                <text:p>0.02924</text:p>
              </table:table-cell>
              <table:table-cell office:value-type="float" office:value="0.026132">
                <text:p>0.026132</text:p>
              </table:table-cell>
              <table:table-cell office:value-type="float" office:value="0.011798">
                <text:p>0.011798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14000">
                <text:p>114000</text:p>
              </table:table-cell>
              <table:table-cell office:value-type="float" office:value="0.029422">
                <text:p>0.029422</text:p>
              </table:table-cell>
              <table:table-cell office:value-type="float" office:value="0.026296">
                <text:p>0.026296</text:p>
              </table:table-cell>
              <table:table-cell office:value-type="float" office:value="0.01195">
                <text:p>0.0119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15000">
                <text:p>115000</text:p>
              </table:table-cell>
              <table:table-cell office:value-type="float" office:value="0.029438">
                <text:p>0.029438</text:p>
              </table:table-cell>
              <table:table-cell office:value-type="float" office:value="0.026385">
                <text:p>0.026385</text:p>
              </table:table-cell>
              <table:table-cell office:value-type="float" office:value="0.012016">
                <text:p>0.01201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6000">
                <text:p>116000</text:p>
              </table:table-cell>
              <table:table-cell office:value-type="float" office:value="0.029708">
                <text:p>0.029708</text:p>
              </table:table-cell>
              <table:table-cell office:value-type="float" office:value="0.026896">
                <text:p>0.026896</text:p>
              </table:table-cell>
              <table:table-cell office:value-type="float" office:value="0.012153">
                <text:p>0.012153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17000">
                <text:p>117000</text:p>
              </table:table-cell>
              <table:table-cell office:value-type="float" office:value="0.030162">
                <text:p>0.030162</text:p>
              </table:table-cell>
              <table:table-cell office:value-type="float" office:value="0.026545">
                <text:p>0.026545</text:p>
              </table:table-cell>
              <table:table-cell office:value-type="float" office:value="0.012264">
                <text:p>0.01226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18000">
                <text:p>118000</text:p>
              </table:table-cell>
              <table:table-cell office:value-type="float" office:value="0.030374">
                <text:p>0.030374</text:p>
              </table:table-cell>
              <table:table-cell office:value-type="float" office:value="0.026587">
                <text:p>0.026587</text:p>
              </table:table-cell>
              <table:table-cell office:value-type="float" office:value="0.012386">
                <text:p>0.01238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19000">
                <text:p>119000</text:p>
              </table:table-cell>
              <table:table-cell office:value-type="float" office:value="0.030526">
                <text:p>0.030526</text:p>
              </table:table-cell>
              <table:table-cell office:value-type="float" office:value="0.026742">
                <text:p>0.026742</text:p>
              </table:table-cell>
              <table:table-cell office:value-type="float" office:value="0.012479">
                <text:p>0.012479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20000">
                <text:p>120000</text:p>
              </table:table-cell>
              <table:table-cell office:value-type="float" office:value="0.030811">
                <text:p>0.030811</text:p>
              </table:table-cell>
              <table:table-cell office:value-type="float" office:value="0.02686">
                <text:p>0.02686</text:p>
              </table:table-cell>
              <table:table-cell office:value-type="float" office:value="0.01264">
                <text:p>0.01264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21000">
                <text:p>121000</text:p>
              </table:table-cell>
              <table:table-cell office:value-type="float" office:value="0.031045">
                <text:p>0.031045</text:p>
              </table:table-cell>
              <table:table-cell office:value-type="float" office:value="0.026992">
                <text:p>0.026992</text:p>
              </table:table-cell>
              <table:table-cell office:value-type="float" office:value="0.012703">
                <text:p>0.01270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22000">
                <text:p>122000</text:p>
              </table:table-cell>
              <table:table-cell office:value-type="float" office:value="0.035513">
                <text:p>0.035513</text:p>
              </table:table-cell>
              <table:table-cell office:value-type="float" office:value="0.027362">
                <text:p>0.027362</text:p>
              </table:table-cell>
              <table:table-cell office:value-type="float" office:value="0.01289">
                <text:p>0.01289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23000">
                <text:p>123000</text:p>
              </table:table-cell>
              <table:table-cell office:value-type="float" office:value="0.031607">
                <text:p>0.031607</text:p>
              </table:table-cell>
              <table:table-cell office:value-type="float" office:value="0.036743">
                <text:p>0.036743</text:p>
              </table:table-cell>
              <table:table-cell office:value-type="float" office:value="0.012968">
                <text:p>0.012968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24000">
                <text:p>124000</text:p>
              </table:table-cell>
              <table:table-cell office:value-type="float" office:value="0.031983">
                <text:p>0.031983</text:p>
              </table:table-cell>
              <table:table-cell office:value-type="float" office:value="0.027434">
                <text:p>0.027434</text:p>
              </table:table-cell>
              <table:table-cell office:value-type="float" office:value="0.013147">
                <text:p>0.013147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25000">
                <text:p>125000</text:p>
              </table:table-cell>
              <table:table-cell office:value-type="float" office:value="0.033906">
                <text:p>0.033906</text:p>
              </table:table-cell>
              <table:table-cell office:value-type="float" office:value="0.027461">
                <text:p>0.027461</text:p>
              </table:table-cell>
              <table:table-cell office:value-type="float" office:value="0.013183">
                <text:p>0.013183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26000">
                <text:p>126000</text:p>
              </table:table-cell>
              <table:table-cell office:value-type="float" office:value="0.034152">
                <text:p>0.034152</text:p>
              </table:table-cell>
              <table:table-cell office:value-type="float" office:value="0.0276">
                <text:p>0.0276</text:p>
              </table:table-cell>
              <table:table-cell office:value-type="float" office:value="0.013307">
                <text:p>0.013307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27000">
                <text:p>127000</text:p>
              </table:table-cell>
              <table:table-cell office:value-type="float" office:value="0.034065">
                <text:p>0.034065</text:p>
              </table:table-cell>
              <table:table-cell office:value-type="float" office:value="0.027674">
                <text:p>0.027674</text:p>
              </table:table-cell>
              <table:table-cell office:value-type="float" office:value="0.013469">
                <text:p>0.013469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28000">
                <text:p>128000</text:p>
              </table:table-cell>
              <table:table-cell office:value-type="float" office:value="0.034426">
                <text:p>0.034426</text:p>
              </table:table-cell>
              <table:table-cell office:value-type="float" office:value="0.027767">
                <text:p>0.027767</text:p>
              </table:table-cell>
              <table:table-cell office:value-type="float" office:value="0.01352">
                <text:p>0.0135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29000">
                <text:p>129000</text:p>
              </table:table-cell>
              <table:table-cell office:value-type="float" office:value="0.034629">
                <text:p>0.034629</text:p>
              </table:table-cell>
              <table:table-cell office:value-type="float" office:value="0.027915">
                <text:p>0.027915</text:p>
              </table:table-cell>
              <table:table-cell office:value-type="float" office:value="0.013639">
                <text:p>0.013639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30000">
                <text:p>130000</text:p>
              </table:table-cell>
              <table:table-cell office:value-type="float" office:value="0.034929">
                <text:p>0.034929</text:p>
              </table:table-cell>
              <table:table-cell office:value-type="float" office:value="0.027965">
                <text:p>0.027965</text:p>
              </table:table-cell>
              <table:table-cell office:value-type="float" office:value="0.013834">
                <text:p>0.01383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31000">
                <text:p>131000</text:p>
              </table:table-cell>
              <table:table-cell office:value-type="float" office:value="0.034929">
                <text:p>0.034929</text:p>
              </table:table-cell>
              <table:table-cell office:value-type="float" office:value="0.028111">
                <text:p>0.028111</text:p>
              </table:table-cell>
              <table:table-cell office:value-type="float" office:value="0.013911">
                <text:p>0.013911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32000">
                <text:p>132000</text:p>
              </table:table-cell>
              <table:table-cell office:value-type="float" office:value="0.035326">
                <text:p>0.035326</text:p>
              </table:table-cell>
              <table:table-cell office:value-type="float" office:value="0.02872">
                <text:p>0.02872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33000">
                <text:p>133000</text:p>
              </table:table-cell>
              <table:table-cell office:value-type="float" office:value="0.035692">
                <text:p>0.035692</text:p>
              </table:table-cell>
              <table:table-cell office:value-type="float" office:value="0.029124">
                <text:p>0.029124</text:p>
              </table:table-cell>
              <table:table-cell office:value-type="float" office:value="0.014131">
                <text:p>0.014131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34000">
                <text:p>134000</text:p>
              </table:table-cell>
              <table:table-cell office:value-type="float" office:value="0.036016">
                <text:p>0.036016</text:p>
              </table:table-cell>
              <table:table-cell office:value-type="float" office:value="0.029211">
                <text:p>0.029211</text:p>
              </table:table-cell>
              <table:table-cell office:value-type="float" office:value="0.014237">
                <text:p>0.014237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35000">
                <text:p>135000</text:p>
              </table:table-cell>
              <table:table-cell office:value-type="float" office:value="0.03616">
                <text:p>0.03616</text:p>
              </table:table-cell>
              <table:table-cell office:value-type="float" office:value="0.029264">
                <text:p>0.029264</text:p>
              </table:table-cell>
              <table:table-cell office:value-type="float" office:value="0.014307">
                <text:p>0.014307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36000">
                <text:p>136000</text:p>
              </table:table-cell>
              <table:table-cell office:value-type="float" office:value="0.036826">
                <text:p>0.036826</text:p>
              </table:table-cell>
              <table:table-cell office:value-type="float" office:value="0.02982">
                <text:p>0.02982</text:p>
              </table:table-cell>
              <table:table-cell office:value-type="float" office:value="0.01445">
                <text:p>0.01445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37000">
                <text:p>137000</text:p>
              </table:table-cell>
              <table:table-cell office:value-type="float" office:value="0.03668">
                <text:p>0.03668</text:p>
              </table:table-cell>
              <table:table-cell office:value-type="float" office:value="0.029827">
                <text:p>0.029827</text:p>
              </table:table-cell>
              <table:table-cell office:value-type="float" office:value="0.014576">
                <text:p>0.01457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38000">
                <text:p>138000</text:p>
              </table:table-cell>
              <table:table-cell office:value-type="float" office:value="0.042256">
                <text:p>0.042256</text:p>
              </table:table-cell>
              <table:table-cell office:value-type="float" office:value="0.033674">
                <text:p>0.033674</text:p>
              </table:table-cell>
              <table:table-cell office:value-type="float" office:value="0.030132">
                <text:p>0.030132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39000">
                <text:p>139000</text:p>
              </table:table-cell>
              <table:table-cell office:value-type="float" office:value="0.060248">
                <text:p>0.060248</text:p>
              </table:table-cell>
              <table:table-cell office:value-type="float" office:value="0.031033">
                <text:p>0.031033</text:p>
              </table:table-cell>
              <table:table-cell office:value-type="float" office:value="0.015026">
                <text:p>0.015026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40000">
                <text:p>140000</text:p>
              </table:table-cell>
              <table:table-cell office:value-type="float" office:value="0.042334">
                <text:p>0.042334</text:p>
              </table:table-cell>
              <table:table-cell office:value-type="float" office:value="0.032048">
                <text:p>0.032048</text:p>
              </table:table-cell>
              <table:table-cell office:value-type="float" office:value="0.015371">
                <text:p>0.015371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41000">
                <text:p>141000</text:p>
              </table:table-cell>
              <table:table-cell office:value-type="float" office:value="0.042726">
                <text:p>0.042726</text:p>
              </table:table-cell>
              <table:table-cell office:value-type="float" office:value="0.031758">
                <text:p>0.031758</text:p>
              </table:table-cell>
              <table:table-cell office:value-type="float" office:value="0.015393">
                <text:p>0.015393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42000">
                <text:p>142000</text:p>
              </table:table-cell>
              <table:table-cell office:value-type="float" office:value="0.042867">
                <text:p>0.042867</text:p>
              </table:table-cell>
              <table:table-cell office:value-type="float" office:value="0.032554">
                <text:p>0.032554</text:p>
              </table:table-cell>
              <table:table-cell office:value-type="float" office:value="0.015573">
                <text:p>0.01557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43000">
                <text:p>143000</text:p>
              </table:table-cell>
              <table:table-cell office:value-type="float" office:value="0.04527">
                <text:p>0.04527</text:p>
              </table:table-cell>
              <table:table-cell office:value-type="float" office:value="0.033201">
                <text:p>0.033201</text:p>
              </table:table-cell>
              <table:table-cell office:value-type="float" office:value="0.016773">
                <text:p>0.016773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44000">
                <text:p>144000</text:p>
              </table:table-cell>
              <table:table-cell office:value-type="float" office:value="0.044617">
                <text:p>0.044617</text:p>
              </table:table-cell>
              <table:table-cell office:value-type="float" office:value="0.033324">
                <text:p>0.033324</text:p>
              </table:table-cell>
              <table:table-cell office:value-type="float" office:value="0.015769">
                <text:p>0.015769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45000">
                <text:p>145000</text:p>
              </table:table-cell>
              <table:table-cell office:value-type="float" office:value="0.040574">
                <text:p>0.040574</text:p>
              </table:table-cell>
              <table:table-cell office:value-type="float" office:value="0.040592">
                <text:p>0.040592</text:p>
              </table:table-cell>
              <table:table-cell office:value-type="float" office:value="0.016079">
                <text:p>0.016079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46000">
                <text:p>146000</text:p>
              </table:table-cell>
              <table:table-cell office:value-type="float" office:value="0.042415">
                <text:p>0.042415</text:p>
              </table:table-cell>
              <table:table-cell office:value-type="float" office:value="0.032172">
                <text:p>0.032172</text:p>
              </table:table-cell>
              <table:table-cell office:value-type="float" office:value="0.015703">
                <text:p>0.015703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7000">
                <text:p>147000</text:p>
              </table:table-cell>
              <table:table-cell office:value-type="float" office:value="0.042555">
                <text:p>0.042555</text:p>
              </table:table-cell>
              <table:table-cell office:value-type="float" office:value="0.032302">
                <text:p>0.032302</text:p>
              </table:table-cell>
              <table:table-cell office:value-type="float" office:value="0.016615">
                <text:p>0.016615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48000">
                <text:p>148000</text:p>
              </table:table-cell>
              <table:table-cell office:value-type="float" office:value="0.042895">
                <text:p>0.042895</text:p>
              </table:table-cell>
              <table:table-cell office:value-type="float" office:value="0.034272">
                <text:p>0.034272</text:p>
              </table:table-cell>
              <table:table-cell office:value-type="float" office:value="0.016135">
                <text:p>0.016135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49000">
                <text:p>149000</text:p>
              </table:table-cell>
              <table:table-cell office:value-type="float" office:value="0.043326">
                <text:p>0.043326</text:p>
              </table:table-cell>
              <table:table-cell office:value-type="float" office:value="0.034545">
                <text:p>0.034545</text:p>
              </table:table-cell>
              <table:table-cell office:value-type="float" office:value="0.016366">
                <text:p>0.016366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50000">
                <text:p>150000</text:p>
              </table:table-cell>
              <table:table-cell office:value-type="float" office:value="0.043689">
                <text:p>0.043689</text:p>
              </table:table-cell>
              <table:table-cell office:value-type="float" office:value="0.034568">
                <text:p>0.034568</text:p>
              </table:table-cell>
              <table:table-cell office:value-type="float" office:value="0.016353">
                <text:p>0.016353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51000">
                <text:p>151000</text:p>
              </table:table-cell>
              <table:table-cell office:value-type="float" office:value="0.044018">
                <text:p>0.044018</text:p>
              </table:table-cell>
              <table:table-cell office:value-type="float" office:value="0.034814">
                <text:p>0.034814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52000">
                <text:p>152000</text:p>
              </table:table-cell>
              <table:table-cell office:value-type="float" office:value="0.044091">
                <text:p>0.044091</text:p>
              </table:table-cell>
              <table:table-cell office:value-type="float" office:value="0.034822">
                <text:p>0.034822</text:p>
              </table:table-cell>
              <table:table-cell office:value-type="float" office:value="0.016621">
                <text:p>0.01662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53000">
                <text:p>153000</text:p>
              </table:table-cell>
              <table:table-cell office:value-type="float" office:value="0.044586">
                <text:p>0.044586</text:p>
              </table:table-cell>
              <table:table-cell office:value-type="float" office:value="0.0349">
                <text:p>0.0349</text:p>
              </table:table-cell>
              <table:table-cell office:value-type="float" office:value="0.016587">
                <text:p>0.01658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54000">
                <text:p>154000</text:p>
              </table:table-cell>
              <table:table-cell office:value-type="float" office:value="0.040434">
                <text:p>0.040434</text:p>
              </table:table-cell>
              <table:table-cell office:value-type="float" office:value="0.034613">
                <text:p>0.034613</text:p>
              </table:table-cell>
              <table:table-cell office:value-type="float" office:value="0.016628">
                <text:p>0.016628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55000">
                <text:p>155000</text:p>
              </table:table-cell>
              <table:table-cell office:value-type="float" office:value="0.040661">
                <text:p>0.040661</text:p>
              </table:table-cell>
              <table:table-cell office:value-type="float" office:value="0.034795">
                <text:p>0.034795</text:p>
              </table:table-cell>
              <table:table-cell office:value-type="float" office:value="0.016644">
                <text:p>0.016644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56000">
                <text:p>156000</text:p>
              </table:table-cell>
              <table:table-cell office:value-type="float" office:value="0.0407">
                <text:p>0.0407</text:p>
              </table:table-cell>
              <table:table-cell office:value-type="float" office:value="0.034779">
                <text:p>0.034779</text:p>
              </table:table-cell>
              <table:table-cell office:value-type="float" office:value="0.016747">
                <text:p>0.016747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57000">
                <text:p>157000</text:p>
              </table:table-cell>
              <table:table-cell office:value-type="float" office:value="0.04093">
                <text:p>0.04093</text:p>
              </table:table-cell>
              <table:table-cell office:value-type="float" office:value="0.034981">
                <text:p>0.034981</text:p>
              </table:table-cell>
              <table:table-cell office:value-type="float" office:value="0.016885">
                <text:p>0.016885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58000">
                <text:p>158000</text:p>
              </table:table-cell>
              <table:table-cell office:value-type="float" office:value="0.041146">
                <text:p>0.041146</text:p>
              </table:table-cell>
              <table:table-cell office:value-type="float" office:value="0.0349">
                <text:p>0.0349</text:p>
              </table:table-cell>
              <table:table-cell office:value-type="float" office:value="0.017005">
                <text:p>0.01700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59000">
                <text:p>159000</text:p>
              </table:table-cell>
              <table:table-cell office:value-type="float" office:value="0.041477">
                <text:p>0.041477</text:p>
              </table:table-cell>
              <table:table-cell office:value-type="float" office:value="0.035061">
                <text:p>0.035061</text:p>
              </table:table-cell>
              <table:table-cell office:value-type="float" office:value="0.017141">
                <text:p>0.017141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60000">
                <text:p>160000</text:p>
              </table:table-cell>
              <table:table-cell office:value-type="float" office:value="0.041708">
                <text:p>0.041708</text:p>
              </table:table-cell>
              <table:table-cell office:value-type="float" office:value="0.035308">
                <text:p>0.035308</text:p>
              </table:table-cell>
              <table:table-cell office:value-type="float" office:value="0.017246">
                <text:p>0.017246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61000">
                <text:p>161000</text:p>
              </table:table-cell>
              <table:table-cell office:value-type="float" office:value="0.041867">
                <text:p>0.041867</text:p>
              </table:table-cell>
              <table:table-cell office:value-type="float" office:value="0.035274">
                <text:p>0.035274</text:p>
              </table:table-cell>
              <table:table-cell office:value-type="float" office:value="0.017372">
                <text:p>0.017372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62000">
                <text:p>162000</text:p>
              </table:table-cell>
              <table:table-cell office:value-type="float" office:value="0.042173">
                <text:p>0.042173</text:p>
              </table:table-cell>
              <table:table-cell office:value-type="float" office:value="0.039735">
                <text:p>0.039735</text:p>
              </table:table-cell>
              <table:table-cell office:value-type="float" office:value="0.017602">
                <text:p>0.01760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63000">
                <text:p>163000</text:p>
              </table:table-cell>
              <table:table-cell office:value-type="float" office:value="0.042261">
                <text:p>0.042261</text:p>
              </table:table-cell>
              <table:table-cell office:value-type="float" office:value="0.045368">
                <text:p>0.045368</text:p>
              </table:table-cell>
              <table:table-cell office:value-type="float" office:value="0.017592">
                <text:p>0.01759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64000">
                <text:p>164000</text:p>
              </table:table-cell>
              <table:table-cell office:value-type="float" office:value="0.042766">
                <text:p>0.042766</text:p>
              </table:table-cell>
              <table:table-cell office:value-type="float" office:value="0.040165">
                <text:p>0.040165</text:p>
              </table:table-cell>
              <table:table-cell office:value-type="float" office:value="0.017645">
                <text:p>0.017645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65000">
                <text:p>165000</text:p>
              </table:table-cell>
              <table:table-cell office:value-type="float" office:value="0.04301">
                <text:p>0.04301</text:p>
              </table:table-cell>
              <table:table-cell office:value-type="float" office:value="0.040073">
                <text:p>0.040073</text:p>
              </table:table-cell>
              <table:table-cell office:value-type="float" office:value="0.017824">
                <text:p>0.017824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66000">
                <text:p>166000</text:p>
              </table:table-cell>
              <table:table-cell office:value-type="float" office:value="0.043524">
                <text:p>0.043524</text:p>
              </table:table-cell>
              <table:table-cell office:value-type="float" office:value="0.040061">
                <text:p>0.040061</text:p>
              </table:table-cell>
              <table:table-cell office:value-type="float" office:value="0.018138">
                <text:p>0.018138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67000">
                <text:p>167000</text:p>
              </table:table-cell>
              <table:table-cell office:value-type="float" office:value="0.043841">
                <text:p>0.043841</text:p>
              </table:table-cell>
              <table:table-cell office:value-type="float" office:value="0.040322">
                <text:p>0.040322</text:p>
              </table:table-cell>
              <table:table-cell office:value-type="float" office:value="0.017991">
                <text:p>0.017991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68000">
                <text:p>168000</text:p>
              </table:table-cell>
              <table:table-cell office:value-type="float" office:value="0.044014">
                <text:p>0.044014</text:p>
              </table:table-cell>
              <table:table-cell office:value-type="float" office:value="0.04032">
                <text:p>0.04032</text:p>
              </table:table-cell>
              <table:table-cell office:value-type="float" office:value="0.018152">
                <text:p>0.018152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69000">
                <text:p>169000</text:p>
              </table:table-cell>
              <table:table-cell office:value-type="float" office:value="0.044422">
                <text:p>0.044422</text:p>
              </table:table-cell>
              <table:table-cell office:value-type="float" office:value="0.040398">
                <text:p>0.040398</text:p>
              </table:table-cell>
              <table:table-cell office:value-type="float" office:value="0.018232">
                <text:p>0.018232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70000">
                <text:p>170000</text:p>
              </table:table-cell>
              <table:table-cell office:value-type="float" office:value="0.044697">
                <text:p>0.044697</text:p>
              </table:table-cell>
              <table:table-cell office:value-type="float" office:value="0.040452">
                <text:p>0.040452</text:p>
              </table:table-cell>
              <table:table-cell office:value-type="float" office:value="0.018338">
                <text:p>0.018338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71000">
                <text:p>171000</text:p>
              </table:table-cell>
              <table:table-cell office:value-type="float" office:value="0.045129">
                <text:p>0.045129</text:p>
              </table:table-cell>
              <table:table-cell office:value-type="float" office:value="0.040807">
                <text:p>0.040807</text:p>
              </table:table-cell>
              <table:table-cell office:value-type="float" office:value="0.018464">
                <text:p>0.018464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72000">
                <text:p>172000</text:p>
              </table:table-cell>
              <table:table-cell office:value-type="float" office:value="0.045323">
                <text:p>0.045323</text:p>
              </table:table-cell>
              <table:table-cell office:value-type="float" office:value="0.0407">
                <text:p>0.0407</text:p>
              </table:table-cell>
              <table:table-cell office:value-type="float" office:value="0.018686">
                <text:p>0.018686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73000">
                <text:p>173000</text:p>
              </table:table-cell>
              <table:table-cell office:value-type="float" office:value="0.047386">
                <text:p>0.047386</text:p>
              </table:table-cell>
              <table:table-cell office:value-type="float" office:value="0.040845">
                <text:p>0.040845</text:p>
              </table:table-cell>
              <table:table-cell office:value-type="float" office:value="0.018746">
                <text:p>0.01874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74000">
                <text:p>174000</text:p>
              </table:table-cell>
              <table:table-cell office:value-type="float" office:value="0.047598">
                <text:p>0.047598</text:p>
              </table:table-cell>
              <table:table-cell office:value-type="float" office:value="0.041013">
                <text:p>0.041013</text:p>
              </table:table-cell>
              <table:table-cell office:value-type="float" office:value="0.018837">
                <text:p>0.018837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75000">
                <text:p>175000</text:p>
              </table:table-cell>
              <table:table-cell office:value-type="float" office:value="0.04773">
                <text:p>0.04773</text:p>
              </table:table-cell>
              <table:table-cell office:value-type="float" office:value="0.041363">
                <text:p>0.041363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76000">
                <text:p>176000</text:p>
              </table:table-cell>
              <table:table-cell office:value-type="float" office:value="0.047976">
                <text:p>0.047976</text:p>
              </table:table-cell>
              <table:table-cell office:value-type="float" office:value="0.041181">
                <text:p>0.041181</text:p>
              </table:table-cell>
              <table:table-cell office:value-type="float" office:value="0.019157">
                <text:p>0.019157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77000">
                <text:p>177000</text:p>
              </table:table-cell>
              <table:table-cell office:value-type="float" office:value="0.048259">
                <text:p>0.048259</text:p>
              </table:table-cell>
              <table:table-cell office:value-type="float" office:value="0.041318">
                <text:p>0.041318</text:p>
              </table:table-cell>
              <table:table-cell office:value-type="float" office:value="0.019189">
                <text:p>0.01918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78000">
                <text:p>178000</text:p>
              </table:table-cell>
              <table:table-cell office:value-type="float" office:value="0.048906">
                <text:p>0.048906</text:p>
              </table:table-cell>
              <table:table-cell office:value-type="float" office:value="0.04138">
                <text:p>0.04138</text:p>
              </table:table-cell>
              <table:table-cell office:value-type="float" office:value="0.019327">
                <text:p>0.019327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79000">
                <text:p>179000</text:p>
              </table:table-cell>
              <table:table-cell office:value-type="float" office:value="0.048856">
                <text:p>0.048856</text:p>
              </table:table-cell>
              <table:table-cell office:value-type="float" office:value="0.041521">
                <text:p>0.041521</text:p>
              </table:table-cell>
              <table:table-cell office:value-type="float" office:value="0.019448">
                <text:p>0.019448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80000">
                <text:p>180000</text:p>
              </table:table-cell>
              <table:table-cell office:value-type="float" office:value="0.053386">
                <text:p>0.053386</text:p>
              </table:table-cell>
              <table:table-cell office:value-type="float" office:value="0.042092">
                <text:p>0.042092</text:p>
              </table:table-cell>
              <table:table-cell office:value-type="float" office:value="0.01952">
                <text:p>0.01952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81000">
                <text:p>181000</text:p>
              </table:table-cell>
              <table:table-cell office:value-type="float" office:value="0.057999">
                <text:p>0.057999</text:p>
              </table:table-cell>
              <table:table-cell office:value-type="float" office:value="0.042398">
                <text:p>0.042398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82000">
                <text:p>182000</text:p>
              </table:table-cell>
              <table:table-cell office:value-type="float" office:value="0.054504">
                <text:p>0.054504</text:p>
              </table:table-cell>
              <table:table-cell office:value-type="float" office:value="0.042355">
                <text:p>0.042355</text:p>
              </table:table-cell>
              <table:table-cell office:value-type="float" office:value="0.020238">
                <text:p>0.020238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83000">
                <text:p>183000</text:p>
              </table:table-cell>
              <table:table-cell office:value-type="float" office:value="0.054803">
                <text:p>0.054803</text:p>
              </table:table-cell>
              <table:table-cell office:value-type="float" office:value="0.042663">
                <text:p>0.042663</text:p>
              </table:table-cell>
              <table:table-cell office:value-type="float" office:value="0.020127">
                <text:p>0.020127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84000">
                <text:p>184000</text:p>
              </table:table-cell>
              <table:table-cell office:value-type="float" office:value="0.05505">
                <text:p>0.05505</text:p>
              </table:table-cell>
              <table:table-cell office:value-type="float" office:value="0.042795">
                <text:p>0.042795</text:p>
              </table:table-cell>
              <table:table-cell office:value-type="float" office:value="0.020918">
                <text:p>0.020918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85000">
                <text:p>185000</text:p>
              </table:table-cell>
              <table:table-cell office:value-type="float" office:value="0.05537">
                <text:p>0.05537</text:p>
              </table:table-cell>
              <table:table-cell office:value-type="float" office:value="0.042627">
                <text:p>0.042627</text:p>
              </table:table-cell>
              <table:table-cell office:value-type="float" office:value="0.020534">
                <text:p>0.020534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86000">
                <text:p>186000</text:p>
              </table:table-cell>
              <table:table-cell office:value-type="float" office:value="0.05578">
                <text:p>0.05578</text:p>
              </table:table-cell>
              <table:table-cell office:value-type="float" office:value="0.043056">
                <text:p>0.043056</text:p>
              </table:table-cell>
              <table:table-cell office:value-type="float" office:value="0.020626">
                <text:p>0.020626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87000">
                <text:p>187000</text:p>
              </table:table-cell>
              <table:table-cell office:value-type="float" office:value="0.056068">
                <text:p>0.056068</text:p>
              </table:table-cell>
              <table:table-cell office:value-type="float" office:value="0.04308">
                <text:p>0.04308</text:p>
              </table:table-cell>
              <table:table-cell office:value-type="float" office:value="0.020982">
                <text:p>0.020982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88000">
                <text:p>188000</text:p>
              </table:table-cell>
              <table:table-cell office:value-type="float" office:value="0.056452">
                <text:p>0.056452</text:p>
              </table:table-cell>
              <table:table-cell office:value-type="float" office:value="0.043833">
                <text:p>0.043833</text:p>
              </table:table-cell>
              <table:table-cell office:value-type="float" office:value="0.02104">
                <text:p>0.02104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89000">
                <text:p>189000</text:p>
              </table:table-cell>
              <table:table-cell office:value-type="float" office:value="0.05723">
                <text:p>0.05723</text:p>
              </table:table-cell>
              <table:table-cell office:value-type="float" office:value="0.043206">
                <text:p>0.043206</text:p>
              </table:table-cell>
              <table:table-cell office:value-type="float" office:value="0.021052">
                <text:p>0.021052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90000">
                <text:p>190000</text:p>
              </table:table-cell>
              <table:table-cell office:value-type="float" office:value="0.056651">
                <text:p>0.056651</text:p>
              </table:table-cell>
              <table:table-cell office:value-type="float" office:value="0.04322">
                <text:p>0.04322</text:p>
              </table:table-cell>
              <table:table-cell office:value-type="float" office:value="0.020964">
                <text:p>0.020964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91000">
                <text:p>191000</text:p>
              </table:table-cell>
              <table:table-cell office:value-type="float" office:value="0.057196">
                <text:p>0.057196</text:p>
              </table:table-cell>
              <table:table-cell office:value-type="float" office:value="0.043383">
                <text:p>0.043383</text:p>
              </table:table-cell>
              <table:table-cell office:value-type="float" office:value="0.021208">
                <text:p>0.021208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92000">
                <text:p>192000</text:p>
              </table:table-cell>
              <table:table-cell office:value-type="float" office:value="0.057576">
                <text:p>0.057576</text:p>
              </table:table-cell>
              <table:table-cell office:value-type="float" office:value="0.043383">
                <text:p>0.043383</text:p>
              </table:table-cell>
              <table:table-cell office:value-type="float" office:value="0.021369">
                <text:p>0.02136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93000">
                <text:p>193000</text:p>
              </table:table-cell>
              <table:table-cell office:value-type="float" office:value="0.057791">
                <text:p>0.057791</text:p>
              </table:table-cell>
              <table:table-cell office:value-type="float" office:value="0.044322">
                <text:p>0.044322</text:p>
              </table:table-cell>
              <table:table-cell office:value-type="float" office:value="0.021331">
                <text:p>0.021331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94000">
                <text:p>194000</text:p>
              </table:table-cell>
              <table:table-cell office:value-type="float" office:value="0.057629">
                <text:p>0.057629</text:p>
              </table:table-cell>
              <table:table-cell office:value-type="float" office:value="0.044005">
                <text:p>0.044005</text:p>
              </table:table-cell>
              <table:table-cell office:value-type="float" office:value="0.021353">
                <text:p>0.021353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95000">
                <text:p>195000</text:p>
              </table:table-cell>
              <table:table-cell office:value-type="float" office:value="0.059667">
                <text:p>0.059667</text:p>
              </table:table-cell>
              <table:table-cell office:value-type="float" office:value="0.044409">
                <text:p>0.044409</text:p>
              </table:table-cell>
              <table:table-cell office:value-type="float" office:value="0.022596">
                <text:p>0.022596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96000">
                <text:p>196000</text:p>
              </table:table-cell>
              <table:table-cell office:value-type="float" office:value="0.058332">
                <text:p>0.058332</text:p>
              </table:table-cell>
              <table:table-cell office:value-type="float" office:value="0.044011">
                <text:p>0.044011</text:p>
              </table:table-cell>
              <table:table-cell office:value-type="float" office:value="0.021486">
                <text:p>0.021486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97000">
                <text:p>197000</text:p>
              </table:table-cell>
              <table:table-cell office:value-type="float" office:value="0.058824">
                <text:p>0.058824</text:p>
              </table:table-cell>
              <table:table-cell office:value-type="float" office:value="0.053849">
                <text:p>0.05384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98000">
                <text:p>198000</text:p>
              </table:table-cell>
              <table:table-cell office:value-type="float" office:value="0.058723">
                <text:p>0.058723</text:p>
              </table:table-cell>
              <table:table-cell office:value-type="float" office:value="0.053082">
                <text:p>0.053082</text:p>
              </table:table-cell>
              <table:table-cell office:value-type="float" office:value="0.022064">
                <text:p>0.022064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99000">
                <text:p>199000</text:p>
              </table:table-cell>
              <table:table-cell office:value-type="float" office:value="0.059442">
                <text:p>0.059442</text:p>
              </table:table-cell>
              <table:table-cell office:value-type="float" office:value="0.053595">
                <text:p>0.053595</text:p>
              </table:table-cell>
              <table:table-cell office:value-type="float" office:value="0.021895">
                <text:p>0.021895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200000">
                <text:p>200000</text:p>
              </table:table-cell>
              <table:table-cell office:value-type="float" office:value="0.059749">
                <text:p>0.059749</text:p>
              </table:table-cell>
              <table:table-cell office:value-type="float" office:value="0.053249">
                <text:p>0.053249</text:p>
              </table:table-cell>
              <table:table-cell office:value-type="float" office:value="0.022294">
                <text:p>0.022294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201000">
                <text:p>201000</text:p>
              </table:table-cell>
              <table:table-cell office:value-type="float" office:value="0.059779">
                <text:p>0.059779</text:p>
              </table:table-cell>
              <table:table-cell office:value-type="float" office:value="0.053804">
                <text:p>0.053804</text:p>
              </table:table-cell>
              <table:table-cell office:value-type="float" office:value="0.022167">
                <text:p>0.02216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202000">
                <text:p>202000</text:p>
              </table:table-cell>
              <table:table-cell office:value-type="float" office:value="0.060137">
                <text:p>0.060137</text:p>
              </table:table-cell>
              <table:table-cell office:value-type="float" office:value="0.05471">
                <text:p>0.05471</text:p>
              </table:table-cell>
              <table:table-cell office:value-type="float" office:value="0.022402">
                <text:p>0.02240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203000">
                <text:p>203000</text:p>
              </table:table-cell>
              <table:table-cell office:value-type="float" office:value="0.060777">
                <text:p>0.060777</text:p>
              </table:table-cell>
              <table:table-cell office:value-type="float" office:value="0.053646">
                <text:p>0.053646</text:p>
              </table:table-cell>
              <table:table-cell office:value-type="float" office:value="0.022551">
                <text:p>0.022551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04000">
                <text:p>204000</text:p>
              </table:table-cell>
              <table:table-cell office:value-type="float" office:value="0.060841">
                <text:p>0.060841</text:p>
              </table:table-cell>
              <table:table-cell office:value-type="float" office:value="0.053881">
                <text:p>0.053881</text:p>
              </table:table-cell>
              <table:table-cell office:value-type="float" office:value="0.022615">
                <text:p>0.022615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05000">
                <text:p>205000</text:p>
              </table:table-cell>
              <table:table-cell office:value-type="float" office:value="0.061463">
                <text:p>0.061463</text:p>
              </table:table-cell>
              <table:table-cell office:value-type="float" office:value="0.054115">
                <text:p>0.054115</text:p>
              </table:table-cell>
              <table:table-cell office:value-type="float" office:value="0.022706">
                <text:p>0.022706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06000">
                <text:p>206000</text:p>
              </table:table-cell>
              <table:table-cell office:value-type="float" office:value="0.061057">
                <text:p>0.061057</text:p>
              </table:table-cell>
              <table:table-cell office:value-type="float" office:value="0.054095">
                <text:p>0.054095</text:p>
              </table:table-cell>
              <table:table-cell office:value-type="float" office:value="0.023071">
                <text:p>0.023071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07000">
                <text:p>207000</text:p>
              </table:table-cell>
              <table:table-cell office:value-type="float" office:value="0.061479">
                <text:p>0.061479</text:p>
              </table:table-cell>
              <table:table-cell office:value-type="float" office:value="0.054098">
                <text:p>0.054098</text:p>
              </table:table-cell>
              <table:table-cell office:value-type="float" office:value="0.023153">
                <text:p>0.023153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08000">
                <text:p>208000</text:p>
              </table:table-cell>
              <table:table-cell office:value-type="float" office:value="0.062041">
                <text:p>0.062041</text:p>
              </table:table-cell>
              <table:table-cell office:value-type="float" office:value="0.054937">
                <text:p>0.054937</text:p>
              </table:table-cell>
              <table:table-cell office:value-type="float" office:value="0.02758">
                <text:p>0.02758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09000">
                <text:p>209000</text:p>
              </table:table-cell>
              <table:table-cell office:value-type="float" office:value="0.060927">
                <text:p>0.060927</text:p>
              </table:table-cell>
              <table:table-cell office:value-type="float" office:value="0.053774">
                <text:p>0.053774</text:p>
              </table:table-cell>
              <table:table-cell office:value-type="float" office:value="0.022953">
                <text:p>0.022953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10000">
                <text:p>210000</text:p>
              </table:table-cell>
              <table:table-cell office:value-type="float" office:value="0.056476">
                <text:p>0.056476</text:p>
              </table:table-cell>
              <table:table-cell office:value-type="float" office:value="0.053848">
                <text:p>0.053848</text:p>
              </table:table-cell>
              <table:table-cell office:value-type="float" office:value="0.023084">
                <text:p>0.023084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11000">
                <text:p>211000</text:p>
              </table:table-cell>
              <table:table-cell office:value-type="float" office:value="0.056516">
                <text:p>0.056516</text:p>
              </table:table-cell>
              <table:table-cell office:value-type="float" office:value="0.054057">
                <text:p>0.054057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12000">
                <text:p>212000</text:p>
              </table:table-cell>
              <table:table-cell office:value-type="float" office:value="0.056777">
                <text:p>0.056777</text:p>
              </table:table-cell>
              <table:table-cell office:value-type="float" office:value="0.054134">
                <text:p>0.054134</text:p>
              </table:table-cell>
              <table:table-cell office:value-type="float" office:value="0.02329">
                <text:p>0.02329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13000">
                <text:p>213000</text:p>
              </table:table-cell>
              <table:table-cell office:value-type="float" office:value="0.056947">
                <text:p>0.056947</text:p>
              </table:table-cell>
              <table:table-cell office:value-type="float" office:value="0.054254">
                <text:p>0.054254</text:p>
              </table:table-cell>
              <table:table-cell office:value-type="float" office:value="0.023353">
                <text:p>0.023353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214000">
                <text:p>214000</text:p>
              </table:table-cell>
              <table:table-cell office:value-type="float" office:value="0.057284">
                <text:p>0.057284</text:p>
              </table:table-cell>
              <table:table-cell office:value-type="float" office:value="0.054339">
                <text:p>0.054339</text:p>
              </table:table-cell>
              <table:table-cell office:value-type="float" office:value="0.023544">
                <text:p>0.023544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215000">
                <text:p>215000</text:p>
              </table:table-cell>
              <table:table-cell office:value-type="float" office:value="0.057805">
                <text:p>0.057805</text:p>
              </table:table-cell>
              <table:table-cell office:value-type="float" office:value="0.054412">
                <text:p>0.054412</text:p>
              </table:table-cell>
              <table:table-cell office:value-type="float" office:value="0.023667">
                <text:p>0.023667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16000">
                <text:p>216000</text:p>
              </table:table-cell>
              <table:table-cell office:value-type="float" office:value="0.057913">
                <text:p>0.057913</text:p>
              </table:table-cell>
              <table:table-cell office:value-type="float" office:value="0.054622">
                <text:p>0.054622</text:p>
              </table:table-cell>
              <table:table-cell office:value-type="float" office:value="0.023756">
                <text:p>0.023756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17000">
                <text:p>217000</text:p>
              </table:table-cell>
              <table:table-cell office:value-type="float" office:value="0.058127">
                <text:p>0.058127</text:p>
              </table:table-cell>
              <table:table-cell office:value-type="float" office:value="0.054634">
                <text:p>0.054634</text:p>
              </table:table-cell>
              <table:table-cell office:value-type="float" office:value="0.024096">
                <text:p>0.024096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18000">
                <text:p>218000</text:p>
              </table:table-cell>
              <table:table-cell office:value-type="float" office:value="0.058481">
                <text:p>0.058481</text:p>
              </table:table-cell>
              <table:table-cell office:value-type="float" office:value="0.054793">
                <text:p>0.054793</text:p>
              </table:table-cell>
              <table:table-cell office:value-type="float" office:value="0.024005">
                <text:p>0.02400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19000">
                <text:p>219000</text:p>
              </table:table-cell>
              <table:table-cell office:value-type="float" office:value="0.058896">
                <text:p>0.058896</text:p>
              </table:table-cell>
              <table:table-cell office:value-type="float" office:value="0.054981">
                <text:p>0.054981</text:p>
              </table:table-cell>
              <table:table-cell office:value-type="float" office:value="0.024156">
                <text:p>0.024156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20000">
                <text:p>220000</text:p>
              </table:table-cell>
              <table:table-cell office:value-type="float" office:value="0.059143">
                <text:p>0.059143</text:p>
              </table:table-cell>
              <table:table-cell office:value-type="float" office:value="0.055186">
                <text:p>0.055186</text:p>
              </table:table-cell>
              <table:table-cell office:value-type="float" office:value="0.024299">
                <text:p>0.02429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21000">
                <text:p>221000</text:p>
              </table:table-cell>
              <table:table-cell office:value-type="float" office:value="0.059404">
                <text:p>0.059404</text:p>
              </table:table-cell>
              <table:table-cell office:value-type="float" office:value="0.055856">
                <text:p>0.055856</text:p>
              </table:table-cell>
              <table:table-cell office:value-type="float" office:value="0.024423">
                <text:p>0.024423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22000">
                <text:p>222000</text:p>
              </table:table-cell>
              <table:table-cell office:value-type="float" office:value="0.059725">
                <text:p>0.059725</text:p>
              </table:table-cell>
              <table:table-cell office:value-type="float" office:value="0.055285">
                <text:p>0.055285</text:p>
              </table:table-cell>
              <table:table-cell office:value-type="float" office:value="0.028682">
                <text:p>0.028682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23000">
                <text:p>223000</text:p>
              </table:table-cell>
              <table:table-cell office:value-type="float" office:value="0.059891">
                <text:p>0.059891</text:p>
              </table:table-cell>
              <table:table-cell office:value-type="float" office:value="0.055558">
                <text:p>0.055558</text:p>
              </table:table-cell>
              <table:table-cell office:value-type="float" office:value="0.024615">
                <text:p>0.024615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24000">
                <text:p>224000</text:p>
              </table:table-cell>
              <table:table-cell office:value-type="float" office:value="0.060242">
                <text:p>0.060242</text:p>
              </table:table-cell>
              <table:table-cell office:value-type="float" office:value="0.055466">
                <text:p>0.055466</text:p>
              </table:table-cell>
              <table:table-cell office:value-type="float" office:value="0.024747">
                <text:p>0.024747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25000">
                <text:p>225000</text:p>
              </table:table-cell>
              <table:table-cell office:value-type="float" office:value="0.06048">
                <text:p>0.06048</text:p>
              </table:table-cell>
              <table:table-cell office:value-type="float" office:value="0.055599">
                <text:p>0.055599</text:p>
              </table:table-cell>
              <table:table-cell office:value-type="float" office:value="0.025393">
                <text:p>0.025393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26000">
                <text:p>226000</text:p>
              </table:table-cell>
              <table:table-cell office:value-type="float" office:value="0.060739">
                <text:p>0.060739</text:p>
              </table:table-cell>
              <table:table-cell office:value-type="float" office:value="0.055722">
                <text:p>0.055722</text:p>
              </table:table-cell>
              <table:table-cell office:value-type="float" office:value="0.024999">
                <text:p>0.024999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7000">
                <text:p>227000</text:p>
              </table:table-cell>
              <table:table-cell office:value-type="float" office:value="0.060871">
                <text:p>0.060871</text:p>
              </table:table-cell>
              <table:table-cell office:value-type="float" office:value="0.055852">
                <text:p>0.055852</text:p>
              </table:table-cell>
              <table:table-cell office:value-type="float" office:value="0.02502">
                <text:p>0.0250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28000">
                <text:p>228000</text:p>
              </table:table-cell>
              <table:table-cell office:value-type="float" office:value="0.061455">
                <text:p>0.061455</text:p>
              </table:table-cell>
              <table:table-cell office:value-type="float" office:value="0.05588">
                <text:p>0.05588</text:p>
              </table:table-cell>
              <table:table-cell office:value-type="float" office:value="0.02519">
                <text:p>0.02519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29000">
                <text:p>229000</text:p>
              </table:table-cell>
              <table:table-cell office:value-type="float" office:value="0.061521">
                <text:p>0.061521</text:p>
              </table:table-cell>
              <table:table-cell office:value-type="float" office:value="0.056087">
                <text:p>0.056087</text:p>
              </table:table-cell>
              <table:table-cell office:value-type="float" office:value="0.025307">
                <text:p>0.025307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30000">
                <text:p>230000</text:p>
              </table:table-cell>
              <table:table-cell office:value-type="float" office:value="0.062064">
                <text:p>0.062064</text:p>
              </table:table-cell>
              <table:table-cell office:value-type="float" office:value="0.056143">
                <text:p>0.056143</text:p>
              </table:table-cell>
              <table:table-cell office:value-type="float" office:value="0.025497">
                <text:p>0.025497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31000">
                <text:p>231000</text:p>
              </table:table-cell>
              <table:table-cell office:value-type="float" office:value="0.061906">
                <text:p>0.061906</text:p>
              </table:table-cell>
              <table:table-cell office:value-type="float" office:value="0.056287">
                <text:p>0.056287</text:p>
              </table:table-cell>
              <table:table-cell office:value-type="float" office:value="0.025642">
                <text:p>0.025642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32000">
                <text:p>232000</text:p>
              </table:table-cell>
              <table:table-cell office:value-type="float" office:value="0.062378">
                <text:p>0.062378</text:p>
              </table:table-cell>
              <table:table-cell office:value-type="float" office:value="0.056626">
                <text:p>0.056626</text:p>
              </table:table-cell>
              <table:table-cell office:value-type="float" office:value="0.025674">
                <text:p>0.025674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33000">
                <text:p>233000</text:p>
              </table:table-cell>
              <table:table-cell office:value-type="float" office:value="0.062711">
                <text:p>0.062711</text:p>
              </table:table-cell>
              <table:table-cell office:value-type="float" office:value="0.056536">
                <text:p>0.056536</text:p>
              </table:table-cell>
              <table:table-cell office:value-type="float" office:value="0.025747">
                <text:p>0.025747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34000">
                <text:p>234000</text:p>
              </table:table-cell>
              <table:table-cell office:value-type="float" office:value="0.063177">
                <text:p>0.063177</text:p>
              </table:table-cell>
              <table:table-cell office:value-type="float" office:value="0.056563">
                <text:p>0.056563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235000">
                <text:p>235000</text:p>
              </table:table-cell>
              <table:table-cell office:value-type="float" office:value="0.063188">
                <text:p>0.063188</text:p>
              </table:table-cell>
              <table:table-cell office:value-type="float" office:value="0.056769">
                <text:p>0.056769</text:p>
              </table:table-cell>
              <table:table-cell office:value-type="float" office:value="0.026124">
                <text:p>0.02612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236000">
                <text:p>236000</text:p>
              </table:table-cell>
              <table:table-cell office:value-type="float" office:value="0.063338">
                <text:p>0.063338</text:p>
              </table:table-cell>
              <table:table-cell office:value-type="float" office:value="0.056755">
                <text:p>0.056755</text:p>
              </table:table-cell>
              <table:table-cell office:value-type="float" office:value="0.026105">
                <text:p>0.026105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237000">
                <text:p>237000</text:p>
              </table:table-cell>
              <table:table-cell office:value-type="float" office:value="0.063523">
                <text:p>0.063523</text:p>
              </table:table-cell>
              <table:table-cell office:value-type="float" office:value="0.057049">
                <text:p>0.057049</text:p>
              </table:table-cell>
              <table:table-cell office:value-type="float" office:value="0.026316">
                <text:p>0.026316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238000">
                <text:p>238000</text:p>
              </table:table-cell>
              <table:table-cell office:value-type="float" office:value="0.063944">
                <text:p>0.063944</text:p>
              </table:table-cell>
              <table:table-cell office:value-type="float" office:value="0.056986">
                <text:p>0.056986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239000">
                <text:p>239000</text:p>
              </table:table-cell>
              <table:table-cell office:value-type="float" office:value="0.064235">
                <text:p>0.064235</text:p>
              </table:table-cell>
              <table:table-cell office:value-type="float" office:value="0.057146">
                <text:p>0.057146</text:p>
              </table:table-cell>
              <table:table-cell office:value-type="float" office:value="0.026582">
                <text:p>0.026582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240000">
                <text:p>240000</text:p>
              </table:table-cell>
              <table:table-cell office:value-type="float" office:value="0.064715">
                <text:p>0.064715</text:p>
              </table:table-cell>
              <table:table-cell office:value-type="float" office:value="0.057325">
                <text:p>0.057325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241000">
                <text:p>241000</text:p>
              </table:table-cell>
              <table:table-cell office:value-type="float" office:value="0.064742">
                <text:p>0.064742</text:p>
              </table:table-cell>
              <table:table-cell office:value-type="float" office:value="0.057343">
                <text:p>0.057343</text:p>
              </table:table-cell>
              <table:table-cell office:value-type="float" office:value="0.026758">
                <text:p>0.026758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242000">
                <text:p>242000</text:p>
              </table:table-cell>
              <table:table-cell office:value-type="float" office:value="0.065017">
                <text:p>0.065017</text:p>
              </table:table-cell>
              <table:table-cell office:value-type="float" office:value="0.057469">
                <text:p>0.057469</text:p>
              </table:table-cell>
              <table:table-cell office:value-type="float" office:value="0.02697">
                <text:p>0.02697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243000">
                <text:p>243000</text:p>
              </table:table-cell>
              <table:table-cell office:value-type="float" office:value="0.065455">
                <text:p>0.065455</text:p>
              </table:table-cell>
              <table:table-cell office:value-type="float" office:value="0.057808">
                <text:p>0.057808</text:p>
              </table:table-cell>
              <table:table-cell office:value-type="float" office:value="0.026991">
                <text:p>0.026991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244000">
                <text:p>244000</text:p>
              </table:table-cell>
              <table:table-cell office:value-type="float" office:value="0.065662">
                <text:p>0.065662</text:p>
              </table:table-cell>
              <table:table-cell office:value-type="float" office:value="0.057788">
                <text:p>0.057788</text:p>
              </table:table-cell>
              <table:table-cell office:value-type="float" office:value="0.027177">
                <text:p>0.027177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245000">
                <text:p>245000</text:p>
              </table:table-cell>
              <table:table-cell office:value-type="float" office:value="0.065782">
                <text:p>0.065782</text:p>
              </table:table-cell>
              <table:table-cell office:value-type="float" office:value="0.05797">
                <text:p>0.05797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246000">
                <text:p>246000</text:p>
              </table:table-cell>
              <table:table-cell office:value-type="float" office:value="0.066231">
                <text:p>0.066231</text:p>
              </table:table-cell>
              <table:table-cell office:value-type="float" office:value="0.058085">
                <text:p>0.058085</text:p>
              </table:table-cell>
              <table:table-cell office:value-type="float" office:value="0.027385">
                <text:p>0.027385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247000">
                <text:p>247000</text:p>
              </table:table-cell>
              <table:table-cell office:value-type="float" office:value="0.066293">
                <text:p>0.066293</text:p>
              </table:table-cell>
              <table:table-cell office:value-type="float" office:value="0.058121">
                <text:p>0.058121</text:p>
              </table:table-cell>
              <table:table-cell office:value-type="float" office:value="0.027577">
                <text:p>0.027577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248000">
                <text:p>248000</text:p>
              </table:table-cell>
              <table:table-cell office:value-type="float" office:value="0.066765">
                <text:p>0.066765</text:p>
              </table:table-cell>
              <table:table-cell office:value-type="float" office:value="0.058136">
                <text:p>0.058136</text:p>
              </table:table-cell>
              <table:table-cell office:value-type="float" office:value="0.027608">
                <text:p>0.027608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249000">
                <text:p>249000</text:p>
              </table:table-cell>
              <table:table-cell office:value-type="float" office:value="0.067037">
                <text:p>0.067037</text:p>
              </table:table-cell>
              <table:table-cell office:value-type="float" office:value="0.058254">
                <text:p>0.058254</text:p>
              </table:table-cell>
              <table:table-cell office:value-type="float" office:value="0.027707">
                <text:p>0.027707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250000">
                <text:p>250000</text:p>
              </table:table-cell>
              <table:table-cell office:value-type="float" office:value="0.067312">
                <text:p>0.067312</text:p>
              </table:table-cell>
              <table:table-cell office:value-type="float" office:value="0.058491">
                <text:p>0.058491</text:p>
              </table:table-cell>
              <table:table-cell office:value-type="float" office:value="0.027847">
                <text:p>0.027847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251000">
                <text:p>251000</text:p>
              </table:table-cell>
              <table:table-cell office:value-type="float" office:value="0.06767">
                <text:p>0.06767</text:p>
              </table:table-cell>
              <table:table-cell office:value-type="float" office:value="0.058457">
                <text:p>0.058457</text:p>
              </table:table-cell>
              <table:table-cell office:value-type="float" office:value="0.028163">
                <text:p>0.028163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252000">
                <text:p>252000</text:p>
              </table:table-cell>
              <table:table-cell office:value-type="float" office:value="0.06776">
                <text:p>0.06776</text:p>
              </table:table-cell>
              <table:table-cell office:value-type="float" office:value="0.059052">
                <text:p>0.059052</text:p>
              </table:table-cell>
              <table:table-cell office:value-type="float" office:value="0.028158">
                <text:p>0.028158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253000">
                <text:p>253000</text:p>
              </table:table-cell>
              <table:table-cell office:value-type="float" office:value="0.068073">
                <text:p>0.068073</text:p>
              </table:table-cell>
              <table:table-cell office:value-type="float" office:value="0.058719">
                <text:p>0.058719</text:p>
              </table:table-cell>
              <table:table-cell office:value-type="float" office:value="0.028193">
                <text:p>0.028193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254000">
                <text:p>254000</text:p>
              </table:table-cell>
              <table:table-cell office:value-type="float" office:value="0.068066">
                <text:p>0.068066</text:p>
              </table:table-cell>
              <table:table-cell office:value-type="float" office:value="0.05899">
                <text:p>0.05899</text:p>
              </table:table-cell>
              <table:table-cell office:value-type="float" office:value="0.028358">
                <text:p>0.028358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255000">
                <text:p>255000</text:p>
              </table:table-cell>
              <table:table-cell office:value-type="float" office:value="0.068806">
                <text:p>0.068806</text:p>
              </table:table-cell>
              <table:table-cell office:value-type="float" office:value="0.059487">
                <text:p>0.059487</text:p>
              </table:table-cell>
              <table:table-cell office:value-type="float" office:value="0.028455">
                <text:p>0.02845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256000">
                <text:p>256000</text:p>
              </table:table-cell>
              <table:table-cell office:value-type="float" office:value="0.068736">
                <text:p>0.068736</text:p>
              </table:table-cell>
              <table:table-cell office:value-type="float" office:value="0.059194">
                <text:p>0.059194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257000">
                <text:p>257000</text:p>
              </table:table-cell>
              <table:table-cell office:value-type="float" office:value="0.068872">
                <text:p>0.068872</text:p>
              </table:table-cell>
              <table:table-cell office:value-type="float" office:value="0.059449">
                <text:p>0.059449</text:p>
              </table:table-cell>
              <table:table-cell office:value-type="float" office:value="0.028673">
                <text:p>0.028673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258000">
                <text:p>258000</text:p>
              </table:table-cell>
              <table:table-cell office:value-type="float" office:value="0.069315">
                <text:p>0.069315</text:p>
              </table:table-cell>
              <table:table-cell office:value-type="float" office:value="0.059367">
                <text:p>0.059367</text:p>
              </table:table-cell>
              <table:table-cell office:value-type="float" office:value="0.028826">
                <text:p>0.028826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259000">
                <text:p>259000</text:p>
              </table:table-cell>
              <table:table-cell office:value-type="float" office:value="0.069526">
                <text:p>0.069526</text:p>
              </table:table-cell>
              <table:table-cell office:value-type="float" office:value="0.059381">
                <text:p>0.059381</text:p>
              </table:table-cell>
              <table:table-cell office:value-type="float" office:value="0.02894">
                <text:p>0.02894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260000">
                <text:p>260000</text:p>
              </table:table-cell>
              <table:table-cell office:value-type="float" office:value="0.069668">
                <text:p>0.069668</text:p>
              </table:table-cell>
              <table:table-cell office:value-type="float" office:value="0.059517">
                <text:p>0.059517</text:p>
              </table:table-cell>
              <table:table-cell office:value-type="float" office:value="0.029359">
                <text:p>0.029359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261000">
                <text:p>261000</text:p>
              </table:table-cell>
              <table:table-cell office:value-type="float" office:value="0.069925">
                <text:p>0.069925</text:p>
              </table:table-cell>
              <table:table-cell office:value-type="float" office:value="0.060261">
                <text:p>0.060261</text:p>
              </table:table-cell>
              <table:table-cell office:value-type="float" office:value="0.029128">
                <text:p>0.029128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262000">
                <text:p>262000</text:p>
              </table:table-cell>
              <table:table-cell office:value-type="float" office:value="0.07016">
                <text:p>0.07016</text:p>
              </table:table-cell>
              <table:table-cell office:value-type="float" office:value="0.059931">
                <text:p>0.059931</text:p>
              </table:table-cell>
              <table:table-cell office:value-type="float" office:value="0.029242">
                <text:p>0.029242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263000">
                <text:p>263000</text:p>
              </table:table-cell>
              <table:table-cell office:value-type="float" office:value="0.070798">
                <text:p>0.070798</text:p>
              </table:table-cell>
              <table:table-cell office:value-type="float" office:value="0.061597">
                <text:p>0.061597</text:p>
              </table:table-cell>
              <table:table-cell office:value-type="float" office:value="0.02934">
                <text:p>0.02934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264000">
                <text:p>264000</text:p>
              </table:table-cell>
              <table:table-cell office:value-type="float" office:value="0.070513">
                <text:p>0.070513</text:p>
              </table:table-cell>
              <table:table-cell office:value-type="float" office:value="0.061638">
                <text:p>0.061638</text:p>
              </table:table-cell>
              <table:table-cell office:value-type="float" office:value="0.029511">
                <text:p>0.029511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265000">
                <text:p>265000</text:p>
              </table:table-cell>
              <table:table-cell office:value-type="float" office:value="0.071077">
                <text:p>0.071077</text:p>
              </table:table-cell>
              <table:table-cell office:value-type="float" office:value="0.062041">
                <text:p>0.062041</text:p>
              </table:table-cell>
              <table:table-cell office:value-type="float" office:value="0.029769">
                <text:p>0.029769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266000">
                <text:p>266000</text:p>
              </table:table-cell>
              <table:table-cell office:value-type="float" office:value="0.07202">
                <text:p>0.07202</text:p>
              </table:table-cell>
              <table:table-cell office:value-type="float" office:value="0.062164">
                <text:p>0.062164</text:p>
              </table:table-cell>
              <table:table-cell office:value-type="float" office:value="0.029888">
                <text:p>0.029888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267000">
                <text:p>267000</text:p>
              </table:table-cell>
              <table:table-cell office:value-type="float" office:value="0.07169">
                <text:p>0.07169</text:p>
              </table:table-cell>
              <table:table-cell office:value-type="float" office:value="0.063004">
                <text:p>0.063004</text:p>
              </table:table-cell>
              <table:table-cell office:value-type="float" office:value="0.029792">
                <text:p>0.029792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268000">
                <text:p>268000</text:p>
              </table:table-cell>
              <table:table-cell office:value-type="float" office:value="0.071867">
                <text:p>0.071867</text:p>
              </table:table-cell>
              <table:table-cell office:value-type="float" office:value="0.063712">
                <text:p>0.063712</text:p>
              </table:table-cell>
              <table:table-cell office:value-type="float" office:value="0.030047">
                <text:p>0.030047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269000">
                <text:p>269000</text:p>
              </table:table-cell>
              <table:table-cell office:value-type="float" office:value="0.072223">
                <text:p>0.072223</text:p>
              </table:table-cell>
              <table:table-cell office:value-type="float" office:value="0.062941">
                <text:p>0.062941</text:p>
              </table:table-cell>
              <table:table-cell office:value-type="float" office:value="0.030193">
                <text:p>0.030193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270000">
                <text:p>270000</text:p>
              </table:table-cell>
              <table:table-cell office:value-type="float" office:value="0.072495">
                <text:p>0.072495</text:p>
              </table:table-cell>
              <table:table-cell office:value-type="float" office:value="0.063036">
                <text:p>0.063036</text:p>
              </table:table-cell>
              <table:table-cell office:value-type="float" office:value="0.030211">
                <text:p>0.030211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271000">
                <text:p>271000</text:p>
              </table:table-cell>
              <table:table-cell office:value-type="float" office:value="0.072758">
                <text:p>0.072758</text:p>
              </table:table-cell>
              <table:table-cell office:value-type="float" office:value="0.064171">
                <text:p>0.064171</text:p>
              </table:table-cell>
              <table:table-cell office:value-type="float" office:value="0.030492">
                <text:p>0.030492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272000">
                <text:p>272000</text:p>
              </table:table-cell>
              <table:table-cell office:value-type="float" office:value="0.073035">
                <text:p>0.073035</text:p>
              </table:table-cell>
              <table:table-cell office:value-type="float" office:value="0.064181">
                <text:p>0.064181</text:p>
              </table:table-cell>
              <table:table-cell office:value-type="float" office:value="0.030407">
                <text:p>0.03040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273000">
                <text:p>273000</text:p>
              </table:table-cell>
              <table:table-cell office:value-type="float" office:value="0.073337">
                <text:p>0.073337</text:p>
              </table:table-cell>
              <table:table-cell office:value-type="float" office:value="0.065376">
                <text:p>0.065376</text:p>
              </table:table-cell>
              <table:table-cell office:value-type="float" office:value="0.030667">
                <text:p>0.030667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274000">
                <text:p>274000</text:p>
              </table:table-cell>
              <table:table-cell office:value-type="float" office:value="0.073533">
                <text:p>0.073533</text:p>
              </table:table-cell>
              <table:table-cell office:value-type="float" office:value="0.064395">
                <text:p>0.064395</text:p>
              </table:table-cell>
              <table:table-cell office:value-type="float" office:value="0.030709">
                <text:p>0.030709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275000">
                <text:p>275000</text:p>
              </table:table-cell>
              <table:table-cell office:value-type="float" office:value="0.073828">
                <text:p>0.073828</text:p>
              </table:table-cell>
              <table:table-cell office:value-type="float" office:value="0.064512">
                <text:p>0.064512</text:p>
              </table:table-cell>
              <table:table-cell office:value-type="float" office:value="0.030826">
                <text:p>0.030826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276000">
                <text:p>276000</text:p>
              </table:table-cell>
              <table:table-cell office:value-type="float" office:value="0.074169">
                <text:p>0.074169</text:p>
              </table:table-cell>
              <table:table-cell office:value-type="float" office:value="0.064703">
                <text:p>0.064703</text:p>
              </table:table-cell>
              <table:table-cell office:value-type="float" office:value="0.030957">
                <text:p>0.030957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77000">
                <text:p>277000</text:p>
              </table:table-cell>
              <table:table-cell office:value-type="float" office:value="0.074176">
                <text:p>0.074176</text:p>
              </table:table-cell>
              <table:table-cell office:value-type="float" office:value="0.065509">
                <text:p>0.065509</text:p>
              </table:table-cell>
              <table:table-cell office:value-type="float" office:value="0.031113">
                <text:p>0.031113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78000">
                <text:p>278000</text:p>
              </table:table-cell>
              <table:table-cell office:value-type="float" office:value="0.074719">
                <text:p>0.074719</text:p>
              </table:table-cell>
              <table:table-cell office:value-type="float" office:value="0.064804">
                <text:p>0.064804</text:p>
              </table:table-cell>
              <table:table-cell office:value-type="float" office:value="0.031164">
                <text:p>0.031164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279000">
                <text:p>279000</text:p>
              </table:table-cell>
              <table:table-cell office:value-type="float" office:value="0.077335">
                <text:p>0.077335</text:p>
              </table:table-cell>
              <table:table-cell office:value-type="float" office:value="0.067326">
                <text:p>0.067326</text:p>
              </table:table-cell>
              <table:table-cell office:value-type="float" office:value="0.031378">
                <text:p>0.031378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280000">
                <text:p>280000</text:p>
              </table:table-cell>
              <table:table-cell office:value-type="float" office:value="0.077454">
                <text:p>0.077454</text:p>
              </table:table-cell>
              <table:table-cell office:value-type="float" office:value="0.06708">
                <text:p>0.06708</text:p>
              </table:table-cell>
              <table:table-cell office:value-type="float" office:value="0.031541">
                <text:p>0.031541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281000">
                <text:p>281000</text:p>
              </table:table-cell>
              <table:table-cell office:value-type="float" office:value="0.077535">
                <text:p>0.077535</text:p>
              </table:table-cell>
              <table:table-cell office:value-type="float" office:value="0.067269">
                <text:p>0.067269</text:p>
              </table:table-cell>
              <table:table-cell office:value-type="float" office:value="0.031597">
                <text:p>0.031597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282000">
                <text:p>282000</text:p>
              </table:table-cell>
              <table:table-cell office:value-type="float" office:value="0.077751">
                <text:p>0.077751</text:p>
              </table:table-cell>
              <table:table-cell office:value-type="float" office:value="0.067314">
                <text:p>0.067314</text:p>
              </table:table-cell>
              <table:table-cell office:value-type="float" office:value="0.031758">
                <text:p>0.031758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283000">
                <text:p>283000</text:p>
              </table:table-cell>
              <table:table-cell office:value-type="float" office:value="0.078278">
                <text:p>0.078278</text:p>
              </table:table-cell>
              <table:table-cell office:value-type="float" office:value="0.067351">
                <text:p>0.067351</text:p>
              </table:table-cell>
              <table:table-cell office:value-type="float" office:value="0.031922">
                <text:p>0.031922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284000">
                <text:p>284000</text:p>
              </table:table-cell>
              <table:table-cell office:value-type="float" office:value="0.078116">
                <text:p>0.078116</text:p>
              </table:table-cell>
              <table:table-cell office:value-type="float" office:value="0.067347">
                <text:p>0.067347</text:p>
              </table:table-cell>
              <table:table-cell office:value-type="float" office:value="0.032177">
                <text:p>0.032177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285000">
                <text:p>285000</text:p>
              </table:table-cell>
              <table:table-cell office:value-type="float" office:value="0.078819">
                <text:p>0.078819</text:p>
              </table:table-cell>
              <table:table-cell office:value-type="float" office:value="0.068105">
                <text:p>0.068105</text:p>
              </table:table-cell>
              <table:table-cell office:value-type="float" office:value="0.032061">
                <text:p>0.03206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286000">
                <text:p>286000</text:p>
              </table:table-cell>
              <table:table-cell office:value-type="float" office:value="0.079172">
                <text:p>0.079172</text:p>
              </table:table-cell>
              <table:table-cell office:value-type="float" office:value="0.067862">
                <text:p>0.067862</text:p>
              </table:table-cell>
              <table:table-cell office:value-type="float" office:value="0.032186">
                <text:p>0.032186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287000">
                <text:p>287000</text:p>
              </table:table-cell>
              <table:table-cell office:value-type="float" office:value="0.078314">
                <text:p>0.078314</text:p>
              </table:table-cell>
              <table:table-cell office:value-type="float" office:value="0.0679">
                <text:p>0.0679</text:p>
              </table:table-cell>
              <table:table-cell office:value-type="float" office:value="0.032273">
                <text:p>0.032273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288000">
                <text:p>288000</text:p>
              </table:table-cell>
              <table:table-cell office:value-type="float" office:value="0.079664">
                <text:p>0.079664</text:p>
              </table:table-cell>
              <table:table-cell office:value-type="float" office:value="0.072151">
                <text:p>0.072151</text:p>
              </table:table-cell>
              <table:table-cell office:value-type="float" office:value="0.03265">
                <text:p>0.0326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289000">
                <text:p>289000</text:p>
              </table:table-cell>
              <table:table-cell office:value-type="float" office:value="0.094066">
                <text:p>0.094066</text:p>
              </table:table-cell>
              <table:table-cell office:value-type="float" office:value="0.071628">
                <text:p>0.071628</text:p>
              </table:table-cell>
              <table:table-cell office:value-type="float" office:value="0.033902">
                <text:p>0.033902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290000">
                <text:p>290000</text:p>
              </table:table-cell>
              <table:table-cell office:value-type="float" office:value="0.090032">
                <text:p>0.090032</text:p>
              </table:table-cell>
              <table:table-cell office:value-type="float" office:value="0.071985">
                <text:p>0.071985</text:p>
              </table:table-cell>
              <table:table-cell office:value-type="float" office:value="0.034782">
                <text:p>0.034782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291000">
                <text:p>291000</text:p>
              </table:table-cell>
              <table:table-cell office:value-type="float" office:value="0.087946">
                <text:p>0.087946</text:p>
              </table:table-cell>
              <table:table-cell office:value-type="float" office:value="0.076501">
                <text:p>0.076501</text:p>
              </table:table-cell>
              <table:table-cell office:value-type="float" office:value="0.034622">
                <text:p>0.034622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292000">
                <text:p>292000</text:p>
              </table:table-cell>
              <table:table-cell office:value-type="float" office:value="0.090455">
                <text:p>0.090455</text:p>
              </table:table-cell>
              <table:table-cell office:value-type="float" office:value="0.072806">
                <text:p>0.072806</text:p>
              </table:table-cell>
              <table:table-cell office:value-type="float" office:value="0.037374">
                <text:p>0.037374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293000">
                <text:p>293000</text:p>
              </table:table-cell>
              <table:table-cell office:value-type="float" office:value="0.096296">
                <text:p>0.096296</text:p>
              </table:table-cell>
              <table:table-cell office:value-type="float" office:value="0.070337">
                <text:p>0.070337</text:p>
              </table:table-cell>
              <table:table-cell office:value-type="float" office:value="0.033603">
                <text:p>0.033603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294000">
                <text:p>294000</text:p>
              </table:table-cell>
              <table:table-cell office:value-type="float" office:value="0.091732">
                <text:p>0.091732</text:p>
              </table:table-cell>
              <table:table-cell office:value-type="float" office:value="0.078202">
                <text:p>0.078202</text:p>
              </table:table-cell>
              <table:table-cell office:value-type="float" office:value="0.033189">
                <text:p>0.033189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295000">
                <text:p>295000</text:p>
              </table:table-cell>
              <table:table-cell office:value-type="float" office:value="0.081452">
                <text:p>0.081452</text:p>
              </table:table-cell>
              <table:table-cell office:value-type="float" office:value="0.073237">
                <text:p>0.073237</text:p>
              </table:table-cell>
              <table:table-cell office:value-type="float" office:value="0.033416">
                <text:p>0.033416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296000">
                <text:p>296000</text:p>
              </table:table-cell>
              <table:table-cell office:value-type="float" office:value="0.08205">
                <text:p>0.08205</text:p>
              </table:table-cell>
              <table:table-cell office:value-type="float" office:value="0.073094">
                <text:p>0.073094</text:p>
              </table:table-cell>
              <table:table-cell office:value-type="float" office:value="0.033684">
                <text:p>0.033684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297000">
                <text:p>297000</text:p>
              </table:table-cell>
              <table:table-cell office:value-type="float" office:value="0.08232">
                <text:p>0.08232</text:p>
              </table:table-cell>
              <table:table-cell office:value-type="float" office:value="0.07304">
                <text:p>0.07304</text:p>
              </table:table-cell>
              <table:table-cell office:value-type="float" office:value="0.033566">
                <text:p>0.033566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298000">
                <text:p>298000</text:p>
              </table:table-cell>
              <table:table-cell office:value-type="float" office:value="0.082746">
                <text:p>0.082746</text:p>
              </table:table-cell>
              <table:table-cell office:value-type="float" office:value="0.073418">
                <text:p>0.073418</text:p>
              </table:table-cell>
              <table:table-cell office:value-type="float" office:value="0.033954">
                <text:p>0.033954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299000">
                <text:p>299000</text:p>
              </table:table-cell>
              <table:table-cell office:value-type="float" office:value="0.082837">
                <text:p>0.082837</text:p>
              </table:table-cell>
              <table:table-cell office:value-type="float" office:value="0.074092">
                <text:p>0.074092</text:p>
              </table:table-cell>
              <table:table-cell office:value-type="float" office:value="0.033718">
                <text:p>0.033718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300000">
                <text:p>300000</text:p>
              </table:table-cell>
              <table:table-cell office:value-type="float" office:value="0.083437">
                <text:p>0.083437</text:p>
              </table:table-cell>
              <table:table-cell office:value-type="float" office:value="0.073419">
                <text:p>0.073419</text:p>
              </table:table-cell>
              <table:table-cell office:value-type="float" office:value="0.033915">
                <text:p>0.033915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301000">
                <text:p>301000</text:p>
              </table:table-cell>
              <table:table-cell office:value-type="float" office:value="0.083524">
                <text:p>0.083524</text:p>
              </table:table-cell>
              <table:table-cell office:value-type="float" office:value="0.073679">
                <text:p>0.073679</text:p>
              </table:table-cell>
              <table:table-cell office:value-type="float" office:value="0.034019">
                <text:p>0.034019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302000">
                <text:p>302000</text:p>
              </table:table-cell>
              <table:table-cell office:value-type="float" office:value="0.084545">
                <text:p>0.084545</text:p>
              </table:table-cell>
              <table:table-cell office:value-type="float" office:value="0.075121">
                <text:p>0.075121</text:p>
              </table:table-cell>
              <table:table-cell office:value-type="float" office:value="0.034216">
                <text:p>0.034216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303000">
                <text:p>303000</text:p>
              </table:table-cell>
              <table:table-cell office:value-type="float" office:value="0.08749">
                <text:p>0.08749</text:p>
              </table:table-cell>
              <table:table-cell office:value-type="float" office:value="0.073632">
                <text:p>0.073632</text:p>
              </table:table-cell>
              <table:table-cell office:value-type="float" office:value="0.034285">
                <text:p>0.034285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304000">
                <text:p>304000</text:p>
              </table:table-cell>
              <table:table-cell office:value-type="float" office:value="0.084531">
                <text:p>0.084531</text:p>
              </table:table-cell>
              <table:table-cell office:value-type="float" office:value="0.074289">
                <text:p>0.074289</text:p>
              </table:table-cell>
              <table:table-cell office:value-type="float" office:value="0.034656">
                <text:p>0.034656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305000">
                <text:p>305000</text:p>
              </table:table-cell>
              <table:table-cell office:value-type="float" office:value="0.084735">
                <text:p>0.084735</text:p>
              </table:table-cell>
              <table:table-cell office:value-type="float" office:value="0.074142">
                <text:p>0.074142</text:p>
              </table:table-cell>
              <table:table-cell office:value-type="float" office:value="0.034484">
                <text:p>0.034484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306000">
                <text:p>306000</text:p>
              </table:table-cell>
              <table:table-cell office:value-type="float" office:value="0.08494">
                <text:p>0.08494</text:p>
              </table:table-cell>
              <table:table-cell office:value-type="float" office:value="0.074703">
                <text:p>0.074703</text:p>
              </table:table-cell>
              <table:table-cell office:value-type="float" office:value="0.034566">
                <text:p>0.034566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307000">
                <text:p>307000</text:p>
              </table:table-cell>
              <table:table-cell office:value-type="float" office:value="0.084643">
                <text:p>0.084643</text:p>
              </table:table-cell>
              <table:table-cell office:value-type="float" office:value="0.074584">
                <text:p>0.074584</text:p>
              </table:table-cell>
              <table:table-cell office:value-type="float" office:value="0.034717">
                <text:p>0.034717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08000">
                <text:p>308000</text:p>
              </table:table-cell>
              <table:table-cell office:value-type="float" office:value="0.085854">
                <text:p>0.085854</text:p>
              </table:table-cell>
              <table:table-cell office:value-type="float" office:value="0.074775">
                <text:p>0.074775</text:p>
              </table:table-cell>
              <table:table-cell office:value-type="float" office:value="0.03495">
                <text:p>0.03495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309000">
                <text:p>309000</text:p>
              </table:table-cell>
              <table:table-cell office:value-type="float" office:value="0.086331">
                <text:p>0.086331</text:p>
              </table:table-cell>
              <table:table-cell office:value-type="float" office:value="0.074564">
                <text:p>0.074564</text:p>
              </table:table-cell>
              <table:table-cell office:value-type="float" office:value="0.035006">
                <text:p>0.035006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310000">
                <text:p>310000</text:p>
              </table:table-cell>
              <table:table-cell office:value-type="float" office:value="0.086541">
                <text:p>0.086541</text:p>
              </table:table-cell>
              <table:table-cell office:value-type="float" office:value="0.07455">
                <text:p>0.07455</text:p>
              </table:table-cell>
              <table:table-cell office:value-type="float" office:value="0.035308">
                <text:p>0.035308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311000">
                <text:p>311000</text:p>
              </table:table-cell>
              <table:table-cell office:value-type="float" office:value="0.086622">
                <text:p>0.086622</text:p>
              </table:table-cell>
              <table:table-cell office:value-type="float" office:value="0.075782">
                <text:p>0.075782</text:p>
              </table:table-cell>
              <table:table-cell office:value-type="float" office:value="0.035146">
                <text:p>0.035146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312000">
                <text:p>312000</text:p>
              </table:table-cell>
              <table:table-cell office:value-type="float" office:value="0.086798">
                <text:p>0.086798</text:p>
              </table:table-cell>
              <table:table-cell office:value-type="float" office:value="0.074742">
                <text:p>0.074742</text:p>
              </table:table-cell>
              <table:table-cell office:value-type="float" office:value="0.035818">
                <text:p>0.035818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313000">
                <text:p>313000</text:p>
              </table:table-cell>
              <table:table-cell office:value-type="float" office:value="0.094477">
                <text:p>0.094477</text:p>
              </table:table-cell>
              <table:table-cell office:value-type="float" office:value="0.075784">
                <text:p>0.075784</text:p>
              </table:table-cell>
              <table:table-cell office:value-type="float" office:value="0.035398">
                <text:p>0.035398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314000">
                <text:p>314000</text:p>
              </table:table-cell>
              <table:table-cell office:value-type="float" office:value="0.08716">
                <text:p>0.08716</text:p>
              </table:table-cell>
              <table:table-cell office:value-type="float" office:value="0.074859">
                <text:p>0.074859</text:p>
              </table:table-cell>
              <table:table-cell office:value-type="float" office:value="0.035496">
                <text:p>0.035496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315000">
                <text:p>315000</text:p>
              </table:table-cell>
              <table:table-cell office:value-type="float" office:value="0.086697">
                <text:p>0.086697</text:p>
              </table:table-cell>
              <table:table-cell office:value-type="float" office:value="0.075785">
                <text:p>0.075785</text:p>
              </table:table-cell>
              <table:table-cell office:value-type="float" office:value="0.035757">
                <text:p>0.035757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316000">
                <text:p>316000</text:p>
              </table:table-cell>
              <table:table-cell office:value-type="float" office:value="0.087647">
                <text:p>0.087647</text:p>
              </table:table-cell>
              <table:table-cell office:value-type="float" office:value="0.075674">
                <text:p>0.075674</text:p>
              </table:table-cell>
              <table:table-cell office:value-type="float" office:value="0.035735">
                <text:p>0.035735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317000">
                <text:p>317000</text:p>
              </table:table-cell>
              <table:table-cell office:value-type="float" office:value="0.08683">
                <text:p>0.08683</text:p>
              </table:table-cell>
              <table:table-cell office:value-type="float" office:value="0.075593">
                <text:p>0.075593</text:p>
              </table:table-cell>
              <table:table-cell office:value-type="float" office:value="0.035962">
                <text:p>0.035962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318000">
                <text:p>318000</text:p>
              </table:table-cell>
              <table:table-cell office:value-type="float" office:value="0.087122">
                <text:p>0.087122</text:p>
              </table:table-cell>
              <table:table-cell office:value-type="float" office:value="0.0758">
                <text:p>0.0758</text:p>
              </table:table-cell>
              <table:table-cell office:value-type="float" office:value="0.036168">
                <text:p>0.036168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319000">
                <text:p>319000</text:p>
              </table:table-cell>
              <table:table-cell office:value-type="float" office:value="0.088623">
                <text:p>0.088623</text:p>
              </table:table-cell>
              <table:table-cell office:value-type="float" office:value="0.0763">
                <text:p>0.0763</text:p>
              </table:table-cell>
              <table:table-cell office:value-type="float" office:value="0.03618">
                <text:p>0.03618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320000">
                <text:p>320000</text:p>
              </table:table-cell>
              <table:table-cell office:value-type="float" office:value="0.089018">
                <text:p>0.089018</text:p>
              </table:table-cell>
              <table:table-cell office:value-type="float" office:value="0.07681">
                <text:p>0.07681</text:p>
              </table:table-cell>
              <table:table-cell office:value-type="float" office:value="0.036475">
                <text:p>0.036475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321000">
                <text:p>321000</text:p>
              </table:table-cell>
              <table:table-cell office:value-type="float" office:value="0.089588">
                <text:p>0.089588</text:p>
              </table:table-cell>
              <table:table-cell office:value-type="float" office:value="0.077692">
                <text:p>0.077692</text:p>
              </table:table-cell>
              <table:table-cell office:value-type="float" office:value="0.036746">
                <text:p>0.036746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322000">
                <text:p>322000</text:p>
              </table:table-cell>
              <table:table-cell office:value-type="float" office:value="0.089171">
                <text:p>0.089171</text:p>
              </table:table-cell>
              <table:table-cell office:value-type="float" office:value="0.076084">
                <text:p>0.076084</text:p>
              </table:table-cell>
              <table:table-cell office:value-type="float" office:value="0.036708">
                <text:p>0.036708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323000">
                <text:p>323000</text:p>
              </table:table-cell>
              <table:table-cell office:value-type="float" office:value="0.090445">
                <text:p>0.090445</text:p>
              </table:table-cell>
              <table:table-cell office:value-type="float" office:value="0.076288">
                <text:p>0.076288</text:p>
              </table:table-cell>
              <table:table-cell office:value-type="float" office:value="0.036912">
                <text:p>0.036912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324000">
                <text:p>324000</text:p>
              </table:table-cell>
              <table:table-cell office:value-type="float" office:value="0.089911">
                <text:p>0.089911</text:p>
              </table:table-cell>
              <table:table-cell office:value-type="float" office:value="0.076006">
                <text:p>0.076006</text:p>
              </table:table-cell>
              <table:table-cell office:value-type="float" office:value="0.036926">
                <text:p>0.036926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325000">
                <text:p>325000</text:p>
              </table:table-cell>
              <table:table-cell office:value-type="float" office:value="0.090071">
                <text:p>0.090071</text:p>
              </table:table-cell>
              <table:table-cell office:value-type="float" office:value="0.07708">
                <text:p>0.07708</text:p>
              </table:table-cell>
              <table:table-cell office:value-type="float" office:value="0.037043">
                <text:p>0.037043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326000">
                <text:p>326000</text:p>
              </table:table-cell>
              <table:table-cell office:value-type="float" office:value="0.089323">
                <text:p>0.089323</text:p>
              </table:table-cell>
              <table:table-cell office:value-type="float" office:value="0.076444">
                <text:p>0.076444</text:p>
              </table:table-cell>
              <table:table-cell office:value-type="float" office:value="0.037289">
                <text:p>0.037289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327000">
                <text:p>327000</text:p>
              </table:table-cell>
              <table:table-cell office:value-type="float" office:value="0.090508">
                <text:p>0.090508</text:p>
              </table:table-cell>
              <table:table-cell office:value-type="float" office:value="0.076442">
                <text:p>0.076442</text:p>
              </table:table-cell>
              <table:table-cell office:value-type="float" office:value="0.037212">
                <text:p>0.037212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328000">
                <text:p>328000</text:p>
              </table:table-cell>
              <table:table-cell office:value-type="float" office:value="0.090251">
                <text:p>0.090251</text:p>
              </table:table-cell>
              <table:table-cell office:value-type="float" office:value="0.085773">
                <text:p>0.085773</text:p>
              </table:table-cell>
              <table:table-cell office:value-type="float" office:value="0.03722">
                <text:p>0.03722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329000">
                <text:p>329000</text:p>
              </table:table-cell>
              <table:table-cell office:value-type="float" office:value="0.09154">
                <text:p>0.09154</text:p>
              </table:table-cell>
              <table:table-cell office:value-type="float" office:value="0.085878">
                <text:p>0.085878</text:p>
              </table:table-cell>
              <table:table-cell office:value-type="float" office:value="0.037453">
                <text:p>0.037453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330000">
                <text:p>330000</text:p>
              </table:table-cell>
              <table:table-cell office:value-type="float" office:value="0.091989">
                <text:p>0.091989</text:p>
              </table:table-cell>
              <table:table-cell office:value-type="float" office:value="0.086673">
                <text:p>0.086673</text:p>
              </table:table-cell>
              <table:table-cell office:value-type="float" office:value="0.037634">
                <text:p>0.037634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331000">
                <text:p>331000</text:p>
              </table:table-cell>
              <table:table-cell office:value-type="float" office:value="0.091396">
                <text:p>0.091396</text:p>
              </table:table-cell>
              <table:table-cell office:value-type="float" office:value="0.085981">
                <text:p>0.085981</text:p>
              </table:table-cell>
              <table:table-cell office:value-type="float" office:value="0.037814">
                <text:p>0.037814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332000">
                <text:p>332000</text:p>
              </table:table-cell>
              <table:table-cell office:value-type="float" office:value="0.092854">
                <text:p>0.092854</text:p>
              </table:table-cell>
              <table:table-cell office:value-type="float" office:value="0.086275">
                <text:p>0.086275</text:p>
              </table:table-cell>
              <table:table-cell office:value-type="float" office:value="0.037789">
                <text:p>0.037789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333000">
                <text:p>333000</text:p>
              </table:table-cell>
              <table:table-cell office:value-type="float" office:value="0.093448">
                <text:p>0.093448</text:p>
              </table:table-cell>
              <table:table-cell office:value-type="float" office:value="0.086178">
                <text:p>0.086178</text:p>
              </table:table-cell>
              <table:table-cell office:value-type="float" office:value="0.037876">
                <text:p>0.037876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334000">
                <text:p>334000</text:p>
              </table:table-cell>
              <table:table-cell office:value-type="float" office:value="0.092272">
                <text:p>0.092272</text:p>
              </table:table-cell>
              <table:table-cell office:value-type="float" office:value="0.086774">
                <text:p>0.086774</text:p>
              </table:table-cell>
              <table:table-cell office:value-type="float" office:value="0.038071">
                <text:p>0.038071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35000">
                <text:p>335000</text:p>
              </table:table-cell>
              <table:table-cell office:value-type="float" office:value="0.092823">
                <text:p>0.092823</text:p>
              </table:table-cell>
              <table:table-cell office:value-type="float" office:value="0.086309">
                <text:p>0.086309</text:p>
              </table:table-cell>
              <table:table-cell office:value-type="float" office:value="0.038162">
                <text:p>0.038162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36000">
                <text:p>336000</text:p>
              </table:table-cell>
              <table:table-cell office:value-type="float" office:value="0.094101">
                <text:p>0.094101</text:p>
              </table:table-cell>
              <table:table-cell office:value-type="float" office:value="0.086636">
                <text:p>0.086636</text:p>
              </table:table-cell>
              <table:table-cell office:value-type="float" office:value="0.038393">
                <text:p>0.038393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37000">
                <text:p>337000</text:p>
              </table:table-cell>
              <table:table-cell office:value-type="float" office:value="0.09528">
                <text:p>0.09528</text:p>
              </table:table-cell>
              <table:table-cell office:value-type="float" office:value="0.087921">
                <text:p>0.087921</text:p>
              </table:table-cell>
              <table:table-cell office:value-type="float" office:value="0.038343">
                <text:p>0.038343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8000">
                <text:p>338000</text:p>
              </table:table-cell>
              <table:table-cell office:value-type="float" office:value="0.094907">
                <text:p>0.094907</text:p>
              </table:table-cell>
              <table:table-cell office:value-type="float" office:value="0.086839">
                <text:p>0.086839</text:p>
              </table:table-cell>
              <table:table-cell office:value-type="float" office:value="0.038409">
                <text:p>0.038409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39000">
                <text:p>339000</text:p>
              </table:table-cell>
              <table:table-cell office:value-type="float" office:value="0.095087">
                <text:p>0.095087</text:p>
              </table:table-cell>
              <table:table-cell office:value-type="float" office:value="0.086652">
                <text:p>0.086652</text:p>
              </table:table-cell>
              <table:table-cell office:value-type="float" office:value="0.038542">
                <text:p>0.038542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40000">
                <text:p>340000</text:p>
              </table:table-cell>
              <table:table-cell office:value-type="float" office:value="0.094673">
                <text:p>0.094673</text:p>
              </table:table-cell>
              <table:table-cell office:value-type="float" office:value="0.08689">
                <text:p>0.08689</text:p>
              </table:table-cell>
              <table:table-cell office:value-type="float" office:value="0.038687">
                <text:p>0.038687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41000">
                <text:p>341000</text:p>
              </table:table-cell>
              <table:table-cell office:value-type="float" office:value="0.096203">
                <text:p>0.096203</text:p>
              </table:table-cell>
              <table:table-cell office:value-type="float" office:value="0.08745">
                <text:p>0.08745</text:p>
              </table:table-cell>
              <table:table-cell office:value-type="float" office:value="0.038834">
                <text:p>0.038834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42000">
                <text:p>342000</text:p>
              </table:table-cell>
              <table:table-cell office:value-type="float" office:value="0.096007">
                <text:p>0.096007</text:p>
              </table:table-cell>
              <table:table-cell office:value-type="float" office:value="0.087197">
                <text:p>0.087197</text:p>
              </table:table-cell>
              <table:table-cell office:value-type="float" office:value="0.039227">
                <text:p>0.039227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43000">
                <text:p>343000</text:p>
              </table:table-cell>
              <table:table-cell office:value-type="float" office:value="0.094853">
                <text:p>0.094853</text:p>
              </table:table-cell>
              <table:table-cell office:value-type="float" office:value="0.087654">
                <text:p>0.087654</text:p>
              </table:table-cell>
              <table:table-cell office:value-type="float" office:value="0.039351">
                <text:p>0.039351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44000">
                <text:p>344000</text:p>
              </table:table-cell>
              <table:table-cell office:value-type="float" office:value="0.096474">
                <text:p>0.096474</text:p>
              </table:table-cell>
              <table:table-cell office:value-type="float" office:value="0.087751">
                <text:p>0.087751</text:p>
              </table:table-cell>
              <table:table-cell office:value-type="float" office:value="0.039214">
                <text:p>0.039214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345000">
                <text:p>345000</text:p>
              </table:table-cell>
              <table:table-cell office:value-type="float" office:value="0.097424">
                <text:p>0.097424</text:p>
              </table:table-cell>
              <table:table-cell office:value-type="float" office:value="0.088424">
                <text:p>0.088424</text:p>
              </table:table-cell>
              <table:table-cell office:value-type="float" office:value="0.039698">
                <text:p>0.039698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346000">
                <text:p>346000</text:p>
              </table:table-cell>
              <table:table-cell office:value-type="float" office:value="0.09739">
                <text:p>0.09739</text:p>
              </table:table-cell>
              <table:table-cell office:value-type="float" office:value="0.087979">
                <text:p>0.087979</text:p>
              </table:table-cell>
              <table:table-cell office:value-type="float" office:value="0.039394">
                <text:p>0.039394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347000">
                <text:p>347000</text:p>
              </table:table-cell>
              <table:table-cell office:value-type="float" office:value="0.097645">
                <text:p>0.097645</text:p>
              </table:table-cell>
              <table:table-cell office:value-type="float" office:value="0.08763">
                <text:p>0.08763</text:p>
              </table:table-cell>
              <table:table-cell office:value-type="float" office:value="0.039578">
                <text:p>0.039578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348000">
                <text:p>348000</text:p>
              </table:table-cell>
              <table:table-cell office:value-type="float" office:value="0.096546">
                <text:p>0.096546</text:p>
              </table:table-cell>
              <table:table-cell office:value-type="float" office:value="0.087942">
                <text:p>0.087942</text:p>
              </table:table-cell>
              <table:table-cell office:value-type="float" office:value="0.039878">
                <text:p>0.039878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349000">
                <text:p>349000</text:p>
              </table:table-cell>
              <table:table-cell office:value-type="float" office:value="0.097591">
                <text:p>0.097591</text:p>
              </table:table-cell>
              <table:table-cell office:value-type="float" office:value="0.088795">
                <text:p>0.088795</text:p>
              </table:table-cell>
              <table:table-cell office:value-type="float" office:value="0.039788">
                <text:p>0.039788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350000">
                <text:p>350000</text:p>
              </table:table-cell>
              <table:table-cell office:value-type="float" office:value="0.09729">
                <text:p>0.09729</text:p>
              </table:table-cell>
              <table:table-cell office:value-type="float" office:value="0.088032">
                <text:p>0.088032</text:p>
              </table:table-cell>
              <table:table-cell office:value-type="float" office:value="0.04003">
                <text:p>0.04003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351000">
                <text:p>351000</text:p>
              </table:table-cell>
              <table:table-cell office:value-type="float" office:value="0.098629">
                <text:p>0.098629</text:p>
              </table:table-cell>
              <table:table-cell office:value-type="float" office:value="0.089487">
                <text:p>0.089487</text:p>
              </table:table-cell>
              <table:table-cell office:value-type="float" office:value="0.040073">
                <text:p>0.040073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352000">
                <text:p>352000</text:p>
              </table:table-cell>
              <table:table-cell office:value-type="float" office:value="0.098915">
                <text:p>0.098915</text:p>
              </table:table-cell>
              <table:table-cell office:value-type="float" office:value="0.088439">
                <text:p>0.088439</text:p>
              </table:table-cell>
              <table:table-cell office:value-type="float" office:value="0.040223">
                <text:p>0.040223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353000">
                <text:p>353000</text:p>
              </table:table-cell>
              <table:table-cell office:value-type="float" office:value="0.099628">
                <text:p>0.099628</text:p>
              </table:table-cell>
              <table:table-cell office:value-type="float" office:value="0.089144">
                <text:p>0.089144</text:p>
              </table:table-cell>
              <table:table-cell office:value-type="float" office:value="0.04095">
                <text:p>0.04095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354000">
                <text:p>354000</text:p>
              </table:table-cell>
              <table:table-cell office:value-type="float" office:value="0.098589">
                <text:p>0.098589</text:p>
              </table:table-cell>
              <table:table-cell office:value-type="float" office:value="0.088783">
                <text:p>0.088783</text:p>
              </table:table-cell>
              <table:table-cell office:value-type="float" office:value="0.040364">
                <text:p>0.040364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355000">
                <text:p>355000</text:p>
              </table:table-cell>
              <table:table-cell office:value-type="float" office:value="0.100234">
                <text:p>0.100234</text:p>
              </table:table-cell>
              <table:table-cell office:value-type="float" office:value="0.088765">
                <text:p>0.088765</text:p>
              </table:table-cell>
              <table:table-cell office:value-type="float" office:value="0.040878">
                <text:p>0.040878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356000">
                <text:p>356000</text:p>
              </table:table-cell>
              <table:table-cell office:value-type="float" office:value="0.099412">
                <text:p>0.099412</text:p>
              </table:table-cell>
              <table:table-cell office:value-type="float" office:value="0.088765">
                <text:p>0.088765</text:p>
              </table:table-cell>
              <table:table-cell office:value-type="float" office:value="0.040619">
                <text:p>0.040619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357000">
                <text:p>357000</text:p>
              </table:table-cell>
              <table:table-cell office:value-type="float" office:value="0.100687">
                <text:p>0.100687</text:p>
              </table:table-cell>
              <table:table-cell office:value-type="float" office:value="0.089093">
                <text:p>0.089093</text:p>
              </table:table-cell>
              <table:table-cell office:value-type="float" office:value="0.0408">
                <text:p>0.0408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358000">
                <text:p>358000</text:p>
              </table:table-cell>
              <table:table-cell office:value-type="float" office:value="0.101171">
                <text:p>0.101171</text:p>
              </table:table-cell>
              <table:table-cell office:value-type="float" office:value="0.08894">
                <text:p>0.08894</text:p>
              </table:table-cell>
              <table:table-cell office:value-type="float" office:value="0.040962">
                <text:p>0.040962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359000">
                <text:p>359000</text:p>
              </table:table-cell>
              <table:table-cell office:value-type="float" office:value="0.101382">
                <text:p>0.101382</text:p>
              </table:table-cell>
              <table:table-cell office:value-type="float" office:value="0.089192">
                <text:p>0.089192</text:p>
              </table:table-cell>
              <table:table-cell office:value-type="float" office:value="0.040998">
                <text:p>0.040998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360000">
                <text:p>360000</text:p>
              </table:table-cell>
              <table:table-cell office:value-type="float" office:value="0.10106">
                <text:p>0.10106</text:p>
              </table:table-cell>
              <table:table-cell office:value-type="float" office:value="0.089857">
                <text:p>0.089857</text:p>
              </table:table-cell>
              <table:table-cell office:value-type="float" office:value="0.041608">
                <text:p>0.041608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361000">
                <text:p>361000</text:p>
              </table:table-cell>
              <table:table-cell office:value-type="float" office:value="0.100672">
                <text:p>0.100672</text:p>
              </table:table-cell>
              <table:table-cell office:value-type="float" office:value="0.089631">
                <text:p>0.089631</text:p>
              </table:table-cell>
              <table:table-cell office:value-type="float" office:value="0.041297">
                <text:p>0.041297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362000">
                <text:p>362000</text:p>
              </table:table-cell>
              <table:table-cell office:value-type="float" office:value="0.10153">
                <text:p>0.10153</text:p>
              </table:table-cell>
              <table:table-cell office:value-type="float" office:value="0.089863">
                <text:p>0.089863</text:p>
              </table:table-cell>
              <table:table-cell office:value-type="float" office:value="0.041936">
                <text:p>0.041936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363000">
                <text:p>363000</text:p>
              </table:table-cell>
              <table:table-cell office:value-type="float" office:value="0.10262">
                <text:p>0.10262</text:p>
              </table:table-cell>
              <table:table-cell office:value-type="float" office:value="0.089844">
                <text:p>0.089844</text:p>
              </table:table-cell>
              <table:table-cell office:value-type="float" office:value="0.041554">
                <text:p>0.041554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364000">
                <text:p>364000</text:p>
              </table:table-cell>
              <table:table-cell office:value-type="float" office:value="0.101709">
                <text:p>0.101709</text:p>
              </table:table-cell>
              <table:table-cell office:value-type="float" office:value="0.091217">
                <text:p>0.091217</text:p>
              </table:table-cell>
              <table:table-cell office:value-type="float" office:value="0.041774">
                <text:p>0.041774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365000">
                <text:p>365000</text:p>
              </table:table-cell>
              <table:table-cell office:value-type="float" office:value="0.103052">
                <text:p>0.103052</text:p>
              </table:table-cell>
              <table:table-cell office:value-type="float" office:value="0.089857">
                <text:p>0.089857</text:p>
              </table:table-cell>
              <table:table-cell office:value-type="float" office:value="0.041809">
                <text:p>0.041809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366000">
                <text:p>366000</text:p>
              </table:table-cell>
              <table:table-cell office:value-type="float" office:value="0.103408">
                <text:p>0.103408</text:p>
              </table:table-cell>
              <table:table-cell office:value-type="float" office:value="0.090255">
                <text:p>0.090255</text:p>
              </table:table-cell>
              <table:table-cell office:value-type="float" office:value="0.04188">
                <text:p>0.04188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367000">
                <text:p>367000</text:p>
              </table:table-cell>
              <table:table-cell office:value-type="float" office:value="0.1029">
                <text:p>0.1029</text:p>
              </table:table-cell>
              <table:table-cell office:value-type="float" office:value="0.090038">
                <text:p>0.090038</text:p>
              </table:table-cell>
              <table:table-cell office:value-type="float" office:value="0.042169">
                <text:p>0.042169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368000">
                <text:p>368000</text:p>
              </table:table-cell>
              <table:table-cell office:value-type="float" office:value="0.103548">
                <text:p>0.103548</text:p>
              </table:table-cell>
              <table:table-cell office:value-type="float" office:value="0.090476">
                <text:p>0.090476</text:p>
              </table:table-cell>
              <table:table-cell office:value-type="float" office:value="0.042291">
                <text:p>0.042291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369000">
                <text:p>369000</text:p>
              </table:table-cell>
              <table:table-cell office:value-type="float" office:value="0.10334">
                <text:p>0.10334</text:p>
              </table:table-cell>
              <table:table-cell office:value-type="float" office:value="0.090585">
                <text:p>0.090585</text:p>
              </table:table-cell>
              <table:table-cell office:value-type="float" office:value="0.042327">
                <text:p>0.042327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370000">
                <text:p>370000</text:p>
              </table:table-cell>
              <table:table-cell office:value-type="float" office:value="0.103798">
                <text:p>0.103798</text:p>
              </table:table-cell>
              <table:table-cell office:value-type="float" office:value="0.090374">
                <text:p>0.090374</text:p>
              </table:table-cell>
              <table:table-cell office:value-type="float" office:value="0.042708">
                <text:p>0.042708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371000">
                <text:p>371000</text:p>
              </table:table-cell>
              <table:table-cell office:value-type="float" office:value="0.103761">
                <text:p>0.103761</text:p>
              </table:table-cell>
              <table:table-cell office:value-type="float" office:value="0.091074">
                <text:p>0.091074</text:p>
              </table:table-cell>
              <table:table-cell office:value-type="float" office:value="0.04304">
                <text:p>0.04304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372000">
                <text:p>372000</text:p>
              </table:table-cell>
              <table:table-cell office:value-type="float" office:value="0.104583">
                <text:p>0.104583</text:p>
              </table:table-cell>
              <table:table-cell office:value-type="float" office:value="0.090905">
                <text:p>0.090905</text:p>
              </table:table-cell>
              <table:table-cell office:value-type="float" office:value="0.042623">
                <text:p>0.042623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373000">
                <text:p>373000</text:p>
              </table:table-cell>
              <table:table-cell office:value-type="float" office:value="0.10579">
                <text:p>0.10579</text:p>
              </table:table-cell>
              <table:table-cell office:value-type="float" office:value="0.091599">
                <text:p>0.091599</text:p>
              </table:table-cell>
              <table:table-cell office:value-type="float" office:value="0.042834">
                <text:p>0.042834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374000">
                <text:p>374000</text:p>
              </table:table-cell>
              <table:table-cell office:value-type="float" office:value="0.104727">
                <text:p>0.104727</text:p>
              </table:table-cell>
              <table:table-cell office:value-type="float" office:value="0.09095">
                <text:p>0.09095</text:p>
              </table:table-cell>
              <table:table-cell office:value-type="float" office:value="0.043028">
                <text:p>0.043028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375000">
                <text:p>375000</text:p>
              </table:table-cell>
              <table:table-cell office:value-type="float" office:value="0.105032">
                <text:p>0.105032</text:p>
              </table:table-cell>
              <table:table-cell office:value-type="float" office:value="0.091614">
                <text:p>0.091614</text:p>
              </table:table-cell>
              <table:table-cell office:value-type="float" office:value="0.043387">
                <text:p>0.043387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376000">
                <text:p>376000</text:p>
              </table:table-cell>
              <table:table-cell office:value-type="float" office:value="0.105996">
                <text:p>0.105996</text:p>
              </table:table-cell>
              <table:table-cell office:value-type="float" office:value="0.091548">
                <text:p>0.091548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377000">
                <text:p>377000</text:p>
              </table:table-cell>
              <table:table-cell office:value-type="float" office:value="0.106494">
                <text:p>0.106494</text:p>
              </table:table-cell>
              <table:table-cell office:value-type="float" office:value="0.091698">
                <text:p>0.091698</text:p>
              </table:table-cell>
              <table:table-cell office:value-type="float" office:value="0.043432">
                <text:p>0.043432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378000">
                <text:p>378000</text:p>
              </table:table-cell>
              <table:table-cell office:value-type="float" office:value="0.106054">
                <text:p>0.106054</text:p>
              </table:table-cell>
              <table:table-cell office:value-type="float" office:value="0.091574">
                <text:p>0.091574</text:p>
              </table:table-cell>
              <table:table-cell office:value-type="float" office:value="0.043355">
                <text:p>0.043355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379000">
                <text:p>379000</text:p>
              </table:table-cell>
              <table:table-cell office:value-type="float" office:value="0.106282">
                <text:p>0.106282</text:p>
              </table:table-cell>
              <table:table-cell office:value-type="float" office:value="0.092596">
                <text:p>0.092596</text:p>
              </table:table-cell>
              <table:table-cell office:value-type="float" office:value="0.043562">
                <text:p>0.043562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380000">
                <text:p>380000</text:p>
              </table:table-cell>
              <table:table-cell office:value-type="float" office:value="0.10722">
                <text:p>0.10722</text:p>
              </table:table-cell>
              <table:table-cell office:value-type="float" office:value="0.09215">
                <text:p>0.09215</text:p>
              </table:table-cell>
              <table:table-cell office:value-type="float" office:value="0.043905">
                <text:p>0.043905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381000">
                <text:p>381000</text:p>
              </table:table-cell>
              <table:table-cell office:value-type="float" office:value="0.107892">
                <text:p>0.107892</text:p>
              </table:table-cell>
              <table:table-cell office:value-type="float" office:value="0.092679">
                <text:p>0.092679</text:p>
              </table:table-cell>
              <table:table-cell office:value-type="float" office:value="0.043992">
                <text:p>0.043992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382000">
                <text:p>382000</text:p>
              </table:table-cell>
              <table:table-cell office:value-type="float" office:value="0.107288">
                <text:p>0.107288</text:p>
              </table:table-cell>
              <table:table-cell office:value-type="float" office:value="0.092185">
                <text:p>0.092185</text:p>
              </table:table-cell>
              <table:table-cell office:value-type="float" office:value="0.04394">
                <text:p>0.04394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383000">
                <text:p>383000</text:p>
              </table:table-cell>
              <table:table-cell office:value-type="float" office:value="0.107611">
                <text:p>0.107611</text:p>
              </table:table-cell>
              <table:table-cell office:value-type="float" office:value="0.092008">
                <text:p>0.092008</text:p>
              </table:table-cell>
              <table:table-cell office:value-type="float" office:value="0.04405">
                <text:p>0.04405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384000">
                <text:p>384000</text:p>
              </table:table-cell>
              <table:table-cell office:value-type="float" office:value="0.107829">
                <text:p>0.107829</text:p>
              </table:table-cell>
              <table:table-cell office:value-type="float" office:value="0.092157">
                <text:p>0.092157</text:p>
              </table:table-cell>
              <table:table-cell office:value-type="float" office:value="0.044053">
                <text:p>0.044053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385000">
                <text:p>385000</text:p>
              </table:table-cell>
              <table:table-cell office:value-type="float" office:value="0.109088">
                <text:p>0.109088</text:p>
              </table:table-cell>
              <table:table-cell office:value-type="float" office:value="0.092394">
                <text:p>0.092394</text:p>
              </table:table-cell>
              <table:table-cell office:value-type="float" office:value="0.04439">
                <text:p>0.04439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386000">
                <text:p>386000</text:p>
              </table:table-cell>
              <table:table-cell office:value-type="float" office:value="0.108542">
                <text:p>0.108542</text:p>
              </table:table-cell>
              <table:table-cell office:value-type="float" office:value="0.09332">
                <text:p>0.09332</text:p>
              </table:table-cell>
              <table:table-cell office:value-type="float" office:value="0.044423">
                <text:p>0.044423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387000">
                <text:p>387000</text:p>
              </table:table-cell>
              <table:table-cell office:value-type="float" office:value="0.108449">
                <text:p>0.108449</text:p>
              </table:table-cell>
              <table:table-cell office:value-type="float" office:value="0.093193">
                <text:p>0.093193</text:p>
              </table:table-cell>
              <table:table-cell office:value-type="float" office:value="0.044716">
                <text:p>0.04471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388000">
                <text:p>388000</text:p>
              </table:table-cell>
              <table:table-cell office:value-type="float" office:value="0.109879">
                <text:p>0.109879</text:p>
              </table:table-cell>
              <table:table-cell office:value-type="float" office:value="0.094038">
                <text:p>0.094038</text:p>
              </table:table-cell>
              <table:table-cell office:value-type="float" office:value="0.044795">
                <text:p>0.044795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389000">
                <text:p>389000</text:p>
              </table:table-cell>
              <table:table-cell office:value-type="float" office:value="0.109198">
                <text:p>0.109198</text:p>
              </table:table-cell>
              <table:table-cell office:value-type="float" office:value="0.093045">
                <text:p>0.093045</text:p>
              </table:table-cell>
              <table:table-cell office:value-type="float" office:value="0.044749">
                <text:p>0.044749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390000">
                <text:p>390000</text:p>
              </table:table-cell>
              <table:table-cell office:value-type="float" office:value="0.110688">
                <text:p>0.110688</text:p>
              </table:table-cell>
              <table:table-cell office:value-type="float" office:value="0.093271">
                <text:p>0.093271</text:p>
              </table:table-cell>
              <table:table-cell office:value-type="float" office:value="0.044763">
                <text:p>0.044763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391000">
                <text:p>391000</text:p>
              </table:table-cell>
              <table:table-cell office:value-type="float" office:value="0.109783">
                <text:p>0.109783</text:p>
              </table:table-cell>
              <table:table-cell office:value-type="float" office:value="0.093346">
                <text:p>0.093346</text:p>
              </table:table-cell>
              <table:table-cell office:value-type="float" office:value="0.044943">
                <text:p>0.044943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392000">
                <text:p>392000</text:p>
              </table:table-cell>
              <table:table-cell office:value-type="float" office:value="0.109544">
                <text:p>0.109544</text:p>
              </table:table-cell>
              <table:table-cell office:value-type="float" office:value="0.093781">
                <text:p>0.093781</text:p>
              </table:table-cell>
              <table:table-cell office:value-type="float" office:value="0.045122">
                <text:p>0.045122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393000">
                <text:p>393000</text:p>
              </table:table-cell>
              <table:table-cell office:value-type="float" office:value="0.110165">
                <text:p>0.110165</text:p>
              </table:table-cell>
              <table:table-cell office:value-type="float" office:value="0.093236">
                <text:p>0.093236</text:p>
              </table:table-cell>
              <table:table-cell office:value-type="float" office:value="0.045586">
                <text:p>0.045586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394000">
                <text:p>394000</text:p>
              </table:table-cell>
              <table:table-cell office:value-type="float" office:value="0.109974">
                <text:p>0.109974</text:p>
              </table:table-cell>
              <table:table-cell office:value-type="float" office:value="0.114235">
                <text:p>0.114235</text:p>
              </table:table-cell>
              <table:table-cell office:value-type="float" office:value="0.04539">
                <text:p>0.04539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395000">
                <text:p>395000</text:p>
              </table:table-cell>
              <table:table-cell office:value-type="float" office:value="0.110352">
                <text:p>0.110352</text:p>
              </table:table-cell>
              <table:table-cell office:value-type="float" office:value="0.113681">
                <text:p>0.113681</text:p>
              </table:table-cell>
              <table:table-cell office:value-type="float" office:value="0.045542">
                <text:p>0.045542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396000">
                <text:p>396000</text:p>
              </table:table-cell>
              <table:table-cell office:value-type="float" office:value="0.111283">
                <text:p>0.111283</text:p>
              </table:table-cell>
              <table:table-cell office:value-type="float" office:value="0.114559">
                <text:p>0.114559</text:p>
              </table:table-cell>
              <table:table-cell office:value-type="float" office:value="0.045636">
                <text:p>0.045636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397000">
                <text:p>397000</text:p>
              </table:table-cell>
              <table:table-cell office:value-type="float" office:value="0.111425">
                <text:p>0.111425</text:p>
              </table:table-cell>
              <table:table-cell office:value-type="float" office:value="0.113546">
                <text:p>0.113546</text:p>
              </table:table-cell>
              <table:table-cell office:value-type="float" office:value="0.046101">
                <text:p>0.046101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398000">
                <text:p>398000</text:p>
              </table:table-cell>
              <table:table-cell office:value-type="float" office:value="0.111935">
                <text:p>0.111935</text:p>
              </table:table-cell>
              <table:table-cell office:value-type="float" office:value="0.113827">
                <text:p>0.113827</text:p>
              </table:table-cell>
              <table:table-cell office:value-type="float" office:value="0.045915">
                <text:p>0.045915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399000">
                <text:p>399000</text:p>
              </table:table-cell>
              <table:table-cell office:value-type="float" office:value="0.111802">
                <text:p>0.111802</text:p>
              </table:table-cell>
              <table:table-cell office:value-type="float" office:value="0.114019">
                <text:p>0.114019</text:p>
              </table:table-cell>
              <table:table-cell office:value-type="float" office:value="0.046027">
                <text:p>0.046027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400000">
                <text:p>400000</text:p>
              </table:table-cell>
              <table:table-cell office:value-type="float" office:value="0.112284">
                <text:p>0.112284</text:p>
              </table:table-cell>
              <table:table-cell office:value-type="float" office:value="0.114875">
                <text:p>0.114875</text:p>
              </table:table-cell>
              <table:table-cell office:value-type="float" office:value="0.046208">
                <text:p>0.046208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401000">
                <text:p>401000</text:p>
              </table:table-cell>
              <table:table-cell office:value-type="float" office:value="0.112677">
                <text:p>0.112677</text:p>
              </table:table-cell>
              <table:table-cell office:value-type="float" office:value="0.114139">
                <text:p>0.114139</text:p>
              </table:table-cell>
              <table:table-cell office:value-type="float" office:value="0.046457">
                <text:p>0.046457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402000">
                <text:p>402000</text:p>
              </table:table-cell>
              <table:table-cell office:value-type="float" office:value="0.112615">
                <text:p>0.112615</text:p>
              </table:table-cell>
              <table:table-cell office:value-type="float" office:value="0.114893">
                <text:p>0.114893</text:p>
              </table:table-cell>
              <table:table-cell office:value-type="float" office:value="0.046684">
                <text:p>0.046684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403000">
                <text:p>403000</text:p>
              </table:table-cell>
              <table:table-cell office:value-type="float" office:value="0.113058">
                <text:p>0.113058</text:p>
              </table:table-cell>
              <table:table-cell office:value-type="float" office:value="0.116343">
                <text:p>0.116343</text:p>
              </table:table-cell>
              <table:table-cell office:value-type="float" office:value="0.046729">
                <text:p>0.046729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404000">
                <text:p>404000</text:p>
              </table:table-cell>
              <table:table-cell office:value-type="float" office:value="0.114123">
                <text:p>0.114123</text:p>
              </table:table-cell>
              <table:table-cell office:value-type="float" office:value="0.114186">
                <text:p>0.114186</text:p>
              </table:table-cell>
              <table:table-cell office:value-type="float" office:value="0.046711">
                <text:p>0.046711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405000">
                <text:p>405000</text:p>
              </table:table-cell>
              <table:table-cell office:value-type="float" office:value="0.113845">
                <text:p>0.113845</text:p>
              </table:table-cell>
              <table:table-cell office:value-type="float" office:value="0.114039">
                <text:p>0.114039</text:p>
              </table:table-cell>
              <table:table-cell office:value-type="float" office:value="0.047106">
                <text:p>0.047106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406000">
                <text:p>406000</text:p>
              </table:table-cell>
              <table:table-cell office:value-type="float" office:value="0.114585">
                <text:p>0.114585</text:p>
              </table:table-cell>
              <table:table-cell office:value-type="float" office:value="0.114141">
                <text:p>0.114141</text:p>
              </table:table-cell>
              <table:table-cell office:value-type="float" office:value="0.047147">
                <text:p>0.047147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407000">
                <text:p>407000</text:p>
              </table:table-cell>
              <table:table-cell office:value-type="float" office:value="0.114709">
                <text:p>0.114709</text:p>
              </table:table-cell>
              <table:table-cell office:value-type="float" office:value="0.114456">
                <text:p>0.114456</text:p>
              </table:table-cell>
              <table:table-cell office:value-type="float" office:value="0.047035">
                <text:p>0.047035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408000">
                <text:p>408000</text:p>
              </table:table-cell>
              <table:table-cell office:value-type="float" office:value="0.114881">
                <text:p>0.114881</text:p>
              </table:table-cell>
              <table:table-cell office:value-type="float" office:value="0.114789">
                <text:p>0.114789</text:p>
              </table:table-cell>
              <table:table-cell office:value-type="float" office:value="0.047156">
                <text:p>0.047156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09000">
                <text:p>409000</text:p>
              </table:table-cell>
              <table:table-cell office:value-type="float" office:value="0.115296">
                <text:p>0.115296</text:p>
              </table:table-cell>
              <table:table-cell office:value-type="float" office:value="0.11474">
                <text:p>0.11474</text:p>
              </table:table-cell>
              <table:table-cell office:value-type="float" office:value="0.047756">
                <text:p>0.047756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410000">
                <text:p>410000</text:p>
              </table:table-cell>
              <table:table-cell office:value-type="float" office:value="0.115027">
                <text:p>0.115027</text:p>
              </table:table-cell>
              <table:table-cell office:value-type="float" office:value="0.115006">
                <text:p>0.115006</text:p>
              </table:table-cell>
              <table:table-cell office:value-type="float" office:value="0.047468">
                <text:p>0.047468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411000">
                <text:p>411000</text:p>
              </table:table-cell>
              <table:table-cell office:value-type="float" office:value="0.115432">
                <text:p>0.115432</text:p>
              </table:table-cell>
              <table:table-cell office:value-type="float" office:value="0.11489">
                <text:p>0.11489</text:p>
              </table:table-cell>
              <table:table-cell office:value-type="float" office:value="0.048087">
                <text:p>0.048087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412000">
                <text:p>412000</text:p>
              </table:table-cell>
              <table:table-cell office:value-type="float" office:value="0.116057">
                <text:p>0.116057</text:p>
              </table:table-cell>
              <table:table-cell office:value-type="float" office:value="0.114806">
                <text:p>0.114806</text:p>
              </table:table-cell>
              <table:table-cell office:value-type="float" office:value="0.047825">
                <text:p>0.047825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413000">
                <text:p>413000</text:p>
              </table:table-cell>
              <table:table-cell office:value-type="float" office:value="0.116288">
                <text:p>0.116288</text:p>
              </table:table-cell>
              <table:table-cell office:value-type="float" office:value="0.115758">
                <text:p>0.11575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414000">
                <text:p>414000</text:p>
              </table:table-cell>
              <table:table-cell office:value-type="float" office:value="0.116246">
                <text:p>0.116246</text:p>
              </table:table-cell>
              <table:table-cell office:value-type="float" office:value="0.11507">
                <text:p>0.11507</text:p>
              </table:table-cell>
              <table:table-cell office:value-type="float" office:value="0.04788">
                <text:p>0.04788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415000">
                <text:p>415000</text:p>
              </table:table-cell>
              <table:table-cell office:value-type="float" office:value="0.117735">
                <text:p>0.117735</text:p>
              </table:table-cell>
              <table:table-cell office:value-type="float" office:value="0.116418">
                <text:p>0.116418</text:p>
              </table:table-cell>
              <table:table-cell office:value-type="float" office:value="0.048264">
                <text:p>0.048264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416000">
                <text:p>416000</text:p>
              </table:table-cell>
              <table:table-cell office:value-type="float" office:value="0.117074">
                <text:p>0.117074</text:p>
              </table:table-cell>
              <table:table-cell office:value-type="float" office:value="0.117104">
                <text:p>0.117104</text:p>
              </table:table-cell>
              <table:table-cell office:value-type="float" office:value="0.048177">
                <text:p>0.048177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417000">
                <text:p>417000</text:p>
              </table:table-cell>
              <table:table-cell office:value-type="float" office:value="0.117191">
                <text:p>0.117191</text:p>
              </table:table-cell>
              <table:table-cell office:value-type="float" office:value="0.115553">
                <text:p>0.115553</text:p>
              </table:table-cell>
              <table:table-cell office:value-type="float" office:value="0.048163">
                <text:p>0.048163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418000">
                <text:p>418000</text:p>
              </table:table-cell>
              <table:table-cell office:value-type="float" office:value="0.118384">
                <text:p>0.118384</text:p>
              </table:table-cell>
              <table:table-cell office:value-type="float" office:value="0.116067">
                <text:p>0.116067</text:p>
              </table:table-cell>
              <table:table-cell office:value-type="float" office:value="0.04873">
                <text:p>0.04873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419000">
                <text:p>419000</text:p>
              </table:table-cell>
              <table:table-cell office:value-type="float" office:value="0.118209">
                <text:p>0.118209</text:p>
              </table:table-cell>
              <table:table-cell office:value-type="float" office:value="0.11667">
                <text:p>0.11667</text:p>
              </table:table-cell>
              <table:table-cell office:value-type="float" office:value="0.048402">
                <text:p>0.048402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420000">
                <text:p>420000</text:p>
              </table:table-cell>
              <table:table-cell office:value-type="float" office:value="0.118428">
                <text:p>0.118428</text:p>
              </table:table-cell>
              <table:table-cell office:value-type="float" office:value="0.116017">
                <text:p>0.116017</text:p>
              </table:table-cell>
              <table:table-cell office:value-type="float" office:value="0.048736">
                <text:p>0.048736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421000">
                <text:p>421000</text:p>
              </table:table-cell>
              <table:table-cell office:value-type="float" office:value="0.118992">
                <text:p>0.118992</text:p>
              </table:table-cell>
              <table:table-cell office:value-type="float" office:value="0.116109">
                <text:p>0.116109</text:p>
              </table:table-cell>
              <table:table-cell office:value-type="float" office:value="0.048827">
                <text:p>0.048827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422000">
                <text:p>422000</text:p>
              </table:table-cell>
              <table:table-cell office:value-type="float" office:value="0.118719">
                <text:p>0.118719</text:p>
              </table:table-cell>
              <table:table-cell office:value-type="float" office:value="0.116491">
                <text:p>0.116491</text:p>
              </table:table-cell>
              <table:table-cell office:value-type="float" office:value="0.049968">
                <text:p>0.049968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423000">
                <text:p>423000</text:p>
              </table:table-cell>
              <table:table-cell office:value-type="float" office:value="0.118958">
                <text:p>0.118958</text:p>
              </table:table-cell>
              <table:table-cell office:value-type="float" office:value="0.116189">
                <text:p>0.116189</text:p>
              </table:table-cell>
              <table:table-cell office:value-type="float" office:value="0.049045">
                <text:p>0.049045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424000">
                <text:p>424000</text:p>
              </table:table-cell>
              <table:table-cell office:value-type="float" office:value="0.119505">
                <text:p>0.119505</text:p>
              </table:table-cell>
              <table:table-cell office:value-type="float" office:value="0.116833">
                <text:p>0.116833</text:p>
              </table:table-cell>
              <table:table-cell office:value-type="float" office:value="0.049547">
                <text:p>0.049547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425000">
                <text:p>425000</text:p>
              </table:table-cell>
              <table:table-cell office:value-type="float" office:value="0.119908">
                <text:p>0.119908</text:p>
              </table:table-cell>
              <table:table-cell office:value-type="float" office:value="0.11645">
                <text:p>0.11645</text:p>
              </table:table-cell>
              <table:table-cell office:value-type="float" office:value="0.049635">
                <text:p>0.049635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426000">
                <text:p>426000</text:p>
              </table:table-cell>
              <table:table-cell office:value-type="float" office:value="0.119632">
                <text:p>0.119632</text:p>
              </table:table-cell>
              <table:table-cell office:value-type="float" office:value="0.11741">
                <text:p>0.11741</text:p>
              </table:table-cell>
              <table:table-cell office:value-type="float" office:value="0.049343">
                <text:p>0.049343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427000">
                <text:p>427000</text:p>
              </table:table-cell>
              <table:table-cell office:value-type="float" office:value="0.120346">
                <text:p>0.120346</text:p>
              </table:table-cell>
              <table:table-cell office:value-type="float" office:value="0.116689">
                <text:p>0.116689</text:p>
              </table:table-cell>
              <table:table-cell office:value-type="float" office:value="0.049462">
                <text:p>0.049462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428000">
                <text:p>428000</text:p>
              </table:table-cell>
              <table:table-cell office:value-type="float" office:value="0.121053">
                <text:p>0.121053</text:p>
              </table:table-cell>
              <table:table-cell office:value-type="float" office:value="0.117198">
                <text:p>0.117198</text:p>
              </table:table-cell>
              <table:table-cell office:value-type="float" office:value="0.049853">
                <text:p>0.049853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429000">
                <text:p>429000</text:p>
              </table:table-cell>
              <table:table-cell office:value-type="float" office:value="0.12199">
                <text:p>0.12199</text:p>
              </table:table-cell>
              <table:table-cell office:value-type="float" office:value="0.1174">
                <text:p>0.1174</text:p>
              </table:table-cell>
              <table:table-cell office:value-type="float" office:value="0.049731">
                <text:p>0.049731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430000">
                <text:p>430000</text:p>
              </table:table-cell>
              <table:table-cell office:value-type="float" office:value="0.122195">
                <text:p>0.122195</text:p>
              </table:table-cell>
              <table:table-cell office:value-type="float" office:value="0.117701">
                <text:p>0.117701</text:p>
              </table:table-cell>
              <table:table-cell office:value-type="float" office:value="0.049855">
                <text:p>0.049855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431000">
                <text:p>431000</text:p>
              </table:table-cell>
              <table:table-cell office:value-type="float" office:value="0.121338">
                <text:p>0.121338</text:p>
              </table:table-cell>
              <table:table-cell office:value-type="float" office:value="0.11761">
                <text:p>0.11761</text:p>
              </table:table-cell>
              <table:table-cell office:value-type="float" office:value="0.050639">
                <text:p>0.050639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432000">
                <text:p>432000</text:p>
              </table:table-cell>
              <table:table-cell office:value-type="float" office:value="0.123343">
                <text:p>0.123343</text:p>
              </table:table-cell>
              <table:table-cell office:value-type="float" office:value="0.117601">
                <text:p>0.117601</text:p>
              </table:table-cell>
              <table:table-cell office:value-type="float" office:value="0.050117">
                <text:p>0.050117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433000">
                <text:p>433000</text:p>
              </table:table-cell>
              <table:table-cell office:value-type="float" office:value="0.122552">
                <text:p>0.122552</text:p>
              </table:table-cell>
              <table:table-cell office:value-type="float" office:value="0.117997">
                <text:p>0.117997</text:p>
              </table:table-cell>
              <table:table-cell office:value-type="float" office:value="0.050275">
                <text:p>0.050275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434000">
                <text:p>434000</text:p>
              </table:table-cell>
              <table:table-cell office:value-type="float" office:value="0.122308">
                <text:p>0.122308</text:p>
              </table:table-cell>
              <table:table-cell office:value-type="float" office:value="0.118006">
                <text:p>0.118006</text:p>
              </table:table-cell>
              <table:table-cell office:value-type="float" office:value="0.050635">
                <text:p>0.050635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435000">
                <text:p>435000</text:p>
              </table:table-cell>
              <table:table-cell office:value-type="float" office:value="0.123054">
                <text:p>0.123054</text:p>
              </table:table-cell>
              <table:table-cell office:value-type="float" office:value="0.118375">
                <text:p>0.118375</text:p>
              </table:table-cell>
              <table:table-cell office:value-type="float" office:value="0.050487">
                <text:p>0.050487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436000">
                <text:p>436000</text:p>
              </table:table-cell>
              <table:table-cell office:value-type="float" office:value="0.12333">
                <text:p>0.12333</text:p>
              </table:table-cell>
              <table:table-cell office:value-type="float" office:value="0.118402">
                <text:p>0.118402</text:p>
              </table:table-cell>
              <table:table-cell office:value-type="float" office:value="0.050571">
                <text:p>0.050571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437000">
                <text:p>437000</text:p>
              </table:table-cell>
              <table:table-cell office:value-type="float" office:value="0.123725">
                <text:p>0.123725</text:p>
              </table:table-cell>
              <table:table-cell office:value-type="float" office:value="0.118155">
                <text:p>0.118155</text:p>
              </table:table-cell>
              <table:table-cell office:value-type="float" office:value="0.051072">
                <text:p>0.051072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438000">
                <text:p>438000</text:p>
              </table:table-cell>
              <table:table-cell office:value-type="float" office:value="0.124286">
                <text:p>0.124286</text:p>
              </table:table-cell>
              <table:table-cell office:value-type="float" office:value="0.118042">
                <text:p>0.118042</text:p>
              </table:table-cell>
              <table:table-cell office:value-type="float" office:value="0.051078">
                <text:p>0.051078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439000">
                <text:p>439000</text:p>
              </table:table-cell>
              <table:table-cell office:value-type="float" office:value="0.124354">
                <text:p>0.124354</text:p>
              </table:table-cell>
              <table:table-cell office:value-type="float" office:value="0.118382">
                <text:p>0.118382</text:p>
              </table:table-cell>
              <table:table-cell office:value-type="float" office:value="0.05099">
                <text:p>0.05099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440000">
                <text:p>440000</text:p>
              </table:table-cell>
              <table:table-cell office:value-type="float" office:value="0.124527">
                <text:p>0.124527</text:p>
              </table:table-cell>
              <table:table-cell office:value-type="float" office:value="0.118548">
                <text:p>0.118548</text:p>
              </table:table-cell>
              <table:table-cell office:value-type="float" office:value="0.051705">
                <text:p>0.051705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441000">
                <text:p>441000</text:p>
              </table:table-cell>
              <table:table-cell office:value-type="float" office:value="0.12581">
                <text:p>0.12581</text:p>
              </table:table-cell>
              <table:table-cell office:value-type="float" office:value="0.118884">
                <text:p>0.118884</text:p>
              </table:table-cell>
              <table:table-cell office:value-type="float" office:value="0.051325">
                <text:p>0.051325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442000">
                <text:p>442000</text:p>
              </table:table-cell>
              <table:table-cell office:value-type="float" office:value="0.125256">
                <text:p>0.125256</text:p>
              </table:table-cell>
              <table:table-cell office:value-type="float" office:value="0.11987">
                <text:p>0.11987</text:p>
              </table:table-cell>
              <table:table-cell office:value-type="float" office:value="0.05148">
                <text:p>0.05148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443000">
                <text:p>443000</text:p>
              </table:table-cell>
              <table:table-cell office:value-type="float" office:value="0.125406">
                <text:p>0.125406</text:p>
              </table:table-cell>
              <table:table-cell office:value-type="float" office:value="0.119354">
                <text:p>0.119354</text:p>
              </table:table-cell>
              <table:table-cell office:value-type="float" office:value="0.051511">
                <text:p>0.051511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444000">
                <text:p>444000</text:p>
              </table:table-cell>
              <table:table-cell office:value-type="float" office:value="0.126829">
                <text:p>0.126829</text:p>
              </table:table-cell>
              <table:table-cell office:value-type="float" office:value="0.118889">
                <text:p>0.118889</text:p>
              </table:table-cell>
              <table:table-cell office:value-type="float" office:value="0.051801">
                <text:p>0.051801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45000">
                <text:p>445000</text:p>
              </table:table-cell>
              <table:table-cell office:value-type="float" office:value="0.126228">
                <text:p>0.126228</text:p>
              </table:table-cell>
              <table:table-cell office:value-type="float" office:value="0.119515">
                <text:p>0.119515</text:p>
              </table:table-cell>
              <table:table-cell office:value-type="float" office:value="0.051718">
                <text:p>0.051718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46000">
                <text:p>446000</text:p>
              </table:table-cell>
              <table:table-cell office:value-type="float" office:value="0.126365">
                <text:p>0.126365</text:p>
              </table:table-cell>
              <table:table-cell office:value-type="float" office:value="0.119891">
                <text:p>0.119891</text:p>
              </table:table-cell>
              <table:table-cell office:value-type="float" office:value="0.05187">
                <text:p>0.05187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47000">
                <text:p>447000</text:p>
              </table:table-cell>
              <table:table-cell office:value-type="float" office:value="0.127191">
                <text:p>0.127191</text:p>
              </table:table-cell>
              <table:table-cell office:value-type="float" office:value="0.11962">
                <text:p>0.11962</text:p>
              </table:table-cell>
              <table:table-cell office:value-type="float" office:value="0.05197">
                <text:p>0.05197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48000">
                <text:p>448000</text:p>
              </table:table-cell>
              <table:table-cell office:value-type="float" office:value="0.127923">
                <text:p>0.127923</text:p>
              </table:table-cell>
              <table:table-cell office:value-type="float" office:value="0.119096">
                <text:p>0.119096</text:p>
              </table:table-cell>
              <table:table-cell office:value-type="float" office:value="0.052148">
                <text:p>0.052148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9000">
                <text:p>449000</text:p>
              </table:table-cell>
              <table:table-cell office:value-type="float" office:value="0.127356">
                <text:p>0.127356</text:p>
              </table:table-cell>
              <table:table-cell office:value-type="float" office:value="0.120409">
                <text:p>0.120409</text:p>
              </table:table-cell>
              <table:table-cell office:value-type="float" office:value="0.052273">
                <text:p>0.052273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0000">
                <text:p>450000</text:p>
              </table:table-cell>
              <table:table-cell office:value-type="float" office:value="0.127832">
                <text:p>0.127832</text:p>
              </table:table-cell>
              <table:table-cell office:value-type="float" office:value="0.120927">
                <text:p>0.120927</text:p>
              </table:table-cell>
              <table:table-cell office:value-type="float" office:value="0.052531">
                <text:p>0.052531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51000">
                <text:p>451000</text:p>
              </table:table-cell>
              <table:table-cell office:value-type="float" office:value="0.129063">
                <text:p>0.129063</text:p>
              </table:table-cell>
              <table:table-cell office:value-type="float" office:value="0.11975">
                <text:p>0.11975</text:p>
              </table:table-cell>
              <table:table-cell office:value-type="float" office:value="0.052501">
                <text:p>0.052501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52000">
                <text:p>452000</text:p>
              </table:table-cell>
              <table:table-cell office:value-type="float" office:value="0.128403">
                <text:p>0.128403</text:p>
              </table:table-cell>
              <table:table-cell office:value-type="float" office:value="0.1204">
                <text:p>0.1204</text:p>
              </table:table-cell>
              <table:table-cell office:value-type="float" office:value="0.053124">
                <text:p>0.053124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53000">
                <text:p>453000</text:p>
              </table:table-cell>
              <table:table-cell office:value-type="float" office:value="0.128966">
                <text:p>0.128966</text:p>
              </table:table-cell>
              <table:table-cell office:value-type="float" office:value="0.120301">
                <text:p>0.120301</text:p>
              </table:table-cell>
              <table:table-cell office:value-type="float" office:value="0.052715">
                <text:p>0.052715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54000">
                <text:p>454000</text:p>
              </table:table-cell>
              <table:table-cell office:value-type="float" office:value="0.128636">
                <text:p>0.128636</text:p>
              </table:table-cell>
              <table:table-cell office:value-type="float" office:value="0.120287">
                <text:p>0.120287</text:p>
              </table:table-cell>
              <table:table-cell office:value-type="float" office:value="0.052822">
                <text:p>0.052822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455000">
                <text:p>455000</text:p>
              </table:table-cell>
              <table:table-cell office:value-type="float" office:value="0.129626">
                <text:p>0.129626</text:p>
              </table:table-cell>
              <table:table-cell office:value-type="float" office:value="0.120083">
                <text:p>0.120083</text:p>
              </table:table-cell>
              <table:table-cell office:value-type="float" office:value="0.053569">
                <text:p>0.053569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456000">
                <text:p>456000</text:p>
              </table:table-cell>
              <table:table-cell office:value-type="float" office:value="0.13555">
                <text:p>0.13555</text:p>
              </table:table-cell>
              <table:table-cell office:value-type="float" office:value="0.124758">
                <text:p>0.124758</text:p>
              </table:table-cell>
              <table:table-cell office:value-type="float" office:value="0.054738">
                <text:p>0.054738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457000">
                <text:p>457000</text:p>
              </table:table-cell>
              <table:table-cell office:value-type="float" office:value="0.134236">
                <text:p>0.134236</text:p>
              </table:table-cell>
              <table:table-cell office:value-type="float" office:value="0.122736">
                <text:p>0.122736</text:p>
              </table:table-cell>
              <table:table-cell office:value-type="float" office:value="0.0542">
                <text:p>0.0542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458000">
                <text:p>458000</text:p>
              </table:table-cell>
              <table:table-cell office:value-type="float" office:value="0.134972">
                <text:p>0.134972</text:p>
              </table:table-cell>
              <table:table-cell office:value-type="float" office:value="0.122471">
                <text:p>0.122471</text:p>
              </table:table-cell>
              <table:table-cell office:value-type="float" office:value="0.054462">
                <text:p>0.054462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459000">
                <text:p>459000</text:p>
              </table:table-cell>
              <table:table-cell office:value-type="float" office:value="0.134816">
                <text:p>0.134816</text:p>
              </table:table-cell>
              <table:table-cell office:value-type="float" office:value="0.122889">
                <text:p>0.122889</text:p>
              </table:table-cell>
              <table:table-cell office:value-type="float" office:value="0.054221">
                <text:p>0.054221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460000">
                <text:p>460000</text:p>
              </table:table-cell>
              <table:table-cell office:value-type="float" office:value="0.135012">
                <text:p>0.135012</text:p>
              </table:table-cell>
              <table:table-cell office:value-type="float" office:value="0.123264">
                <text:p>0.123264</text:p>
              </table:table-cell>
              <table:table-cell office:value-type="float" office:value="0.054578">
                <text:p>0.054578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461000">
                <text:p>461000</text:p>
              </table:table-cell>
              <table:table-cell office:value-type="float" office:value="0.135995">
                <text:p>0.135995</text:p>
              </table:table-cell>
              <table:table-cell office:value-type="float" office:value="0.123597">
                <text:p>0.123597</text:p>
              </table:table-cell>
              <table:table-cell office:value-type="float" office:value="0.055073">
                <text:p>0.055073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462000">
                <text:p>462000</text:p>
              </table:table-cell>
              <table:table-cell office:value-type="float" office:value="0.137546">
                <text:p>0.137546</text:p>
              </table:table-cell>
              <table:table-cell office:value-type="float" office:value="0.132615">
                <text:p>0.132615</text:p>
              </table:table-cell>
              <table:table-cell office:value-type="float" office:value="0.054489">
                <text:p>0.054489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463000">
                <text:p>463000</text:p>
              </table:table-cell>
              <table:table-cell office:value-type="float" office:value="0.130358">
                <text:p>0.130358</text:p>
              </table:table-cell>
              <table:table-cell office:value-type="float" office:value="0.121532">
                <text:p>0.121532</text:p>
              </table:table-cell>
              <table:table-cell office:value-type="float" office:value="0.05395">
                <text:p>0.05395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464000">
                <text:p>464000</text:p>
              </table:table-cell>
              <table:table-cell office:value-type="float" office:value="0.13118">
                <text:p>0.13118</text:p>
              </table:table-cell>
              <table:table-cell office:value-type="float" office:value="0.122384">
                <text:p>0.122384</text:p>
              </table:table-cell>
              <table:table-cell office:value-type="float" office:value="0.054489">
                <text:p>0.054489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465000">
                <text:p>465000</text:p>
              </table:table-cell>
              <table:table-cell office:value-type="float" office:value="0.132069">
                <text:p>0.132069</text:p>
              </table:table-cell>
              <table:table-cell office:value-type="float" office:value="0.12179">
                <text:p>0.12179</text:p>
              </table:table-cell>
              <table:table-cell office:value-type="float" office:value="0.054175">
                <text:p>0.054175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466000">
                <text:p>466000</text:p>
              </table:table-cell>
              <table:table-cell office:value-type="float" office:value="0.1323">
                <text:p>0.1323</text:p>
              </table:table-cell>
              <table:table-cell office:value-type="float" office:value="0.121782">
                <text:p>0.121782</text:p>
              </table:table-cell>
              <table:table-cell office:value-type="float" office:value="0.054405">
                <text:p>0.054405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467000">
                <text:p>467000</text:p>
              </table:table-cell>
              <table:table-cell office:value-type="float" office:value="0.131762">
                <text:p>0.131762</text:p>
              </table:table-cell>
              <table:table-cell office:value-type="float" office:value="0.122669">
                <text:p>0.122669</text:p>
              </table:table-cell>
              <table:table-cell office:value-type="float" office:value="0.055116">
                <text:p>0.055116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468000">
                <text:p>468000</text:p>
              </table:table-cell>
              <table:table-cell office:value-type="float" office:value="0.140411">
                <text:p>0.140411</text:p>
              </table:table-cell>
              <table:table-cell office:value-type="float" office:value="0.122113">
                <text:p>0.122113</text:p>
              </table:table-cell>
              <table:table-cell office:value-type="float" office:value="0.054679">
                <text:p>0.054679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469000">
                <text:p>469000</text:p>
              </table:table-cell>
              <table:table-cell office:value-type="float" office:value="0.132892">
                <text:p>0.132892</text:p>
              </table:table-cell>
              <table:table-cell office:value-type="float" office:value="0.122494">
                <text:p>0.122494</text:p>
              </table:table-cell>
              <table:table-cell office:value-type="float" office:value="0.054738">
                <text:p>0.054738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470000">
                <text:p>470000</text:p>
              </table:table-cell>
              <table:table-cell office:value-type="float" office:value="0.134086">
                <text:p>0.134086</text:p>
              </table:table-cell>
              <table:table-cell office:value-type="float" office:value="0.122854">
                <text:p>0.122854</text:p>
              </table:table-cell>
              <table:table-cell office:value-type="float" office:value="0.054858">
                <text:p>0.054858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471000">
                <text:p>471000</text:p>
              </table:table-cell>
              <table:table-cell office:value-type="float" office:value="0.133823">
                <text:p>0.133823</text:p>
              </table:table-cell>
              <table:table-cell office:value-type="float" office:value="0.122389">
                <text:p>0.122389</text:p>
              </table:table-cell>
              <table:table-cell office:value-type="float" office:value="0.05517">
                <text:p>0.05517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472000">
                <text:p>472000</text:p>
              </table:table-cell>
              <table:table-cell office:value-type="float" office:value="0.13369">
                <text:p>0.13369</text:p>
              </table:table-cell>
              <table:table-cell office:value-type="float" office:value="0.122257">
                <text:p>0.122257</text:p>
              </table:table-cell>
              <table:table-cell office:value-type="float" office:value="0.055409">
                <text:p>0.055409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473000">
                <text:p>473000</text:p>
              </table:table-cell>
              <table:table-cell office:value-type="float" office:value="0.134179">
                <text:p>0.134179</text:p>
              </table:table-cell>
              <table:table-cell office:value-type="float" office:value="0.122724">
                <text:p>0.122724</text:p>
              </table:table-cell>
              <table:table-cell office:value-type="float" office:value="0.055309">
                <text:p>0.055309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474000">
                <text:p>474000</text:p>
              </table:table-cell>
              <table:table-cell office:value-type="float" office:value="0.134345">
                <text:p>0.134345</text:p>
              </table:table-cell>
              <table:table-cell office:value-type="float" office:value="0.123432">
                <text:p>0.123432</text:p>
              </table:table-cell>
              <table:table-cell office:value-type="float" office:value="0.055491">
                <text:p>0.05549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475000">
                <text:p>475000</text:p>
              </table:table-cell>
              <table:table-cell office:value-type="float" office:value="0.134542">
                <text:p>0.134542</text:p>
              </table:table-cell>
              <table:table-cell office:value-type="float" office:value="0.12286">
                <text:p>0.12286</text:p>
              </table:table-cell>
              <table:table-cell office:value-type="float" office:value="0.055574">
                <text:p>0.055574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476000">
                <text:p>476000</text:p>
              </table:table-cell>
              <table:table-cell office:value-type="float" office:value="0.137494">
                <text:p>0.137494</text:p>
              </table:table-cell>
              <table:table-cell office:value-type="float" office:value="0.122649">
                <text:p>0.122649</text:p>
              </table:table-cell>
              <table:table-cell office:value-type="float" office:value="0.055571">
                <text:p>0.055571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477000">
                <text:p>477000</text:p>
              </table:table-cell>
              <table:table-cell office:value-type="float" office:value="0.135249">
                <text:p>0.135249</text:p>
              </table:table-cell>
              <table:table-cell office:value-type="float" office:value="0.123878">
                <text:p>0.123878</text:p>
              </table:table-cell>
              <table:table-cell office:value-type="float" office:value="0.056477">
                <text:p>0.056477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478000">
                <text:p>478000</text:p>
              </table:table-cell>
              <table:table-cell office:value-type="float" office:value="0.135466">
                <text:p>0.135466</text:p>
              </table:table-cell>
              <table:table-cell office:value-type="float" office:value="0.123181">
                <text:p>0.123181</text:p>
              </table:table-cell>
              <table:table-cell office:value-type="float" office:value="0.056398">
                <text:p>0.056398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479000">
                <text:p>479000</text:p>
              </table:table-cell>
              <table:table-cell office:value-type="float" office:value="0.135628">
                <text:p>0.135628</text:p>
              </table:table-cell>
              <table:table-cell office:value-type="float" office:value="0.123497">
                <text:p>0.123497</text:p>
              </table:table-cell>
              <table:table-cell office:value-type="float" office:value="0.056024">
                <text:p>0.056024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480000">
                <text:p>480000</text:p>
              </table:table-cell>
              <table:table-cell office:value-type="float" office:value="0.136449">
                <text:p>0.136449</text:p>
              </table:table-cell>
              <table:table-cell office:value-type="float" office:value="0.123435">
                <text:p>0.123435</text:p>
              </table:table-cell>
              <table:table-cell office:value-type="float" office:value="0.056188">
                <text:p>0.056188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481000">
                <text:p>481000</text:p>
              </table:table-cell>
              <table:table-cell office:value-type="float" office:value="0.13713">
                <text:p>0.13713</text:p>
              </table:table-cell>
              <table:table-cell office:value-type="float" office:value="0.124938">
                <text:p>0.124938</text:p>
              </table:table-cell>
              <table:table-cell office:value-type="float" office:value="0.05647">
                <text:p>0.05647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482000">
                <text:p>482000</text:p>
              </table:table-cell>
              <table:table-cell office:value-type="float" office:value="0.136349">
                <text:p>0.136349</text:p>
              </table:table-cell>
              <table:table-cell office:value-type="float" office:value="0.124144">
                <text:p>0.124144</text:p>
              </table:table-cell>
              <table:table-cell office:value-type="float" office:value="0.056688">
                <text:p>0.056688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483000">
                <text:p>483000</text:p>
              </table:table-cell>
              <table:table-cell office:value-type="float" office:value="0.137273">
                <text:p>0.137273</text:p>
              </table:table-cell>
              <table:table-cell office:value-type="float" office:value="0.123725">
                <text:p>0.123725</text:p>
              </table:table-cell>
              <table:table-cell office:value-type="float" office:value="0.056739">
                <text:p>0.056739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484000">
                <text:p>484000</text:p>
              </table:table-cell>
              <table:table-cell office:value-type="float" office:value="0.137725">
                <text:p>0.137725</text:p>
              </table:table-cell>
              <table:table-cell office:value-type="float" office:value="0.125108">
                <text:p>0.125108</text:p>
              </table:table-cell>
              <table:table-cell office:value-type="float" office:value="0.056672">
                <text:p>0.056672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485000">
                <text:p>485000</text:p>
              </table:table-cell>
              <table:table-cell office:value-type="float" office:value="0.137518">
                <text:p>0.137518</text:p>
              </table:table-cell>
              <table:table-cell office:value-type="float" office:value="0.124154">
                <text:p>0.124154</text:p>
              </table:table-cell>
              <table:table-cell office:value-type="float" office:value="0.056943">
                <text:p>0.056943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486000">
                <text:p>486000</text:p>
              </table:table-cell>
              <table:table-cell office:value-type="float" office:value="0.138162">
                <text:p>0.138162</text:p>
              </table:table-cell>
              <table:table-cell office:value-type="float" office:value="0.124564">
                <text:p>0.124564</text:p>
              </table:table-cell>
              <table:table-cell office:value-type="float" office:value="0.056816">
                <text:p>0.056816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487000">
                <text:p>487000</text:p>
              </table:table-cell>
              <table:table-cell office:value-type="float" office:value="0.138607">
                <text:p>0.138607</text:p>
              </table:table-cell>
              <table:table-cell office:value-type="float" office:value="0.124893">
                <text:p>0.124893</text:p>
              </table:table-cell>
              <table:table-cell office:value-type="float" office:value="0.057779">
                <text:p>0.057779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488000">
                <text:p>488000</text:p>
              </table:table-cell>
              <table:table-cell office:value-type="float" office:value="0.13861">
                <text:p>0.13861</text:p>
              </table:table-cell>
              <table:table-cell office:value-type="float" office:value="0.123951">
                <text:p>0.123951</text:p>
              </table:table-cell>
              <table:table-cell office:value-type="float" office:value="0.057167">
                <text:p>0.057167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489000">
                <text:p>489000</text:p>
              </table:table-cell>
              <table:table-cell office:value-type="float" office:value="0.139505">
                <text:p>0.139505</text:p>
              </table:table-cell>
              <table:table-cell office:value-type="float" office:value="0.125076">
                <text:p>0.125076</text:p>
              </table:table-cell>
              <table:table-cell office:value-type="float" office:value="0.057299">
                <text:p>0.057299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490000">
                <text:p>490000</text:p>
              </table:table-cell>
              <table:table-cell office:value-type="float" office:value="0.144415">
                <text:p>0.144415</text:p>
              </table:table-cell>
              <table:table-cell office:value-type="float" office:value="0.127139">
                <text:p>0.127139</text:p>
              </table:table-cell>
              <table:table-cell office:value-type="float" office:value="0.05901">
                <text:p>0.05901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491000">
                <text:p>491000</text:p>
              </table:table-cell>
              <table:table-cell office:value-type="float" office:value="0.144007">
                <text:p>0.144007</text:p>
              </table:table-cell>
              <table:table-cell office:value-type="float" office:value="0.126433">
                <text:p>0.126433</text:p>
              </table:table-cell>
              <table:table-cell office:value-type="float" office:value="0.058368">
                <text:p>0.058368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492000">
                <text:p>492000</text:p>
              </table:table-cell>
              <table:table-cell office:value-type="float" office:value="0.146024">
                <text:p>0.146024</text:p>
              </table:table-cell>
              <table:table-cell office:value-type="float" office:value="0.128764">
                <text:p>0.128764</text:p>
              </table:table-cell>
              <table:table-cell office:value-type="float" office:value="0.058454">
                <text:p>0.058454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493000">
                <text:p>493000</text:p>
              </table:table-cell>
              <table:table-cell office:value-type="float" office:value="0.144996">
                <text:p>0.144996</text:p>
              </table:table-cell>
              <table:table-cell office:value-type="float" office:value="0.1271">
                <text:p>0.1271</text:p>
              </table:table-cell>
              <table:table-cell office:value-type="float" office:value="0.058655">
                <text:p>0.058655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494000">
                <text:p>494000</text:p>
              </table:table-cell>
              <table:table-cell office:value-type="float" office:value="0.144759">
                <text:p>0.144759</text:p>
              </table:table-cell>
              <table:table-cell office:value-type="float" office:value="0.125447">
                <text:p>0.125447</text:p>
              </table:table-cell>
              <table:table-cell office:value-type="float" office:value="0.058062">
                <text:p>0.058062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495000">
                <text:p>495000</text:p>
              </table:table-cell>
              <table:table-cell office:value-type="float" office:value="0.141112">
                <text:p>0.141112</text:p>
              </table:table-cell>
              <table:table-cell office:value-type="float" office:value="0.125798">
                <text:p>0.125798</text:p>
              </table:table-cell>
              <table:table-cell office:value-type="float" office:value="0.058285">
                <text:p>0.058285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496000">
                <text:p>496000</text:p>
              </table:table-cell>
              <table:table-cell office:value-type="float" office:value="0.141198">
                <text:p>0.141198</text:p>
              </table:table-cell>
              <table:table-cell office:value-type="float" office:value="0.125276">
                <text:p>0.125276</text:p>
              </table:table-cell>
              <table:table-cell office:value-type="float" office:value="0.058429">
                <text:p>0.058429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497000">
                <text:p>497000</text:p>
              </table:table-cell>
              <table:table-cell office:value-type="float" office:value="0.141782">
                <text:p>0.141782</text:p>
              </table:table-cell>
              <table:table-cell office:value-type="float" office:value="0.125741">
                <text:p>0.125741</text:p>
              </table:table-cell>
              <table:table-cell office:value-type="float" office:value="0.05839">
                <text:p>0.05839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498000">
                <text:p>498000</text:p>
              </table:table-cell>
              <table:table-cell office:value-type="float" office:value="0.141778">
                <text:p>0.141778</text:p>
              </table:table-cell>
              <table:table-cell office:value-type="float" office:value="0.126309">
                <text:p>0.126309</text:p>
              </table:table-cell>
              <table:table-cell office:value-type="float" office:value="0.058984">
                <text:p>0.058984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499000">
                <text:p>499000</text:p>
              </table:table-cell>
              <table:table-cell office:value-type="float" office:value="0.141184">
                <text:p>0.141184</text:p>
              </table:table-cell>
              <table:table-cell office:value-type="float" office:value="0.125702">
                <text:p>0.125702</text:p>
              </table:table-cell>
              <table:table-cell office:value-type="float" office:value="0.058463">
                <text:p>0.058463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500000">
                <text:p>500000</text:p>
              </table:table-cell>
              <table:table-cell office:value-type="float" office:value="0.142682">
                <text:p>0.142682</text:p>
              </table:table-cell>
              <table:table-cell office:value-type="float" office:value="0.125768">
                <text:p>0.125768</text:p>
              </table:table-cell>
              <table:table-cell office:value-type="float" office:value="0.058954">
                <text:p>0.058954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501000">
                <text:p>501000</text:p>
              </table:table-cell>
              <table:table-cell office:value-type="float" office:value="0.143023">
                <text:p>0.143023</text:p>
              </table:table-cell>
              <table:table-cell office:value-type="float" office:value="0.126662">
                <text:p>0.126662</text:p>
              </table:table-cell>
              <table:table-cell office:value-type="float" office:value="0.059243">
                <text:p>0.059243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502000">
                <text:p>502000</text:p>
              </table:table-cell>
              <table:table-cell office:value-type="float" office:value="0.142466">
                <text:p>0.142466</text:p>
              </table:table-cell>
              <table:table-cell office:value-type="float" office:value="0.125952">
                <text:p>0.125952</text:p>
              </table:table-cell>
              <table:table-cell office:value-type="float" office:value="0.060025">
                <text:p>0.060025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503000">
                <text:p>503000</text:p>
              </table:table-cell>
              <table:table-cell office:value-type="float" office:value="0.142795">
                <text:p>0.142795</text:p>
              </table:table-cell>
              <table:table-cell office:value-type="float" office:value="0.127848">
                <text:p>0.127848</text:p>
              </table:table-cell>
              <table:table-cell office:value-type="float" office:value="0.05938">
                <text:p>0.05938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504000">
                <text:p>504000</text:p>
              </table:table-cell>
              <table:table-cell office:value-type="float" office:value="0.143341">
                <text:p>0.143341</text:p>
              </table:table-cell>
              <table:table-cell office:value-type="float" office:value="0.127002">
                <text:p>0.127002</text:p>
              </table:table-cell>
              <table:table-cell office:value-type="float" office:value="0.059115">
                <text:p>0.059115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505000">
                <text:p>505000</text:p>
              </table:table-cell>
              <table:table-cell office:value-type="float" office:value="0.143791">
                <text:p>0.143791</text:p>
              </table:table-cell>
              <table:table-cell office:value-type="float" office:value="0.127151">
                <text:p>0.127151</text:p>
              </table:table-cell>
              <table:table-cell office:value-type="float" office:value="0.059516">
                <text:p>0.059516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506000">
                <text:p>506000</text:p>
              </table:table-cell>
              <table:table-cell office:value-type="float" office:value="0.143776">
                <text:p>0.143776</text:p>
              </table:table-cell>
              <table:table-cell office:value-type="float" office:value="0.127152">
                <text:p>0.127152</text:p>
              </table:table-cell>
              <table:table-cell office:value-type="float" office:value="0.059508">
                <text:p>0.05950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507000">
                <text:p>507000</text:p>
              </table:table-cell>
              <table:table-cell office:value-type="float" office:value="0.14365">
                <text:p>0.14365</text:p>
              </table:table-cell>
              <table:table-cell office:value-type="float" office:value="0.126686">
                <text:p>0.126686</text:p>
              </table:table-cell>
              <table:table-cell office:value-type="float" office:value="0.059872">
                <text:p>0.05987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508000">
                <text:p>508000</text:p>
              </table:table-cell>
              <table:table-cell office:value-type="float" office:value="0.144844">
                <text:p>0.144844</text:p>
              </table:table-cell>
              <table:table-cell office:value-type="float" office:value="0.127089">
                <text:p>0.127089</text:p>
              </table:table-cell>
              <table:table-cell office:value-type="float" office:value="0.059744">
                <text:p>0.05974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509000">
                <text:p>509000</text:p>
              </table:table-cell>
              <table:table-cell office:value-type="float" office:value="0.144766">
                <text:p>0.144766</text:p>
              </table:table-cell>
              <table:table-cell office:value-type="float" office:value="0.126996">
                <text:p>0.126996</text:p>
              </table:table-cell>
              <table:table-cell office:value-type="float" office:value="0.06035">
                <text:p>0.06035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510000">
                <text:p>510000</text:p>
              </table:table-cell>
              <table:table-cell office:value-type="float" office:value="0.144772">
                <text:p>0.144772</text:p>
              </table:table-cell>
              <table:table-cell office:value-type="float" office:value="0.128041">
                <text:p>0.128041</text:p>
              </table:table-cell>
              <table:table-cell office:value-type="float" office:value="0.059893">
                <text:p>0.059893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511000">
                <text:p>511000</text:p>
              </table:table-cell>
              <table:table-cell office:value-type="float" office:value="0.144854">
                <text:p>0.144854</text:p>
              </table:table-cell>
              <table:table-cell office:value-type="float" office:value="0.128659">
                <text:p>0.128659</text:p>
              </table:table-cell>
              <table:table-cell office:value-type="float" office:value="0.060455">
                <text:p>0.06045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512000">
                <text:p>512000</text:p>
              </table:table-cell>
              <table:table-cell office:value-type="float" office:value="0.145134">
                <text:p>0.145134</text:p>
              </table:table-cell>
              <table:table-cell office:value-type="float" office:value="0.12751">
                <text:p>0.12751</text:p>
              </table:table-cell>
              <table:table-cell office:value-type="float" office:value="0.060925">
                <text:p>0.060925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513000">
                <text:p>513000</text:p>
              </table:table-cell>
              <table:table-cell office:value-type="float" office:value="0.145972">
                <text:p>0.145972</text:p>
              </table:table-cell>
              <table:table-cell office:value-type="float" office:value="0.127139">
                <text:p>0.127139</text:p>
              </table:table-cell>
              <table:table-cell office:value-type="float" office:value="0.060232">
                <text:p>0.060232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514000">
                <text:p>514000</text:p>
              </table:table-cell>
              <table:table-cell office:value-type="float" office:value="0.146171">
                <text:p>0.146171</text:p>
              </table:table-cell>
              <table:table-cell office:value-type="float" office:value="0.127473">
                <text:p>0.127473</text:p>
              </table:table-cell>
              <table:table-cell office:value-type="float" office:value="0.06036">
                <text:p>0.0603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515000">
                <text:p>515000</text:p>
              </table:table-cell>
              <table:table-cell office:value-type="float" office:value="0.145842">
                <text:p>0.145842</text:p>
              </table:table-cell>
              <table:table-cell office:value-type="float" office:value="0.128067">
                <text:p>0.128067</text:p>
              </table:table-cell>
              <table:table-cell office:value-type="float" office:value="0.062035">
                <text:p>0.062035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16000">
                <text:p>516000</text:p>
              </table:table-cell>
              <table:table-cell office:value-type="float" office:value="0.147037">
                <text:p>0.147037</text:p>
              </table:table-cell>
              <table:table-cell office:value-type="float" office:value="0.127767">
                <text:p>0.127767</text:p>
              </table:table-cell>
              <table:table-cell office:value-type="float" office:value="0.061037">
                <text:p>0.061037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517000">
                <text:p>517000</text:p>
              </table:table-cell>
              <table:table-cell office:value-type="float" office:value="0.146808">
                <text:p>0.146808</text:p>
              </table:table-cell>
              <table:table-cell office:value-type="float" office:value="0.128224">
                <text:p>0.128224</text:p>
              </table:table-cell>
              <table:table-cell office:value-type="float" office:value="0.060753">
                <text:p>0.06075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518000">
                <text:p>518000</text:p>
              </table:table-cell>
              <table:table-cell office:value-type="float" office:value="0.147273">
                <text:p>0.147273</text:p>
              </table:table-cell>
              <table:table-cell office:value-type="float" office:value="0.128167">
                <text:p>0.128167</text:p>
              </table:table-cell>
              <table:table-cell office:value-type="float" office:value="0.061081">
                <text:p>0.061081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519000">
                <text:p>519000</text:p>
              </table:table-cell>
              <table:table-cell office:value-type="float" office:value="0.146731">
                <text:p>0.146731</text:p>
              </table:table-cell>
              <table:table-cell office:value-type="float" office:value="0.130361">
                <text:p>0.130361</text:p>
              </table:table-cell>
              <table:table-cell office:value-type="float" office:value="0.060991">
                <text:p>0.060991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520000">
                <text:p>520000</text:p>
              </table:table-cell>
              <table:table-cell office:value-type="float" office:value="0.147069">
                <text:p>0.147069</text:p>
              </table:table-cell>
              <table:table-cell office:value-type="float" office:value="0.128881">
                <text:p>0.128881</text:p>
              </table:table-cell>
              <table:table-cell office:value-type="float" office:value="0.061248">
                <text:p>0.061248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521000">
                <text:p>521000</text:p>
              </table:table-cell>
              <table:table-cell office:value-type="float" office:value="0.14748">
                <text:p>0.14748</text:p>
              </table:table-cell>
              <table:table-cell office:value-type="float" office:value="0.128945">
                <text:p>0.128945</text:p>
              </table:table-cell>
              <table:table-cell office:value-type="float" office:value="0.061333">
                <text:p>0.061333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522000">
                <text:p>522000</text:p>
              </table:table-cell>
              <table:table-cell office:value-type="float" office:value="0.148683">
                <text:p>0.148683</text:p>
              </table:table-cell>
              <table:table-cell office:value-type="float" office:value="0.128433">
                <text:p>0.128433</text:p>
              </table:table-cell>
              <table:table-cell office:value-type="float" office:value="0.061481">
                <text:p>0.06148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523000">
                <text:p>523000</text:p>
              </table:table-cell>
              <table:table-cell office:value-type="float" office:value="0.148317">
                <text:p>0.148317</text:p>
              </table:table-cell>
              <table:table-cell office:value-type="float" office:value="0.12951">
                <text:p>0.12951</text:p>
              </table:table-cell>
              <table:table-cell office:value-type="float" office:value="0.06168">
                <text:p>0.0616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524000">
                <text:p>524000</text:p>
              </table:table-cell>
              <table:table-cell office:value-type="float" office:value="0.147906">
                <text:p>0.147906</text:p>
              </table:table-cell>
              <table:table-cell office:value-type="float" office:value="0.13056">
                <text:p>0.13056</text:p>
              </table:table-cell>
              <table:table-cell office:value-type="float" office:value="0.061969">
                <text:p>0.061969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525000">
                <text:p>525000</text:p>
              </table:table-cell>
              <table:table-cell office:value-type="float" office:value="0.14895">
                <text:p>0.14895</text:p>
              </table:table-cell>
              <table:table-cell office:value-type="float" office:value="0.136518">
                <text:p>0.136518</text:p>
              </table:table-cell>
              <table:table-cell office:value-type="float" office:value="0.062039">
                <text:p>0.062039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526000">
                <text:p>526000</text:p>
              </table:table-cell>
              <table:table-cell office:value-type="float" office:value="0.148697">
                <text:p>0.148697</text:p>
              </table:table-cell>
              <table:table-cell office:value-type="float" office:value="0.136629">
                <text:p>0.136629</text:p>
              </table:table-cell>
              <table:table-cell office:value-type="float" office:value="0.062091">
                <text:p>0.06209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527000">
                <text:p>527000</text:p>
              </table:table-cell>
              <table:table-cell office:value-type="float" office:value="0.148872">
                <text:p>0.148872</text:p>
              </table:table-cell>
              <table:table-cell office:value-type="float" office:value="0.136114">
                <text:p>0.136114</text:p>
              </table:table-cell>
              <table:table-cell office:value-type="float" office:value="0.062087">
                <text:p>0.06208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528000">
                <text:p>528000</text:p>
              </table:table-cell>
              <table:table-cell office:value-type="float" office:value="0.149746">
                <text:p>0.149746</text:p>
              </table:table-cell>
              <table:table-cell office:value-type="float" office:value="0.137801">
                <text:p>0.137801</text:p>
              </table:table-cell>
              <table:table-cell office:value-type="float" office:value="0.062321">
                <text:p>0.062321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529000">
                <text:p>529000</text:p>
              </table:table-cell>
              <table:table-cell office:value-type="float" office:value="0.149201">
                <text:p>0.149201</text:p>
              </table:table-cell>
              <table:table-cell office:value-type="float" office:value="0.137702">
                <text:p>0.137702</text:p>
              </table:table-cell>
              <table:table-cell office:value-type="float" office:value="0.062467">
                <text:p>0.06246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530000">
                <text:p>530000</text:p>
              </table:table-cell>
              <table:table-cell office:value-type="float" office:value="0.149729">
                <text:p>0.149729</text:p>
              </table:table-cell>
              <table:table-cell office:value-type="float" office:value="0.138346">
                <text:p>0.138346</text:p>
              </table:table-cell>
              <table:table-cell office:value-type="float" office:value="0.062415">
                <text:p>0.06241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531000">
                <text:p>531000</text:p>
              </table:table-cell>
              <table:table-cell office:value-type="float" office:value="0.150437">
                <text:p>0.150437</text:p>
              </table:table-cell>
              <table:table-cell office:value-type="float" office:value="0.136696">
                <text:p>0.136696</text:p>
              </table:table-cell>
              <table:table-cell office:value-type="float" office:value="0.062812">
                <text:p>0.062812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532000">
                <text:p>532000</text:p>
              </table:table-cell>
              <table:table-cell office:value-type="float" office:value="0.150734">
                <text:p>0.150734</text:p>
              </table:table-cell>
              <table:table-cell office:value-type="float" office:value="0.137939">
                <text:p>0.137939</text:p>
              </table:table-cell>
              <table:table-cell office:value-type="float" office:value="0.062692">
                <text:p>0.06269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533000">
                <text:p>533000</text:p>
              </table:table-cell>
              <table:table-cell office:value-type="float" office:value="0.151176">
                <text:p>0.151176</text:p>
              </table:table-cell>
              <table:table-cell office:value-type="float" office:value="0.138152">
                <text:p>0.138152</text:p>
              </table:table-cell>
              <table:table-cell office:value-type="float" office:value="0.062737">
                <text:p>0.062737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534000">
                <text:p>534000</text:p>
              </table:table-cell>
              <table:table-cell office:value-type="float" office:value="0.152612">
                <text:p>0.152612</text:p>
              </table:table-cell>
              <table:table-cell office:value-type="float" office:value="0.138907">
                <text:p>0.138907</text:p>
              </table:table-cell>
              <table:table-cell office:value-type="float" office:value="0.063045">
                <text:p>0.06304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535000">
                <text:p>535000</text:p>
              </table:table-cell>
              <table:table-cell office:value-type="float" office:value="0.151604">
                <text:p>0.151604</text:p>
              </table:table-cell>
              <table:table-cell office:value-type="float" office:value="0.139072">
                <text:p>0.139072</text:p>
              </table:table-cell>
              <table:table-cell office:value-type="float" office:value="0.063473">
                <text:p>0.063473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536000">
                <text:p>536000</text:p>
              </table:table-cell>
              <table:table-cell office:value-type="float" office:value="0.152491">
                <text:p>0.152491</text:p>
              </table:table-cell>
              <table:table-cell office:value-type="float" office:value="0.139221">
                <text:p>0.139221</text:p>
              </table:table-cell>
              <table:table-cell office:value-type="float" office:value="0.063879">
                <text:p>0.063879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537000">
                <text:p>537000</text:p>
              </table:table-cell>
              <table:table-cell office:value-type="float" office:value="0.151418">
                <text:p>0.151418</text:p>
              </table:table-cell>
              <table:table-cell office:value-type="float" office:value="0.139326">
                <text:p>0.139326</text:p>
              </table:table-cell>
              <table:table-cell office:value-type="float" office:value="0.063358">
                <text:p>0.06335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538000">
                <text:p>538000</text:p>
              </table:table-cell>
              <table:table-cell office:value-type="float" office:value="0.153453">
                <text:p>0.153453</text:p>
              </table:table-cell>
              <table:table-cell office:value-type="float" office:value="0.138864">
                <text:p>0.138864</text:p>
              </table:table-cell>
              <table:table-cell office:value-type="float" office:value="0.063532">
                <text:p>0.06353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539000">
                <text:p>539000</text:p>
              </table:table-cell>
              <table:table-cell office:value-type="float" office:value="0.152856">
                <text:p>0.152856</text:p>
              </table:table-cell>
              <table:table-cell office:value-type="float" office:value="0.138942">
                <text:p>0.138942</text:p>
              </table:table-cell>
              <table:table-cell office:value-type="float" office:value="0.064181">
                <text:p>0.064181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540000">
                <text:p>540000</text:p>
              </table:table-cell>
              <table:table-cell office:value-type="float" office:value="0.162377">
                <text:p>0.162377</text:p>
              </table:table-cell>
              <table:table-cell office:value-type="float" office:value="0.139796">
                <text:p>0.139796</text:p>
              </table:table-cell>
              <table:table-cell office:value-type="float" office:value="0.06392">
                <text:p>0.0639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541000">
                <text:p>541000</text:p>
              </table:table-cell>
              <table:table-cell office:value-type="float" office:value="0.152718">
                <text:p>0.152718</text:p>
              </table:table-cell>
              <table:table-cell office:value-type="float" office:value="0.141359">
                <text:p>0.141359</text:p>
              </table:table-cell>
              <table:table-cell office:value-type="float" office:value="0.063898">
                <text:p>0.06389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542000">
                <text:p>542000</text:p>
              </table:table-cell>
              <table:table-cell office:value-type="float" office:value="0.153219">
                <text:p>0.153219</text:p>
              </table:table-cell>
              <table:table-cell office:value-type="float" office:value="0.141261">
                <text:p>0.141261</text:p>
              </table:table-cell>
              <table:table-cell office:value-type="float" office:value="0.064428">
                <text:p>0.064428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543000">
                <text:p>543000</text:p>
              </table:table-cell>
              <table:table-cell office:value-type="float" office:value="0.153902">
                <text:p>0.153902</text:p>
              </table:table-cell>
              <table:table-cell office:value-type="float" office:value="0.141151">
                <text:p>0.141151</text:p>
              </table:table-cell>
              <table:table-cell office:value-type="float" office:value="0.064376">
                <text:p>0.06437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544000">
                <text:p>544000</text:p>
              </table:table-cell>
              <table:table-cell office:value-type="float" office:value="0.15449">
                <text:p>0.15449</text:p>
              </table:table-cell>
              <table:table-cell office:value-type="float" office:value="0.141294">
                <text:p>0.141294</text:p>
              </table:table-cell>
              <table:table-cell office:value-type="float" office:value="0.064519">
                <text:p>0.064519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545000">
                <text:p>545000</text:p>
              </table:table-cell>
              <table:table-cell office:value-type="float" office:value="0.162263">
                <text:p>0.162263</text:p>
              </table:table-cell>
              <table:table-cell office:value-type="float" office:value="0.142105">
                <text:p>0.142105</text:p>
              </table:table-cell>
              <table:table-cell office:value-type="float" office:value="0.064844">
                <text:p>0.06484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546000">
                <text:p>546000</text:p>
              </table:table-cell>
              <table:table-cell office:value-type="float" office:value="0.154457">
                <text:p>0.154457</text:p>
              </table:table-cell>
              <table:table-cell office:value-type="float" office:value="0.141855">
                <text:p>0.141855</text:p>
              </table:table-cell>
              <table:table-cell office:value-type="float" office:value="0.064396">
                <text:p>0.06439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547000">
                <text:p>547000</text:p>
              </table:table-cell>
              <table:table-cell office:value-type="float" office:value="0.154934">
                <text:p>0.154934</text:p>
              </table:table-cell>
              <table:table-cell office:value-type="float" office:value="0.142093">
                <text:p>0.142093</text:p>
              </table:table-cell>
              <table:table-cell office:value-type="float" office:value="0.065531">
                <text:p>0.06553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548000">
                <text:p>548000</text:p>
              </table:table-cell>
              <table:table-cell office:value-type="float" office:value="0.155024">
                <text:p>0.155024</text:p>
              </table:table-cell>
              <table:table-cell office:value-type="float" office:value="0.142582">
                <text:p>0.142582</text:p>
              </table:table-cell>
              <table:table-cell office:value-type="float" office:value="0.065739">
                <text:p>0.065739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549000">
                <text:p>549000</text:p>
              </table:table-cell>
              <table:table-cell office:value-type="float" office:value="0.155413">
                <text:p>0.155413</text:p>
              </table:table-cell>
              <table:table-cell office:value-type="float" office:value="0.14204">
                <text:p>0.14204</text:p>
              </table:table-cell>
              <table:table-cell office:value-type="float" office:value="0.064954">
                <text:p>0.064954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550000">
                <text:p>550000</text:p>
              </table:table-cell>
              <table:table-cell office:value-type="float" office:value="0.156217">
                <text:p>0.156217</text:p>
              </table:table-cell>
              <table:table-cell office:value-type="float" office:value="0.142483">
                <text:p>0.142483</text:p>
              </table:table-cell>
              <table:table-cell office:value-type="float" office:value="0.064999">
                <text:p>0.064999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551000">
                <text:p>551000</text:p>
              </table:table-cell>
              <table:table-cell office:value-type="float" office:value="0.156146">
                <text:p>0.156146</text:p>
              </table:table-cell>
              <table:table-cell office:value-type="float" office:value="0.142226">
                <text:p>0.142226</text:p>
              </table:table-cell>
              <table:table-cell office:value-type="float" office:value="0.06513">
                <text:p>0.0651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552000">
                <text:p>552000</text:p>
              </table:table-cell>
              <table:table-cell office:value-type="float" office:value="0.156416">
                <text:p>0.156416</text:p>
              </table:table-cell>
              <table:table-cell office:value-type="float" office:value="0.143896">
                <text:p>0.143896</text:p>
              </table:table-cell>
              <table:table-cell office:value-type="float" office:value="0.06516">
                <text:p>0.06516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553000">
                <text:p>553000</text:p>
              </table:table-cell>
              <table:table-cell office:value-type="float" office:value="0.156504">
                <text:p>0.156504</text:p>
              </table:table-cell>
              <table:table-cell office:value-type="float" office:value="0.143225">
                <text:p>0.143225</text:p>
              </table:table-cell>
              <table:table-cell office:value-type="float" office:value="0.065318">
                <text:p>0.065318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554000">
                <text:p>554000</text:p>
              </table:table-cell>
              <table:table-cell office:value-type="float" office:value="0.156976">
                <text:p>0.156976</text:p>
              </table:table-cell>
              <table:table-cell office:value-type="float" office:value="0.143279">
                <text:p>0.143279</text:p>
              </table:table-cell>
              <table:table-cell office:value-type="float" office:value="0.065571">
                <text:p>0.06557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555000">
                <text:p>555000</text:p>
              </table:table-cell>
              <table:table-cell office:value-type="float" office:value="0.15727">
                <text:p>0.15727</text:p>
              </table:table-cell>
              <table:table-cell office:value-type="float" office:value="0.142921">
                <text:p>0.142921</text:p>
              </table:table-cell>
              <table:table-cell office:value-type="float" office:value="0.066347">
                <text:p>0.06634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556000">
                <text:p>556000</text:p>
              </table:table-cell>
              <table:table-cell office:value-type="float" office:value="0.157626">
                <text:p>0.157626</text:p>
              </table:table-cell>
              <table:table-cell office:value-type="float" office:value="0.142614">
                <text:p>0.142614</text:p>
              </table:table-cell>
              <table:table-cell office:value-type="float" office:value="0.065618">
                <text:p>0.06561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557000">
                <text:p>557000</text:p>
              </table:table-cell>
              <table:table-cell office:value-type="float" office:value="0.158009">
                <text:p>0.158009</text:p>
              </table:table-cell>
              <table:table-cell office:value-type="float" office:value="0.143094">
                <text:p>0.143094</text:p>
              </table:table-cell>
              <table:table-cell office:value-type="float" office:value="0.066164">
                <text:p>0.066164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558000">
                <text:p>558000</text:p>
              </table:table-cell>
              <table:table-cell office:value-type="float" office:value="0.158062">
                <text:p>0.158062</text:p>
              </table:table-cell>
              <table:table-cell office:value-type="float" office:value="0.147642">
                <text:p>0.147642</text:p>
              </table:table-cell>
              <table:table-cell office:value-type="float" office:value="0.066197">
                <text:p>0.06619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559000">
                <text:p>559000</text:p>
              </table:table-cell>
              <table:table-cell office:value-type="float" office:value="0.15821">
                <text:p>0.15821</text:p>
              </table:table-cell>
              <table:table-cell office:value-type="float" office:value="0.148405">
                <text:p>0.148405</text:p>
              </table:table-cell>
              <table:table-cell office:value-type="float" office:value="0.066261">
                <text:p>0.06626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560000">
                <text:p>560000</text:p>
              </table:table-cell>
              <table:table-cell office:value-type="float" office:value="0.158977">
                <text:p>0.158977</text:p>
              </table:table-cell>
              <table:table-cell office:value-type="float" office:value="0.148438">
                <text:p>0.148438</text:p>
              </table:table-cell>
              <table:table-cell office:value-type="float" office:value="0.066576">
                <text:p>0.066576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61000">
                <text:p>561000</text:p>
              </table:table-cell>
              <table:table-cell office:value-type="float" office:value="0.158889">
                <text:p>0.158889</text:p>
              </table:table-cell>
              <table:table-cell office:value-type="float" office:value="0.147863">
                <text:p>0.147863</text:p>
              </table:table-cell>
              <table:table-cell office:value-type="float" office:value="0.067568">
                <text:p>0.06756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62000">
                <text:p>562000</text:p>
              </table:table-cell>
              <table:table-cell office:value-type="float" office:value="0.159797">
                <text:p>0.159797</text:p>
              </table:table-cell>
              <table:table-cell office:value-type="float" office:value="0.147675">
                <text:p>0.147675</text:p>
              </table:table-cell>
              <table:table-cell office:value-type="float" office:value="0.066863">
                <text:p>0.06686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63000">
                <text:p>563000</text:p>
              </table:table-cell>
              <table:table-cell office:value-type="float" office:value="0.159537">
                <text:p>0.159537</text:p>
              </table:table-cell>
              <table:table-cell office:value-type="float" office:value="0.147829">
                <text:p>0.147829</text:p>
              </table:table-cell>
              <table:table-cell office:value-type="float" office:value="0.066636">
                <text:p>0.06663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64000">
                <text:p>564000</text:p>
              </table:table-cell>
              <table:table-cell office:value-type="float" office:value="0.161682">
                <text:p>0.161682</text:p>
              </table:table-cell>
              <table:table-cell office:value-type="float" office:value="0.147805">
                <text:p>0.147805</text:p>
              </table:table-cell>
              <table:table-cell office:value-type="float" office:value="0.067496">
                <text:p>0.067496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65000">
                <text:p>565000</text:p>
              </table:table-cell>
              <table:table-cell office:value-type="float" office:value="0.160641">
                <text:p>0.160641</text:p>
              </table:table-cell>
              <table:table-cell office:value-type="float" office:value="0.147941">
                <text:p>0.147941</text:p>
              </table:table-cell>
              <table:table-cell office:value-type="float" office:value="0.066981">
                <text:p>0.066981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66000">
                <text:p>566000</text:p>
              </table:table-cell>
              <table:table-cell office:value-type="float" office:value="0.16072">
                <text:p>0.16072</text:p>
              </table:table-cell>
              <table:table-cell office:value-type="float" office:value="0.148946">
                <text:p>0.148946</text:p>
              </table:table-cell>
              <table:table-cell office:value-type="float" office:value="0.067326">
                <text:p>0.067326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7000">
                <text:p>567000</text:p>
              </table:table-cell>
              <table:table-cell office:value-type="float" office:value="0.16085">
                <text:p>0.16085</text:p>
              </table:table-cell>
              <table:table-cell office:value-type="float" office:value="0.148617">
                <text:p>0.148617</text:p>
              </table:table-cell>
              <table:table-cell office:value-type="float" office:value="0.067309">
                <text:p>0.06730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68000">
                <text:p>568000</text:p>
              </table:table-cell>
              <table:table-cell office:value-type="float" office:value="0.160897">
                <text:p>0.160897</text:p>
              </table:table-cell>
              <table:table-cell office:value-type="float" office:value="0.148522">
                <text:p>0.148522</text:p>
              </table:table-cell>
              <table:table-cell office:value-type="float" office:value="0.067749">
                <text:p>0.06774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69000">
                <text:p>569000</text:p>
              </table:table-cell>
              <table:table-cell office:value-type="float" office:value="0.161511">
                <text:p>0.161511</text:p>
              </table:table-cell>
              <table:table-cell office:value-type="float" office:value="0.148687">
                <text:p>0.148687</text:p>
              </table:table-cell>
              <table:table-cell office:value-type="float" office:value="0.067799">
                <text:p>0.067799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70000">
                <text:p>570000</text:p>
              </table:table-cell>
              <table:table-cell office:value-type="float" office:value="0.161915">
                <text:p>0.161915</text:p>
              </table:table-cell>
              <table:table-cell office:value-type="float" office:value="0.149069">
                <text:p>0.149069</text:p>
              </table:table-cell>
              <table:table-cell office:value-type="float" office:value="0.067512">
                <text:p>0.06751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571000">
                <text:p>571000</text:p>
              </table:table-cell>
              <table:table-cell office:value-type="float" office:value="0.162836">
                <text:p>0.162836</text:p>
              </table:table-cell>
              <table:table-cell office:value-type="float" office:value="0.148312">
                <text:p>0.148312</text:p>
              </table:table-cell>
              <table:table-cell office:value-type="float" office:value="0.067846">
                <text:p>0.067846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572000">
                <text:p>572000</text:p>
              </table:table-cell>
              <table:table-cell office:value-type="float" office:value="0.163132">
                <text:p>0.163132</text:p>
              </table:table-cell>
              <table:table-cell office:value-type="float" office:value="0.149611">
                <text:p>0.149611</text:p>
              </table:table-cell>
              <table:table-cell office:value-type="float" office:value="0.068481">
                <text:p>0.068481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573000">
                <text:p>573000</text:p>
              </table:table-cell>
              <table:table-cell office:value-type="float" office:value="0.163323">
                <text:p>0.163323</text:p>
              </table:table-cell>
              <table:table-cell office:value-type="float" office:value="0.149411">
                <text:p>0.149411</text:p>
              </table:table-cell>
              <table:table-cell office:value-type="float" office:value="0.069295">
                <text:p>0.06929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574000">
                <text:p>574000</text:p>
              </table:table-cell>
              <table:table-cell office:value-type="float" office:value="0.163181">
                <text:p>0.163181</text:p>
              </table:table-cell>
              <table:table-cell office:value-type="float" office:value="0.148928">
                <text:p>0.148928</text:p>
              </table:table-cell>
              <table:table-cell office:value-type="float" office:value="0.068056">
                <text:p>0.06805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575000">
                <text:p>575000</text:p>
              </table:table-cell>
              <table:table-cell office:value-type="float" office:value="0.163003">
                <text:p>0.163003</text:p>
              </table:table-cell>
              <table:table-cell office:value-type="float" office:value="0.149757">
                <text:p>0.149757</text:p>
              </table:table-cell>
              <table:table-cell office:value-type="float" office:value="0.068391">
                <text:p>0.06839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576000">
                <text:p>576000</text:p>
              </table:table-cell>
              <table:table-cell office:value-type="float" office:value="0.163862">
                <text:p>0.163862</text:p>
              </table:table-cell>
              <table:table-cell office:value-type="float" office:value="0.149361">
                <text:p>0.149361</text:p>
              </table:table-cell>
              <table:table-cell office:value-type="float" office:value="0.068597">
                <text:p>0.06859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577000">
                <text:p>577000</text:p>
              </table:table-cell>
              <table:table-cell office:value-type="float" office:value="0.164346">
                <text:p>0.164346</text:p>
              </table:table-cell>
              <table:table-cell office:value-type="float" office:value="0.149763">
                <text:p>0.149763</text:p>
              </table:table-cell>
              <table:table-cell office:value-type="float" office:value="0.071455">
                <text:p>0.071455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578000">
                <text:p>578000</text:p>
              </table:table-cell>
              <table:table-cell office:value-type="float" office:value="0.171604">
                <text:p>0.171604</text:p>
              </table:table-cell>
              <table:table-cell office:value-type="float" office:value="0.151424">
                <text:p>0.151424</text:p>
              </table:table-cell>
              <table:table-cell office:value-type="float" office:value="0.07002">
                <text:p>0.07002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579000">
                <text:p>579000</text:p>
              </table:table-cell>
              <table:table-cell office:value-type="float" office:value="0.170849">
                <text:p>0.170849</text:p>
              </table:table-cell>
              <table:table-cell office:value-type="float" office:value="0.152187">
                <text:p>0.152187</text:p>
              </table:table-cell>
              <table:table-cell office:value-type="float" office:value="0.069839">
                <text:p>0.069839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580000">
                <text:p>580000</text:p>
              </table:table-cell>
              <table:table-cell office:value-type="float" office:value="0.171637">
                <text:p>0.171637</text:p>
              </table:table-cell>
              <table:table-cell office:value-type="float" office:value="0.152734">
                <text:p>0.152734</text:p>
              </table:table-cell>
              <table:table-cell office:value-type="float" office:value="0.070093">
                <text:p>0.070093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581000">
                <text:p>581000</text:p>
              </table:table-cell>
              <table:table-cell office:value-type="float" office:value="0.171662">
                <text:p>0.171662</text:p>
              </table:table-cell>
              <table:table-cell office:value-type="float" office:value="0.161521">
                <text:p>0.161521</text:p>
              </table:table-cell>
              <table:table-cell office:value-type="float" office:value="0.069259">
                <text:p>0.069259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582000">
                <text:p>582000</text:p>
              </table:table-cell>
              <table:table-cell office:value-type="float" office:value="0.166466">
                <text:p>0.166466</text:p>
              </table:table-cell>
              <table:table-cell office:value-type="float" office:value="0.150123">
                <text:p>0.150123</text:p>
              </table:table-cell>
              <table:table-cell office:value-type="float" office:value="0.069216">
                <text:p>0.069216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583000">
                <text:p>583000</text:p>
              </table:table-cell>
              <table:table-cell office:value-type="float" office:value="0.166255">
                <text:p>0.166255</text:p>
              </table:table-cell>
              <table:table-cell office:value-type="float" office:value="0.150312">
                <text:p>0.150312</text:p>
              </table:table-cell>
              <table:table-cell office:value-type="float" office:value="0.069287">
                <text:p>0.06928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584000">
                <text:p>584000</text:p>
              </table:table-cell>
              <table:table-cell office:value-type="float" office:value="0.166684">
                <text:p>0.166684</text:p>
              </table:table-cell>
              <table:table-cell office:value-type="float" office:value="0.151361">
                <text:p>0.151361</text:p>
              </table:table-cell>
              <table:table-cell office:value-type="float" office:value="0.069573">
                <text:p>0.06957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585000">
                <text:p>585000</text:p>
              </table:table-cell>
              <table:table-cell office:value-type="float" office:value="0.168">
                <text:p>0.168</text:p>
              </table:table-cell>
              <table:table-cell office:value-type="float" office:value="0.150624">
                <text:p>0.150624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586000">
                <text:p>586000</text:p>
              </table:table-cell>
              <table:table-cell office:value-type="float" office:value="0.167169">
                <text:p>0.167169</text:p>
              </table:table-cell>
              <table:table-cell office:value-type="float" office:value="0.157939">
                <text:p>0.157939</text:p>
              </table:table-cell>
              <table:table-cell office:value-type="float" office:value="0.069955">
                <text:p>0.069955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587000">
                <text:p>587000</text:p>
              </table:table-cell>
              <table:table-cell office:value-type="float" office:value="0.167568">
                <text:p>0.167568</text:p>
              </table:table-cell>
              <table:table-cell office:value-type="float" office:value="0.151654">
                <text:p>0.151654</text:p>
              </table:table-cell>
              <table:table-cell office:value-type="float" office:value="0.070316">
                <text:p>0.07031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588000">
                <text:p>588000</text:p>
              </table:table-cell>
              <table:table-cell office:value-type="float" office:value="0.167544">
                <text:p>0.167544</text:p>
              </table:table-cell>
              <table:table-cell office:value-type="float" office:value="0.150569">
                <text:p>0.150569</text:p>
              </table:table-cell>
              <table:table-cell office:value-type="float" office:value="0.070271">
                <text:p>0.070271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589000">
                <text:p>589000</text:p>
              </table:table-cell>
              <table:table-cell office:value-type="float" office:value="0.16837">
                <text:p>0.16837</text:p>
              </table:table-cell>
              <table:table-cell office:value-type="float" office:value="0.150872">
                <text:p>0.150872</text:p>
              </table:table-cell>
              <table:table-cell office:value-type="float" office:value="0.070051">
                <text:p>0.07005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590000">
                <text:p>590000</text:p>
              </table:table-cell>
              <table:table-cell office:value-type="float" office:value="0.168271">
                <text:p>0.168271</text:p>
              </table:table-cell>
              <table:table-cell office:value-type="float" office:value="0.160326">
                <text:p>0.160326</text:p>
              </table:table-cell>
              <table:table-cell office:value-type="float" office:value="0.070203">
                <text:p>0.07020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591000">
                <text:p>591000</text:p>
              </table:table-cell>
              <table:table-cell office:value-type="float" office:value="0.168944">
                <text:p>0.168944</text:p>
              </table:table-cell>
              <table:table-cell office:value-type="float" office:value="0.159898">
                <text:p>0.159898</text:p>
              </table:table-cell>
              <table:table-cell office:value-type="float" office:value="0.070222">
                <text:p>0.07022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592000">
                <text:p>592000</text:p>
              </table:table-cell>
              <table:table-cell office:value-type="float" office:value="0.169677">
                <text:p>0.169677</text:p>
              </table:table-cell>
              <table:table-cell office:value-type="float" office:value="0.160293">
                <text:p>0.160293</text:p>
              </table:table-cell>
              <table:table-cell office:value-type="float" office:value="0.070414">
                <text:p>0.070414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593000">
                <text:p>593000</text:p>
              </table:table-cell>
              <table:table-cell office:value-type="float" office:value="0.168872">
                <text:p>0.168872</text:p>
              </table:table-cell>
              <table:table-cell office:value-type="float" office:value="0.160748">
                <text:p>0.160748</text:p>
              </table:table-cell>
              <table:table-cell office:value-type="float" office:value="0.070405">
                <text:p>0.070405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594000">
                <text:p>594000</text:p>
              </table:table-cell>
              <table:table-cell office:value-type="float" office:value="0.17027">
                <text:p>0.17027</text:p>
              </table:table-cell>
              <table:table-cell office:value-type="float" office:value="0.160505">
                <text:p>0.160505</text:p>
              </table:table-cell>
              <table:table-cell office:value-type="float" office:value="0.070541">
                <text:p>0.070541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595000">
                <text:p>595000</text:p>
              </table:table-cell>
              <table:table-cell office:value-type="float" office:value="0.169835">
                <text:p>0.169835</text:p>
              </table:table-cell>
              <table:table-cell office:value-type="float" office:value="0.162084">
                <text:p>0.162084</text:p>
              </table:table-cell>
              <table:table-cell office:value-type="float" office:value="0.070995">
                <text:p>0.070995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596000">
                <text:p>596000</text:p>
              </table:table-cell>
              <table:table-cell office:value-type="float" office:value="0.170917">
                <text:p>0.170917</text:p>
              </table:table-cell>
              <table:table-cell office:value-type="float" office:value="0.16183">
                <text:p>0.16183</text:p>
              </table:table-cell>
              <table:table-cell office:value-type="float" office:value="0.070952">
                <text:p>0.07095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597000">
                <text:p>597000</text:p>
              </table:table-cell>
              <table:table-cell office:value-type="float" office:value="0.171106">
                <text:p>0.171106</text:p>
              </table:table-cell>
              <table:table-cell office:value-type="float" office:value="0.161181">
                <text:p>0.161181</text:p>
              </table:table-cell>
              <table:table-cell office:value-type="float" office:value="0.071318">
                <text:p>0.07131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598000">
                <text:p>598000</text:p>
              </table:table-cell>
              <table:table-cell office:value-type="float" office:value="0.170633">
                <text:p>0.170633</text:p>
              </table:table-cell>
              <table:table-cell office:value-type="float" office:value="0.160823">
                <text:p>0.160823</text:p>
              </table:table-cell>
              <table:table-cell office:value-type="float" office:value="0.071203">
                <text:p>0.071203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599000">
                <text:p>599000</text:p>
              </table:table-cell>
              <table:table-cell office:value-type="float" office:value="0.171455">
                <text:p>0.171455</text:p>
              </table:table-cell>
              <table:table-cell office:value-type="float" office:value="0.161471">
                <text:p>0.161471</text:p>
              </table:table-cell>
              <table:table-cell office:value-type="float" office:value="0.071585">
                <text:p>0.071585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600000">
                <text:p>600000</text:p>
              </table:table-cell>
              <table:table-cell office:value-type="float" office:value="0.171755">
                <text:p>0.171755</text:p>
              </table:table-cell>
              <table:table-cell office:value-type="float" office:value="0.161187">
                <text:p>0.161187</text:p>
              </table:table-cell>
              <table:table-cell office:value-type="float" office:value="0.071609">
                <text:p>0.07160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601000">
                <text:p>601000</text:p>
              </table:table-cell>
              <table:table-cell office:value-type="float" office:value="0.172206">
                <text:p>0.172206</text:p>
              </table:table-cell>
              <table:table-cell office:value-type="float" office:value="0.161358">
                <text:p>0.161358</text:p>
              </table:table-cell>
              <table:table-cell office:value-type="float" office:value="0.0717">
                <text:p>0.0717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602000">
                <text:p>602000</text:p>
              </table:table-cell>
              <table:table-cell office:value-type="float" office:value="0.17275">
                <text:p>0.17275</text:p>
              </table:table-cell>
              <table:table-cell office:value-type="float" office:value="0.161609">
                <text:p>0.161609</text:p>
              </table:table-cell>
              <table:table-cell office:value-type="float" office:value="0.072059">
                <text:p>0.072059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603000">
                <text:p>603000</text:p>
              </table:table-cell>
              <table:table-cell office:value-type="float" office:value="0.173519">
                <text:p>0.173519</text:p>
              </table:table-cell>
              <table:table-cell office:value-type="float" office:value="0.161019">
                <text:p>0.161019</text:p>
              </table:table-cell>
              <table:table-cell office:value-type="float" office:value="0.071807">
                <text:p>0.071807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604000">
                <text:p>604000</text:p>
              </table:table-cell>
              <table:table-cell office:value-type="float" office:value="0.17328">
                <text:p>0.17328</text:p>
              </table:table-cell>
              <table:table-cell office:value-type="float" office:value="0.161727">
                <text:p>0.161727</text:p>
              </table:table-cell>
              <table:table-cell office:value-type="float" office:value="0.072033">
                <text:p>0.072033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605000">
                <text:p>605000</text:p>
              </table:table-cell>
              <table:table-cell office:value-type="float" office:value="0.173555">
                <text:p>0.173555</text:p>
              </table:table-cell>
              <table:table-cell office:value-type="float" office:value="0.161533">
                <text:p>0.161533</text:p>
              </table:table-cell>
              <table:table-cell office:value-type="float" office:value="0.072218">
                <text:p>0.072218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606000">
                <text:p>606000</text:p>
              </table:table-cell>
              <table:table-cell office:value-type="float" office:value="0.174745">
                <text:p>0.174745</text:p>
              </table:table-cell>
              <table:table-cell office:value-type="float" office:value="0.161672">
                <text:p>0.161672</text:p>
              </table:table-cell>
              <table:table-cell office:value-type="float" office:value="0.072026">
                <text:p>0.072026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607000">
                <text:p>607000</text:p>
              </table:table-cell>
              <table:table-cell office:value-type="float" office:value="0.174338">
                <text:p>0.174338</text:p>
              </table:table-cell>
              <table:table-cell office:value-type="float" office:value="0.162725">
                <text:p>0.162725</text:p>
              </table:table-cell>
              <table:table-cell office:value-type="float" office:value="0.072198">
                <text:p>0.072198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608000">
                <text:p>608000</text:p>
              </table:table-cell>
              <table:table-cell office:value-type="float" office:value="0.174335">
                <text:p>0.174335</text:p>
              </table:table-cell>
              <table:table-cell office:value-type="float" office:value="0.162649">
                <text:p>0.162649</text:p>
              </table:table-cell>
              <table:table-cell office:value-type="float" office:value="0.072491">
                <text:p>0.072491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609000">
                <text:p>609000</text:p>
              </table:table-cell>
              <table:table-cell office:value-type="float" office:value="0.174939">
                <text:p>0.174939</text:p>
              </table:table-cell>
              <table:table-cell office:value-type="float" office:value="0.16239">
                <text:p>0.16239</text:p>
              </table:table-cell>
              <table:table-cell office:value-type="float" office:value="0.072573">
                <text:p>0.072573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610000">
                <text:p>610000</text:p>
              </table:table-cell>
              <table:table-cell office:value-type="float" office:value="0.175308">
                <text:p>0.175308</text:p>
              </table:table-cell>
              <table:table-cell office:value-type="float" office:value="0.162633">
                <text:p>0.162633</text:p>
              </table:table-cell>
              <table:table-cell office:value-type="float" office:value="0.073239">
                <text:p>0.073239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611000">
                <text:p>611000</text:p>
              </table:table-cell>
              <table:table-cell office:value-type="float" office:value="0.175235">
                <text:p>0.175235</text:p>
              </table:table-cell>
              <table:table-cell office:value-type="float" office:value="0.162479">
                <text:p>0.162479</text:p>
              </table:table-cell>
              <table:table-cell office:value-type="float" office:value="0.072638">
                <text:p>0.072638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612000">
                <text:p>612000</text:p>
              </table:table-cell>
              <table:table-cell office:value-type="float" office:value="0.17685">
                <text:p>0.17685</text:p>
              </table:table-cell>
              <table:table-cell office:value-type="float" office:value="0.16276">
                <text:p>0.16276</text:p>
              </table:table-cell>
              <table:table-cell office:value-type="float" office:value="0.072843">
                <text:p>0.072843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613000">
                <text:p>613000</text:p>
              </table:table-cell>
              <table:table-cell office:value-type="float" office:value="0.183895">
                <text:p>0.183895</text:p>
              </table:table-cell>
              <table:table-cell office:value-type="float" office:value="0.163709">
                <text:p>0.163709</text:p>
              </table:table-cell>
              <table:table-cell office:value-type="float" office:value="0.072937">
                <text:p>0.072937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614000">
                <text:p>614000</text:p>
              </table:table-cell>
              <table:table-cell office:value-type="float" office:value="0.178279">
                <text:p>0.178279</text:p>
              </table:table-cell>
              <table:table-cell office:value-type="float" office:value="0.163221">
                <text:p>0.163221</text:p>
              </table:table-cell>
              <table:table-cell office:value-type="float" office:value="0.073071">
                <text:p>0.073071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615000">
                <text:p>615000</text:p>
              </table:table-cell>
              <table:table-cell office:value-type="float" office:value="0.177294">
                <text:p>0.177294</text:p>
              </table:table-cell>
              <table:table-cell office:value-type="float" office:value="0.163452">
                <text:p>0.163452</text:p>
              </table:table-cell>
              <table:table-cell office:value-type="float" office:value="0.07313">
                <text:p>0.07313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616000">
                <text:p>616000</text:p>
              </table:table-cell>
              <table:table-cell office:value-type="float" office:value="0.177952">
                <text:p>0.177952</text:p>
              </table:table-cell>
              <table:table-cell office:value-type="float" office:value="0.163373">
                <text:p>0.163373</text:p>
              </table:table-cell>
              <table:table-cell office:value-type="float" office:value="0.073638">
                <text:p>0.073638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617000">
                <text:p>617000</text:p>
              </table:table-cell>
              <table:table-cell office:value-type="float" office:value="0.178333">
                <text:p>0.178333</text:p>
              </table:table-cell>
              <table:table-cell office:value-type="float" office:value="0.163377">
                <text:p>0.163377</text:p>
              </table:table-cell>
              <table:table-cell office:value-type="float" office:value="0.073449">
                <text:p>0.073449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618000">
                <text:p>618000</text:p>
              </table:table-cell>
              <table:table-cell office:value-type="float" office:value="0.178126">
                <text:p>0.178126</text:p>
              </table:table-cell>
              <table:table-cell office:value-type="float" office:value="0.163154">
                <text:p>0.163154</text:p>
              </table:table-cell>
              <table:table-cell office:value-type="float" office:value="0.074437">
                <text:p>0.074437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619000">
                <text:p>619000</text:p>
              </table:table-cell>
              <table:table-cell office:value-type="float" office:value="0.178899">
                <text:p>0.178899</text:p>
              </table:table-cell>
              <table:table-cell office:value-type="float" office:value="0.16348">
                <text:p>0.16348</text:p>
              </table:table-cell>
              <table:table-cell office:value-type="float" office:value="0.074148">
                <text:p>0.074148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20000">
                <text:p>620000</text:p>
              </table:table-cell>
              <table:table-cell office:value-type="float" office:value="0.178964">
                <text:p>0.178964</text:p>
              </table:table-cell>
              <table:table-cell office:value-type="float" office:value="0.163993">
                <text:p>0.163993</text:p>
              </table:table-cell>
              <table:table-cell office:value-type="float" office:value="0.07406">
                <text:p>0.07406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621000">
                <text:p>621000</text:p>
              </table:table-cell>
              <table:table-cell office:value-type="float" office:value="0.178784">
                <text:p>0.178784</text:p>
              </table:table-cell>
              <table:table-cell office:value-type="float" office:value="0.164042">
                <text:p>0.164042</text:p>
              </table:table-cell>
              <table:table-cell office:value-type="float" office:value="0.074638">
                <text:p>0.074638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622000">
                <text:p>622000</text:p>
              </table:table-cell>
              <table:table-cell office:value-type="float" office:value="0.178913">
                <text:p>0.178913</text:p>
              </table:table-cell>
              <table:table-cell office:value-type="float" office:value="0.163862">
                <text:p>0.163862</text:p>
              </table:table-cell>
              <table:table-cell office:value-type="float" office:value="0.07437">
                <text:p>0.07437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623000">
                <text:p>623000</text:p>
              </table:table-cell>
              <table:table-cell office:value-type="float" office:value="0.17939">
                <text:p>0.17939</text:p>
              </table:table-cell>
              <table:table-cell office:value-type="float" office:value="0.163557">
                <text:p>0.163557</text:p>
              </table:table-cell>
              <table:table-cell office:value-type="float" office:value="0.074612">
                <text:p>0.074612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624000">
                <text:p>624000</text:p>
              </table:table-cell>
              <table:table-cell office:value-type="float" office:value="0.180025">
                <text:p>0.180025</text:p>
              </table:table-cell>
              <table:table-cell office:value-type="float" office:value="0.164001">
                <text:p>0.164001</text:p>
              </table:table-cell>
              <table:table-cell office:value-type="float" office:value="0.074745">
                <text:p>0.07474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625000">
                <text:p>625000</text:p>
              </table:table-cell>
              <table:table-cell office:value-type="float" office:value="0.18079">
                <text:p>0.18079</text:p>
              </table:table-cell>
              <table:table-cell office:value-type="float" office:value="0.164027">
                <text:p>0.164027</text:p>
              </table:table-cell>
              <table:table-cell office:value-type="float" office:value="0.074541">
                <text:p>0.074541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626000">
                <text:p>626000</text:p>
              </table:table-cell>
              <table:table-cell office:value-type="float" office:value="0.180502">
                <text:p>0.180502</text:p>
              </table:table-cell>
              <table:table-cell office:value-type="float" office:value="0.164724">
                <text:p>0.164724</text:p>
              </table:table-cell>
              <table:table-cell office:value-type="float" office:value="0.074779">
                <text:p>0.074779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627000">
                <text:p>627000</text:p>
              </table:table-cell>
              <table:table-cell office:value-type="float" office:value="0.182617">
                <text:p>0.182617</text:p>
              </table:table-cell>
              <table:table-cell office:value-type="float" office:value="0.164643">
                <text:p>0.164643</text:p>
              </table:table-cell>
              <table:table-cell office:value-type="float" office:value="0.074677">
                <text:p>0.074677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628000">
                <text:p>628000</text:p>
              </table:table-cell>
              <table:table-cell office:value-type="float" office:value="0.180946">
                <text:p>0.180946</text:p>
              </table:table-cell>
              <table:table-cell office:value-type="float" office:value="0.164396">
                <text:p>0.164396</text:p>
              </table:table-cell>
              <table:table-cell office:value-type="float" office:value="0.075177">
                <text:p>0.075177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629000">
                <text:p>629000</text:p>
              </table:table-cell>
              <table:table-cell office:value-type="float" office:value="0.195653">
                <text:p>0.195653</text:p>
              </table:table-cell>
              <table:table-cell office:value-type="float" office:value="0.164292">
                <text:p>0.164292</text:p>
              </table:table-cell>
              <table:table-cell office:value-type="float" office:value="0.075105">
                <text:p>0.07510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630000">
                <text:p>630000</text:p>
              </table:table-cell>
              <table:table-cell office:value-type="float" office:value="0.182884">
                <text:p>0.182884</text:p>
              </table:table-cell>
              <table:table-cell office:value-type="float" office:value="0.164856">
                <text:p>0.164856</text:p>
              </table:table-cell>
              <table:table-cell office:value-type="float" office:value="0.075309">
                <text:p>0.075309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631000">
                <text:p>631000</text:p>
              </table:table-cell>
              <table:table-cell office:value-type="float" office:value="0.182563">
                <text:p>0.182563</text:p>
              </table:table-cell>
              <table:table-cell office:value-type="float" office:value="0.164561">
                <text:p>0.164561</text:p>
              </table:table-cell>
              <table:table-cell office:value-type="float" office:value="0.07522">
                <text:p>0.07522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632000">
                <text:p>632000</text:p>
              </table:table-cell>
              <table:table-cell office:value-type="float" office:value="0.182312">
                <text:p>0.182312</text:p>
              </table:table-cell>
              <table:table-cell office:value-type="float" office:value="0.165193">
                <text:p>0.165193</text:p>
              </table:table-cell>
              <table:table-cell office:value-type="float" office:value="0.075772">
                <text:p>0.075772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633000">
                <text:p>633000</text:p>
              </table:table-cell>
              <table:table-cell office:value-type="float" office:value="0.183328">
                <text:p>0.183328</text:p>
              </table:table-cell>
              <table:table-cell office:value-type="float" office:value="0.165018">
                <text:p>0.165018</text:p>
              </table:table-cell>
              <table:table-cell office:value-type="float" office:value="0.075888">
                <text:p>0.075888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634000">
                <text:p>634000</text:p>
              </table:table-cell>
              <table:table-cell office:value-type="float" office:value="0.183118">
                <text:p>0.183118</text:p>
              </table:table-cell>
              <table:table-cell office:value-type="float" office:value="0.164983">
                <text:p>0.164983</text:p>
              </table:table-cell>
              <table:table-cell office:value-type="float" office:value="0.075933">
                <text:p>0.075933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635000">
                <text:p>635000</text:p>
              </table:table-cell>
              <table:table-cell office:value-type="float" office:value="0.18401">
                <text:p>0.18401</text:p>
              </table:table-cell>
              <table:table-cell office:value-type="float" office:value="0.164952">
                <text:p>0.164952</text:p>
              </table:table-cell>
              <table:table-cell office:value-type="float" office:value="0.07592">
                <text:p>0.07592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636000">
                <text:p>636000</text:p>
              </table:table-cell>
              <table:table-cell office:value-type="float" office:value="0.183749">
                <text:p>0.183749</text:p>
              </table:table-cell>
              <table:table-cell office:value-type="float" office:value="0.165082">
                <text:p>0.165082</text:p>
              </table:table-cell>
              <table:table-cell office:value-type="float" office:value="0.076387">
                <text:p>0.076387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637000">
                <text:p>637000</text:p>
              </table:table-cell>
              <table:table-cell office:value-type="float" office:value="0.184034">
                <text:p>0.184034</text:p>
              </table:table-cell>
              <table:table-cell office:value-type="float" office:value="0.166132">
                <text:p>0.166132</text:p>
              </table:table-cell>
              <table:table-cell office:value-type="float" office:value="0.076359">
                <text:p>0.076359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638000">
                <text:p>638000</text:p>
              </table:table-cell>
              <table:table-cell office:value-type="float" office:value="0.184043">
                <text:p>0.184043</text:p>
              </table:table-cell>
              <table:table-cell office:value-type="float" office:value="0.165852">
                <text:p>0.165852</text:p>
              </table:table-cell>
              <table:table-cell office:value-type="float" office:value="0.076253">
                <text:p>0.076253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639000">
                <text:p>639000</text:p>
              </table:table-cell>
              <table:table-cell office:value-type="float" office:value="0.184672">
                <text:p>0.184672</text:p>
              </table:table-cell>
              <table:table-cell office:value-type="float" office:value="0.166592">
                <text:p>0.166592</text:p>
              </table:table-cell>
              <table:table-cell office:value-type="float" office:value="0.076767">
                <text:p>0.076767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640000">
                <text:p>640000</text:p>
              </table:table-cell>
              <table:table-cell office:value-type="float" office:value="0.184668">
                <text:p>0.184668</text:p>
              </table:table-cell>
              <table:table-cell office:value-type="float" office:value="0.165523">
                <text:p>0.165523</text:p>
              </table:table-cell>
              <table:table-cell office:value-type="float" office:value="0.076654">
                <text:p>0.076654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641000">
                <text:p>641000</text:p>
              </table:table-cell>
              <table:table-cell office:value-type="float" office:value="0.185538">
                <text:p>0.185538</text:p>
              </table:table-cell>
              <table:table-cell office:value-type="float" office:value="0.167382">
                <text:p>0.167382</text:p>
              </table:table-cell>
              <table:table-cell office:value-type="float" office:value="0.076456">
                <text:p>0.076456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642000">
                <text:p>642000</text:p>
              </table:table-cell>
              <table:table-cell office:value-type="float" office:value="0.185639">
                <text:p>0.185639</text:p>
              </table:table-cell>
              <table:table-cell office:value-type="float" office:value="0.165786">
                <text:p>0.165786</text:p>
              </table:table-cell>
              <table:table-cell office:value-type="float" office:value="0.077174">
                <text:p>0.077174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643000">
                <text:p>643000</text:p>
              </table:table-cell>
              <table:table-cell office:value-type="float" office:value="0.184993">
                <text:p>0.184993</text:p>
              </table:table-cell>
              <table:table-cell office:value-type="float" office:value="0.167629">
                <text:p>0.167629</text:p>
              </table:table-cell>
              <table:table-cell office:value-type="float" office:value="0.07708">
                <text:p>0.07708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644000">
                <text:p>644000</text:p>
              </table:table-cell>
              <table:table-cell office:value-type="float" office:value="0.185659">
                <text:p>0.185659</text:p>
              </table:table-cell>
              <table:table-cell office:value-type="float" office:value="0.165963">
                <text:p>0.165963</text:p>
              </table:table-cell>
              <table:table-cell office:value-type="float" office:value="0.076892">
                <text:p>0.076892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645000">
                <text:p>645000</text:p>
              </table:table-cell>
              <table:table-cell office:value-type="float" office:value="0.185868">
                <text:p>0.185868</text:p>
              </table:table-cell>
              <table:table-cell office:value-type="float" office:value="0.166696">
                <text:p>0.166696</text:p>
              </table:table-cell>
              <table:table-cell office:value-type="float" office:value="0.077019">
                <text:p>0.077019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646000">
                <text:p>646000</text:p>
              </table:table-cell>
              <table:table-cell office:value-type="float" office:value="0.186451">
                <text:p>0.186451</text:p>
              </table:table-cell>
              <table:table-cell office:value-type="float" office:value="0.166459">
                <text:p>0.166459</text:p>
              </table:table-cell>
              <table:table-cell office:value-type="float" office:value="0.077223">
                <text:p>0.077223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647000">
                <text:p>647000</text:p>
              </table:table-cell>
              <table:table-cell office:value-type="float" office:value="0.186471">
                <text:p>0.186471</text:p>
              </table:table-cell>
              <table:table-cell office:value-type="float" office:value="0.16861">
                <text:p>0.16861</text:p>
              </table:table-cell>
              <table:table-cell office:value-type="float" office:value="0.077515">
                <text:p>0.077515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648000">
                <text:p>648000</text:p>
              </table:table-cell>
              <table:table-cell office:value-type="float" office:value="0.18649">
                <text:p>0.18649</text:p>
              </table:table-cell>
              <table:table-cell office:value-type="float" office:value="0.166585">
                <text:p>0.166585</text:p>
              </table:table-cell>
              <table:table-cell office:value-type="float" office:value="0.077388">
                <text:p>0.077388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649000">
                <text:p>649000</text:p>
              </table:table-cell>
              <table:table-cell office:value-type="float" office:value="0.18685">
                <text:p>0.18685</text:p>
              </table:table-cell>
              <table:table-cell office:value-type="float" office:value="0.167602">
                <text:p>0.167602</text:p>
              </table:table-cell>
              <table:table-cell office:value-type="float" office:value="0.077762">
                <text:p>0.077762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650000">
                <text:p>650000</text:p>
              </table:table-cell>
              <table:table-cell office:value-type="float" office:value="0.197152">
                <text:p>0.197152</text:p>
              </table:table-cell>
              <table:table-cell office:value-type="float" office:value="0.166825">
                <text:p>0.166825</text:p>
              </table:table-cell>
              <table:table-cell office:value-type="float" office:value="0.078085">
                <text:p>0.078085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651000">
                <text:p>651000</text:p>
              </table:table-cell>
              <table:table-cell office:value-type="float" office:value="0.186947">
                <text:p>0.186947</text:p>
              </table:table-cell>
              <table:table-cell office:value-type="float" office:value="0.167588">
                <text:p>0.167588</text:p>
              </table:table-cell>
              <table:table-cell office:value-type="float" office:value="0.077816">
                <text:p>0.077816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652000">
                <text:p>652000</text:p>
              </table:table-cell>
              <table:table-cell office:value-type="float" office:value="0.188832">
                <text:p>0.188832</text:p>
              </table:table-cell>
              <table:table-cell office:value-type="float" office:value="0.167243">
                <text:p>0.167243</text:p>
              </table:table-cell>
              <table:table-cell office:value-type="float" office:value="0.082424">
                <text:p>0.082424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653000">
                <text:p>653000</text:p>
              </table:table-cell>
              <table:table-cell office:value-type="float" office:value="0.187926">
                <text:p>0.187926</text:p>
              </table:table-cell>
              <table:table-cell office:value-type="float" office:value="0.167946">
                <text:p>0.167946</text:p>
              </table:table-cell>
              <table:table-cell office:value-type="float" office:value="0.078253">
                <text:p>0.078253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654000">
                <text:p>654000</text:p>
              </table:table-cell>
              <table:table-cell office:value-type="float" office:value="0.188673">
                <text:p>0.188673</text:p>
              </table:table-cell>
              <table:table-cell office:value-type="float" office:value="0.167446">
                <text:p>0.167446</text:p>
              </table:table-cell>
              <table:table-cell office:value-type="float" office:value="0.078356">
                <text:p>0.078356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655000">
                <text:p>655000</text:p>
              </table:table-cell>
              <table:table-cell office:value-type="float" office:value="0.187825">
                <text:p>0.187825</text:p>
              </table:table-cell>
              <table:table-cell office:value-type="float" office:value="0.168531">
                <text:p>0.168531</text:p>
              </table:table-cell>
              <table:table-cell office:value-type="float" office:value="0.078365">
                <text:p>0.078365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656000">
                <text:p>656000</text:p>
              </table:table-cell>
              <table:table-cell office:value-type="float" office:value="0.188936">
                <text:p>0.188936</text:p>
              </table:table-cell>
              <table:table-cell office:value-type="float" office:value="0.188245">
                <text:p>0.188245</text:p>
              </table:table-cell>
              <table:table-cell office:value-type="float" office:value="0.079438">
                <text:p>0.079438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657000">
                <text:p>657000</text:p>
              </table:table-cell>
              <table:table-cell office:value-type="float" office:value="0.189262">
                <text:p>0.189262</text:p>
              </table:table-cell>
              <table:table-cell office:value-type="float" office:value="0.187309">
                <text:p>0.187309</text:p>
              </table:table-cell>
              <table:table-cell office:value-type="float" office:value="0.079228">
                <text:p>0.079228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658000">
                <text:p>658000</text:p>
              </table:table-cell>
              <table:table-cell office:value-type="float" office:value="0.189697">
                <text:p>0.189697</text:p>
              </table:table-cell>
              <table:table-cell office:value-type="float" office:value="0.187548">
                <text:p>0.187548</text:p>
              </table:table-cell>
              <table:table-cell office:value-type="float" office:value="0.078787">
                <text:p>0.078787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659000">
                <text:p>659000</text:p>
              </table:table-cell>
              <table:table-cell office:value-type="float" office:value="0.190214">
                <text:p>0.190214</text:p>
              </table:table-cell>
              <table:table-cell office:value-type="float" office:value="0.187944">
                <text:p>0.187944</text:p>
              </table:table-cell>
              <table:table-cell office:value-type="float" office:value="0.07887">
                <text:p>0.07887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660000">
                <text:p>660000</text:p>
              </table:table-cell>
              <table:table-cell office:value-type="float" office:value="0.191652">
                <text:p>0.191652</text:p>
              </table:table-cell>
              <table:table-cell office:value-type="float" office:value="0.188638">
                <text:p>0.188638</text:p>
              </table:table-cell>
              <table:table-cell office:value-type="float" office:value="0.07922">
                <text:p>0.07922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661000">
                <text:p>661000</text:p>
              </table:table-cell>
              <table:table-cell office:value-type="float" office:value="0.191274">
                <text:p>0.191274</text:p>
              </table:table-cell>
              <table:table-cell office:value-type="float" office:value="0.187538">
                <text:p>0.187538</text:p>
              </table:table-cell>
              <table:table-cell office:value-type="float" office:value="0.079414">
                <text:p>0.079414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662000">
                <text:p>662000</text:p>
              </table:table-cell>
              <table:table-cell office:value-type="float" office:value="0.191661">
                <text:p>0.191661</text:p>
              </table:table-cell>
              <table:table-cell office:value-type="float" office:value="0.188057">
                <text:p>0.188057</text:p>
              </table:table-cell>
              <table:table-cell office:value-type="float" office:value="0.079366">
                <text:p>0.079366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663000">
                <text:p>663000</text:p>
              </table:table-cell>
              <table:table-cell office:value-type="float" office:value="0.191118">
                <text:p>0.191118</text:p>
              </table:table-cell>
              <table:table-cell office:value-type="float" office:value="0.188784">
                <text:p>0.188784</text:p>
              </table:table-cell>
              <table:table-cell office:value-type="float" office:value="0.079695">
                <text:p>0.07969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664000">
                <text:p>664000</text:p>
              </table:table-cell>
              <table:table-cell office:value-type="float" office:value="0.191529">
                <text:p>0.191529</text:p>
              </table:table-cell>
              <table:table-cell office:value-type="float" office:value="0.189969">
                <text:p>0.189969</text:p>
              </table:table-cell>
              <table:table-cell office:value-type="float" office:value="0.089676">
                <text:p>0.089676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665000">
                <text:p>665000</text:p>
              </table:table-cell>
              <table:table-cell office:value-type="float" office:value="0.192297">
                <text:p>0.192297</text:p>
              </table:table-cell>
              <table:table-cell office:value-type="float" office:value="0.188555">
                <text:p>0.188555</text:p>
              </table:table-cell>
              <table:table-cell office:value-type="float" office:value="0.07994">
                <text:p>0.07994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666000">
                <text:p>666000</text:p>
              </table:table-cell>
              <table:table-cell office:value-type="float" office:value="0.192279">
                <text:p>0.192279</text:p>
              </table:table-cell>
              <table:table-cell office:value-type="float" office:value="0.188957">
                <text:p>0.188957</text:p>
              </table:table-cell>
              <table:table-cell office:value-type="float" office:value="0.080249">
                <text:p>0.080249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667000">
                <text:p>667000</text:p>
              </table:table-cell>
              <table:table-cell office:value-type="float" office:value="0.192802">
                <text:p>0.192802</text:p>
              </table:table-cell>
              <table:table-cell office:value-type="float" office:value="0.189282">
                <text:p>0.189282</text:p>
              </table:table-cell>
              <table:table-cell office:value-type="float" office:value="0.080064">
                <text:p>0.080064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668000">
                <text:p>668000</text:p>
              </table:table-cell>
              <table:table-cell office:value-type="float" office:value="0.193824">
                <text:p>0.193824</text:p>
              </table:table-cell>
              <table:table-cell office:value-type="float" office:value="0.196943">
                <text:p>0.196943</text:p>
              </table:table-cell>
              <table:table-cell office:value-type="float" office:value="0.080128">
                <text:p>0.080128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669000">
                <text:p>669000</text:p>
              </table:table-cell>
              <table:table-cell office:value-type="float" office:value="0.193963">
                <text:p>0.193963</text:p>
              </table:table-cell>
              <table:table-cell office:value-type="float" office:value="0.189931">
                <text:p>0.189931</text:p>
              </table:table-cell>
              <table:table-cell office:value-type="float" office:value="0.08066">
                <text:p>0.08066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670000">
                <text:p>670000</text:p>
              </table:table-cell>
              <table:table-cell office:value-type="float" office:value="0.194055">
                <text:p>0.194055</text:p>
              </table:table-cell>
              <table:table-cell office:value-type="float" office:value="0.189411">
                <text:p>0.189411</text:p>
              </table:table-cell>
              <table:table-cell office:value-type="float" office:value="0.080553">
                <text:p>0.080553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671000">
                <text:p>671000</text:p>
              </table:table-cell>
              <table:table-cell office:value-type="float" office:value="0.194819">
                <text:p>0.194819</text:p>
              </table:table-cell>
              <table:table-cell office:value-type="float" office:value="0.190369">
                <text:p>0.190369</text:p>
              </table:table-cell>
              <table:table-cell office:value-type="float" office:value="0.080558">
                <text:p>0.080558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672000">
                <text:p>672000</text:p>
              </table:table-cell>
              <table:table-cell office:value-type="float" office:value="0.194922">
                <text:p>0.194922</text:p>
              </table:table-cell>
              <table:table-cell office:value-type="float" office:value="0.189809">
                <text:p>0.189809</text:p>
              </table:table-cell>
              <table:table-cell office:value-type="float" office:value="0.080671">
                <text:p>0.080671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673000">
                <text:p>673000</text:p>
              </table:table-cell>
              <table:table-cell office:value-type="float" office:value="0.195293">
                <text:p>0.195293</text:p>
              </table:table-cell>
              <table:table-cell office:value-type="float" office:value="0.190794">
                <text:p>0.190794</text:p>
              </table:table-cell>
              <table:table-cell office:value-type="float" office:value="0.081147">
                <text:p>0.081147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74000">
                <text:p>674000</text:p>
              </table:table-cell>
              <table:table-cell office:value-type="float" office:value="0.195959">
                <text:p>0.195959</text:p>
              </table:table-cell>
              <table:table-cell office:value-type="float" office:value="0.190014">
                <text:p>0.190014</text:p>
              </table:table-cell>
              <table:table-cell office:value-type="float" office:value="0.081688">
                <text:p>0.081688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75000">
                <text:p>675000</text:p>
              </table:table-cell>
              <table:table-cell office:value-type="float" office:value="0.195897">
                <text:p>0.195897</text:p>
              </table:table-cell>
              <table:table-cell office:value-type="float" office:value="0.189909">
                <text:p>0.189909</text:p>
              </table:table-cell>
              <table:table-cell office:value-type="float" office:value="0.081672">
                <text:p>0.081672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76000">
                <text:p>676000</text:p>
              </table:table-cell>
              <table:table-cell office:value-type="float" office:value="0.1964">
                <text:p>0.1964</text:p>
              </table:table-cell>
              <table:table-cell office:value-type="float" office:value="0.190452">
                <text:p>0.190452</text:p>
              </table:table-cell>
              <table:table-cell office:value-type="float" office:value="0.081307">
                <text:p>0.081307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77000">
                <text:p>677000</text:p>
              </table:table-cell>
              <table:table-cell office:value-type="float" office:value="0.196337">
                <text:p>0.196337</text:p>
              </table:table-cell>
              <table:table-cell office:value-type="float" office:value="0.190282">
                <text:p>0.190282</text:p>
              </table:table-cell>
              <table:table-cell office:value-type="float" office:value="0.081476">
                <text:p>0.081476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78000">
                <text:p>678000</text:p>
              </table:table-cell>
              <table:table-cell office:value-type="float" office:value="0.197833">
                <text:p>0.197833</text:p>
              </table:table-cell>
              <table:table-cell office:value-type="float" office:value="0.191898">
                <text:p>0.191898</text:p>
              </table:table-cell>
              <table:table-cell office:value-type="float" office:value="0.081705">
                <text:p>0.08170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79000">
                <text:p>679000</text:p>
              </table:table-cell>
              <table:table-cell office:value-type="float" office:value="0.197497">
                <text:p>0.197497</text:p>
              </table:table-cell>
              <table:table-cell office:value-type="float" office:value="0.190729">
                <text:p>0.190729</text:p>
              </table:table-cell>
              <table:table-cell office:value-type="float" office:value="0.082073">
                <text:p>0.082073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80000">
                <text:p>680000</text:p>
              </table:table-cell>
              <table:table-cell office:value-type="float" office:value="0.19784">
                <text:p>0.19784</text:p>
              </table:table-cell>
              <table:table-cell office:value-type="float" office:value="0.190554">
                <text:p>0.190554</text:p>
              </table:table-cell>
              <table:table-cell office:value-type="float" office:value="0.08175">
                <text:p>0.08175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81000">
                <text:p>681000</text:p>
              </table:table-cell>
              <table:table-cell office:value-type="float" office:value="0.198248">
                <text:p>0.198248</text:p>
              </table:table-cell>
              <table:table-cell office:value-type="float" office:value="0.191272">
                <text:p>0.191272</text:p>
              </table:table-cell>
              <table:table-cell office:value-type="float" office:value="0.081717">
                <text:p>0.081717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2000">
                <text:p>682000</text:p>
              </table:table-cell>
              <table:table-cell office:value-type="float" office:value="0.19794">
                <text:p>0.19794</text:p>
              </table:table-cell>
              <table:table-cell office:value-type="float" office:value="0.202506">
                <text:p>0.202506</text:p>
              </table:table-cell>
              <table:table-cell office:value-type="float" office:value="0.081792">
                <text:p>0.081792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83000">
                <text:p>683000</text:p>
              </table:table-cell>
              <table:table-cell office:value-type="float" office:value="0.19883">
                <text:p>0.19883</text:p>
              </table:table-cell>
              <table:table-cell office:value-type="float" office:value="0.191072">
                <text:p>0.191072</text:p>
              </table:table-cell>
              <table:table-cell office:value-type="float" office:value="0.082077">
                <text:p>0.082077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684000">
                <text:p>684000</text:p>
              </table:table-cell>
              <table:table-cell office:value-type="float" office:value="0.199398">
                <text:p>0.199398</text:p>
              </table:table-cell>
              <table:table-cell office:value-type="float" office:value="0.190827">
                <text:p>0.190827</text:p>
              </table:table-cell>
              <table:table-cell office:value-type="float" office:value="0.082239">
                <text:p>0.082239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685000">
                <text:p>685000</text:p>
              </table:table-cell>
              <table:table-cell office:value-type="float" office:value="0.200073">
                <text:p>0.200073</text:p>
              </table:table-cell>
              <table:table-cell office:value-type="float" office:value="0.19041">
                <text:p>0.19041</text:p>
              </table:table-cell>
              <table:table-cell office:value-type="float" office:value="0.082687">
                <text:p>0.082687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686000">
                <text:p>686000</text:p>
              </table:table-cell>
              <table:table-cell office:value-type="float" office:value="0.199796">
                <text:p>0.199796</text:p>
              </table:table-cell>
              <table:table-cell office:value-type="float" office:value="0.195935">
                <text:p>0.195935</text:p>
              </table:table-cell>
              <table:table-cell office:value-type="float" office:value="0.08312">
                <text:p>0.08312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687000">
                <text:p>687000</text:p>
              </table:table-cell>
              <table:table-cell office:value-type="float" office:value="0.200387">
                <text:p>0.200387</text:p>
              </table:table-cell>
              <table:table-cell office:value-type="float" office:value="0.191141">
                <text:p>0.191141</text:p>
              </table:table-cell>
              <table:table-cell office:value-type="float" office:value="0.082936">
                <text:p>0.082936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688000">
                <text:p>688000</text:p>
              </table:table-cell>
              <table:table-cell office:value-type="float" office:value="0.200435">
                <text:p>0.200435</text:p>
              </table:table-cell>
              <table:table-cell office:value-type="float" office:value="0.191024">
                <text:p>0.191024</text:p>
              </table:table-cell>
              <table:table-cell office:value-type="float" office:value="0.082588">
                <text:p>0.082588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689000">
                <text:p>689000</text:p>
              </table:table-cell>
              <table:table-cell office:value-type="float" office:value="0.200471">
                <text:p>0.200471</text:p>
              </table:table-cell>
              <table:table-cell office:value-type="float" office:value="0.191404">
                <text:p>0.191404</text:p>
              </table:table-cell>
              <table:table-cell office:value-type="float" office:value="0.083109">
                <text:p>0.083109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690000">
                <text:p>690000</text:p>
              </table:table-cell>
              <table:table-cell office:value-type="float" office:value="0.201034">
                <text:p>0.201034</text:p>
              </table:table-cell>
              <table:table-cell office:value-type="float" office:value="0.193316">
                <text:p>0.193316</text:p>
              </table:table-cell>
              <table:table-cell office:value-type="float" office:value="0.083067">
                <text:p>0.083067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691000">
                <text:p>691000</text:p>
              </table:table-cell>
              <table:table-cell office:value-type="float" office:value="0.201797">
                <text:p>0.201797</text:p>
              </table:table-cell>
              <table:table-cell office:value-type="float" office:value="0.191785">
                <text:p>0.191785</text:p>
              </table:table-cell>
              <table:table-cell office:value-type="float" office:value="0.082935">
                <text:p>0.082935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692000">
                <text:p>692000</text:p>
              </table:table-cell>
              <table:table-cell office:value-type="float" office:value="0.201398">
                <text:p>0.201398</text:p>
              </table:table-cell>
              <table:table-cell office:value-type="float" office:value="0.193958">
                <text:p>0.193958</text:p>
              </table:table-cell>
              <table:table-cell office:value-type="float" office:value="0.083288">
                <text:p>0.083288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693000">
                <text:p>693000</text:p>
              </table:table-cell>
              <table:table-cell office:value-type="float" office:value="0.202138">
                <text:p>0.202138</text:p>
              </table:table-cell>
              <table:table-cell office:value-type="float" office:value="0.193184">
                <text:p>0.193184</text:p>
              </table:table-cell>
              <table:table-cell office:value-type="float" office:value="0.083269">
                <text:p>0.083269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694000">
                <text:p>694000</text:p>
              </table:table-cell>
              <table:table-cell office:value-type="float" office:value="0.202542">
                <text:p>0.202542</text:p>
              </table:table-cell>
              <table:table-cell office:value-type="float" office:value="0.19384">
                <text:p>0.19384</text:p>
              </table:table-cell>
              <table:table-cell office:value-type="float" office:value="0.083562">
                <text:p>0.083562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695000">
                <text:p>695000</text:p>
              </table:table-cell>
              <table:table-cell office:value-type="float" office:value="0.202852">
                <text:p>0.202852</text:p>
              </table:table-cell>
              <table:table-cell office:value-type="float" office:value="0.192454">
                <text:p>0.192454</text:p>
              </table:table-cell>
              <table:table-cell office:value-type="float" office:value="0.083412">
                <text:p>0.083412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696000">
                <text:p>696000</text:p>
              </table:table-cell>
              <table:table-cell office:value-type="float" office:value="0.204173">
                <text:p>0.204173</text:p>
              </table:table-cell>
              <table:table-cell office:value-type="float" office:value="0.193307">
                <text:p>0.193307</text:p>
              </table:table-cell>
              <table:table-cell office:value-type="float" office:value="0.083802">
                <text:p>0.083802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697000">
                <text:p>697000</text:p>
              </table:table-cell>
              <table:table-cell office:value-type="float" office:value="0.203608">
                <text:p>0.203608</text:p>
              </table:table-cell>
              <table:table-cell office:value-type="float" office:value="0.192525">
                <text:p>0.192525</text:p>
              </table:table-cell>
              <table:table-cell office:value-type="float" office:value="0.085069">
                <text:p>0.085069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698000">
                <text:p>698000</text:p>
              </table:table-cell>
              <table:table-cell office:value-type="float" office:value="0.204919">
                <text:p>0.204919</text:p>
              </table:table-cell>
              <table:table-cell office:value-type="float" office:value="0.193074">
                <text:p>0.193074</text:p>
              </table:table-cell>
              <table:table-cell office:value-type="float" office:value="0.084748">
                <text:p>0.084748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699000">
                <text:p>699000</text:p>
              </table:table-cell>
              <table:table-cell office:value-type="float" office:value="0.203981">
                <text:p>0.203981</text:p>
              </table:table-cell>
              <table:table-cell office:value-type="float" office:value="0.192868">
                <text:p>0.192868</text:p>
              </table:table-cell>
              <table:table-cell office:value-type="float" office:value="0.084388">
                <text:p>0.084388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700000">
                <text:p>700000</text:p>
              </table:table-cell>
              <table:table-cell office:value-type="float" office:value="0.204443">
                <text:p>0.204443</text:p>
              </table:table-cell>
              <table:table-cell office:value-type="float" office:value="0.193851">
                <text:p>0.193851</text:p>
              </table:table-cell>
              <table:table-cell office:value-type="float" office:value="0.084403">
                <text:p>0.084403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701000">
                <text:p>701000</text:p>
              </table:table-cell>
              <table:table-cell office:value-type="float" office:value="0.205023">
                <text:p>0.205023</text:p>
              </table:table-cell>
              <table:table-cell office:value-type="float" office:value="0.19348">
                <text:p>0.19348</text:p>
              </table:table-cell>
              <table:table-cell office:value-type="float" office:value="0.084288">
                <text:p>0.084288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702000">
                <text:p>702000</text:p>
              </table:table-cell>
              <table:table-cell office:value-type="float" office:value="0.20541">
                <text:p>0.20541</text:p>
              </table:table-cell>
              <table:table-cell office:value-type="float" office:value="0.193887">
                <text:p>0.193887</text:p>
              </table:table-cell>
              <table:table-cell office:value-type="float" office:value="0.084594">
                <text:p>0.084594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703000">
                <text:p>703000</text:p>
              </table:table-cell>
              <table:table-cell office:value-type="float" office:value="0.205858">
                <text:p>0.205858</text:p>
              </table:table-cell>
              <table:table-cell office:value-type="float" office:value="0.194364">
                <text:p>0.194364</text:p>
              </table:table-cell>
              <table:table-cell office:value-type="float" office:value="0.085891">
                <text:p>0.085891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704000">
                <text:p>704000</text:p>
              </table:table-cell>
              <table:table-cell office:value-type="float" office:value="0.205932">
                <text:p>0.205932</text:p>
              </table:table-cell>
              <table:table-cell office:value-type="float" office:value="0.193142">
                <text:p>0.193142</text:p>
              </table:table-cell>
              <table:table-cell office:value-type="float" office:value="0.084692">
                <text:p>0.084692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705000">
                <text:p>705000</text:p>
              </table:table-cell>
              <table:table-cell office:value-type="float" office:value="0.206571">
                <text:p>0.206571</text:p>
              </table:table-cell>
              <table:table-cell office:value-type="float" office:value="0.194587">
                <text:p>0.194587</text:p>
              </table:table-cell>
              <table:table-cell office:value-type="float" office:value="0.085194">
                <text:p>0.085194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706000">
                <text:p>706000</text:p>
              </table:table-cell>
              <table:table-cell office:value-type="float" office:value="0.206283">
                <text:p>0.206283</text:p>
              </table:table-cell>
              <table:table-cell office:value-type="float" office:value="0.193684">
                <text:p>0.193684</text:p>
              </table:table-cell>
              <table:table-cell office:value-type="float" office:value="0.085081">
                <text:p>0.085081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707000">
                <text:p>707000</text:p>
              </table:table-cell>
              <table:table-cell office:value-type="float" office:value="0.206683">
                <text:p>0.206683</text:p>
              </table:table-cell>
              <table:table-cell office:value-type="float" office:value="0.194871">
                <text:p>0.194871</text:p>
              </table:table-cell>
              <table:table-cell office:value-type="float" office:value="0.085932">
                <text:p>0.085932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708000">
                <text:p>708000</text:p>
              </table:table-cell>
              <table:table-cell office:value-type="float" office:value="0.207626">
                <text:p>0.207626</text:p>
              </table:table-cell>
              <table:table-cell office:value-type="float" office:value="0.194975">
                <text:p>0.194975</text:p>
              </table:table-cell>
              <table:table-cell office:value-type="float" office:value="0.085106">
                <text:p>0.085106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709000">
                <text:p>709000</text:p>
              </table:table-cell>
              <table:table-cell office:value-type="float" office:value="0.207963">
                <text:p>0.207963</text:p>
              </table:table-cell>
              <table:table-cell office:value-type="float" office:value="0.195046">
                <text:p>0.195046</text:p>
              </table:table-cell>
              <table:table-cell office:value-type="float" office:value="0.085627">
                <text:p>0.085627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710000">
                <text:p>710000</text:p>
              </table:table-cell>
              <table:table-cell office:value-type="float" office:value="0.20725">
                <text:p>0.20725</text:p>
              </table:table-cell>
              <table:table-cell office:value-type="float" office:value="0.195322">
                <text:p>0.195322</text:p>
              </table:table-cell>
              <table:table-cell office:value-type="float" office:value="0.085499">
                <text:p>0.085499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711000">
                <text:p>711000</text:p>
              </table:table-cell>
              <table:table-cell office:value-type="float" office:value="0.208447">
                <text:p>0.208447</text:p>
              </table:table-cell>
              <table:table-cell office:value-type="float" office:value="0.19422">
                <text:p>0.19422</text:p>
              </table:table-cell>
              <table:table-cell office:value-type="float" office:value="0.085754">
                <text:p>0.085754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712000">
                <text:p>712000</text:p>
              </table:table-cell>
              <table:table-cell office:value-type="float" office:value="0.208958">
                <text:p>0.208958</text:p>
              </table:table-cell>
              <table:table-cell office:value-type="float" office:value="0.195005">
                <text:p>0.195005</text:p>
              </table:table-cell>
              <table:table-cell office:value-type="float" office:value="0.086041">
                <text:p>0.086041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713000">
                <text:p>713000</text:p>
              </table:table-cell>
              <table:table-cell office:value-type="float" office:value="0.209826">
                <text:p>0.209826</text:p>
              </table:table-cell>
              <table:table-cell office:value-type="float" office:value="0.194225">
                <text:p>0.194225</text:p>
              </table:table-cell>
              <table:table-cell office:value-type="float" office:value="0.0866">
                <text:p>0.0866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714000">
                <text:p>714000</text:p>
              </table:table-cell>
              <table:table-cell office:value-type="float" office:value="0.209266">
                <text:p>0.209266</text:p>
              </table:table-cell>
              <table:table-cell office:value-type="float" office:value="0.194701">
                <text:p>0.194701</text:p>
              </table:table-cell>
              <table:table-cell office:value-type="float" office:value="0.086884">
                <text:p>0.086884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715000">
                <text:p>715000</text:p>
              </table:table-cell>
              <table:table-cell office:value-type="float" office:value="0.209091">
                <text:p>0.209091</text:p>
              </table:table-cell>
              <table:table-cell office:value-type="float" office:value="0.195262">
                <text:p>0.195262</text:p>
              </table:table-cell>
              <table:table-cell office:value-type="float" office:value="0.086456">
                <text:p>0.086456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716000">
                <text:p>716000</text:p>
              </table:table-cell>
              <table:table-cell office:value-type="float" office:value="0.209653">
                <text:p>0.209653</text:p>
              </table:table-cell>
              <table:table-cell office:value-type="float" office:value="0.196435">
                <text:p>0.196435</text:p>
              </table:table-cell>
              <table:table-cell office:value-type="float" office:value="0.086073">
                <text:p>0.086073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717000">
                <text:p>717000</text:p>
              </table:table-cell>
              <table:table-cell office:value-type="float" office:value="0.210169">
                <text:p>0.210169</text:p>
              </table:table-cell>
              <table:table-cell office:value-type="float" office:value="0.195771">
                <text:p>0.195771</text:p>
              </table:table-cell>
              <table:table-cell office:value-type="float" office:value="0.08666">
                <text:p>0.08666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718000">
                <text:p>718000</text:p>
              </table:table-cell>
              <table:table-cell office:value-type="float" office:value="0.210298">
                <text:p>0.210298</text:p>
              </table:table-cell>
              <table:table-cell office:value-type="float" office:value="0.196649">
                <text:p>0.196649</text:p>
              </table:table-cell>
              <table:table-cell office:value-type="float" office:value="0.086639">
                <text:p>0.086639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719000">
                <text:p>719000</text:p>
              </table:table-cell>
              <table:table-cell office:value-type="float" office:value="0.210666">
                <text:p>0.210666</text:p>
              </table:table-cell>
              <table:table-cell office:value-type="float" office:value="0.195482">
                <text:p>0.195482</text:p>
              </table:table-cell>
              <table:table-cell office:value-type="float" office:value="0.08674">
                <text:p>0.08674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720000">
                <text:p>720000</text:p>
              </table:table-cell>
              <table:table-cell office:value-type="float" office:value="0.211124">
                <text:p>0.211124</text:p>
              </table:table-cell>
              <table:table-cell office:value-type="float" office:value="0.195339">
                <text:p>0.195339</text:p>
              </table:table-cell>
              <table:table-cell office:value-type="float" office:value="0.087013">
                <text:p>0.087013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721000">
                <text:p>721000</text:p>
              </table:table-cell>
              <table:table-cell office:value-type="float" office:value="0.211146">
                <text:p>0.211146</text:p>
              </table:table-cell>
              <table:table-cell office:value-type="float" office:value="0.194966">
                <text:p>0.194966</text:p>
              </table:table-cell>
              <table:table-cell office:value-type="float" office:value="0.087135">
                <text:p>0.087135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722000">
                <text:p>722000</text:p>
              </table:table-cell>
              <table:table-cell office:value-type="float" office:value="0.211524">
                <text:p>0.211524</text:p>
              </table:table-cell>
              <table:table-cell office:value-type="float" office:value="0.196023">
                <text:p>0.196023</text:p>
              </table:table-cell>
              <table:table-cell office:value-type="float" office:value="0.087435">
                <text:p>0.087435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723000">
                <text:p>723000</text:p>
              </table:table-cell>
              <table:table-cell office:value-type="float" office:value="0.211108">
                <text:p>0.211108</text:p>
              </table:table-cell>
              <table:table-cell office:value-type="float" office:value="0.196567">
                <text:p>0.196567</text:p>
              </table:table-cell>
              <table:table-cell office:value-type="float" office:value="0.087263">
                <text:p>0.087263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724000">
                <text:p>724000</text:p>
              </table:table-cell>
              <table:table-cell office:value-type="float" office:value="0.211752">
                <text:p>0.211752</text:p>
              </table:table-cell>
              <table:table-cell office:value-type="float" office:value="0.197194">
                <text:p>0.197194</text:p>
              </table:table-cell>
              <table:table-cell office:value-type="float" office:value="0.087526">
                <text:p>0.087526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725000">
                <text:p>725000</text:p>
              </table:table-cell>
              <table:table-cell office:value-type="float" office:value="0.212251">
                <text:p>0.212251</text:p>
              </table:table-cell>
              <table:table-cell office:value-type="float" office:value="0.197297">
                <text:p>0.197297</text:p>
              </table:table-cell>
              <table:table-cell office:value-type="float" office:value="0.087831">
                <text:p>0.087831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726000">
                <text:p>726000</text:p>
              </table:table-cell>
              <table:table-cell office:value-type="float" office:value="0.213012">
                <text:p>0.213012</text:p>
              </table:table-cell>
              <table:table-cell office:value-type="float" office:value="0.196638">
                <text:p>0.196638</text:p>
              </table:table-cell>
              <table:table-cell office:value-type="float" office:value="0.087496">
                <text:p>0.087496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727000">
                <text:p>727000</text:p>
              </table:table-cell>
              <table:table-cell office:value-type="float" office:value="0.213972">
                <text:p>0.213972</text:p>
              </table:table-cell>
              <table:table-cell office:value-type="float" office:value="0.19707">
                <text:p>0.19707</text:p>
              </table:table-cell>
              <table:table-cell office:value-type="float" office:value="0.087893">
                <text:p>0.087893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728000">
                <text:p>728000</text:p>
              </table:table-cell>
              <table:table-cell office:value-type="float" office:value="0.213748">
                <text:p>0.213748</text:p>
              </table:table-cell>
              <table:table-cell office:value-type="float" office:value="0.197021">
                <text:p>0.197021</text:p>
              </table:table-cell>
              <table:table-cell office:value-type="float" office:value="0.087956">
                <text:p>0.087956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729000">
                <text:p>729000</text:p>
              </table:table-cell>
              <table:table-cell office:value-type="float" office:value="0.214529">
                <text:p>0.214529</text:p>
              </table:table-cell>
              <table:table-cell office:value-type="float" office:value="0.196821">
                <text:p>0.196821</text:p>
              </table:table-cell>
              <table:table-cell office:value-type="float" office:value="0.088382">
                <text:p>0.088382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730000">
                <text:p>730000</text:p>
              </table:table-cell>
              <table:table-cell office:value-type="float" office:value="0.214249">
                <text:p>0.214249</text:p>
              </table:table-cell>
              <table:table-cell office:value-type="float" office:value="0.197202">
                <text:p>0.197202</text:p>
              </table:table-cell>
              <table:table-cell office:value-type="float" office:value="0.088355">
                <text:p>0.088355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731000">
                <text:p>731000</text:p>
              </table:table-cell>
              <table:table-cell office:value-type="float" office:value="0.215021">
                <text:p>0.215021</text:p>
              </table:table-cell>
              <table:table-cell office:value-type="float" office:value="0.197526">
                <text:p>0.197526</text:p>
              </table:table-cell>
              <table:table-cell office:value-type="float" office:value="0.088722">
                <text:p>0.088722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732000">
                <text:p>732000</text:p>
              </table:table-cell>
              <table:table-cell office:value-type="float" office:value="0.215345">
                <text:p>0.215345</text:p>
              </table:table-cell>
              <table:table-cell office:value-type="float" office:value="0.197699">
                <text:p>0.197699</text:p>
              </table:table-cell>
              <table:table-cell office:value-type="float" office:value="0.088728">
                <text:p>0.088728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733000">
                <text:p>733000</text:p>
              </table:table-cell>
              <table:table-cell office:value-type="float" office:value="0.215728">
                <text:p>0.215728</text:p>
              </table:table-cell>
              <table:table-cell office:value-type="float" office:value="0.196603">
                <text:p>0.196603</text:p>
              </table:table-cell>
              <table:table-cell office:value-type="float" office:value="0.088957">
                <text:p>0.088957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734000">
                <text:p>734000</text:p>
              </table:table-cell>
              <table:table-cell office:value-type="float" office:value="0.215778">
                <text:p>0.215778</text:p>
              </table:table-cell>
              <table:table-cell office:value-type="float" office:value="0.197967">
                <text:p>0.197967</text:p>
              </table:table-cell>
              <table:table-cell office:value-type="float" office:value="0.089363">
                <text:p>0.089363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735000">
                <text:p>735000</text:p>
              </table:table-cell>
              <table:table-cell office:value-type="float" office:value="0.216032">
                <text:p>0.216032</text:p>
              </table:table-cell>
              <table:table-cell office:value-type="float" office:value="0.196648">
                <text:p>0.196648</text:p>
              </table:table-cell>
              <table:table-cell office:value-type="float" office:value="0.089268">
                <text:p>0.089268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736000">
                <text:p>736000</text:p>
              </table:table-cell>
              <table:table-cell office:value-type="float" office:value="0.217265">
                <text:p>0.217265</text:p>
              </table:table-cell>
              <table:table-cell office:value-type="float" office:value="0.198259">
                <text:p>0.198259</text:p>
              </table:table-cell>
              <table:table-cell office:value-type="float" office:value="0.089561">
                <text:p>0.089561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737000">
                <text:p>737000</text:p>
              </table:table-cell>
              <table:table-cell office:value-type="float" office:value="0.216178">
                <text:p>0.216178</text:p>
              </table:table-cell>
              <table:table-cell office:value-type="float" office:value="0.198027">
                <text:p>0.198027</text:p>
              </table:table-cell>
              <table:table-cell office:value-type="float" office:value="0.089205">
                <text:p>0.089205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738000">
                <text:p>738000</text:p>
              </table:table-cell>
              <table:table-cell office:value-type="float" office:value="0.217545">
                <text:p>0.217545</text:p>
              </table:table-cell>
              <table:table-cell office:value-type="float" office:value="0.197123">
                <text:p>0.197123</text:p>
              </table:table-cell>
              <table:table-cell office:value-type="float" office:value="0.089309">
                <text:p>0.089309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739000">
                <text:p>739000</text:p>
              </table:table-cell>
              <table:table-cell office:value-type="float" office:value="0.217975">
                <text:p>0.217975</text:p>
              </table:table-cell>
              <table:table-cell office:value-type="float" office:value="0.196917">
                <text:p>0.196917</text:p>
              </table:table-cell>
              <table:table-cell office:value-type="float" office:value="0.089188">
                <text:p>0.089188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740000">
                <text:p>740000</text:p>
              </table:table-cell>
              <table:table-cell office:value-type="float" office:value="0.219969">
                <text:p>0.219969</text:p>
              </table:table-cell>
              <table:table-cell office:value-type="float" office:value="0.197917">
                <text:p>0.197917</text:p>
              </table:table-cell>
              <table:table-cell office:value-type="float" office:value="0.08994">
                <text:p>0.08994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741000">
                <text:p>741000</text:p>
              </table:table-cell>
              <table:table-cell office:value-type="float" office:value="0.218244">
                <text:p>0.218244</text:p>
              </table:table-cell>
              <table:table-cell office:value-type="float" office:value="0.197715">
                <text:p>0.197715</text:p>
              </table:table-cell>
              <table:table-cell office:value-type="float" office:value="0.090211">
                <text:p>0.090211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742000">
                <text:p>742000</text:p>
              </table:table-cell>
              <table:table-cell office:value-type="float" office:value="0.218408">
                <text:p>0.218408</text:p>
              </table:table-cell>
              <table:table-cell office:value-type="float" office:value="0.1983">
                <text:p>0.1983</text:p>
              </table:table-cell>
              <table:table-cell office:value-type="float" office:value="0.089533">
                <text:p>0.089533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743000">
                <text:p>743000</text:p>
              </table:table-cell>
              <table:table-cell office:value-type="float" office:value="0.218477">
                <text:p>0.218477</text:p>
              </table:table-cell>
              <table:table-cell office:value-type="float" office:value="0.200109">
                <text:p>0.200109</text:p>
              </table:table-cell>
              <table:table-cell office:value-type="float" office:value="0.090087">
                <text:p>0.090087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744000">
                <text:p>744000</text:p>
              </table:table-cell>
              <table:table-cell office:value-type="float" office:value="0.226176">
                <text:p>0.226176</text:p>
              </table:table-cell>
              <table:table-cell office:value-type="float" office:value="0.198445">
                <text:p>0.198445</text:p>
              </table:table-cell>
              <table:table-cell office:value-type="float" office:value="0.089964">
                <text:p>0.089964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745000">
                <text:p>745000</text:p>
              </table:table-cell>
              <table:table-cell office:value-type="float" office:value="0.219211">
                <text:p>0.219211</text:p>
              </table:table-cell>
              <table:table-cell office:value-type="float" office:value="0.197923">
                <text:p>0.197923</text:p>
              </table:table-cell>
              <table:table-cell office:value-type="float" office:value="0.090627">
                <text:p>0.090627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746000">
                <text:p>746000</text:p>
              </table:table-cell>
              <table:table-cell office:value-type="float" office:value="0.220242">
                <text:p>0.220242</text:p>
              </table:table-cell>
              <table:table-cell office:value-type="float" office:value="0.198833">
                <text:p>0.198833</text:p>
              </table:table-cell>
              <table:table-cell office:value-type="float" office:value="0.090887">
                <text:p>0.090887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747000">
                <text:p>747000</text:p>
              </table:table-cell>
              <table:table-cell office:value-type="float" office:value="0.220754">
                <text:p>0.220754</text:p>
              </table:table-cell>
              <table:table-cell office:value-type="float" office:value="0.198731">
                <text:p>0.198731</text:p>
              </table:table-cell>
              <table:table-cell office:value-type="float" office:value="0.090714">
                <text:p>0.090714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748000">
                <text:p>748000</text:p>
              </table:table-cell>
              <table:table-cell office:value-type="float" office:value="0.220453">
                <text:p>0.220453</text:p>
              </table:table-cell>
              <table:table-cell office:value-type="float" office:value="0.199307">
                <text:p>0.199307</text:p>
              </table:table-cell>
              <table:table-cell office:value-type="float" office:value="0.090656">
                <text:p>0.090656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749000">
                <text:p>749000</text:p>
              </table:table-cell>
              <table:table-cell office:value-type="float" office:value="0.221095">
                <text:p>0.221095</text:p>
              </table:table-cell>
              <table:table-cell office:value-type="float" office:value="0.199333">
                <text:p>0.199333</text:p>
              </table:table-cell>
              <table:table-cell office:value-type="float" office:value="0.090425">
                <text:p>0.090425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750000">
                <text:p>750000</text:p>
              </table:table-cell>
              <table:table-cell office:value-type="float" office:value="0.221495">
                <text:p>0.221495</text:p>
              </table:table-cell>
              <table:table-cell office:value-type="float" office:value="0.199959">
                <text:p>0.199959</text:p>
              </table:table-cell>
              <table:table-cell office:value-type="float" office:value="0.090848">
                <text:p>0.090848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751000">
                <text:p>751000</text:p>
              </table:table-cell>
              <table:table-cell office:value-type="float" office:value="0.221334">
                <text:p>0.221334</text:p>
              </table:table-cell>
              <table:table-cell office:value-type="float" office:value="0.199037">
                <text:p>0.199037</text:p>
              </table:table-cell>
              <table:table-cell office:value-type="float" office:value="0.091005">
                <text:p>0.091005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752000">
                <text:p>752000</text:p>
              </table:table-cell>
              <table:table-cell office:value-type="float" office:value="0.222669">
                <text:p>0.222669</text:p>
              </table:table-cell>
              <table:table-cell office:value-type="float" office:value="0.199062">
                <text:p>0.199062</text:p>
              </table:table-cell>
              <table:table-cell office:value-type="float" office:value="0.091628">
                <text:p>0.091628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753000">
                <text:p>753000</text:p>
              </table:table-cell>
              <table:table-cell office:value-type="float" office:value="0.221134">
                <text:p>0.221134</text:p>
              </table:table-cell>
              <table:table-cell office:value-type="float" office:value="0.202025">
                <text:p>0.202025</text:p>
              </table:table-cell>
              <table:table-cell office:value-type="float" office:value="0.091776">
                <text:p>0.091776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754000">
                <text:p>754000</text:p>
              </table:table-cell>
              <table:table-cell office:value-type="float" office:value="0.222393">
                <text:p>0.222393</text:p>
              </table:table-cell>
              <table:table-cell office:value-type="float" office:value="0.199697">
                <text:p>0.199697</text:p>
              </table:table-cell>
              <table:table-cell office:value-type="float" office:value="0.091178">
                <text:p>0.091178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755000">
                <text:p>755000</text:p>
              </table:table-cell>
              <table:table-cell office:value-type="float" office:value="0.222046">
                <text:p>0.222046</text:p>
              </table:table-cell>
              <table:table-cell office:value-type="float" office:value="0.199793">
                <text:p>0.199793</text:p>
              </table:table-cell>
              <table:table-cell office:value-type="float" office:value="0.091411">
                <text:p>0.091411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756000">
                <text:p>756000</text:p>
              </table:table-cell>
              <table:table-cell office:value-type="float" office:value="0.223792">
                <text:p>0.223792</text:p>
              </table:table-cell>
              <table:table-cell office:value-type="float" office:value="0.200433">
                <text:p>0.200433</text:p>
              </table:table-cell>
              <table:table-cell office:value-type="float" office:value="0.091457">
                <text:p>0.091457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757000">
                <text:p>757000</text:p>
              </table:table-cell>
              <table:table-cell office:value-type="float" office:value="0.222904">
                <text:p>0.222904</text:p>
              </table:table-cell>
              <table:table-cell office:value-type="float" office:value="0.201158">
                <text:p>0.201158</text:p>
              </table:table-cell>
              <table:table-cell office:value-type="float" office:value="0.091677">
                <text:p>0.091677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758000">
                <text:p>758000</text:p>
              </table:table-cell>
              <table:table-cell office:value-type="float" office:value="0.223464">
                <text:p>0.223464</text:p>
              </table:table-cell>
              <table:table-cell office:value-type="float" office:value="0.200175">
                <text:p>0.200175</text:p>
              </table:table-cell>
              <table:table-cell office:value-type="float" office:value="0.092182">
                <text:p>0.092182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759000">
                <text:p>759000</text:p>
              </table:table-cell>
              <table:table-cell office:value-type="float" office:value="0.224077">
                <text:p>0.224077</text:p>
              </table:table-cell>
              <table:table-cell office:value-type="float" office:value="0.200773">
                <text:p>0.200773</text:p>
              </table:table-cell>
              <table:table-cell office:value-type="float" office:value="0.09181">
                <text:p>0.09181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760000">
                <text:p>760000</text:p>
              </table:table-cell>
              <table:table-cell office:value-type="float" office:value="0.223618">
                <text:p>0.223618</text:p>
              </table:table-cell>
              <table:table-cell office:value-type="float" office:value="0.200895">
                <text:p>0.200895</text:p>
              </table:table-cell>
              <table:table-cell office:value-type="float" office:value="0.092036">
                <text:p>0.092036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761000">
                <text:p>761000</text:p>
              </table:table-cell>
              <table:table-cell office:value-type="float" office:value="0.22446">
                <text:p>0.22446</text:p>
              </table:table-cell>
              <table:table-cell office:value-type="float" office:value="0.200737">
                <text:p>0.200737</text:p>
              </table:table-cell>
              <table:table-cell office:value-type="float" office:value="0.092312">
                <text:p>0.092312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762000">
                <text:p>762000</text:p>
              </table:table-cell>
              <table:table-cell office:value-type="float" office:value="0.224123">
                <text:p>0.224123</text:p>
              </table:table-cell>
              <table:table-cell office:value-type="float" office:value="0.200414">
                <text:p>0.200414</text:p>
              </table:table-cell>
              <table:table-cell office:value-type="float" office:value="0.092642">
                <text:p>0.092642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763000">
                <text:p>763000</text:p>
              </table:table-cell>
              <table:table-cell office:value-type="float" office:value="0.224563">
                <text:p>0.224563</text:p>
              </table:table-cell>
              <table:table-cell office:value-type="float" office:value="0.201552">
                <text:p>0.201552</text:p>
              </table:table-cell>
              <table:table-cell office:value-type="float" office:value="0.092866">
                <text:p>0.092866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764000">
                <text:p>764000</text:p>
              </table:table-cell>
              <table:table-cell office:value-type="float" office:value="0.225349">
                <text:p>0.225349</text:p>
              </table:table-cell>
              <table:table-cell office:value-type="float" office:value="0.202492">
                <text:p>0.202492</text:p>
              </table:table-cell>
              <table:table-cell office:value-type="float" office:value="0.092826">
                <text:p>0.092826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765000">
                <text:p>765000</text:p>
              </table:table-cell>
              <table:table-cell office:value-type="float" office:value="0.225051">
                <text:p>0.225051</text:p>
              </table:table-cell>
              <table:table-cell office:value-type="float" office:value="0.202445">
                <text:p>0.202445</text:p>
              </table:table-cell>
              <table:table-cell office:value-type="float" office:value="0.093086">
                <text:p>0.093086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766000">
                <text:p>766000</text:p>
              </table:table-cell>
              <table:table-cell office:value-type="float" office:value="0.22583">
                <text:p>0.22583</text:p>
              </table:table-cell>
              <table:table-cell office:value-type="float" office:value="0.201874">
                <text:p>0.201874</text:p>
              </table:table-cell>
              <table:table-cell office:value-type="float" office:value="0.092671">
                <text:p>0.092671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767000">
                <text:p>767000</text:p>
              </table:table-cell>
              <table:table-cell office:value-type="float" office:value="0.225509">
                <text:p>0.225509</text:p>
              </table:table-cell>
              <table:table-cell office:value-type="float" office:value="0.202045">
                <text:p>0.202045</text:p>
              </table:table-cell>
              <table:table-cell office:value-type="float" office:value="0.0931">
                <text:p>0.0931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768000">
                <text:p>768000</text:p>
              </table:table-cell>
              <table:table-cell office:value-type="float" office:value="0.226878">
                <text:p>0.226878</text:p>
              </table:table-cell>
              <table:table-cell office:value-type="float" office:value="0.201727">
                <text:p>0.201727</text:p>
              </table:table-cell>
              <table:table-cell office:value-type="float" office:value="0.093528">
                <text:p>0.093528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769000">
                <text:p>769000</text:p>
              </table:table-cell>
              <table:table-cell office:value-type="float" office:value="0.22573">
                <text:p>0.22573</text:p>
              </table:table-cell>
              <table:table-cell office:value-type="float" office:value="0.203801">
                <text:p>0.203801</text:p>
              </table:table-cell>
              <table:table-cell office:value-type="float" office:value="0.093179">
                <text:p>0.093179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770000">
                <text:p>770000</text:p>
              </table:table-cell>
              <table:table-cell office:value-type="float" office:value="0.226141">
                <text:p>0.226141</text:p>
              </table:table-cell>
              <table:table-cell office:value-type="float" office:value="0.20231">
                <text:p>0.20231</text:p>
              </table:table-cell>
              <table:table-cell office:value-type="float" office:value="0.094057">
                <text:p>0.09405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771000">
                <text:p>771000</text:p>
              </table:table-cell>
              <table:table-cell office:value-type="float" office:value="0.227188">
                <text:p>0.227188</text:p>
              </table:table-cell>
              <table:table-cell office:value-type="float" office:value="0.201586">
                <text:p>0.201586</text:p>
              </table:table-cell>
              <table:table-cell office:value-type="float" office:value="0.093429">
                <text:p>0.093429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772000">
                <text:p>772000</text:p>
              </table:table-cell>
              <table:table-cell office:value-type="float" office:value="0.227083">
                <text:p>0.227083</text:p>
              </table:table-cell>
              <table:table-cell office:value-type="float" office:value="0.201682">
                <text:p>0.201682</text:p>
              </table:table-cell>
              <table:table-cell office:value-type="float" office:value="0.093901">
                <text:p>0.093901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773000">
                <text:p>773000</text:p>
              </table:table-cell>
              <table:table-cell office:value-type="float" office:value="0.22736">
                <text:p>0.22736</text:p>
              </table:table-cell>
              <table:table-cell office:value-type="float" office:value="0.201932">
                <text:p>0.201932</text:p>
              </table:table-cell>
              <table:table-cell office:value-type="float" office:value="0.094202">
                <text:p>0.094202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774000">
                <text:p>774000</text:p>
              </table:table-cell>
              <table:table-cell office:value-type="float" office:value="0.227544">
                <text:p>0.227544</text:p>
              </table:table-cell>
              <table:table-cell office:value-type="float" office:value="0.202225">
                <text:p>0.202225</text:p>
              </table:table-cell>
              <table:table-cell office:value-type="float" office:value="0.09411">
                <text:p>0.09411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775000">
                <text:p>775000</text:p>
              </table:table-cell>
              <table:table-cell office:value-type="float" office:value="0.22761">
                <text:p>0.22761</text:p>
              </table:table-cell>
              <table:table-cell office:value-type="float" office:value="0.20208">
                <text:p>0.20208</text:p>
              </table:table-cell>
              <table:table-cell office:value-type="float" office:value="0.093881">
                <text:p>0.093881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776000">
                <text:p>776000</text:p>
              </table:table-cell>
              <table:table-cell office:value-type="float" office:value="0.228504">
                <text:p>0.228504</text:p>
              </table:table-cell>
              <table:table-cell office:value-type="float" office:value="0.20312">
                <text:p>0.20312</text:p>
              </table:table-cell>
              <table:table-cell office:value-type="float" office:value="0.094096">
                <text:p>0.094096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777000">
                <text:p>777000</text:p>
              </table:table-cell>
              <table:table-cell office:value-type="float" office:value="0.22949">
                <text:p>0.22949</text:p>
              </table:table-cell>
              <table:table-cell office:value-type="float" office:value="0.202044">
                <text:p>0.202044</text:p>
              </table:table-cell>
              <table:table-cell office:value-type="float" office:value="0.094414">
                <text:p>0.094414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778000">
                <text:p>778000</text:p>
              </table:table-cell>
              <table:table-cell office:value-type="float" office:value="0.22859">
                <text:p>0.22859</text:p>
              </table:table-cell>
              <table:table-cell office:value-type="float" office:value="0.20302">
                <text:p>0.20302</text:p>
              </table:table-cell>
              <table:table-cell office:value-type="float" office:value="0.094799">
                <text:p>0.094799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779000">
                <text:p>779000</text:p>
              </table:table-cell>
              <table:table-cell office:value-type="float" office:value="0.228434">
                <text:p>0.228434</text:p>
              </table:table-cell>
              <table:table-cell office:value-type="float" office:value="0.203596">
                <text:p>0.203596</text:p>
              </table:table-cell>
              <table:table-cell office:value-type="float" office:value="0.096072">
                <text:p>0.096072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780000">
                <text:p>780000</text:p>
              </table:table-cell>
              <table:table-cell office:value-type="float" office:value="0.239078">
                <text:p>0.239078</text:p>
              </table:table-cell>
              <table:table-cell office:value-type="float" office:value="0.20441">
                <text:p>0.20441</text:p>
              </table:table-cell>
              <table:table-cell office:value-type="float" office:value="0.095352">
                <text:p>0.095352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781000">
                <text:p>781000</text:p>
              </table:table-cell>
              <table:table-cell office:value-type="float" office:value="0.230444">
                <text:p>0.230444</text:p>
              </table:table-cell>
              <table:table-cell office:value-type="float" office:value="0.20351">
                <text:p>0.20351</text:p>
              </table:table-cell>
              <table:table-cell office:value-type="float" office:value="0.094891">
                <text:p>0.094891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782000">
                <text:p>782000</text:p>
              </table:table-cell>
              <table:table-cell office:value-type="float" office:value="0.230224">
                <text:p>0.230224</text:p>
              </table:table-cell>
              <table:table-cell office:value-type="float" office:value="0.203293">
                <text:p>0.203293</text:p>
              </table:table-cell>
              <table:table-cell office:value-type="float" office:value="0.094945">
                <text:p>0.094945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783000">
                <text:p>783000</text:p>
              </table:table-cell>
              <table:table-cell office:value-type="float" office:value="0.230756">
                <text:p>0.230756</text:p>
              </table:table-cell>
              <table:table-cell office:value-type="float" office:value="0.20408">
                <text:p>0.20408</text:p>
              </table:table-cell>
              <table:table-cell office:value-type="float" office:value="0.104041">
                <text:p>0.104041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784000">
                <text:p>784000</text:p>
              </table:table-cell>
              <table:table-cell office:value-type="float" office:value="0.230399">
                <text:p>0.230399</text:p>
              </table:table-cell>
              <table:table-cell office:value-type="float" office:value="0.203606">
                <text:p>0.203606</text:p>
              </table:table-cell>
              <table:table-cell office:value-type="float" office:value="0.094946">
                <text:p>0.094946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785000">
                <text:p>785000</text:p>
              </table:table-cell>
              <table:table-cell office:value-type="float" office:value="0.23239">
                <text:p>0.23239</text:p>
              </table:table-cell>
              <table:table-cell office:value-type="float" office:value="0.203406">
                <text:p>0.203406</text:p>
              </table:table-cell>
              <table:table-cell office:value-type="float" office:value="0.096412">
                <text:p>0.096412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786000">
                <text:p>786000</text:p>
              </table:table-cell>
              <table:table-cell office:value-type="float" office:value="0.231509">
                <text:p>0.231509</text:p>
              </table:table-cell>
              <table:table-cell office:value-type="float" office:value="0.204391">
                <text:p>0.204391</text:p>
              </table:table-cell>
              <table:table-cell office:value-type="float" office:value="0.096142">
                <text:p>0.096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